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Liberation Sans Narrow" svg:font-family="'Liberation San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61.86pt"/>
    </style:style>
    <style:style style:name="co3" style:family="table-column">
      <style:table-column-properties fo:break-before="auto" style:column-width="359.04pt"/>
    </style:style>
    <style:style style:name="co4" style:family="table-column">
      <style:table-column-properties fo:break-before="auto" style:column-width="215.29pt"/>
    </style:style>
    <style:style style:name="co5" style:family="table-column">
      <style:table-column-properties fo:break-before="auto" style:column-width="147.26pt"/>
    </style:style>
    <style:style style:name="co6" style:family="table-column">
      <style:table-column-properties fo:break-before="auto" style:column-width="189.61pt"/>
    </style:style>
    <style:style style:name="co7" style:family="table-column">
      <style:table-column-properties fo:break-before="auto" style:column-width="371.54pt"/>
    </style:style>
    <style:style style:name="co8" style:family="table-column">
      <style:table-column-properties fo:break-before="auto" style:column-width="172.94pt"/>
    </style:style>
    <style:style style:name="co9" style:family="table-column">
      <style:table-column-properties fo:break-before="auto" style:column-width="213.9pt"/>
    </style:style>
    <style:style style:name="co10" style:family="table-column">
      <style:table-column-properties fo:break-before="auto" style:column-width="161.09pt"/>
    </style:style>
    <style:style style:name="co11" style:family="table-column">
      <style:table-column-properties fo:break-before="auto" style:column-width="197.94pt"/>
    </style:style>
    <style:style style:name="co12" style:family="table-column">
      <style:table-column-properties fo:break-before="auto" style:column-width="225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Yabancı_20_Uyruklu_20_Öğrenci_20__20__20_Sayısına_20_Göre_20_Vakıf_20_Yükseköğretim_20_Kurumları">
      <style:table-properties table:display="true" style:writing-mode="lr-tb"/>
    </style:style>
    <style:style style:name="ta2" style:family="table" style:master-page-name="PageStyle_5f_2019-2020_20_Eğitim_20_Öğretim_20_Döneminde_20_Yatay_20_Geçiş_20_ile_20_Gelen_20_Öğrenci_20_Sayısına_20_Göre_20_Vakıf_20_Üniversiteleri.">
      <style:table-properties table:display="true" style:writing-mode="lr-tb"/>
    </style:style>
    <style:style style:name="ta3" style:family="table" style:master-page-name="PageStyle_5f_2019-2020_20_Eğitim_20_Öğretim_20_Döneminde_20_Yatay_20_Geçiş_20_ile_20_Giden_20_Öğrenci_20_Sayısına_20_Göre_20_Vakıf_20_Üniversiteleri">
      <style:table-properties table:display="true" style:writing-mode="lr-tb"/>
    </style:style>
    <style:style style:name="ta4" style:family="table" style:master-page-name="PageStyle_5f_2019-2020_20_Döneminde_20_Yatay_20_Geçiş_20_ile_20_Yurt_20_Dışından_20_Gelen_20_Öğrenci_20_Sayısına_20_Göre_20_Vakıf_20_Üniversiteler">
      <style:table-properties table:display="true" style:writing-mode="lr-tb"/>
    </style:style>
    <style:style style:name="ta5" style:family="table" style:master-page-name="PageStyle_5f_2019_20_YKS_20_Kontenjanları_20_Doluluk_20_Oranlarına_20_Göre_20_Vakıf_20_Yükseköğretim_20_Kurumları">
      <style:table-properties table:display="true" style:writing-mode="lr-tb"/>
    </style:style>
    <style:style style:name="ta6" style:family="table" style:master-page-name="PageStyle_5f_Öğrenci_20_Başına_20_Cari_20_Gider_20_Miktarına_20_Göre_20_Vakıf_20_Üniversiteleri">
      <style:table-properties table:display="true" style:writing-mode="lr-tb"/>
    </style:style>
    <style:style style:name="ta7" style:family="table" style:master-page-name="PageStyle_5f_YKS_20_Kontenjanları_20_Tam_20_Bursluluk_20_Oranlarına_20_Göre_20_Vakıf_20_Yükseköğretim_20_Kurumları">
      <style:table-properties table:display="true" style:writing-mode="lr-tb"/>
    </style:style>
    <style:style style:name="ta8" style:family="table" style:master-page-name="PageStyle_5f_Toplam_20_Araştırma_20_Proje_20_Bütçelerine_20_Göre_20_Vakıf_20_Üniversiteleri">
      <style:table-properties table:display="true" style:writing-mode="lr-tb"/>
    </style:style>
    <style:style style:name="ta9" style:family="table" style:master-page-name="PageStyle_5f_info">
      <style:table-properties table:display="true" style:writing-mode="lr-tb"/>
    </style:style>
    <style:style style:name="ta10" style:family="table" style:master-page-name="PageStyle_5f_2019-2020_20_URAP_20_Genel_20_Puan_20_Tablosuna_20_Göre_20_Vakıf_20_Üniversiteleri">
      <style:table-properties table:display="true" style:writing-mode="lr-tb"/>
    </style:style>
    <style:style style:name="ta11" style:family="table" style:master-page-name="PageStyle_5f_Doktora_20_Programı_20_Başına_20_Düşen_20_Öğrenci_20_Sayısına_20_Göre_20_Vakıf_20_Üniversiteleri">
      <style:table-properties table:display="true" style:writing-mode="lr-tb"/>
    </style:style>
    <style:style style:name="ta12" style:family="table" style:master-page-name="PageStyle_5f_Kadrolu_20_Öğretim_20_Üyesi_20_Başına_20_Düşen_20_Öğrenci_20_Sayısı">
      <style:table-properties table:display="true" style:writing-mode="lr-tb"/>
    </style:style>
    <style:style style:name="ta13" style:family="table" style:master-page-name="PageStyle_5f_Öğrenci_20_Başına_20_Düşen_20_Açık_20_Alana_20_Göre_20_Vakıf_20_Yükseköğretim_20_Kurumları">
      <style:table-properties table:display="true" style:writing-mode="lr-tb"/>
    </style:style>
    <style:style style:name="ta14" style:family="table" style:master-page-name="PageStyle_5f_Öğrenci_20_Başına_20_Düşen_20_Kapalı_20_Alana_20_Göre_20_Vakıf_20_Yükseköğretim_20_Kurumları">
      <style:table-properties table:display="true" style:writing-mode="lr-tb"/>
    </style:style>
    <style:style style:name="ta15" style:family="table" style:master-page-name="PageStyle_5f_Öğrenci_20_Sayılarına_20_Göre_20_Vakıf_20_Üniversiteleri">
      <style:table-properties table:display="true" style:writing-mode="lr-tb"/>
    </style:style>
    <style:style style:name="ta16" style:family="table" style:master-page-name="PageStyle_5f_TÜBİTAK-ARDEB_20_Proje_20_Bütçelerine_20_Göre_20_Vakıf_20_Yükseköğretim_20_Kurumları">
      <style:table-properties table:display="true" style:writing-mode="lr-tb"/>
    </style:style>
    <style:style style:name="ta17" style:family="table" style:master-page-name="PageStyle_5f_Eğitim-Öğretim_20_Hizmet_20_Geliri_20_ve_20_Öğrencilere_20_Verilen_20_Burs_20_ve_20_Yardım_20_Vakıf_20_Yükseköğretim_20_Kurumları">
      <style:table-properties table:display="true" style:writing-mode="lr-tb"/>
    </style:style>
    <style:style style:name="ta18" style:family="table" style:master-page-name="PageStyle_5f_Gelir_2c__20_Gider">
      <style:table-properties table:display="true" style:writing-mode="lr-tb"/>
    </style:style>
    <style:style style:name="ta19" style:family="table" style:master-page-name="PageStyle_5f_Öğretim_20_Elemanlarına_20_Ödenen_20_Ücret_20_Toplamına_20_Göre_20_Vakıf_20_Yükseköğretim_20_Kurumları">
      <style:table-properties table:display="true" style:writing-mode="lr-tb"/>
    </style:style>
    <style:style style:name="ta20" style:family="table" style:master-page-name="PageStyle_5f_Kütüphane_20_Harcamalarına_20_Göre_20_Vakıf_20_Yükseköğretim_20_Kurumları">
      <style:table-properties table:display="true" style:writing-mode="lr-tb"/>
    </style:style>
    <style:style style:name="ta21" style:family="table" style:master-page-name="PageStyle_5f_Reklam-Tanıtım_20_Harcamalarına_20_Göre_20_Vakıf_20_Yükseköğretim_20_Kurumları">
      <style:table-properties table:display="true" style:writing-mode="lr-tb"/>
    </style:style>
    <style:style style:name="ta22" style:family="table" style:master-page-name="PageStyle_5f_TABLO_20_52_20_2019_20_ALES_20_3._20_Dönem_20_Eşit_20_Ağırlık_20_Başarı_20_Sıralamasına_20_Göre_20_Vakıf_20_Üniversiteleri">
      <style:table-properties table:display="true" style:writing-mode="lr-tb"/>
    </style:style>
    <style:style style:name="ta23" style:family="table" style:master-page-name="PageStyle_5f_TABLO_20_53_20_2019_20_ALES_20_3._20_Dönem_20_Sayısal_20_Başarı_20_Sıralamasına_20_Göre_20_Vakıf_20_Üniversiteleri">
      <style:table-properties table:display="true" style:writing-mode="lr-tb"/>
    </style:style>
    <style:style style:name="ta24" style:family="table" style:master-page-name="PageStyle_5f_TABLO_20_54_20_2019_20_ALES_20_3._20_Dönem_20_Sözel_20_Başarı_20_Sıralamasına_20_Göre_20_Vakıf_20_Üniversiteleri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3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 style:data-style-name="N3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17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22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 style:data-style-name="N3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 style:data-style-name="N3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 style:data-style-name="N3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3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33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 style:data-style-name="N4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 style:data-style-name="N4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11416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4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4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4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00050" style:text-outline="false" style:text-line-through-style="none" style:text-line-through-type="none" style:font-name="&quot;Times New Roman&quot;" fo:font-size="14pt" fo:font-style="normal" fo:text-shadow="none" style:text-underline-style="none" fo:font-weight="normal" style:font-size-asian="14pt" style:font-style-asian="normal" style:font-weight-asian="normal" style:font-name-complex="&quot;Times New Roman&quot;" style:font-size-complex="14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3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Yabancı Uyruklu Öğrenci   Sayısına Göre Vakıf Yükseköğretim Kurumları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6" office:value-type="string" calcext:value-type="string">
            <text:p>ÜNİVERSİTE / MYO</text:p>
          </table:table-cell>
          <table:table-cell table:style-name="ce11" office:value-type="string" calcext:value-type="string">
            <text:p>TOPLAM ÖĞRENCİ SAYISI</text:p>
          </table:table-cell>
          <table:table-cell table:style-name="ce11" office:value-type="string" calcext:value-type="string">
            <text:p>YABANCI UYRUKLU ÖĞRENCİ SAYISI</text:p>
          </table:table-cell>
          <table:table-cell table:style-name="ce11" office:value-type="string" calcext:value-type="string">
            <text:p>YABANCI UYRUKLU ÖĞRENCİLERİN TOPLAM ÖĞRENCİ İÇERİSİNDEKİ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STANBUL AYDIN ÜNİVERSİTESİ</text:p>
          </table:table-cell>
          <table:table-cell table:style-name="ce12" office:value-type="float" office:value="35151" calcext:value-type="float">
            <text:p>35,151</text:p>
          </table:table-cell>
          <table:table-cell table:style-name="ce12" office:value-type="float" office:value="4778" calcext:value-type="float">
            <text:p>4,778</text:p>
          </table:table-cell>
          <table:table-cell table:style-name="ce7" office:value-type="float" office:value="13.6" calcext:value-type="float">
            <text:p>13.6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HÇEŞEHİR ÜNİVERSİTESİ</text:p>
          </table:table-cell>
          <table:table-cell table:style-name="ce13" office:value-type="float" office:value="25334" calcext:value-type="float">
            <text:p>25,334</text:p>
          </table:table-cell>
          <table:table-cell table:style-name="ce13" office:value-type="float" office:value="4686" calcext:value-type="float">
            <text:p>4,686</text:p>
          </table:table-cell>
          <table:table-cell table:style-name="ce8" office:value-type="float" office:value="18.5" calcext:value-type="float">
            <text:p>18.5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ALTINBAŞ UNİVERSİTESİ</text:p>
          </table:table-cell>
          <table:table-cell table:style-name="ce12" office:value-type="float" office:value="10337" calcext:value-type="float">
            <text:p>10,337</text:p>
          </table:table-cell>
          <table:table-cell table:style-name="ce12" office:value-type="float" office:value="3762" calcext:value-type="float">
            <text:p>3,762</text:p>
          </table:table-cell>
          <table:table-cell table:style-name="ce7" office:value-type="float" office:value="36.4" calcext:value-type="float">
            <text:p>36.4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GELİŞİM ÜNİVERSİTESİ</text:p>
          </table:table-cell>
          <table:table-cell table:style-name="ce13" office:value-type="float" office:value="28908" calcext:value-type="float">
            <text:p>28,908</text:p>
          </table:table-cell>
          <table:table-cell table:style-name="ce13" office:value-type="float" office:value="1933" calcext:value-type="float">
            <text:p>1,933</text:p>
          </table:table-cell>
          <table:table-cell table:style-name="ce8" office:value-type="float" office:value="6.7" calcext:value-type="float">
            <text:p>6.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STANBUL BİLGİ ÜNİVERSİTESİ</text:p>
          </table:table-cell>
          <table:table-cell table:style-name="ce12" office:value-type="float" office:value="23545" calcext:value-type="float">
            <text:p>23,545</text:p>
          </table:table-cell>
          <table:table-cell table:style-name="ce12" office:value-type="float" office:value="1513" calcext:value-type="float">
            <text:p>1,513</text:p>
          </table:table-cell>
          <table:table-cell table:style-name="ce7" office:value-type="float" office:value="6.4" calcext:value-type="float">
            <text:p>6.4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13" office:value-type="float" office:value="21227" calcext:value-type="float">
            <text:p>21,227</text:p>
          </table:table-cell>
          <table:table-cell table:style-name="ce13" office:value-type="float" office:value="1512" calcext:value-type="float">
            <text:p>1,512</text:p>
          </table:table-cell>
          <table:table-cell table:style-name="ce8" office:value-type="float" office:value="7.1" calcext:value-type="float">
            <text:p>7.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NİŞANTAŞI ÜNİVERSİTESİ</text:p>
          </table:table-cell>
          <table:table-cell table:style-name="ce12" office:value-type="float" office:value="20011" calcext:value-type="float">
            <text:p>20,011</text:p>
          </table:table-cell>
          <table:table-cell table:style-name="ce12" office:value-type="float" office:value="1443" calcext:value-type="float">
            <text:p>1,443</text:p>
          </table:table-cell>
          <table:table-cell table:style-name="ce7" office:value-type="float" office:value="7.2" calcext:value-type="float">
            <text:p>7.2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KÜLTÜR ÜNİVERSİTESİ</text:p>
          </table:table-cell>
          <table:table-cell table:style-name="ce13" office:value-type="float" office:value="15979" calcext:value-type="float">
            <text:p>15,979</text:p>
          </table:table-cell>
          <table:table-cell table:style-name="ce13" office:value-type="float" office:value="1367" calcext:value-type="float">
            <text:p>1,367</text:p>
          </table:table-cell>
          <table:table-cell table:style-name="ce8" office:value-type="float" office:value="8.6" calcext:value-type="float">
            <text:p>8.6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İSTANBUL MEDİPOL ÜNİVERSİTESİ</text:p>
          </table:table-cell>
          <table:table-cell table:style-name="ce12" office:value-type="float" office:value="33638" calcext:value-type="float">
            <text:p>33,638</text:p>
          </table:table-cell>
          <table:table-cell table:style-name="ce12" office:value-type="float" office:value="1219" calcext:value-type="float">
            <text:p>1,219</text:p>
          </table:table-cell>
          <table:table-cell table:style-name="ce7"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STANBUL SABAHATTİN ZAİM ÜNİVERSİTESİ</text:p>
          </table:table-cell>
          <table:table-cell table:style-name="ce13" office:value-type="float" office:value="11131" calcext:value-type="float">
            <text:p>11,131</text:p>
          </table:table-cell>
          <table:table-cell table:style-name="ce13" office:value-type="float" office:value="1125" calcext:value-type="float">
            <text:p>1,125</text:p>
          </table:table-cell>
          <table:table-cell table:style-name="ce8" office:value-type="float" office:value="10.1" calcext:value-type="float">
            <text:p>10.1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14" office:value-type="float" office:value="31710" calcext:value-type="float">
            <text:p>31,710</text:p>
          </table:table-cell>
          <table:table-cell table:style-name="ce4" office:value-type="float" office:value="960" calcext:value-type="float">
            <text:p>96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15" office:value-type="float" office:value="11860" calcext:value-type="float">
            <text:p>11,860</text:p>
          </table:table-cell>
          <table:table-cell table:style-name="ce5" office:value-type="float" office:value="780" calcext:value-type="float">
            <text:p>780</text:p>
          </table:table-cell>
          <table:table-cell table:style-name="ce10" office:value-type="float" office:value="6.6" calcext:value-type="float">
            <text:p>6.6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14" office:value-type="float" office:value="8172" calcext:value-type="float">
            <text:p>8,172</text:p>
          </table:table-cell>
          <table:table-cell table:style-name="ce4" office:value-type="float" office:value="779" calcext:value-type="float">
            <text:p>779</text:p>
          </table:table-cell>
          <table:table-cell table:style-name="ce9" office:value-type="float" office:value="9.5" calcext:value-type="float">
            <text:p>9.5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15" office:value-type="float" office:value="17280" calcext:value-type="float">
            <text:p>17,280</text:p>
          </table:table-cell>
          <table:table-cell table:style-name="ce5" office:value-type="float" office:value="767" calcext:value-type="float">
            <text:p>767</text:p>
          </table:table-cell>
          <table:table-cell table:style-name="ce10" office:value-type="float" office:value="4.4" calcext:value-type="float">
            <text:p>4.4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14" office:value-type="float" office:value="9372" calcext:value-type="float">
            <text:p>9,372</text:p>
          </table:table-cell>
          <table:table-cell table:style-name="ce4" office:value-type="float" office:value="764" calcext:value-type="float">
            <text:p>764</text:p>
          </table:table-cell>
          <table:table-cell table:style-name="ce9" office:value-type="float" office:value="8.2" calcext:value-type="float">
            <text:p>8.2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15" office:value-type="float" office:value="23224" calcext:value-type="float">
            <text:p>23,224</text:p>
          </table:table-cell>
          <table:table-cell table:style-name="ce5" office:value-type="float" office:value="688" calcext:value-type="float">
            <text:p>68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14" office:value-type="float" office:value="7640" calcext:value-type="float">
            <text:p>7,640</text:p>
          </table:table-cell>
          <table:table-cell table:style-name="ce4" office:value-type="float" office:value="587" calcext:value-type="float">
            <text:p>587</text:p>
          </table:table-cell>
          <table:table-cell table:style-name="ce9" office:value-type="float" office:value="7.7" calcext:value-type="float">
            <text:p>7.7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15" office:value-type="float" office:value="6874" calcext:value-type="float">
            <text:p>6,874</text:p>
          </table:table-cell>
          <table:table-cell table:style-name="ce5" office:value-type="float" office:value="583" calcext:value-type="float">
            <text:p>583</text:p>
          </table:table-cell>
          <table:table-cell table:style-name="ce10" office:value-type="float" office:value="8.5" calcext:value-type="float">
            <text:p>8.5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14" office:value-type="float" office:value="9465" calcext:value-type="float">
            <text:p>9,465</text:p>
          </table:table-cell>
          <table:table-cell table:style-name="ce4" office:value-type="float" office:value="572" calcext:value-type="float">
            <text:p>572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15" office:value-type="float" office:value="7954" calcext:value-type="float">
            <text:p>7,954</text:p>
          </table:table-cell>
          <table:table-cell table:style-name="ce5" office:value-type="float" office:value="500" calcext:value-type="float">
            <text:p>500</text:p>
          </table:table-cell>
          <table:table-cell table:style-name="ce10" office:value-type="float" office:value="6.3" calcext:value-type="float">
            <text:p>6.3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14" office:value-type="float" office:value="9744" calcext:value-type="float">
            <text:p>9,744</text:p>
          </table:table-cell>
          <table:table-cell table:style-name="ce4" office:value-type="float" office:value="469" calcext:value-type="float">
            <text:p>469</text:p>
          </table:table-cell>
          <table:table-cell table:style-name="ce9"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15" office:value-type="float" office:value="12354" calcext:value-type="float">
            <text:p>12,354</text:p>
          </table:table-cell>
          <table:table-cell table:style-name="ce5" office:value-type="float" office:value="468" calcext:value-type="float">
            <text:p>468</text:p>
          </table:table-cell>
          <table:table-cell table:style-name="ce10" office:value-type="float" office:value="3.8" calcext:value-type="float">
            <text:p>3.8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14" office:value-type="float" office:value="5180" calcext:value-type="float">
            <text:p>5,180</text:p>
          </table:table-cell>
          <table:table-cell table:style-name="ce4" office:value-type="float" office:value="464" calcext:value-type="float">
            <text:p>464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KOÇ ÜNİVERSİTESİ</text:p>
          </table:table-cell>
          <table:table-cell table:style-name="ce15" office:value-type="float" office:value="8128" calcext:value-type="float">
            <text:p>8,128</text:p>
          </table:table-cell>
          <table:table-cell table:style-name="ce5" office:value-type="float" office:value="439" calcext:value-type="float">
            <text:p>439</text:p>
          </table:table-cell>
          <table:table-cell table:style-name="ce10"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14" office:value-type="float" office:value="12069" calcext:value-type="float">
            <text:p>12,069</text:p>
          </table:table-cell>
          <table:table-cell table:style-name="ce4" office:value-type="float" office:value="432" calcext:value-type="float">
            <text:p>432</text:p>
          </table:table-cell>
          <table:table-cell table:style-name="ce9"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15" office:value-type="float" office:value="8580" calcext:value-type="float">
            <text:p>8,580</text:p>
          </table:table-cell>
          <table:table-cell table:style-name="ce5" office:value-type="float" office:value="408" calcext:value-type="float">
            <text:p>408</text:p>
          </table:table-cell>
          <table:table-cell table:style-name="ce10"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14" office:value-type="float" office:value="1218" calcext:value-type="float">
            <text:p>1,218</text:p>
          </table:table-cell>
          <table:table-cell table:style-name="ce4" office:value-type="float" office:value="385" calcext:value-type="float">
            <text:p>385</text:p>
          </table:table-cell>
          <table:table-cell table:style-name="ce9" office:value-type="float" office:value="31.6" calcext:value-type="float">
            <text:p>31.6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15" office:value-type="float" office:value="3961" calcext:value-type="float">
            <text:p>3,961</text:p>
          </table:table-cell>
          <table:table-cell table:style-name="ce5" office:value-type="float" office:value="346" calcext:value-type="float">
            <text:p>346</text:p>
          </table:table-cell>
          <table:table-cell table:style-name="ce10" office:value-type="float" office:value="8.7" calcext:value-type="float">
            <text:p>8.7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14" office:value-type="float" office:value="7365" calcext:value-type="float">
            <text:p>7,365</text:p>
          </table:table-cell>
          <table:table-cell table:style-name="ce4" office:value-type="float" office:value="338" calcext:value-type="float">
            <text:p>338</text:p>
          </table:table-cell>
          <table:table-cell table:style-name="ce9" office:value-type="float" office:value="4.6" calcext:value-type="float">
            <text:p>4.6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15" office:value-type="float" office:value="7377" calcext:value-type="float">
            <text:p>7,377</text:p>
          </table:table-cell>
          <table:table-cell table:style-name="ce5" office:value-type="float" office:value="331" calcext:value-type="float">
            <text:p>331</text:p>
          </table:table-cell>
          <table:table-cell table:style-name="ce10"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14" office:value-type="float" office:value="5183" calcext:value-type="float">
            <text:p>5,183</text:p>
          </table:table-cell>
          <table:table-cell table:style-name="ce4" office:value-type="float" office:value="318" calcext:value-type="float">
            <text:p>318</text:p>
          </table:table-cell>
          <table:table-cell table:style-name="ce9"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15" office:value-type="float" office:value="8370" calcext:value-type="float">
            <text:p>8,370</text:p>
          </table:table-cell>
          <table:table-cell table:style-name="ce5" office:value-type="float" office:value="308" calcext:value-type="float">
            <text:p>308</text:p>
          </table:table-cell>
          <table:table-cell table:style-name="ce10"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14" office:value-type="float" office:value="10898" calcext:value-type="float">
            <text:p>10,898</text:p>
          </table:table-cell>
          <table:table-cell table:style-name="ce4" office:value-type="float" office:value="307" calcext:value-type="float">
            <text:p>307</text:p>
          </table:table-cell>
          <table:table-cell table:style-name="ce9" office:value-type="float" office:value="2.8" calcext:value-type="float">
            <text:p>2.8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15" office:value-type="float" office:value="16747" calcext:value-type="float">
            <text:p>16,747</text:p>
          </table:table-cell>
          <table:table-cell table:style-name="ce5" office:value-type="float" office:value="230" calcext:value-type="float">
            <text:p>230</text:p>
          </table:table-cell>
          <table:table-cell table:style-name="ce10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14" office:value-type="float" office:value="1698" calcext:value-type="float">
            <text:p>1,698</text:p>
          </table:table-cell>
          <table:table-cell table:style-name="ce4" office:value-type="float" office:value="212" calcext:value-type="float">
            <text:p>212</text:p>
          </table:table-cell>
          <table:table-cell table:style-name="ce9" office:value-type="float" office:value="12.5" calcext:value-type="float">
            <text:p>12.5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15" office:value-type="float" office:value="5878" calcext:value-type="float">
            <text:p>5,878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14" office:value-type="float" office:value="6230" calcext:value-type="float">
            <text:p>6,230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15" office:value-type="float" office:value="9803" calcext:value-type="float">
            <text:p>9,803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" office:value-type="float" office:value="9441" calcext:value-type="float">
            <text:p>9441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15" office:value-type="float" office:value="9495" calcext:value-type="float">
            <text:p>9,495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14" office:value-type="float" office:value="3056" calcext:value-type="float">
            <text:p>3,056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4.7" calcext:value-type="float">
            <text:p>4.7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15" office:value-type="float" office:value="3270" calcext:value-type="float">
            <text:p>3,270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TED ÜNİVERSİTESİ</text:p>
          </table:table-cell>
          <table:table-cell table:style-name="ce14" office:value-type="float" office:value="3767" calcext:value-type="float">
            <text:p>3,767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ACIBADEM MEHMET ALİ AYDINLAR ÜNİVERSİTESİ</text:p>
          </table:table-cell>
          <table:table-cell table:style-name="ce15" office:value-type="float" office:value="4315" calcext:value-type="float">
            <text:p>4,31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14" office:value-type="float" office:value="5298" calcext:value-type="float">
            <text:p>5,298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15" office:value-type="float" office:value="1152" calcext:value-type="float">
            <text:p>1,152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7.8" calcext:value-type="float">
            <text:p>7.8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14" office:value-type="float" office:value="6435" calcext:value-type="float">
            <text:p>6,435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15" office:value-type="float" office:value="7404" calcext:value-type="float">
            <text:p>7,40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14" office:value-type="float" office:value="3005" calcext:value-type="float">
            <text:p>3,005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15" office:value-type="float" office:value="4059" calcext:value-type="float">
            <text:p>4,05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4" office:value-type="float" office:value="2903" calcext:value-type="float">
            <text:p>2903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15" office:value-type="float" office:value="3460" calcext:value-type="float">
            <text:p>3,46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14" office:value-type="float" office:value="1109" calcext:value-type="float">
            <text:p>1,10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15" office:value-type="float" office:value="2748" calcext:value-type="float">
            <text:p>2,748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14" office:value-type="float" office:value="5850" calcext:value-type="float">
            <text:p>5,85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5" office:value-type="float" office:value="394" calcext:value-type="float">
            <text:p>39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.4" calcext:value-type="float">
            <text:p>8.4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14" office:value-type="float" office:value="1253" calcext:value-type="float">
            <text:p>1,25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OSTİM TEKNİK ÜNİVERSİTESİ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.7" calcext:value-type="float">
            <text:p>6.7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14" office:value-type="float" office:value="5406" calcext:value-type="float">
            <text:p>5,40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MEF ÜNİVERSİTESİ</text:p>
          </table:table-cell>
          <table:table-cell table:style-name="ce15" office:value-type="float" office:value="3507" calcext:value-type="float">
            <text:p>3,50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15" office:value-type="float" office:value="4336" calcext:value-type="float">
            <text:p>4,33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14" office:value-type="float" office:value="2491" calcext:value-type="float">
            <text:p>2,49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AVRUPA MYO**</text:p>
          </table:table-cell>
          <table:table-cell table:style-name="ce15" office:value-type="float" office:value="2646" calcext:value-type="float">
            <text:p>2,64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UFUK ÜNİVERSİTESİ</text:p>
          </table:table-cell>
          <table:table-cell table:style-name="ce14" office:value-type="float" office:value="4839" calcext:value-type="float">
            <text:p>4,83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15" office:value-type="float" office:value="4749" calcext:value-type="float">
            <text:p>4,74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FARUK SARAÇ TASARIM MYO</text:p>
          </table:table-cell>
          <table:table-cell table:style-name="ce4" office:value-type="float" office:value="847" calcext:value-type="float">
            <text:p>84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5" office:value-type="float" office:value="627" calcext:value-type="float">
            <text:p>62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İZMİR KAVRAM MYO</text:p>
          </table:table-cell>
          <table:table-cell table:style-name="ce14" office:value-type="float" office:value="2068" calcext:value-type="float">
            <text:p>2,06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ATAŞEHİR ADIGÜZEL MYO</text:p>
          </table:table-cell>
          <table:table-cell table:style-name="ce15" office:value-type="float" office:value="1251" calcext:value-type="float">
            <text:p>1,25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FENERBAHÇE ÜNİVERSİTESİ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-2020 Eğitim Öğretim Döneminde Yatay Geçiş ile Gelen Öğrenci Sayısına Göre Vakıf Üniversiteleri." table:style-name="ta2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16" office:value-type="string" calcext:value-type="string">
            <text:p>TOPLAM ÖĞRENCİ SAYISI</text:p>
            <text:p>(Önlisans+Lisans)</text:p>
          </table:table-cell>
          <table:table-cell table:style-name="ce11" office:value-type="string" calcext:value-type="string">
            <text:p>YATAY GEÇİŞ İLE GELEN ÖĞRENCİ SAYISI</text:p>
          </table:table-cell>
          <table:table-cell table:style-name="ce17" office:value-type="string" calcext:value-type="string">
            <text:p>TOPLAM ÖĞRENCİ İÇERİSİNDE YATAY GEÇİŞ İLE GELEN ÖĞRENCİ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EMİROĞLU BİLİM ÜNİVERSİTESİ</text:p>
          </table:table-cell>
          <table:table-cell table:style-name="ce12" office:value-type="float" office:value="2454" calcext:value-type="float">
            <text:p>2,454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İRUNİ ÜNİVERSİTESİ</text:p>
          </table:table-cell>
          <table:table-cell table:style-name="ce13" office:value-type="float" office:value="8713" calcext:value-type="float">
            <text:p>8,713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İSTANBUL GELİŞİM ÜNİVERSİTESİ</text:p>
          </table:table-cell>
          <table:table-cell table:style-name="ce12" office:value-type="float" office:value="26764" calcext:value-type="float">
            <text:p>26,764</text:p>
          </table:table-cell>
          <table:table-cell table:style-name="ce12" office:value-type="float" office:value="1541" calcext:value-type="float">
            <text:p>1,541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NİŞANTAŞI ÜNİVERSİTESİ</text:p>
          </table:table-cell>
          <table:table-cell table:style-name="ce13" office:value-type="float" office:value="19371" calcext:value-type="float">
            <text:p>19,371</text:p>
          </table:table-cell>
          <table:table-cell table:style-name="ce13" office:value-type="float" office:value="1038" calcext:value-type="float">
            <text:p>1,038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STANBUL RUMELİ ÜNİVERSİTESİ</text:p>
          </table:table-cell>
          <table:table-cell table:style-name="ce12" office:value-type="float" office:value="2838" calcext:value-type="float">
            <text:p>2,838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13" office:value-type="float" office:value="18136" calcext:value-type="float">
            <text:p>18,136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İSTANBUL AYVANSARAY ÜNİVERSİTESİ</text:p>
          </table:table-cell>
          <table:table-cell table:style-name="ce12" office:value-type="float" office:value="5939" calcext:value-type="float">
            <text:p>5,939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YÜKSEK İHTİSAS ÜNİVERSİTESİ</text:p>
          </table:table-cell>
          <table:table-cell table:style-name="ce13" office:value-type="float" office:value="1249" calcext:value-type="float">
            <text:p>1,24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İSTİNYE ÜNİVERSİTESİ</text:p>
          </table:table-cell>
          <table:table-cell table:style-name="ce12" office:value-type="float" office:value="7781" calcext:value-type="float">
            <text:p>7,781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STANBUL GEDİK ÜNİVERSİTESİ</text:p>
          </table:table-cell>
          <table:table-cell table:style-name="ce13" office:value-type="float" office:value="4469" calcext:value-type="float">
            <text:p>4,46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.8" calcext:value-type="float">
            <text:p>2.8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14" office:value-type="float" office:value="14942" calcext:value-type="float">
            <text:p>14,942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15" office:value-type="float" office:value="9137" calcext:value-type="float">
            <text:p>9,137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14" office:value-type="float" office:value="2649" calcext:value-type="float">
            <text:p>2,649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MALTEPE ÜNİVERSİTESİ</text:p>
          </table:table-cell>
          <table:table-cell table:style-name="ce15" office:value-type="float" office:value="10766" calcext:value-type="float">
            <text:p>10,766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14" office:value-type="float" office:value="6016" calcext:value-type="float">
            <text:p>6,016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15" office:value-type="float" office:value="7558" calcext:value-type="float">
            <text:p>7,558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14" office:value-type="float" office:value="9826" calcext:value-type="float">
            <text:p>9,826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15" office:value-type="float" office:value="3798" calcext:value-type="float">
            <text:p>3,79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14" office:value-type="float" office:value="3519" calcext:value-type="float">
            <text:p>3,519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MEF ÜNİVERSİTESİ</text:p>
          </table:table-cell>
          <table:table-cell table:style-name="ce15" office:value-type="float" office:value="3300" calcext:value-type="float">
            <text:p>3,30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14" office:value-type="float" office:value="8330" calcext:value-type="float">
            <text:p>8,330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15" office:value-type="float" office:value="7812" calcext:value-type="float">
            <text:p>7,812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14" office:value-type="float" office:value="1027" calcext:value-type="float">
            <text:p>1,02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ANKARA MEDİPOL ÜNİVERSİTESİ</text:p>
          </table:table-cell>
          <table:table-cell table:style-name="ce5" office:value-type="float" office:value="668" calcext:value-type="float">
            <text:p>66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14" office:value-type="float" office:value="7746" calcext:value-type="float">
            <text:p>7,746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15" office:value-type="float" office:value="6480" calcext:value-type="float">
            <text:p>6,480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14" office:value-type="float" office:value="6684" calcext:value-type="float">
            <text:p>6,684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MEDİPOL ÜNİVERSİTESİ</text:p>
          </table:table-cell>
          <table:table-cell table:style-name="ce15" office:value-type="float" office:value="31987" calcext:value-type="float">
            <text:p>31,987</text:p>
          </table:table-cell>
          <table:table-cell table:style-name="ce5" office:value-type="float" office:value="473" calcext:value-type="float">
            <text:p>473</text:p>
          </table:table-cell>
          <table:table-cell table:style-name="ce5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14" office:value-type="float" office:value="2792" calcext:value-type="float">
            <text:p>2,79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15" office:value-type="float" office:value="29357" calcext:value-type="float">
            <text:p>29,357</text:p>
          </table:table-cell>
          <table:table-cell table:style-name="ce5" office:value-type="float" office:value="409" calcext:value-type="float">
            <text:p>409</text:p>
          </table:table-cell>
          <table:table-cell table:style-name="ce5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14" office:value-type="float" office:value="14751" calcext:value-type="float">
            <text:p>14,751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15" office:value-type="float" office:value="2011" calcext:value-type="float">
            <text:p>2,01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7" calcext:value-type="float">
            <text:p>7</text:p>
          </table:table-cell>
          <table:table-cell table:style-name="ce18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AYDIN ÜNİVERSİTESİ</text:p>
          </table:table-cell>
          <table:table-cell table:style-name="ce15" office:value-type="float" office:value="31511" calcext:value-type="float">
            <text:p>31,511</text:p>
          </table:table-cell>
          <table:table-cell table:style-name="ce5" office:value-type="float" office:value="400" calcext:value-type="float">
            <text:p>400</text:p>
          </table:table-cell>
          <table:table-cell table:style-name="ce19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14" office:value-type="float" office:value="9105" calcext:value-type="float">
            <text:p>9,105</text:p>
          </table:table-cell>
          <table:table-cell table:style-name="ce4" office:value-type="float" office:value="111" calcext:value-type="float">
            <text:p>111</text:p>
          </table:table-cell>
          <table:table-cell table:style-name="ce18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15" office:value-type="float" office:value="5766" calcext:value-type="float">
            <text:p>5,766</text:p>
          </table:table-cell>
          <table:table-cell table:style-name="ce5" office:value-type="float" office:value="70" calcext:value-type="float">
            <text:p>70</text:p>
          </table:table-cell>
          <table:table-cell table:style-name="ce19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14" office:value-type="float" office:value="3920" calcext:value-type="float">
            <text:p>3,920</text:p>
          </table:table-cell>
          <table:table-cell table:style-name="ce4" office:value-type="float" office:value="47" calcext:value-type="float">
            <text:p>47</text:p>
          </table:table-cell>
          <table:table-cell table:style-name="ce18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OSTİM TEKNİK ÜNİVERSİTESİ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14" office:value-type="float" office:value="10497" calcext:value-type="float">
            <text:p>10,497</text:p>
          </table:table-cell>
          <table:table-cell table:style-name="ce4" office:value-type="float" office:value="123" calcext:value-type="float">
            <text:p>123</text:p>
          </table:table-cell>
          <table:table-cell table:style-name="ce18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15" office:value-type="float" office:value="1137" calcext:value-type="float">
            <text:p>1,137</text:p>
          </table:table-cell>
          <table:table-cell table:style-name="ce5" office:value-type="float" office:value="13" calcext:value-type="float">
            <text:p>13</text:p>
          </table:table-cell>
          <table:table-cell table:style-name="ce19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14" office:value-type="float" office:value="6822" calcext:value-type="float">
            <text:p>6,822</text:p>
          </table:table-cell>
          <table:table-cell table:style-name="ce4" office:value-type="float" office:value="73" calcext:value-type="float">
            <text:p>73</text:p>
          </table:table-cell>
          <table:table-cell table:style-name="ce18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15" office:value-type="float" office:value="8891" calcext:value-type="float">
            <text:p>8,891</text:p>
          </table:table-cell>
          <table:table-cell table:style-name="ce5" office:value-type="float" office:value="95" calcext:value-type="float">
            <text:p>95</text:p>
          </table:table-cell>
          <table:table-cell table:style-name="ce19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FENERBAHÇE ÜNİVERSİTESİ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15" office:value-type="float" office:value="4325" calcext:value-type="float">
            <text:p>4,325</text:p>
          </table:table-cell>
          <table:table-cell table:style-name="ce5" office:value-type="float" office:value="42" calcext:value-type="float">
            <text:p>4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14" office:value-type="float" office:value="6031" calcext:value-type="float">
            <text:p>6,031</text:p>
          </table:table-cell>
          <table:table-cell table:style-name="ce4" office:value-type="float" office:value="56" calcext:value-type="float">
            <text:p>56</text:p>
          </table:table-cell>
          <table:table-cell table:style-name="ce18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15" office:value-type="float" office:value="19978" calcext:value-type="float">
            <text:p>19,978</text:p>
          </table:table-cell>
          <table:table-cell table:style-name="ce5" office:value-type="float" office:value="172" calcext:value-type="float">
            <text:p>172</text:p>
          </table:table-cell>
          <table:table-cell table:style-name="ce19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14" office:value-type="float" office:value="14389" calcext:value-type="float">
            <text:p>14,389</text:p>
          </table:table-cell>
          <table:table-cell table:style-name="ce4" office:value-type="float" office:value="110" calcext:value-type="float">
            <text:p>110</text:p>
          </table:table-cell>
          <table:table-cell table:style-name="ce18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TED ÜNİVERSİTESİ</text:p>
          </table:table-cell>
          <table:table-cell table:style-name="ce15" office:value-type="float" office:value="3628" calcext:value-type="float">
            <text:p>3,628</text:p>
          </table:table-cell>
          <table:table-cell table:style-name="ce5" office:value-type="float" office:value="27" calcext:value-type="float">
            <text:p>27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14" office:value-type="float" office:value="5107" calcext:value-type="float">
            <text:p>5,107</text:p>
          </table:table-cell>
          <table:table-cell table:style-name="ce4" office:value-type="float" office:value="36" calcext:value-type="float">
            <text:p>36</text:p>
          </table:table-cell>
          <table:table-cell table:style-name="ce18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KOÇ ÜNİVERSİTESİ</text:p>
          </table:table-cell>
          <table:table-cell table:style-name="ce15" office:value-type="float" office:value="6694" calcext:value-type="float">
            <text:p>6,694</text:p>
          </table:table-cell>
          <table:table-cell table:style-name="ce5" office:value-type="float" office:value="47" calcext:value-type="float">
            <text:p>47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14" office:value-type="float" office:value="20877" calcext:value-type="float">
            <text:p>20,877</text:p>
          </table:table-cell>
          <table:table-cell table:style-name="ce4" office:value-type="float" office:value="134" calcext:value-type="float">
            <text:p>134</text:p>
          </table:table-cell>
          <table:table-cell table:style-name="ce18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15" office:value-type="float" office:value="6784" calcext:value-type="float">
            <text:p>6,784</text:p>
          </table:table-cell>
          <table:table-cell table:style-name="ce5" office:value-type="float" office:value="42" calcext:value-type="float">
            <text:p>42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14" office:value-type="float" office:value="4261" calcext:value-type="float">
            <text:p>4,261</text:p>
          </table:table-cell>
          <table:table-cell table:style-name="ce4" office:value-type="float" office:value="26" calcext:value-type="float">
            <text:p>26</text:p>
          </table:table-cell>
          <table:table-cell table:style-name="ce18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15" office:value-type="float" office:value="4403" calcext:value-type="float">
            <text:p>4,403</text:p>
          </table:table-cell>
          <table:table-cell table:style-name="ce5" office:value-type="float" office:value="26" calcext:value-type="float">
            <text:p>26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2" calcext:value-type="float">
            <text:p>2</text:p>
          </table:table-cell>
          <table:table-cell table:style-name="ce18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15" office:value-type="float" office:value="5129" calcext:value-type="float">
            <text:p>5,129</text:p>
          </table:table-cell>
          <table:table-cell table:style-name="ce5" office:value-type="float" office:value="27" calcext:value-type="float">
            <text:p>27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14" office:value-type="float" office:value="19407" calcext:value-type="float">
            <text:p>19,407</text:p>
          </table:table-cell>
          <table:table-cell table:style-name="ce4" office:value-type="float" office:value="102" calcext:value-type="float">
            <text:p>102</text:p>
          </table:table-cell>
          <table:table-cell table:style-name="ce18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15" office:value-type="float" office:value="7286" calcext:value-type="float">
            <text:p>7,286</text:p>
          </table:table-cell>
          <table:table-cell table:style-name="ce5" office:value-type="float" office:value="34" calcext:value-type="float">
            <text:p>34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14" office:value-type="float" office:value="1375" calcext:value-type="float">
            <text:p>1,375</text:p>
          </table:table-cell>
          <table:table-cell table:style-name="ce4" office:value-type="float" office:value="6" calcext:value-type="float">
            <text:p>6</text:p>
          </table:table-cell>
          <table:table-cell table:style-name="ce18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15" office:value-type="float" office:value="5218" calcext:value-type="float">
            <text:p>5,218</text:p>
          </table:table-cell>
          <table:table-cell table:style-name="ce5" office:value-type="float" office:value="19" calcext:value-type="float">
            <text:p>19</text:p>
          </table:table-cell>
          <table:table-cell table:style-name="ce19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14" office:value-type="float" office:value="8434" calcext:value-type="float">
            <text:p>8,434</text:p>
          </table:table-cell>
          <table:table-cell table:style-name="ce4" office:value-type="float" office:value="29" calcext:value-type="float">
            <text:p>29</text:p>
          </table:table-cell>
          <table:table-cell table:style-name="ce18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SABANCI ÜNİVERSİTESİ</text:p>
          </table:table-cell>
          <table:table-cell table:style-name="ce15" office:value-type="float" office:value="4168" calcext:value-type="float">
            <text:p>4,168</text:p>
          </table:table-cell>
          <table:table-cell table:style-name="ce5" office:value-type="float" office:value="14" calcext:value-type="float">
            <text:p>14</text:p>
          </table:table-cell>
          <table:table-cell table:style-name="ce19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KONYA GIDA VE TARIM ÜNİVERSİTESİ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15" office:value-type="float" office:value="10642" calcext:value-type="float">
            <text:p>10,642</text:p>
          </table:table-cell>
          <table:table-cell table:style-name="ce5" office:value-type="float" office:value="19" calcext:value-type="float">
            <text:p>19</text:p>
          </table:table-cell>
          <table:table-cell table:style-name="ce19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BEZM-İ ALEM VAKIF ÜNİVERSİTESİ</text:p>
          </table:table-cell>
          <table:table-cell table:style-name="ce14" office:value-type="float" office:value="3103" calcext:value-type="float">
            <text:p>3,103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15" office:value-type="float" office:value="3001" calcext:value-type="float">
            <text:p>3,001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-2020 Eğitim Öğretim Döneminde Yatay Geçiş ile Giden Öğrenci Sayısına Göre Vakıf Üniversiteleri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16" office:value-type="string" calcext:value-type="string">
            <text:p>TOPLAM ÖĞRENCİ SAYISI</text:p>
            <text:p>(Önlisans+Lisans)</text:p>
          </table:table-cell>
          <table:table-cell table:style-name="ce11" office:value-type="string" calcext:value-type="string">
            <text:p>YATAY GEÇİŞ İLE GİDEN ÖĞRENCİ SAYISI</text:p>
          </table:table-cell>
          <table:table-cell table:style-name="ce11" office:value-type="string" calcext:value-type="string">
            <text:p>TOPLAM ÖĞRENCİ İÇERİSİNDE YATAY GEÇİŞ İLE GİDEN ÖĞRENCİ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YÜKSEK İHTİSAS ÜNİVERSİTESİ</text:p>
          </table:table-cell>
          <table:table-cell table:style-name="ce12" office:value-type="float" office:value="1249" calcext:value-type="float">
            <text:p>1,249</text:p>
          </table:table-cell>
          <table:table-cell table:style-name="ce7" office:value-type="float" office:value="72" calcext:value-type="float">
            <text:p>72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STANBUL KENT ÜNİVERSİTESİ</text:p>
          </table:table-cell>
          <table:table-cell table:style-name="ce13" office:value-type="float" office:value="2011" calcext:value-type="float">
            <text:p>2,011</text:p>
          </table:table-cell>
          <table:table-cell table:style-name="ce8" office:value-type="float" office:value="109" calcext:value-type="float">
            <text:p>109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KADİR HAS ÜNİVERSİTESİ</text:p>
          </table:table-cell>
          <table:table-cell table:style-name="ce12" office:value-type="float" office:value="5218" calcext:value-type="float">
            <text:p>5,218</text:p>
          </table:table-cell>
          <table:table-cell table:style-name="ce7" office:value-type="float" office:value="264" calcext:value-type="float">
            <text:p>264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DEMİROĞLU BİLİM ÜNİVERSİTESİ</text:p>
          </table:table-cell>
          <table:table-cell table:style-name="ce13" office:value-type="float" office:value="2454" calcext:value-type="float">
            <text:p>2,454</text:p>
          </table:table-cell>
          <table:table-cell table:style-name="ce8" office:value-type="float" office:value="113" calcext:value-type="float">
            <text:p>113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STANBUL RUMELİ ÜNİVERSİTESİ</text:p>
          </table:table-cell>
          <table:table-cell table:style-name="ce12" office:value-type="float" office:value="2838" calcext:value-type="float">
            <text:p>2,838</text:p>
          </table:table-cell>
          <table:table-cell table:style-name="ce7" office:value-type="float" office:value="127" calcext:value-type="float">
            <text:p>127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13" office:value-type="float" office:value="5766" calcext:value-type="float">
            <text:p>5,766</text:p>
          </table:table-cell>
          <table:table-cell table:style-name="ce8" office:value-type="float" office:value="257" calcext:value-type="float">
            <text:p>257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İSTANBUL ESENYURT ÜNİVERSİTESİ</text:p>
          </table:table-cell>
          <table:table-cell table:style-name="ce12" office:value-type="float" office:value="6684" calcext:value-type="float">
            <text:p>6,684</text:p>
          </table:table-cell>
          <table:table-cell table:style-name="ce7" office:value-type="float" office:value="277" calcext:value-type="float">
            <text:p>277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13" office:value-type="float" office:value="7558" calcext:value-type="float">
            <text:p>7,558</text:p>
          </table:table-cell>
          <table:table-cell table:style-name="ce8" office:value-type="float" office:value="294" calcext:value-type="float">
            <text:p>294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KAPADOKYA ÜNİVERSİTESİ</text:p>
          </table:table-cell>
          <table:table-cell table:style-name="ce12" office:value-type="float" office:value="5107" calcext:value-type="float">
            <text:p>5,107</text:p>
          </table:table-cell>
          <table:table-cell table:style-name="ce7" office:value-type="float" office:value="185" calcext:value-type="float">
            <text:p>185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ALANYA HAMDULLAH EMİN PAŞA ÜNİVERSİTESİ</text:p>
          </table:table-cell>
          <table:table-cell table:style-name="ce3" office:value-type="float" office:value="373" calcext:value-type="float">
            <text:p>373</text:p>
          </table:table-cell>
          <table:table-cell table:style-name="ce8" office:value-type="float" office:value="13" calcext:value-type="float">
            <text:p>13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14" office:value-type="float" office:value="8330" calcext:value-type="float">
            <text:p>8,330</text:p>
          </table:table-cell>
          <table:table-cell table:style-name="ce9" office:value-type="float" office:value="265" calcext:value-type="float">
            <text:p>265</text:p>
          </table:table-cell>
          <table:table-cell table:style-name="ce4"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15" office:value-type="float" office:value="1137" calcext:value-type="float">
            <text:p>1,137</text:p>
          </table:table-cell>
          <table:table-cell table:style-name="ce10" office:value-type="float" office:value="35" calcext:value-type="float">
            <text:p>35</text:p>
          </table:table-cell>
          <table:table-cell table:style-name="ce5"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14" office:value-type="float" office:value="2792" calcext:value-type="float">
            <text:p>2,792</text:p>
          </table:table-cell>
          <table:table-cell table:style-name="ce9" office:value-type="float" office:value="80" calcext:value-type="float">
            <text:p>80</text:p>
          </table:table-cell>
          <table:table-cell table:style-name="ce4"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15" office:value-type="float" office:value="8713" calcext:value-type="float">
            <text:p>8,713</text:p>
          </table:table-cell>
          <table:table-cell table:style-name="ce10" office:value-type="float" office:value="245" calcext:value-type="float">
            <text:p>245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14" office:value-type="float" office:value="31511" calcext:value-type="float">
            <text:p>31,511</text:p>
          </table:table-cell>
          <table:table-cell table:style-name="ce9" office:value-type="float" office:value="849" calcext:value-type="float">
            <text:p>849</text:p>
          </table:table-cell>
          <table:table-cell table:style-name="ce4"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MEF ÜNİVERSİTESİ</text:p>
          </table:table-cell>
          <table:table-cell table:style-name="ce15" office:value-type="float" office:value="3300" calcext:value-type="float">
            <text:p>3,300</text:p>
          </table:table-cell>
          <table:table-cell table:style-name="ce10" office:value-type="float" office:value="87" calcext:value-type="float">
            <text:p>87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14" office:value-type="float" office:value="5129" calcext:value-type="float">
            <text:p>5,129</text:p>
          </table:table-cell>
          <table:table-cell table:style-name="ce9" office:value-type="float" office:value="135" calcext:value-type="float">
            <text:p>135</text:p>
          </table:table-cell>
          <table:table-cell table:style-name="ce4"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MALTEPE ÜNİVERSİTESİ</text:p>
          </table:table-cell>
          <table:table-cell table:style-name="ce15" office:value-type="float" office:value="10766" calcext:value-type="float">
            <text:p>10,766</text:p>
          </table:table-cell>
          <table:table-cell table:style-name="ce10" office:value-type="float" office:value="268" calcext:value-type="float">
            <text:p>268</text:p>
          </table:table-cell>
          <table:table-cell table:style-name="ce5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14" office:value-type="float" office:value="6784" calcext:value-type="float">
            <text:p>6,784</text:p>
          </table:table-cell>
          <table:table-cell table:style-name="ce9" office:value-type="float" office:value="164" calcext:value-type="float">
            <text:p>164</text:p>
          </table:table-cell>
          <table:table-cell table:style-name="ce4"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ANTALYA AKEV ÜNİVERSİTESİ</text:p>
          </table:table-cell>
          <table:table-cell table:style-name="ce5" office:value-type="float" office:value="538" calcext:value-type="float">
            <text:p>538</text:p>
          </table:table-cell>
          <table:table-cell table:style-name="ce10" office:value-type="float" office:value="13" calcext:value-type="float">
            <text:p>13</text:p>
          </table:table-cell>
          <table:table-cell table:style-name="ce5"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14" office:value-type="float" office:value="7781" calcext:value-type="float">
            <text:p>7,781</text:p>
          </table:table-cell>
          <table:table-cell table:style-name="ce9" office:value-type="float" office:value="182" calcext:value-type="float">
            <text:p>182</text:p>
          </table:table-cell>
          <table:table-cell table:style-name="ce4"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15" office:value-type="float" office:value="19371" calcext:value-type="float">
            <text:p>19,371</text:p>
          </table:table-cell>
          <table:table-cell table:style-name="ce10" office:value-type="float" office:value="453" calcext:value-type="float">
            <text:p>453</text:p>
          </table:table-cell>
          <table:table-cell table:style-name="ce5"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14" office:value-type="float" office:value="1375" calcext:value-type="float">
            <text:p>1,375</text:p>
          </table:table-cell>
          <table:table-cell table:style-name="ce9" office:value-type="float" office:value="32" calcext:value-type="float">
            <text:p>32</text:p>
          </table:table-cell>
          <table:table-cell table:style-name="ce4"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15" office:value-type="float" office:value="8434" calcext:value-type="float">
            <text:p>8,434</text:p>
          </table:table-cell>
          <table:table-cell table:style-name="ce10" office:value-type="float" office:value="185" calcext:value-type="float">
            <text:p>185</text:p>
          </table:table-cell>
          <table:table-cell table:style-name="ce5"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14" office:value-type="float" office:value="4403" calcext:value-type="float">
            <text:p>4,403</text:p>
          </table:table-cell>
          <table:table-cell table:style-name="ce9" office:value-type="float" office:value="95" calcext:value-type="float">
            <text:p>95</text:p>
          </table:table-cell>
          <table:table-cell table:style-name="ce4"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SANKO ÜNİVERSİTESİ</text:p>
          </table:table-cell>
          <table:table-cell table:style-name="ce15" office:value-type="float" office:value="1027" calcext:value-type="float">
            <text:p>1,027</text:p>
          </table:table-cell>
          <table:table-cell table:style-name="ce10" office:value-type="float" office:value="22" calcext:value-type="float">
            <text:p>22</text:p>
          </table:table-cell>
          <table:table-cell table:style-name="ce5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14" office:value-type="float" office:value="6031" calcext:value-type="float">
            <text:p>6,031</text:p>
          </table:table-cell>
          <table:table-cell table:style-name="ce9" office:value-type="float" office:value="129" calcext:value-type="float">
            <text:p>129</text:p>
          </table:table-cell>
          <table:table-cell table:style-name="ce4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15" office:value-type="float" office:value="26764" calcext:value-type="float">
            <text:p>26,764</text:p>
          </table:table-cell>
          <table:table-cell table:style-name="ce10" office:value-type="float" office:value="547" calcext:value-type="float">
            <text:p>54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14" office:value-type="float" office:value="3920" calcext:value-type="float">
            <text:p>3,920</text:p>
          </table:table-cell>
          <table:table-cell table:style-name="ce9" office:value-type="float" office:value="80" calcext:value-type="float">
            <text:p>8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15" office:value-type="float" office:value="7286" calcext:value-type="float">
            <text:p>7,286</text:p>
          </table:table-cell>
          <table:table-cell table:style-name="ce10" office:value-type="float" office:value="144" calcext:value-type="float">
            <text:p>14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TED ÜNİVERSİTESİ</text:p>
          </table:table-cell>
          <table:table-cell table:style-name="ce14" office:value-type="float" office:value="3628" calcext:value-type="float">
            <text:p>3,628</text:p>
          </table:table-cell>
          <table:table-cell table:style-name="ce9" office:value-type="float" office:value="71" calcext:value-type="float">
            <text:p>7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15" office:value-type="float" office:value="9105" calcext:value-type="float">
            <text:p>9,105</text:p>
          </table:table-cell>
          <table:table-cell table:style-name="ce10" office:value-type="float" office:value="175" calcext:value-type="float">
            <text:p>175</text:p>
          </table:table-cell>
          <table:table-cell table:style-name="ce5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14" office:value-type="float" office:value="3519" calcext:value-type="float">
            <text:p>3,519</text:p>
          </table:table-cell>
          <table:table-cell table:style-name="ce9" office:value-type="float" office:value="67" calcext:value-type="float">
            <text:p>67</text:p>
          </table:table-cell>
          <table:table-cell table:style-name="ce4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15" office:value-type="float" office:value="4325" calcext:value-type="float">
            <text:p>4,325</text:p>
          </table:table-cell>
          <table:table-cell table:style-name="ce10" office:value-type="float" office:value="82" calcext:value-type="float">
            <text:p>82</text:p>
          </table:table-cell>
          <table:table-cell table:style-name="ce5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14" office:value-type="float" office:value="10497" calcext:value-type="float">
            <text:p>10,497</text:p>
          </table:table-cell>
          <table:table-cell table:style-name="ce9" office:value-type="float" office:value="196" calcext:value-type="float">
            <text:p>196</text:p>
          </table:table-cell>
          <table:table-cell table:style-name="ce4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15" office:value-type="float" office:value="6016" calcext:value-type="float">
            <text:p>6,016</text:p>
          </table:table-cell>
          <table:table-cell table:style-name="ce10" office:value-type="float" office:value="112" calcext:value-type="float">
            <text:p>112</text:p>
          </table:table-cell>
          <table:table-cell table:style-name="ce5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BEZM-İ ALEM VAKIF ÜNİVERSİTESİ</text:p>
          </table:table-cell>
          <table:table-cell table:style-name="ce14" office:value-type="float" office:value="3103" calcext:value-type="float">
            <text:p>3,103</text:p>
          </table:table-cell>
          <table:table-cell table:style-name="ce9" office:value-type="float" office:value="57" calcext:value-type="float">
            <text:p>57</text:p>
          </table:table-cell>
          <table:table-cell table:style-name="ce4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15" office:value-type="float" office:value="4469" calcext:value-type="float">
            <text:p>4,469</text:p>
          </table:table-cell>
          <table:table-cell table:style-name="ce10" office:value-type="float" office:value="82" calcext:value-type="float">
            <text:p>82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14" office:value-type="float" office:value="31987" calcext:value-type="float">
            <text:p>31,987</text:p>
          </table:table-cell>
          <table:table-cell table:style-name="ce9" office:value-type="float" office:value="585" calcext:value-type="float">
            <text:p>585</text:p>
          </table:table-cell>
          <table:table-cell table:style-name="ce4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15" office:value-type="float" office:value="6822" calcext:value-type="float">
            <text:p>6,822</text:p>
          </table:table-cell>
          <table:table-cell table:style-name="ce10" office:value-type="float" office:value="124" calcext:value-type="float">
            <text:p>124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14" office:value-type="float" office:value="2649" calcext:value-type="float">
            <text:p>2,649</text:p>
          </table:table-cell>
          <table:table-cell table:style-name="ce9" office:value-type="float" office:value="47" calcext:value-type="float">
            <text:p>47</text:p>
          </table:table-cell>
          <table:table-cell table:style-name="ce4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15" office:value-type="float" office:value="14389" calcext:value-type="float">
            <text:p>14,389</text:p>
          </table:table-cell>
          <table:table-cell table:style-name="ce10" office:value-type="float" office:value="255" calcext:value-type="float">
            <text:p>255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14" office:value-type="float" office:value="6480" calcext:value-type="float">
            <text:p>6,480</text:p>
          </table:table-cell>
          <table:table-cell table:style-name="ce9" office:value-type="float" office:value="114" calcext:value-type="float">
            <text:p>114</text:p>
          </table:table-cell>
          <table:table-cell table:style-name="ce4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15" office:value-type="float" office:value="7812" calcext:value-type="float">
            <text:p>7,812</text:p>
          </table:table-cell>
          <table:table-cell table:style-name="ce10" office:value-type="float" office:value="137" calcext:value-type="float">
            <text:p>137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14" office:value-type="float" office:value="7746" calcext:value-type="float">
            <text:p>7,746</text:p>
          </table:table-cell>
          <table:table-cell table:style-name="ce9" office:value-type="float" office:value="132" calcext:value-type="float">
            <text:p>132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15" office:value-type="float" office:value="20877" calcext:value-type="float">
            <text:p>20,877</text:p>
          </table:table-cell>
          <table:table-cell table:style-name="ce10" office:value-type="float" office:value="344" calcext:value-type="float">
            <text:p>344</text:p>
          </table:table-cell>
          <table:table-cell table:style-name="ce5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14" office:value-type="float" office:value="9826" calcext:value-type="float">
            <text:p>9,826</text:p>
          </table:table-cell>
          <table:table-cell table:style-name="ce9" office:value-type="float" office:value="152" calcext:value-type="float">
            <text:p>152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15" office:value-type="float" office:value="4261" calcext:value-type="float">
            <text:p>4,261</text:p>
          </table:table-cell>
          <table:table-cell table:style-name="ce10" office:value-type="float" office:value="65" calcext:value-type="float">
            <text:p>65</text:p>
          </table:table-cell>
          <table:table-cell table:style-name="ce5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14" office:value-type="float" office:value="14942" calcext:value-type="float">
            <text:p>14,942</text:p>
          </table:table-cell>
          <table:table-cell table:style-name="ce9" office:value-type="float" office:value="218" calcext:value-type="float">
            <text:p>218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15" office:value-type="float" office:value="19407" calcext:value-type="float">
            <text:p>19,407</text:p>
          </table:table-cell>
          <table:table-cell table:style-name="ce10" office:value-type="float" office:value="277" calcext:value-type="float">
            <text:p>277</text:p>
          </table:table-cell>
          <table:table-cell table:style-name="ce5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BEYKOZ ÜNİVERSİTESİ</text:p>
          </table:table-cell>
          <table:table-cell table:style-name="ce14" office:value-type="float" office:value="3798" calcext:value-type="float">
            <text:p>3,798</text:p>
          </table:table-cell>
          <table:table-cell table:style-name="ce9" office:value-type="float" office:value="53" calcext:value-type="float">
            <text:p>53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15" office:value-type="float" office:value="18136" calcext:value-type="float">
            <text:p>18,136</text:p>
          </table:table-cell>
          <table:table-cell table:style-name="ce10" office:value-type="float" office:value="246" calcext:value-type="float">
            <text:p>246</text:p>
          </table:table-cell>
          <table:table-cell table:style-name="ce5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14" office:value-type="float" office:value="8891" calcext:value-type="float">
            <text:p>8,891</text:p>
          </table:table-cell>
          <table:table-cell table:style-name="ce9" office:value-type="float" office:value="116" calcext:value-type="float">
            <text:p>116</text:p>
          </table:table-cell>
          <table:table-cell table:style-name="ce4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15" office:value-type="float" office:value="14751" calcext:value-type="float">
            <text:p>14,751</text:p>
          </table:table-cell>
          <table:table-cell table:style-name="ce10" office:value-type="float" office:value="181" calcext:value-type="float">
            <text:p>181</text:p>
          </table:table-cell>
          <table:table-cell table:style-name="ce5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NKARA MEDİPOL ÜNİVERSİTESİ</text:p>
          </table:table-cell>
          <table:table-cell table:style-name="ce4" office:value-type="float" office:value="668" calcext:value-type="float">
            <text:p>668</text:p>
          </table:table-cell>
          <table:table-cell table:style-name="ce9" office:value-type="float" office:value="8" calcext:value-type="float">
            <text:p>8</text:p>
          </table:table-cell>
          <table:table-cell table:style-name="ce4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15" office:value-type="float" office:value="29357" calcext:value-type="float">
            <text:p>29,357</text:p>
          </table:table-cell>
          <table:table-cell table:style-name="ce10" office:value-type="float" office:value="332" calcext:value-type="float">
            <text:p>332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14" office:value-type="float" office:value="4168" calcext:value-type="float">
            <text:p>4,168</text:p>
          </table:table-cell>
          <table:table-cell table:style-name="ce9" office:value-type="float" office:value="44" calcext:value-type="float">
            <text:p>44</text:p>
          </table:table-cell>
          <table:table-cell table:style-name="ce4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15" office:value-type="float" office:value="19978" calcext:value-type="float">
            <text:p>19,978</text:p>
          </table:table-cell>
          <table:table-cell table:style-name="ce10" office:value-type="float" office:value="203" calcext:value-type="float">
            <text:p>20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14" office:value-type="float" office:value="9137" calcext:value-type="float">
            <text:p>9,137</text:p>
          </table:table-cell>
          <table:table-cell table:style-name="ce9" office:value-type="float" office:value="89" calcext:value-type="float">
            <text:p>8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KOÇ ÜNİVERSİTESİ</text:p>
          </table:table-cell>
          <table:table-cell table:style-name="ce15" office:value-type="float" office:value="6694" calcext:value-type="float">
            <text:p>6,694</text:p>
          </table:table-cell>
          <table:table-cell table:style-name="ce10" office:value-type="float" office:value="50" calcext:value-type="float">
            <text:p>50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İHSAN DOĞRAMACI BİLKENT ÜNİVERSİTESİ</text:p>
          </table:table-cell>
          <table:table-cell table:style-name="ce14" office:value-type="float" office:value="10642" calcext:value-type="float">
            <text:p>10,642</text:p>
          </table:table-cell>
          <table:table-cell table:style-name="ce9" office:value-type="float" office:value="57" calcext:value-type="float">
            <text:p>57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FENERBAHÇE ÜNİVERSİTESİ</text:p>
          </table:table-cell>
          <table:table-cell table:style-name="ce5" office:value-type="float" office:value="391" calcext:value-type="float">
            <text:p>39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14" office:value-type="float" office:value="3001" calcext:value-type="float">
            <text:p>3,001</text:p>
          </table:table-cell>
          <table:table-cell table:style-name="ce9" office:value-type="float" office:value="6" calcext:value-type="float">
            <text:p>6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İBN HALDUN ÜNİVERSİTESİ</text:p>
          </table:table-cell>
          <table:table-cell table:style-name="ce5" office:value-type="float" office:value="532" calcext:value-type="float">
            <text:p>532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14" office:value-type="float" office:value="5939" calcext:value-type="float">
            <text:p>5,939</text:p>
          </table:table-cell>
          <table:table-cell table:style-name="ce9" office:value-type="float" office:value="7" calcext:value-type="float">
            <text:p>7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5" office:value-type="float" office:value="541" calcext:value-type="float">
            <text:p>54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OSTİM TEKNİK ÜNİVERSİTESİ</text:p>
          </table:table-cell>
          <table:table-cell table:style-name="ce4" office:value-type="float" office:value="254" calcext:value-type="float">
            <text:p>254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-2020 Döneminde Yatay Geçiş ile Yurt Dışından Gelen Öğrenci Sayısına Göre Vakıf Üniversiteler" table:style-name="ta4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16" office:value-type="string" calcext:value-type="string">
            <text:p>TOPLAM ÖĞRENCİ SAYISI</text:p>
            <text:p>(Önlisans+Lisans)</text:p>
          </table:table-cell>
          <table:table-cell table:style-name="ce20" office:value-type="string" calcext:value-type="string">
            <text:p>YURT DIŞINDAN YATAY GEÇİŞ İLE GELEN ÖĞRENCİ SAYISI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İRUNİ ÜNİVERSİTESİ</text:p>
          </table:table-cell>
          <table:table-cell table:style-name="ce12" office:value-type="float" office:value="8713" calcext:value-type="float">
            <text:p>8,713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İŞANTAŞI ÜNİVERSİTESİ</text:p>
          </table:table-cell>
          <table:table-cell table:style-name="ce13" office:value-type="float" office:value="19371" calcext:value-type="float">
            <text:p>19,371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HASAN KALYONCU ÜNİVERSİTESİ</text:p>
          </table:table-cell>
          <table:table-cell table:style-name="ce12" office:value-type="float" office:value="6016" calcext:value-type="float">
            <text:p>6,016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DOĞUŞ ÜNİVERSİTESİ</text:p>
          </table:table-cell>
          <table:table-cell table:style-name="ce13" office:value-type="float" office:value="9137" calcext:value-type="float">
            <text:p>9,137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STANBUL AYDIN ÜNİVERSİTESİ</text:p>
          </table:table-cell>
          <table:table-cell table:style-name="ce12" office:value-type="float" office:value="31511" calcext:value-type="float">
            <text:p>31,511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13" office:value-type="float" office:value="7558" calcext:value-type="float">
            <text:p>7,558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İSTANBUL GELİŞİM ÜNİVERSİTESİ</text:p>
          </table:table-cell>
          <table:table-cell table:style-name="ce12" office:value-type="float" office:value="26764" calcext:value-type="float">
            <text:p>26,76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13" office:value-type="float" office:value="31987" calcext:value-type="float">
            <text:p>31,98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MALTEPE ÜNİVERSİTESİ</text:p>
          </table:table-cell>
          <table:table-cell table:style-name="ce12" office:value-type="float" office:value="10766" calcext:value-type="float">
            <text:p>10,76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DEMİROĞLU BİLİM ÜNİVERSİTESİ</text:p>
          </table:table-cell>
          <table:table-cell table:style-name="ce13" office:value-type="float" office:value="2454" calcext:value-type="float">
            <text:p>2,454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14" office:value-type="float" office:value="7746" calcext:value-type="float">
            <text:p>7,746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15" office:value-type="float" office:value="1249" calcext:value-type="float">
            <text:p>1,24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14" office:value-type="float" office:value="7812" calcext:value-type="float">
            <text:p>7,812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15" office:value-type="float" office:value="8330" calcext:value-type="float">
            <text:p>8,33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14" office:value-type="float" office:value="14389" calcext:value-type="float">
            <text:p>14,38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15" office:value-type="float" office:value="6822" calcext:value-type="float">
            <text:p>6,82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KOÇ ÜNİVERSİTESİ</text:p>
          </table:table-cell>
          <table:table-cell table:style-name="ce14" office:value-type="float" office:value="6694" calcext:value-type="float">
            <text:p>6,69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15" office:value-type="float" office:value="14751" calcext:value-type="float">
            <text:p>14,75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14" office:value-type="float" office:value="14942" calcext:value-type="float">
            <text:p>14,94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15" office:value-type="float" office:value="8891" calcext:value-type="float">
            <text:p>8,891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14" office:value-type="float" office:value="19407" calcext:value-type="float">
            <text:p>19,40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15" office:value-type="float" office:value="5766" calcext:value-type="float">
            <text:p>5,76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14" office:value-type="float" office:value="7781" calcext:value-type="float">
            <text:p>7,78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15" office:value-type="float" office:value="9826" calcext:value-type="float">
            <text:p>9,82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14" office:value-type="float" office:value="6480" calcext:value-type="float">
            <text:p>6,48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TOROS ÜNİVERSİTESİ</text:p>
          </table:table-cell>
          <table:table-cell table:style-name="ce15" office:value-type="float" office:value="2792" calcext:value-type="float">
            <text:p>2,79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14" office:value-type="float" office:value="19978" calcext:value-type="float">
            <text:p>19,97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15" office:value-type="float" office:value="20877" calcext:value-type="float">
            <text:p>20,87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14" office:value-type="float" office:value="5107" calcext:value-type="float">
            <text:p>5,10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15" office:value-type="float" office:value="2649" calcext:value-type="float">
            <text:p>2,64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14" office:value-type="float" office:value="18136" calcext:value-type="float">
            <text:p>18,13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15" office:value-type="float" office:value="9105" calcext:value-type="float">
            <text:p>9,10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14" office:value-type="float" office:value="29357" calcext:value-type="float">
            <text:p>29,35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15" office:value-type="float" office:value="4403" calcext:value-type="float">
            <text:p>4,40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14" office:value-type="float" office:value="10497" calcext:value-type="float">
            <text:p>10,49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TED ÜNİVERSİTESİ</text:p>
          </table:table-cell>
          <table:table-cell table:style-name="ce15" office:value-type="float" office:value="3628" calcext:value-type="float">
            <text:p>3,62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14" office:value-type="float" office:value="6784" calcext:value-type="float">
            <text:p>6,78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15" office:value-type="float" office:value="4469" calcext:value-type="float">
            <text:p>4,46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14" office:value-type="float" office:value="2011" calcext:value-type="float">
            <text:p>2,01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15" office:value-type="float" office:value="4325" calcext:value-type="float">
            <text:p>4,32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14" office:value-type="float" office:value="3920" calcext:value-type="float">
            <text:p>3,92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14" office:value-type="float" office:value="8434" calcext:value-type="float">
            <text:p>8,43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15" office:value-type="float" office:value="6684" calcext:value-type="float">
            <text:p>6,68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14" office:value-type="float" office:value="2838" calcext:value-type="float">
            <text:p>2,83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15" office:value-type="float" office:value="5218" calcext:value-type="float">
            <text:p>5,21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MEF ÜNİVERSİTESİ</text:p>
          </table:table-cell>
          <table:table-cell table:style-name="ce14" office:value-type="float" office:value="3300" calcext:value-type="float">
            <text:p>3,3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15" office:value-type="float" office:value="7286" calcext:value-type="float">
            <text:p>7,28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14" office:value-type="float" office:value="3001" calcext:value-type="float">
            <text:p>3,00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ANKARA MEDİPOL ÜNİVERSİTESİ</text:p>
          </table:table-cell>
          <table:table-cell table:style-name="ce5" office:value-type="float" office:value="668" calcext:value-type="float">
            <text:p>66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15" office:value-type="float" office:value="3519" calcext:value-type="float">
            <text:p>3,51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BEYKOZ ÜNİVERSİTESİ</text:p>
          </table:table-cell>
          <table:table-cell table:style-name="ce14" office:value-type="float" office:value="3798" calcext:value-type="float">
            <text:p>3,79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15" office:value-type="float" office:value="3103" calcext:value-type="float">
            <text:p>3,10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14" office:value-type="float" office:value="6031" calcext:value-type="float">
            <text:p>6,0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FENERBAHÇE ÜNİVERSİTESİ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15" office:value-type="float" office:value="10642" calcext:value-type="float">
            <text:p>10,64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14" office:value-type="float" office:value="1375" calcext:value-type="float">
            <text:p>1,37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İSTANBUL AYVANSARAY ÜNİVERSİTESİ</text:p>
          </table:table-cell>
          <table:table-cell table:style-name="ce15" office:value-type="float" office:value="5939" calcext:value-type="float">
            <text:p>5,9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KONYA GIDA VE TARIM ÜNİVERSİTESİ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15" office:value-type="float" office:value="1137" calcext:value-type="float">
            <text:p>1,13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OSTİM TEKNİK ÜNİVERSİTESİ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15" office:value-type="float" office:value="4261" calcext:value-type="float">
            <text:p>4,26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14" office:value-type="float" office:value="4168" calcext:value-type="float">
            <text:p>4,16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SANKO ÜNİVERSİTESİ</text:p>
          </table:table-cell>
          <table:table-cell table:style-name="ce15" office:value-type="float" office:value="1027" calcext:value-type="float">
            <text:p>1,02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14" office:value-type="float" office:value="5129" calcext:value-type="float">
            <text:p>5,12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 YKS Kontenjanları Doluluk Oranlarına Göre Vakıf Yükseköğretim Kurumları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 / MYO</text:p>
          </table:table-cell>
          <table:table-cell table:style-name="ce16" office:value-type="string" calcext:value-type="string">
            <text:p>2019</text:p>
            <text:p>KONTENJAN</text:p>
          </table:table-cell>
          <table:table-cell table:style-name="ce16" office:value-type="string" calcext:value-type="string">
            <text:p>2019</text:p>
            <text:p>KAYIT</text:p>
          </table:table-cell>
          <table:table-cell table:style-name="ce32" office:value-type="string" calcext:value-type="string">
            <text:p>DOLULUK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ANKARA MEDİPOL ÜNİVERSİTESİ</text:p>
          </table:table-cell>
          <table:table-cell table:style-name="ce22" office:value-type="float" office:value="680" calcext:value-type="float">
            <text:p>680</text:p>
          </table:table-cell>
          <table:table-cell table:style-name="ce7" office:value-type="float" office:value="672" calcext:value-type="float">
            <text:p>672</text:p>
          </table:table-cell>
          <table:table-cell table:style-name="ce2" office:value-type="float" office:value="98.82" calcext:value-type="float">
            <text:p>98.82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BN HALDUN ÜNİVERSİTESİ</text:p>
          </table:table-cell>
          <table:table-cell table:style-name="ce23" office:value-type="float" office:value="150" calcext:value-type="float">
            <text:p>150</text:p>
          </table:table-cell>
          <table:table-cell table:style-name="ce8" office:value-type="float" office:value="148" calcext:value-type="float">
            <text:p>148</text:p>
          </table:table-cell>
          <table:table-cell table:style-name="ce3" office:value-type="float" office:value="98.67" calcext:value-type="float">
            <text:p>98.67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KONYA GIDA VE TARIM ÜNİVERSİTESİ</text:p>
          </table:table-cell>
          <table:table-cell table:style-name="ce22" office:value-type="float" office:value="245" calcext:value-type="float">
            <text:p>245</text:p>
          </table:table-cell>
          <table:table-cell table:style-name="ce7" office:value-type="float" office:value="241" calcext:value-type="float">
            <text:p>241</text:p>
          </table:table-cell>
          <table:table-cell table:style-name="ce2" office:value-type="float" office:value="98.37" calcext:value-type="float">
            <text:p>98.37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SABANCI ÜNİVERSİTESİ</text:p>
          </table:table-cell>
          <table:table-cell table:style-name="ce23" office:value-type="float" office:value="760" calcext:value-type="float">
            <text:p>760</text:p>
          </table:table-cell>
          <table:table-cell table:style-name="ce8" office:value-type="float" office:value="747" calcext:value-type="float">
            <text:p>747</text:p>
          </table:table-cell>
          <table:table-cell table:style-name="ce3" office:value-type="float" office:value="98.29" calcext:value-type="float">
            <text:p>98.29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EZM-İ ÂLEM VAKIF ÜNİVERSİTESİ</text:p>
          </table:table-cell>
          <table:table-cell table:style-name="ce22" office:value-type="float" office:value="860" calcext:value-type="float">
            <text:p>860</text:p>
          </table:table-cell>
          <table:table-cell table:style-name="ce7" office:value-type="float" office:value="844" calcext:value-type="float">
            <text:p>844</text:p>
          </table:table-cell>
          <table:table-cell table:style-name="ce2" office:value-type="float" office:value="98.14" calcext:value-type="float">
            <text:p>98.14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1" office:value-type="string" calcext:value-type="string">
            <text:p>İZMİR KAVRAM MYO</text:p>
          </table:table-cell>
          <table:table-cell table:style-name="ce23" office:value-type="float" office:value="973" calcext:value-type="float">
            <text:p>973</text:p>
          </table:table-cell>
          <table:table-cell table:style-name="ce8" office:value-type="float" office:value="951" calcext:value-type="float">
            <text:p>951</text:p>
          </table:table-cell>
          <table:table-cell table:style-name="ce3" office:value-type="float" office:value="97.74" calcext:value-type="float">
            <text:p>97.74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TOBB EKONOMİ VE TEKNOLOJİ ÜNİVERSİTESİ</text:p>
          </table:table-cell>
          <table:table-cell table:style-name="ce24" office:value-type="float" office:value="1005" calcext:value-type="float">
            <text:p>1,005</text:p>
          </table:table-cell>
          <table:table-cell table:style-name="ce7" office:value-type="float" office:value="973" calcext:value-type="float">
            <text:p>973</text:p>
          </table:table-cell>
          <table:table-cell table:style-name="ce2" office:value-type="float" office:value="96.82" calcext:value-type="float">
            <text:p>96.82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25" office:value-type="float" office:value="2261" calcext:value-type="float">
            <text:p>2,261</text:p>
          </table:table-cell>
          <table:table-cell table:style-name="ce28" office:value-type="float" office:value="2179" calcext:value-type="float">
            <text:p>2,179</text:p>
          </table:table-cell>
          <table:table-cell table:style-name="ce3" office:value-type="float" office:value="96.37" calcext:value-type="float">
            <text:p>96.37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TED ÜNİVERSİTESİ</text:p>
          </table:table-cell>
          <table:table-cell table:style-name="ce22" office:value-type="float" office:value="972" calcext:value-type="float">
            <text:p>972</text:p>
          </table:table-cell>
          <table:table-cell table:style-name="ce7" office:value-type="float" office:value="933" calcext:value-type="float">
            <text:p>933</text:p>
          </table:table-cell>
          <table:table-cell table:style-name="ce2" office:value-type="float" office:value="95.99" calcext:value-type="float">
            <text:p>95.9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25" office:value-type="float" office:value="1097" calcext:value-type="float">
            <text:p>1,097</text:p>
          </table:table-cell>
          <table:table-cell table:style-name="ce28" office:value-type="float" office:value="1051" calcext:value-type="float">
            <text:p>1,051</text:p>
          </table:table-cell>
          <table:table-cell table:style-name="ce3" office:value-type="float" office:value="95.81" calcext:value-type="float">
            <text:p>95.81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26" office:value-type="float" office:value="1344" calcext:value-type="float">
            <text:p>1,344</text:p>
          </table:table-cell>
          <table:table-cell table:style-name="ce29" office:value-type="float" office:value="1285" calcext:value-type="float">
            <text:p>1,285</text:p>
          </table:table-cell>
          <table:table-cell table:style-name="ce4" office:value-type="float" office:value="95.61" calcext:value-type="float">
            <text:p>95.61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MEF ÜNİVERSİTESİ</text:p>
          </table:table-cell>
          <table:table-cell table:style-name="ce19" office:value-type="float" office:value="731" calcext:value-type="float">
            <text:p>731</text:p>
          </table:table-cell>
          <table:table-cell table:style-name="ce10" office:value-type="float" office:value="698" calcext:value-type="float">
            <text:p>698</text:p>
          </table:table-cell>
          <table:table-cell table:style-name="ce5" office:value-type="float" office:value="95.49" calcext:value-type="float">
            <text:p>95.49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KOÇ ÜNİVERSİTESİ</text:p>
          </table:table-cell>
          <table:table-cell table:style-name="ce26" office:value-type="float" office:value="1224" calcext:value-type="float">
            <text:p>1,224</text:p>
          </table:table-cell>
          <table:table-cell table:style-name="ce29" office:value-type="float" office:value="1146" calcext:value-type="float">
            <text:p>1,146</text:p>
          </table:table-cell>
          <table:table-cell table:style-name="ce4" office:value-type="float" office:value="93.63" calcext:value-type="float">
            <text:p>93.63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27" office:value-type="float" office:value="1400" calcext:value-type="float">
            <text:p>1,400</text:p>
          </table:table-cell>
          <table:table-cell table:style-name="ce30" office:value-type="float" office:value="1307" calcext:value-type="float">
            <text:p>1,307</text:p>
          </table:table-cell>
          <table:table-cell table:style-name="ce5" office:value-type="float" office:value="93.36" calcext:value-type="float">
            <text:p>93.36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18" office:value-type="float" office:value="325" calcext:value-type="float">
            <text:p>325</text:p>
          </table:table-cell>
          <table:table-cell table:style-name="ce9" office:value-type="float" office:value="302" calcext:value-type="float">
            <text:p>302</text:p>
          </table:table-cell>
          <table:table-cell table:style-name="ce4" office:value-type="float" office:value="92.92" calcext:value-type="float">
            <text:p>92.92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27" office:value-type="float" office:value="5620" calcext:value-type="float">
            <text:p>5,620</text:p>
          </table:table-cell>
          <table:table-cell table:style-name="ce30" office:value-type="float" office:value="5208" calcext:value-type="float">
            <text:p>5,208</text:p>
          </table:table-cell>
          <table:table-cell table:style-name="ce5" office:value-type="float" office:value="92.67" calcext:value-type="float">
            <text:p>92.67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26" office:value-type="float" office:value="2845" calcext:value-type="float">
            <text:p>2,845</text:p>
          </table:table-cell>
          <table:table-cell table:style-name="ce29" office:value-type="float" office:value="2622" calcext:value-type="float">
            <text:p>2,622</text:p>
          </table:table-cell>
          <table:table-cell table:style-name="ce4" office:value-type="float" office:value="92.16" calcext:value-type="float">
            <text:p>92.16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27" office:value-type="float" office:value="1820" calcext:value-type="float">
            <text:p>1,820</text:p>
          </table:table-cell>
          <table:table-cell table:style-name="ce30" office:value-type="float" office:value="1664" calcext:value-type="float">
            <text:p>1,664</text:p>
          </table:table-cell>
          <table:table-cell table:style-name="ce5" office:value-type="float" office:value="91.43" calcext:value-type="float">
            <text:p>91.43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26" office:value-type="float" office:value="10295" calcext:value-type="float">
            <text:p>10,295</text:p>
          </table:table-cell>
          <table:table-cell table:style-name="ce29" office:value-type="float" office:value="9400" calcext:value-type="float">
            <text:p>9,400</text:p>
          </table:table-cell>
          <table:table-cell table:style-name="ce4" office:value-type="float" office:value="91.31" calcext:value-type="float">
            <text:p>91.31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27" office:value-type="float" office:value="2315" calcext:value-type="float">
            <text:p>2,315</text:p>
          </table:table-cell>
          <table:table-cell table:style-name="ce30" office:value-type="float" office:value="2090" calcext:value-type="float">
            <text:p>2,090</text:p>
          </table:table-cell>
          <table:table-cell table:style-name="ce5" office:value-type="float" office:value="90.28" calcext:value-type="float">
            <text:p>90.28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26" office:value-type="float" office:value="3391" calcext:value-type="float">
            <text:p>3,391</text:p>
          </table:table-cell>
          <table:table-cell table:style-name="ce29" office:value-type="float" office:value="3034" calcext:value-type="float">
            <text:p>3,034</text:p>
          </table:table-cell>
          <table:table-cell table:style-name="ce4" office:value-type="float" office:value="89.47" calcext:value-type="float">
            <text:p>89.47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27" office:value-type="float" office:value="1265" calcext:value-type="float">
            <text:p>1,265</text:p>
          </table:table-cell>
          <table:table-cell table:style-name="ce30" office:value-type="float" office:value="1124" calcext:value-type="float">
            <text:p>1,124</text:p>
          </table:table-cell>
          <table:table-cell table:style-name="ce5" office:value-type="float" office:value="88.85" calcext:value-type="float">
            <text:p>88.85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18" office:value-type="float" office:value="230" calcext:value-type="float">
            <text:p>230</text:p>
          </table:table-cell>
          <table:table-cell table:style-name="ce9" office:value-type="float" office:value="202" calcext:value-type="float">
            <text:p>202</text:p>
          </table:table-cell>
          <table:table-cell table:style-name="ce4" office:value-type="float" office:value="87.83" calcext:value-type="float">
            <text:p>87.83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27" office:value-type="float" office:value="1165" calcext:value-type="float">
            <text:p>1,165</text:p>
          </table:table-cell>
          <table:table-cell table:style-name="ce30" office:value-type="float" office:value="1022" calcext:value-type="float">
            <text:p>1,022</text:p>
          </table:table-cell>
          <table:table-cell table:style-name="ce5" office:value-type="float" office:value="87.73" calcext:value-type="float">
            <text:p>87.73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9" office:value-type="float" office:value="1191" calcext:value-type="float">
            <text:p>1,191</text:p>
          </table:table-cell>
          <table:table-cell table:style-name="ce4" office:value-type="float" office:value="87.57" calcext:value-type="float">
            <text:p>87.57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ACIBADEM MEHMET ALİ AYDINLAR ÜNİVERSİTESİ</text:p>
          </table:table-cell>
          <table:table-cell table:style-name="ce27" office:value-type="float" office:value="1270" calcext:value-type="float">
            <text:p>1,270</text:p>
          </table:table-cell>
          <table:table-cell table:style-name="ce30" office:value-type="float" office:value="1109" calcext:value-type="float">
            <text:p>1,109</text:p>
          </table:table-cell>
          <table:table-cell table:style-name="ce5" office:value-type="float" office:value="87.32" calcext:value-type="float">
            <text:p>87.32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26" office:value-type="float" office:value="1260" calcext:value-type="float">
            <text:p>1,260</text:p>
          </table:table-cell>
          <table:table-cell table:style-name="ce29" office:value-type="float" office:value="1093" calcext:value-type="float">
            <text:p>1,093</text:p>
          </table:table-cell>
          <table:table-cell table:style-name="ce4" office:value-type="float" office:value="86.75" calcext:value-type="float">
            <text:p>86.75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27" office:value-type="float" office:value="6840" calcext:value-type="float">
            <text:p>6,840</text:p>
          </table:table-cell>
          <table:table-cell table:style-name="ce30" office:value-type="float" office:value="5930" calcext:value-type="float">
            <text:p>5,930</text:p>
          </table:table-cell>
          <table:table-cell table:style-name="ce5" office:value-type="float" office:value="86.7" calcext:value-type="float">
            <text:p>86.7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26" office:value-type="float" office:value="2620" calcext:value-type="float">
            <text:p>2,620</text:p>
          </table:table-cell>
          <table:table-cell table:style-name="ce29" office:value-type="float" office:value="2263" calcext:value-type="float">
            <text:p>2,263</text:p>
          </table:table-cell>
          <table:table-cell table:style-name="ce4" office:value-type="float" office:value="86.37" calcext:value-type="float">
            <text:p>86.37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27" office:value-type="float" office:value="1753" calcext:value-type="float">
            <text:p>1,753</text:p>
          </table:table-cell>
          <table:table-cell table:style-name="ce30" office:value-type="float" office:value="1512" calcext:value-type="float">
            <text:p>1,512</text:p>
          </table:table-cell>
          <table:table-cell table:style-name="ce5" office:value-type="float" office:value="86.25" calcext:value-type="float">
            <text:p>86.25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26" office:value-type="float" office:value="3454" calcext:value-type="float">
            <text:p>3,454</text:p>
          </table:table-cell>
          <table:table-cell table:style-name="ce29" office:value-type="float" office:value="2968" calcext:value-type="float">
            <text:p>2,968</text:p>
          </table:table-cell>
          <table:table-cell table:style-name="ce4" office:value-type="float" office:value="85.93" calcext:value-type="float">
            <text:p>85.93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27" office:value-type="float" office:value="2285" calcext:value-type="float">
            <text:p>2,285</text:p>
          </table:table-cell>
          <table:table-cell table:style-name="ce30" office:value-type="float" office:value="1944" calcext:value-type="float">
            <text:p>1,944</text:p>
          </table:table-cell>
          <table:table-cell table:style-name="ce5" office:value-type="float" office:value="85.08" calcext:value-type="float">
            <text:p>85.08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26" office:value-type="float" office:value="2563" calcext:value-type="float">
            <text:p>2,563</text:p>
          </table:table-cell>
          <table:table-cell table:style-name="ce29" office:value-type="float" office:value="2159" calcext:value-type="float">
            <text:p>2,159</text:p>
          </table:table-cell>
          <table:table-cell table:style-name="ce4" office:value-type="float" office:value="84.24" calcext:value-type="float">
            <text:p>84.24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27" office:value-type="float" office:value="9276" calcext:value-type="float">
            <text:p>9,276</text:p>
          </table:table-cell>
          <table:table-cell table:style-name="ce30" office:value-type="float" office:value="7795" calcext:value-type="float">
            <text:p>7,795</text:p>
          </table:table-cell>
          <table:table-cell table:style-name="ce5" office:value-type="float" office:value="84.03" calcext:value-type="float">
            <text:p>84.03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26" office:value-type="float" office:value="4121" calcext:value-type="float">
            <text:p>4,121</text:p>
          </table:table-cell>
          <table:table-cell table:style-name="ce29" office:value-type="float" office:value="3455" calcext:value-type="float">
            <text:p>3,455</text:p>
          </table:table-cell>
          <table:table-cell table:style-name="ce4" office:value-type="float" office:value="83.84" calcext:value-type="float">
            <text:p>83.84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27" office:value-type="float" office:value="1970" calcext:value-type="float">
            <text:p>1,970</text:p>
          </table:table-cell>
          <table:table-cell table:style-name="ce30" office:value-type="float" office:value="1626" calcext:value-type="float">
            <text:p>1,626</text:p>
          </table:table-cell>
          <table:table-cell table:style-name="ce5" office:value-type="float" office:value="82.54" calcext:value-type="float">
            <text:p>82.54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26" office:value-type="float" office:value="1495" calcext:value-type="float">
            <text:p>1,495</text:p>
          </table:table-cell>
          <table:table-cell table:style-name="ce29" office:value-type="float" office:value="1224" calcext:value-type="float">
            <text:p>1,224</text:p>
          </table:table-cell>
          <table:table-cell table:style-name="ce4" office:value-type="float" office:value="81.87" calcext:value-type="float">
            <text:p>81.87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27" office:value-type="float" office:value="4640" calcext:value-type="float">
            <text:p>4,640</text:p>
          </table:table-cell>
          <table:table-cell table:style-name="ce30" office:value-type="float" office:value="3795" calcext:value-type="float">
            <text:p>3,795</text:p>
          </table:table-cell>
          <table:table-cell table:style-name="ce5" office:value-type="float" office:value="81.79" calcext:value-type="float">
            <text:p>81.79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26" office:value-type="float" office:value="9511" calcext:value-type="float">
            <text:p>9,511</text:p>
          </table:table-cell>
          <table:table-cell table:style-name="ce29" office:value-type="float" office:value="7774" calcext:value-type="float">
            <text:p>7,774</text:p>
          </table:table-cell>
          <table:table-cell table:style-name="ce4" office:value-type="float" office:value="81.74" calcext:value-type="float">
            <text:p>81.74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27" office:value-type="float" office:value="1702" calcext:value-type="float">
            <text:p>1,702</text:p>
          </table:table-cell>
          <table:table-cell table:style-name="ce30" office:value-type="float" office:value="1374" calcext:value-type="float">
            <text:p>1,374</text:p>
          </table:table-cell>
          <table:table-cell table:style-name="ce5" office:value-type="float" office:value="80.73" calcext:value-type="float">
            <text:p>80.73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26" office:value-type="float" office:value="2125" calcext:value-type="float">
            <text:p>2,125</text:p>
          </table:table-cell>
          <table:table-cell table:style-name="ce29" office:value-type="float" office:value="1712" calcext:value-type="float">
            <text:p>1,712</text:p>
          </table:table-cell>
          <table:table-cell table:style-name="ce4" office:value-type="float" office:value="80.56" calcext:value-type="float">
            <text:p>80.56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27" office:value-type="float" office:value="3496" calcext:value-type="float">
            <text:p>3,496</text:p>
          </table:table-cell>
          <table:table-cell table:style-name="ce30" office:value-type="float" office:value="2802" calcext:value-type="float">
            <text:p>2,802</text:p>
          </table:table-cell>
          <table:table-cell table:style-name="ce5" office:value-type="float" office:value="80.15" calcext:value-type="float">
            <text:p>80.15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26" office:value-type="float" office:value="1219" calcext:value-type="float">
            <text:p>1,219</text:p>
          </table:table-cell>
          <table:table-cell table:style-name="ce9" office:value-type="float" office:value="975" calcext:value-type="float">
            <text:p>975</text:p>
          </table:table-cell>
          <table:table-cell table:style-name="ce4" office:value-type="float" office:value="79.98" calcext:value-type="float">
            <text:p>79.98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27" office:value-type="float" office:value="1335" calcext:value-type="float">
            <text:p>1,335</text:p>
          </table:table-cell>
          <table:table-cell table:style-name="ce30" office:value-type="float" office:value="1063" calcext:value-type="float">
            <text:p>1,063</text:p>
          </table:table-cell>
          <table:table-cell table:style-name="ce5" office:value-type="float" office:value="79.63" calcext:value-type="float">
            <text:p>79.63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26" office:value-type="float" office:value="3590" calcext:value-type="float">
            <text:p>3,590</text:p>
          </table:table-cell>
          <table:table-cell table:style-name="ce29" office:value-type="float" office:value="2856" calcext:value-type="float">
            <text:p>2,856</text:p>
          </table:table-cell>
          <table:table-cell table:style-name="ce4" office:value-type="float" office:value="79.55" calcext:value-type="float">
            <text:p>79.55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27" office:value-type="float" office:value="1240" calcext:value-type="float">
            <text:p>1,240</text:p>
          </table:table-cell>
          <table:table-cell table:style-name="ce10" office:value-type="float" office:value="986" calcext:value-type="float">
            <text:p>986</text:p>
          </table:table-cell>
          <table:table-cell table:style-name="ce5" office:value-type="float" office:value="79.52" calcext:value-type="float">
            <text:p>79.52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26" office:value-type="float" office:value="1377" calcext:value-type="float">
            <text:p>1,377</text:p>
          </table:table-cell>
          <table:table-cell table:style-name="ce29" office:value-type="float" office:value="1093" calcext:value-type="float">
            <text:p>1,093</text:p>
          </table:table-cell>
          <table:table-cell table:style-name="ce4" office:value-type="float" office:value="79.38" calcext:value-type="float">
            <text:p>79.38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19" office:value-type="float" office:value="920" calcext:value-type="float">
            <text:p>920</text:p>
          </table:table-cell>
          <table:table-cell table:style-name="ce10" office:value-type="float" office:value="730" calcext:value-type="float">
            <text:p>730</text:p>
          </table:table-cell>
          <table:table-cell table:style-name="ce5" office:value-type="float" office:value="79.35" calcext:value-type="float">
            <text:p>79.35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26" office:value-type="float" office:value="2614" calcext:value-type="float">
            <text:p>2,614</text:p>
          </table:table-cell>
          <table:table-cell table:style-name="ce29" office:value-type="float" office:value="2066" calcext:value-type="float">
            <text:p>2,066</text:p>
          </table:table-cell>
          <table:table-cell table:style-name="ce4" office:value-type="float" office:value="79.04" calcext:value-type="float">
            <text:p>79.04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19" office:value-type="float" office:value="769" calcext:value-type="float">
            <text:p>769</text:p>
          </table:table-cell>
          <table:table-cell table:style-name="ce10" office:value-type="float" office:value="602" calcext:value-type="float">
            <text:p>602</text:p>
          </table:table-cell>
          <table:table-cell table:style-name="ce5" office:value-type="float" office:value="78.28" calcext:value-type="float">
            <text:p>78.28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18" office:value-type="float" office:value="647" calcext:value-type="float">
            <text:p>647</text:p>
          </table:table-cell>
          <table:table-cell table:style-name="ce9" office:value-type="float" office:value="490" calcext:value-type="float">
            <text:p>490</text:p>
          </table:table-cell>
          <table:table-cell table:style-name="ce4" office:value-type="float" office:value="75.73" calcext:value-type="float">
            <text:p>75.73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19" office:value-type="float" office:value="910" calcext:value-type="float">
            <text:p>910</text:p>
          </table:table-cell>
          <table:table-cell table:style-name="ce10" office:value-type="float" office:value="689" calcext:value-type="float">
            <text:p>689</text:p>
          </table:table-cell>
          <table:table-cell table:style-name="ce5" office:value-type="float" office:value="75.71" calcext:value-type="float">
            <text:p>75.71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26" office:value-type="float" office:value="1844" calcext:value-type="float">
            <text:p>1,844</text:p>
          </table:table-cell>
          <table:table-cell table:style-name="ce29" office:value-type="float" office:value="1394" calcext:value-type="float">
            <text:p>1,394</text:p>
          </table:table-cell>
          <table:table-cell table:style-name="ce4" office:value-type="float" office:value="75.6" calcext:value-type="float">
            <text:p>75.6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27" office:value-type="float" office:value="1930" calcext:value-type="float">
            <text:p>1,930</text:p>
          </table:table-cell>
          <table:table-cell table:style-name="ce30" office:value-type="float" office:value="1414" calcext:value-type="float">
            <text:p>1,414</text:p>
          </table:table-cell>
          <table:table-cell table:style-name="ce5" office:value-type="float" office:value="73.26" calcext:value-type="float">
            <text:p>73.26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FARUK SARAÇ TASARIM MYO</text:p>
          </table:table-cell>
          <table:table-cell table:style-name="ce18" office:value-type="float" office:value="539" calcext:value-type="float">
            <text:p>539</text:p>
          </table:table-cell>
          <table:table-cell table:style-name="ce9" office:value-type="float" office:value="394" calcext:value-type="float">
            <text:p>394</text:p>
          </table:table-cell>
          <table:table-cell table:style-name="ce4" office:value-type="float" office:value="73.1" calcext:value-type="float">
            <text:p>73.1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AVRUPA MYO**</text:p>
          </table:table-cell>
          <table:table-cell table:style-name="ce27" office:value-type="float" office:value="1250" calcext:value-type="float">
            <text:p>1,250</text:p>
          </table:table-cell>
          <table:table-cell table:style-name="ce10" office:value-type="float" office:value="913" calcext:value-type="float">
            <text:p>913</text:p>
          </table:table-cell>
          <table:table-cell table:style-name="ce5" office:value-type="float" office:value="73.04" calcext:value-type="float">
            <text:p>73.04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26" office:value-type="float" office:value="3054" calcext:value-type="float">
            <text:p>3,054</text:p>
          </table:table-cell>
          <table:table-cell table:style-name="ce29" office:value-type="float" office:value="2170" calcext:value-type="float">
            <text:p>2,170</text:p>
          </table:table-cell>
          <table:table-cell table:style-name="ce4" office:value-type="float" office:value="71.05" calcext:value-type="float">
            <text:p>71.05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27" office:value-type="float" office:value="2866" calcext:value-type="float">
            <text:p>2,866</text:p>
          </table:table-cell>
          <table:table-cell table:style-name="ce30" office:value-type="float" office:value="2031" calcext:value-type="float">
            <text:p>2,031</text:p>
          </table:table-cell>
          <table:table-cell table:style-name="ce5" office:value-type="float" office:value="70.87" calcext:value-type="float">
            <text:p>70.87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OSTİM TEKNİK ÜNİVERSİTESİ</text:p>
          </table:table-cell>
          <table:table-cell table:style-name="ce18" office:value-type="float" office:value="340" calcext:value-type="float">
            <text:p>340</text:p>
          </table:table-cell>
          <table:table-cell table:style-name="ce9" office:value-type="float" office:value="236" calcext:value-type="float">
            <text:p>236</text:p>
          </table:table-cell>
          <table:table-cell table:style-name="ce4" office:value-type="float" office:value="69.41" calcext:value-type="float">
            <text:p>69.41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19" office:value-type="float" office:value="555" calcext:value-type="float">
            <text:p>555</text:p>
          </table:table-cell>
          <table:table-cell table:style-name="ce10" office:value-type="float" office:value="382" calcext:value-type="float">
            <text:p>382</text:p>
          </table:table-cell>
          <table:table-cell table:style-name="ce5" office:value-type="float" office:value="68.83" calcext:value-type="float">
            <text:p>68.83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26" office:value-type="float" office:value="2105" calcext:value-type="float">
            <text:p>2,105</text:p>
          </table:table-cell>
          <table:table-cell table:style-name="ce29" office:value-type="float" office:value="1438" calcext:value-type="float">
            <text:p>1,438</text:p>
          </table:table-cell>
          <table:table-cell table:style-name="ce4" office:value-type="float" office:value="68.31" calcext:value-type="float">
            <text:p>68.31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27" office:value-type="float" office:value="2660" calcext:value-type="float">
            <text:p>2,660</text:p>
          </table:table-cell>
          <table:table-cell table:style-name="ce30" office:value-type="float" office:value="1710" calcext:value-type="float">
            <text:p>1,710</text:p>
          </table:table-cell>
          <table:table-cell table:style-name="ce5" office:value-type="float" office:value="64.29" calcext:value-type="float">
            <text:p>64.29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NİŞANTAŞI ÜNİVERSİTESİ</text:p>
          </table:table-cell>
          <table:table-cell table:style-name="ce24" office:value-type="float" office:value="5710" calcext:value-type="float">
            <text:p>5,710</text:p>
          </table:table-cell>
          <table:table-cell table:style-name="ce31" office:value-type="float" office:value="3663" calcext:value-type="float">
            <text:p>3,663</text:p>
          </table:table-cell>
          <table:table-cell table:style-name="ce2" office:value-type="float" office:value="64.15" calcext:value-type="float">
            <text:p>64.15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İSTANBUL AREL ÜNİVERSİTESİ</text:p>
          </table:table-cell>
          <table:table-cell table:style-name="ce25" office:value-type="float" office:value="3811" calcext:value-type="float">
            <text:p>3,811</text:p>
          </table:table-cell>
          <table:table-cell table:style-name="ce28" office:value-type="float" office:value="2415" calcext:value-type="float">
            <text:p>2,415</text:p>
          </table:table-cell>
          <table:table-cell table:style-name="ce3" office:value-type="float" office:value="63.37" calcext:value-type="float">
            <text:p>63.37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AVRASYA ÜNİVERSİTESİ</text:p>
          </table:table-cell>
          <table:table-cell table:style-name="ce24" office:value-type="float" office:value="2529" calcext:value-type="float">
            <text:p>2,529</text:p>
          </table:table-cell>
          <table:table-cell table:style-name="ce31" office:value-type="float" office:value="1523" calcext:value-type="float">
            <text:p>1,523</text:p>
          </table:table-cell>
          <table:table-cell table:style-name="ce2" office:value-type="float" office:value="60.22" calcext:value-type="float">
            <text:p>60.22</text:p>
          </table:table-cell>
          <table:table-cell table:number-columns-repeated="101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TOROS ÜNİVERSİTESİ</text:p>
          </table:table-cell>
          <table:table-cell table:style-name="ce25" office:value-type="float" office:value="1190" calcext:value-type="float">
            <text:p>1,190</text:p>
          </table:table-cell>
          <table:table-cell table:style-name="ce8" office:value-type="float" office:value="709" calcext:value-type="float">
            <text:p>709</text:p>
          </table:table-cell>
          <table:table-cell table:style-name="ce3" office:value-type="float" office:value="59.58" calcext:value-type="float">
            <text:p>59.58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FENERBAHÇE ÜNİVERSİTESİ</text:p>
          </table:table-cell>
          <table:table-cell table:style-name="ce22" office:value-type="float" office:value="660" calcext:value-type="float">
            <text:p>660</text:p>
          </table:table-cell>
          <table:table-cell table:style-name="ce7" office:value-type="float" office:value="388" calcext:value-type="float">
            <text:p>388</text:p>
          </table:table-cell>
          <table:table-cell table:style-name="ce2" office:value-type="float" office:value="58.79" calcext:value-type="float">
            <text:p>58.79</text:p>
          </table:table-cell>
          <table:table-cell table:number-columns-repeated="101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ATAŞEHİR ADIGÜZEL MYO</text:p>
          </table:table-cell>
          <table:table-cell table:style-name="ce23" office:value-type="float" office:value="640" calcext:value-type="float">
            <text:p>640</text:p>
          </table:table-cell>
          <table:table-cell table:style-name="ce8" office:value-type="float" office:value="354" calcext:value-type="float">
            <text:p>354</text:p>
          </table:table-cell>
          <table:table-cell table:style-name="ce3" office:value-type="float" office:value="55.31" calcext:value-type="float">
            <text:p>55.3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7" office:value-type="string" calcext:value-type="string">
            <text:p>ANTALYA AKEV ÜNİVERSİTESİ</text:p>
          </table:table-cell>
          <table:table-cell table:style-name="ce22" office:value-type="float" office:value="365" calcext:value-type="float">
            <text:p>365</text:p>
          </table:table-cell>
          <table:table-cell table:style-name="ce7" office:value-type="float" office:value="197" calcext:value-type="float">
            <text:p>197</text:p>
          </table:table-cell>
          <table:table-cell table:style-name="ce2" office:value-type="float" office:value="53.97" calcext:value-type="float">
            <text:p>53.97</text:p>
          </table:table-cell>
          <table:table-cell table:number-columns-repeated="101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İSTANBUL OKAN ÜNİVERSİTESİ</text:p>
          </table:table-cell>
          <table:table-cell table:style-name="ce25" office:value-type="float" office:value="4666" calcext:value-type="float">
            <text:p>4,666</text:p>
          </table:table-cell>
          <table:table-cell table:style-name="ce28" office:value-type="float" office:value="2505" calcext:value-type="float">
            <text:p>2,505</text:p>
          </table:table-cell>
          <table:table-cell table:style-name="ce3" office:value-type="float" office:value="53.69" calcext:value-type="float">
            <text:p>53.69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7" office:value-type="string" calcext:value-type="string">
            <text:p>ALTINBAŞ ÜNİVERSİTESİ</text:p>
          </table:table-cell>
          <table:table-cell table:style-name="ce24" office:value-type="float" office:value="2045" calcext:value-type="float">
            <text:p>2,045</text:p>
          </table:table-cell>
          <table:table-cell table:style-name="ce31" office:value-type="float" office:value="1008" calcext:value-type="float">
            <text:p>1,008</text:p>
          </table:table-cell>
          <table:table-cell table:style-name="ce2" office:value-type="float" office:value="49.29" calcext:value-type="float">
            <text:p>49.29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ALANYA HAMDULLAH EMİN PAŞA ÜNİVERSİTESİ</text:p>
          </table:table-cell>
          <table:table-cell table:style-name="ce23" office:value-type="float" office:value="195" calcext:value-type="float">
            <text:p>195</text:p>
          </table:table-cell>
          <table:table-cell table:style-name="ce8" office:value-type="float" office:value="73" calcext:value-type="float">
            <text:p>73</text:p>
          </table:table-cell>
          <table:table-cell table:style-name="ce3" office:value-type="float" office:value="37.44" calcext:value-type="float">
            <text:p>37.44</text:p>
          </table:table-cell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Cari Gider Miktarına Göre Vakıf Üniversiteleri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33" office:value-type="string" calcext:value-type="string">
            <text:p>ÖĞRENCİ BAŞINA CARİ GİDER**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KOÇ ÜNİVERSİTESİ</text:p>
          </table:table-cell>
          <table:table-cell table:style-name="ce34" office:value-type="float" office:value="97555.2" calcext:value-type="float">
            <text:p>97,555.2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BN HALDUN ÜNİVERSİTESİ</text:p>
          </table:table-cell>
          <table:table-cell table:style-name="ce35" office:value-type="float" office:value="82166.8" calcext:value-type="float">
            <text:p>82,166.80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34" office:value-type="float" office:value="80442.9" calcext:value-type="float">
            <text:p>80,442.9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35" office:value-type="float" office:value="74050.3" calcext:value-type="float">
            <text:p>74,050.30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EZM-İ ALEM VAKIF ÜNİVERSİTESİ</text:p>
          </table:table-cell>
          <table:table-cell table:style-name="ce34" office:value-type="float" office:value="46445.7" calcext:value-type="float">
            <text:p>46,445.7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35" office:value-type="float" office:value="44140.8" calcext:value-type="float">
            <text:p>44,140.80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DEMİROĞLU BİLİM ÜNİVERSİTESİ</text:p>
          </table:table-cell>
          <table:table-cell table:style-name="ce34" office:value-type="float" office:value="43179" calcext:value-type="float">
            <text:p>43,179.0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LOKMAN HEKİM ÜNİVERSİTESİ</text:p>
          </table:table-cell>
          <table:table-cell table:style-name="ce35" office:value-type="float" office:value="34652.3" calcext:value-type="float">
            <text:p>34,652.30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TOBB EKONOMİ VE TEKNOLOJİ ÜNİVERSİTESİ</text:p>
          </table:table-cell>
          <table:table-cell table:style-name="ce34" office:value-type="float" office:value="29571.3" calcext:value-type="float">
            <text:p>29,571.30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SANKO ÜNİVERSİTESİ</text:p>
          </table:table-cell>
          <table:table-cell table:style-name="ce35" office:value-type="float" office:value="27901.1" calcext:value-type="float">
            <text:p>27,901.10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36" office:value-type="float" office:value="27034.8" calcext:value-type="float">
            <text:p>27,034.80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ACIBADEM MEHMET ALİ AYDINLAR ÜNİVERSİTESİ</text:p>
          </table:table-cell>
          <table:table-cell table:style-name="ce37" office:value-type="float" office:value="26578.6" calcext:value-type="float">
            <text:p>26,578.60</text:p>
          </table:table-cell>
          <table:table-cell table:number-columns-repeated="102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36" office:value-type="float" office:value="25157.5" calcext:value-type="float">
            <text:p>25,157.50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37" office:value-type="float" office:value="23045.7" calcext:value-type="float">
            <text:p>23,045.70</text:p>
          </table:table-cell>
          <table:table-cell table:number-columns-repeated="102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36" office:value-type="float" office:value="22320.2" calcext:value-type="float">
            <text:p>22,320.20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37" office:value-type="float" office:value="21960.2" calcext:value-type="float">
            <text:p>21,960.20</text:p>
          </table:table-cell>
          <table:table-cell table:number-columns-repeated="102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MEF ÜNİVERSİTESİ</text:p>
          </table:table-cell>
          <table:table-cell table:style-name="ce36" office:value-type="float" office:value="20672.1" calcext:value-type="float">
            <text:p>20,672.10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TED ÜNİVERSİTESİ</text:p>
          </table:table-cell>
          <table:table-cell table:style-name="ce37" office:value-type="float" office:value="20120.2" calcext:value-type="float">
            <text:p>20,120.20</text:p>
          </table:table-cell>
          <table:table-cell table:number-columns-repeated="102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36" office:value-type="float" office:value="19139.1" calcext:value-type="float">
            <text:p>19,139.10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37" office:value-type="float" office:value="18841.9" calcext:value-type="float">
            <text:p>18,841.90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36" office:value-type="float" office:value="18633.4" calcext:value-type="float">
            <text:p>18,633.40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37" office:value-type="float" office:value="18227.7" calcext:value-type="float">
            <text:p>18,227.70</text:p>
          </table:table-cell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UFUK ÜNİVERSİTESİ</text:p>
          </table:table-cell>
          <table:table-cell table:style-name="ce36" office:value-type="float" office:value="18203.9" calcext:value-type="float">
            <text:p>18,203.90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37" office:value-type="float" office:value="17655.1" calcext:value-type="float">
            <text:p>17,655.10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36" office:value-type="float" office:value="17530.5" calcext:value-type="float">
            <text:p>17,530.50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37" office:value-type="float" office:value="17307.2" calcext:value-type="float">
            <text:p>17,307.20</text:p>
          </table:table-cell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36" office:value-type="float" office:value="17277.4" calcext:value-type="float">
            <text:p>17,277.40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37" office:value-type="float" office:value="16644.5" calcext:value-type="float">
            <text:p>16,644.50</text:p>
          </table:table-cell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36" office:value-type="float" office:value="16559.7" calcext:value-type="float">
            <text:p>16,559.70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37" office:value-type="float" office:value="16357.3" calcext:value-type="float">
            <text:p>16,357.30</text:p>
          </table:table-cell>
          <table:table-cell table:number-columns-repeated="102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36" office:value-type="float" office:value="16203.6" calcext:value-type="float">
            <text:p>16,203.60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37" office:value-type="float" office:value="15917.6" calcext:value-type="float">
            <text:p>15,917.60</text:p>
          </table:table-cell>
          <table:table-cell table:number-columns-repeated="102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36" office:value-type="float" office:value="15859.2" calcext:value-type="float">
            <text:p>15,859.20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37" office:value-type="float" office:value="15395.7" calcext:value-type="float">
            <text:p>15,395.70</text:p>
          </table:table-cell>
          <table:table-cell table:number-columns-repeated="102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36" office:value-type="float" office:value="14864.8" calcext:value-type="float">
            <text:p>14,864.80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37" office:value-type="float" office:value="14844.4" calcext:value-type="float">
            <text:p>14,844.40</text:p>
          </table:table-cell>
          <table:table-cell table:number-columns-repeated="102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36" office:value-type="float" office:value="14033.2" calcext:value-type="float">
            <text:p>14,033.20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37" office:value-type="float" office:value="13786.6" calcext:value-type="float">
            <text:p>13,786.60</text:p>
          </table:table-cell>
          <table:table-cell table:number-columns-repeated="102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36" office:value-type="float" office:value="13428.5" calcext:value-type="float">
            <text:p>13,428.50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37" office:value-type="float" office:value="13112.4" calcext:value-type="float">
            <text:p>13,112.40</text:p>
          </table:table-cell>
          <table:table-cell table:number-columns-repeated="102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36" office:value-type="float" office:value="12942.7" calcext:value-type="float">
            <text:p>12,942.70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37" office:value-type="float" office:value="12659.3" calcext:value-type="float">
            <text:p>12,659.30</text:p>
          </table:table-cell>
          <table:table-cell table:number-columns-repeated="102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36" office:value-type="float" office:value="12242.9" calcext:value-type="float">
            <text:p>12,242.90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37" office:value-type="float" office:value="12043.7" calcext:value-type="float">
            <text:p>12,043.70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36" office:value-type="float" office:value="11834.8" calcext:value-type="float">
            <text:p>11,834.80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37" office:value-type="float" office:value="11756" calcext:value-type="float">
            <text:p>11,756.00</text:p>
          </table:table-cell>
          <table:table-cell table:number-columns-repeated="102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36" office:value-type="float" office:value="11534.1" calcext:value-type="float">
            <text:p>11,534.10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37" office:value-type="float" office:value="11352.9" calcext:value-type="float">
            <text:p>11,352.90</text:p>
          </table:table-cell>
          <table:table-cell table:number-columns-repeated="102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36" office:value-type="float" office:value="11319.8" calcext:value-type="float">
            <text:p>11,319.80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37" office:value-type="float" office:value="11137.5" calcext:value-type="float">
            <text:p>11,137.50</text:p>
          </table:table-cell>
          <table:table-cell table:number-columns-repeated="102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36" office:value-type="float" office:value="10972" calcext:value-type="float">
            <text:p>10,972.00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37" office:value-type="float" office:value="10964" calcext:value-type="float">
            <text:p>10,964.00</text:p>
          </table:table-cell>
          <table:table-cell table:number-columns-repeated="102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36" office:value-type="float" office:value="10837.5" calcext:value-type="float">
            <text:p>10,837.50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37" office:value-type="float" office:value="10748" calcext:value-type="float">
            <text:p>10,748.00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TOROS ÜNİVERSİTESİ</text:p>
          </table:table-cell>
          <table:table-cell table:style-name="ce34" office:value-type="float" office:value="10459.1" calcext:value-type="float">
            <text:p>10,459.10</text:p>
          </table:table-cell>
          <table:table-cell table:number-columns-repeated="1021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NUH NACİ YAZGAN ÜNİVERSİTESİ</text:p>
          </table:table-cell>
          <table:table-cell table:style-name="ce35" office:value-type="float" office:value="9663.1" calcext:value-type="float">
            <text:p>9,663.10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KAPADOKYA ÜNİVERSİTESİ</text:p>
          </table:table-cell>
          <table:table-cell table:style-name="ce34" office:value-type="float" office:value="9585.7" calcext:value-type="float">
            <text:p>9,585.70</text:p>
          </table:table-cell>
          <table:table-cell table:number-columns-repeated="102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İSTANBUL AYVANSARAY ÜNİVERSİTESİ</text:p>
          </table:table-cell>
          <table:table-cell table:style-name="ce35" office:value-type="float" office:value="9434.5" calcext:value-type="float">
            <text:p>9,434.50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İSTANBUL AYDIN ÜNİVERSİTESİ</text:p>
          </table:table-cell>
          <table:table-cell table:style-name="ce34" office:value-type="float" office:value="9134.1" calcext:value-type="float">
            <text:p>9,134.10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BİRUNİ ÜNİVERSİTESİ</text:p>
          </table:table-cell>
          <table:table-cell table:style-name="ce35" office:value-type="float" office:value="9103" calcext:value-type="float">
            <text:p>9,103.00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İSTANBUL ESENYURT ÜNİVERSİTESİ</text:p>
          </table:table-cell>
          <table:table-cell table:style-name="ce34" office:value-type="float" office:value="8921" calcext:value-type="float">
            <text:p>8,921.00</text:p>
          </table:table-cell>
          <table:table-cell table:number-columns-repeated="1021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35" office:value-type="float" office:value="8919" calcext:value-type="float">
            <text:p>8,919.00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ÇAĞ ÜNİVERSİTESİ</text:p>
          </table:table-cell>
          <table:table-cell table:style-name="ce34" office:value-type="float" office:value="8683.6" calcext:value-type="float">
            <text:p>8,683.60</text:p>
          </table:table-cell>
          <table:table-cell table:number-columns-repeated="102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38" office:value-type="float" office:value="4527.5" calcext:value-type="float">
            <text:p>4,527.50</text:p>
          </table:table-cell>
          <table:table-cell table:number-columns-repeated="1021"/>
        </table:table-row>
        <table:table-row table:style-name="ro1" table:number-rows-repeated="935">
          <table:table-cell table:number-columns-repeated="2"/>
          <table:table-cell table:style-name="ce39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KS Kontenjanları Tam Bursluluk Oranlarına Göre Vakıf Yükseköğretim Kurumları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6" office:value-type="string" calcext:value-type="string">
            <text:p>ÜNİVERSİTE / MYO</text:p>
          </table:table-cell>
          <table:table-cell table:style-name="ce17" office:value-type="string" calcext:value-type="string">
            <text:p>ÖNLİSANS KONTENJAN</text:p>
          </table:table-cell>
          <table:table-cell table:style-name="ce17" office:value-type="string" calcext:value-type="string">
            <text:p>LİSANS KONTENJAN</text:p>
          </table:table-cell>
          <table:table-cell table:style-name="ce17" office:value-type="string" calcext:value-type="string">
            <text:p>TOPLAM KONTENJAN</text:p>
          </table:table-cell>
          <table:table-cell table:style-name="ce11" office:value-type="string" calcext:value-type="string">
            <text:p>TAM BURSLU ÖĞRENCİ SAYISI</text:p>
          </table:table-cell>
          <table:table-cell table:style-name="ce20" office:value-type="string" calcext:value-type="string">
            <text:p>TAM BURSLU ÖĞRENCİ ORANI (%)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BN HALDUN ÜNİVERSİTESİ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OSTİM TEKNİK ÜNİVERSİTESİ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ENERBAHÇE ÜNİVERSİTESİ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660" calcext:value-type="float">
            <text:p>660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FATİH SULTAN MEHMET VAKIF ÜNİVERSİTESİ</text:p>
          </table:table-cell>
          <table:table-cell table:style-name="ce3" office:value-type="float" office:value="440" calcext:value-type="float">
            <text:p>440</text:p>
          </table:table-cell>
          <table:table-cell table:style-name="ce13" office:value-type="float" office:value="1055" calcext:value-type="float">
            <text:p>1,055</text:p>
          </table:table-cell>
          <table:table-cell table:style-name="ce28" office:value-type="float" office:value="1495" calcext:value-type="float">
            <text:p>1,49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KTO KARATAY ÜNİVERSİTESİ</text:p>
          </table:table-cell>
          <table:table-cell table:style-name="ce2" office:value-type="float" office:value="530" calcext:value-type="float">
            <text:p>530</text:p>
          </table:table-cell>
          <table:table-cell table:style-name="ce12" office:value-type="float" office:value="1595" calcext:value-type="float">
            <text:p>1,595</text:p>
          </table:table-cell>
          <table:table-cell table:style-name="ce31" office:value-type="float" office:value="2125" calcext:value-type="float">
            <text:p>2,125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2261" calcext:value-type="float">
            <text:p>2,261</text:p>
          </table:table-cell>
          <table:table-cell table:style-name="ce28" office:value-type="float" office:value="2261" calcext:value-type="float">
            <text:p>2,26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KOÇ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12" office:value-type="float" office:value="1224" calcext:value-type="float">
            <text:p>1,224</text:p>
          </table:table-cell>
          <table:table-cell table:style-name="ce31" office:value-type="float" office:value="1224" calcext:value-type="float">
            <text:p>1,224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ÇANKAYA ÜNİVERSİTESİ</text:p>
          </table:table-cell>
          <table:table-cell table:style-name="ce3" office:value-type="float" office:value="73" calcext:value-type="float">
            <text:p>73</text:p>
          </table:table-cell>
          <table:table-cell table:style-name="ce13" office:value-type="float" office:value="1146" calcext:value-type="float">
            <text:p>1,146</text:p>
          </table:table-cell>
          <table:table-cell table:style-name="ce28" office:value-type="float" office:value="1219" calcext:value-type="float">
            <text:p>1,21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KONYA GIDA VE TARIM ÜNİVERSİTESİ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45" calcext:value-type="float">
            <text:p>24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1097" calcext:value-type="float">
            <text:p>1,097</text:p>
          </table:table-cell>
          <table:table-cell table:style-name="ce28" office:value-type="float" office:value="1097" calcext:value-type="float">
            <text:p>1,097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1005" calcext:value-type="float">
            <text:p>1,005</text:p>
          </table:table-cell>
          <table:table-cell table:style-name="ce29" office:value-type="float" office:value="1005" calcext:value-type="float">
            <text:p>1,005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15" office:value-type="float" office:value="1550" calcext:value-type="float">
            <text:p>1,550</text:p>
          </table:table-cell>
          <table:table-cell table:style-name="ce5" office:value-type="float" office:value="979" calcext:value-type="float">
            <text:p>979</text:p>
          </table:table-cell>
          <table:table-cell table:style-name="ce30" office:value-type="float" office:value="2529" calcext:value-type="float">
            <text:p>2,529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500" calcext:value-type="float">
            <text:p>500</text:p>
          </table:table-cell>
          <table:table-cell table:style-name="ce29" office:value-type="float" office:value="1190" calcext:value-type="float">
            <text:p>1,190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5" office:value-type="float" office:value="250" calcext:value-type="float">
            <text:p>250</text:p>
          </table:table-cell>
          <table:table-cell table:style-name="ce15" office:value-type="float" office:value="1110" calcext:value-type="float">
            <text:p>1,110</text:p>
          </table:table-cell>
          <table:table-cell table:style-name="ce30" office:value-type="float" office:value="1360" calcext:value-type="float">
            <text:p>1,360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1400" calcext:value-type="float">
            <text:p>1,400</text:p>
          </table:table-cell>
          <table:table-cell table:style-name="ce29" office:value-type="float" office:value="1400" calcext:value-type="float">
            <text:p>1,400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5" office:value-type="float" office:value="840" calcext:value-type="float">
            <text:p>840</text:p>
          </table:table-cell>
          <table:table-cell table:style-name="ce15" office:value-type="float" office:value="1205" calcext:value-type="float">
            <text:p>1,205</text:p>
          </table:table-cell>
          <table:table-cell table:style-name="ce30" office:value-type="float" office:value="2045" calcext:value-type="float">
            <text:p>2,045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14" office:value-type="float" office:value="1421" calcext:value-type="float">
            <text:p>1,421</text:p>
          </table:table-cell>
          <table:table-cell table:style-name="ce14" office:value-type="float" office:value="2700" calcext:value-type="float">
            <text:p>2,700</text:p>
          </table:table-cell>
          <table:table-cell table:style-name="ce29" office:value-type="float" office:value="4121" calcext:value-type="float">
            <text:p>4,121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ANKARA MEDİPOL ÜNİVERSİTESİ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ACIBADEM MEHMET ALİ AYDINLAR ÜNİVERSİTESİ</text:p>
          </table:table-cell>
          <table:table-cell table:style-name="ce5" office:value-type="float" office:value="790" calcext:value-type="float">
            <text:p>790</text:p>
          </table:table-cell>
          <table:table-cell table:style-name="ce5" office:value-type="float" office:value="480" calcext:value-type="float">
            <text:p>480</text:p>
          </table:table-cell>
          <table:table-cell table:style-name="ce30" office:value-type="float" office:value="1270" calcext:value-type="float">
            <text:p>1,27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5" office:value-type="float" office:value="216" calcext:value-type="float">
            <text:p>216</text:p>
          </table:table-cell>
          <table:table-cell table:style-name="ce15" office:value-type="float" office:value="3238" calcext:value-type="float">
            <text:p>3,238</text:p>
          </table:table-cell>
          <table:table-cell table:style-name="ce30" office:value-type="float" office:value="3454" calcext:value-type="float">
            <text:p>3,454</text:p>
          </table:table-cell>
          <table:table-cell table:style-name="ce5" office:value-type="float" office:value="418" calcext:value-type="float">
            <text:p>41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95" calcext:value-type="float">
            <text:p>19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972" calcext:value-type="float">
            <text:p>972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14" office:value-type="float" office:value="1097" calcext:value-type="float">
            <text:p>1,097</text:p>
          </table:table-cell>
          <table:table-cell table:style-name="ce4" office:value-type="float" office:value="605" calcext:value-type="float">
            <text:p>605</text:p>
          </table:table-cell>
          <table:table-cell table:style-name="ce29" office:value-type="float" office:value="1702" calcext:value-type="float">
            <text:p>1,702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1265" calcext:value-type="float">
            <text:p>1,265</text:p>
          </table:table-cell>
          <table:table-cell table:style-name="ce30" office:value-type="float" office:value="1265" calcext:value-type="float">
            <text:p>1,265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55" calcext:value-type="float">
            <text:p>55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15" office:value-type="float" office:value="1525" calcext:value-type="float">
            <text:p>1,525</text:p>
          </table:table-cell>
          <table:table-cell table:style-name="ce15" office:value-type="float" office:value="2065" calcext:value-type="float">
            <text:p>2,065</text:p>
          </table:table-cell>
          <table:table-cell table:style-name="ce30" office:value-type="float" office:value="3590" calcext:value-type="float">
            <text:p>3,590</text:p>
          </table:table-cell>
          <table:table-cell table:style-name="ce5" office:value-type="float" office:value="406" calcext:value-type="float">
            <text:p>406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25" calcext:value-type="float">
            <text:p>32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15" office:value-type="float" office:value="1105" calcext:value-type="float">
            <text:p>1,105</text:p>
          </table:table-cell>
          <table:table-cell table:style-name="ce15" office:value-type="float" office:value="1000" calcext:value-type="float">
            <text:p>1,000</text:p>
          </table:table-cell>
          <table:table-cell table:style-name="ce30" office:value-type="float" office:value="2105" calcext:value-type="float">
            <text:p>2,105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14" office:value-type="float" office:value="5715" calcext:value-type="float">
            <text:p>5,715</text:p>
          </table:table-cell>
          <table:table-cell table:style-name="ce14" office:value-type="float" office:value="4580" calcext:value-type="float">
            <text:p>4,580</text:p>
          </table:table-cell>
          <table:table-cell table:style-name="ce29" office:value-type="float" office:value="10295" calcext:value-type="float">
            <text:p>10,295</text:p>
          </table:table-cell>
          <table:table-cell table:style-name="ce14" office:value-type="float" office:value="1108" calcext:value-type="float">
            <text:p>1,108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15" office:value-type="float" office:value="1230" calcext:value-type="float">
            <text:p>1,230</text:p>
          </table:table-cell>
          <table:table-cell table:style-name="ce5" office:value-type="float" office:value="740" calcext:value-type="float">
            <text:p>740</text:p>
          </table:table-cell>
          <table:table-cell table:style-name="ce30" office:value-type="float" office:value="1970" calcext:value-type="float">
            <text:p>1,970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1713" calcext:value-type="float">
            <text:p>1,713</text:p>
          </table:table-cell>
          <table:table-cell table:style-name="ce29" office:value-type="float" office:value="1753" calcext:value-type="float">
            <text:p>1,753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15" office:value-type="float" office:value="1516" calcext:value-type="float">
            <text:p>1,516</text:p>
          </table:table-cell>
          <table:table-cell table:style-name="ce15" office:value-type="float" office:value="1980" calcext:value-type="float">
            <text:p>1,980</text:p>
          </table:table-cell>
          <table:table-cell table:style-name="ce30" office:value-type="float" office:value="3496" calcext:value-type="float">
            <text:p>3,496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4" office:value-type="float" office:value="494" calcext:value-type="float">
            <text:p>494</text:p>
          </table:table-cell>
          <table:table-cell table:style-name="ce14" office:value-type="float" office:value="1350" calcext:value-type="float">
            <text:p>1,350</text:p>
          </table:table-cell>
          <table:table-cell table:style-name="ce26" office:value-type="float" office:value="1844" calcext:value-type="float">
            <text:p>1,844</text:p>
          </table:table-cell>
          <table:table-cell table:style-name="ce9" office:value-type="float" office:value="193" calcext:value-type="float">
            <text:p>19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420" calcext:value-type="float">
            <text:p>420</text:p>
          </table:table-cell>
          <table:table-cell table:style-name="ce19" office:value-type="float" office:value="920" calcext:value-type="float">
            <text:p>920</text:p>
          </table:table-cell>
          <table:table-cell table:style-name="ce10" office:value-type="float" office:value="96" calcext:value-type="float">
            <text:p>9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14" office:value-type="float" office:value="2268" calcext:value-type="float">
            <text:p>2,268</text:p>
          </table:table-cell>
          <table:table-cell table:style-name="ce14" office:value-type="float" office:value="2372" calcext:value-type="float">
            <text:p>2,372</text:p>
          </table:table-cell>
          <table:table-cell table:style-name="ce26" office:value-type="float" office:value="4640" calcext:value-type="float">
            <text:p>4,640</text:p>
          </table:table-cell>
          <table:table-cell table:style-name="ce9" office:value-type="float" office:value="481" calcext:value-type="float">
            <text:p>48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15" office:value-type="float" office:value="3320" calcext:value-type="float">
            <text:p>3,320</text:p>
          </table:table-cell>
          <table:table-cell table:style-name="ce15" office:value-type="float" office:value="2300" calcext:value-type="float">
            <text:p>2,300</text:p>
          </table:table-cell>
          <table:table-cell table:style-name="ce27" office:value-type="float" office:value="5620" calcext:value-type="float">
            <text:p>5,620</text:p>
          </table:table-cell>
          <table:table-cell table:style-name="ce10" office:value-type="float" office:value="581" calcext:value-type="float">
            <text:p>58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UFUK ÜNİVERSİTESİ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630" calcext:value-type="float">
            <text:p>630</text:p>
          </table:table-cell>
          <table:table-cell table:style-name="ce26" office:value-type="float" office:value="1335" calcext:value-type="float">
            <text:p>1,335</text:p>
          </table:table-cell>
          <table:table-cell table:style-name="ce9" office:value-type="float" office:value="138" calcext:value-type="float">
            <text:p>13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MALTEPE ÜNİVERSİTESİ</text:p>
          </table:table-cell>
          <table:table-cell table:style-name="ce5" office:value-type="float" office:value="767" calcext:value-type="float">
            <text:p>767</text:p>
          </table:table-cell>
          <table:table-cell table:style-name="ce15" office:value-type="float" office:value="1796" calcext:value-type="float">
            <text:p>1,796</text:p>
          </table:table-cell>
          <table:table-cell table:style-name="ce27" office:value-type="float" office:value="2563" calcext:value-type="float">
            <text:p>2,563</text:p>
          </table:table-cell>
          <table:table-cell table:style-name="ce10" office:value-type="float" office:value="264" calcext:value-type="float">
            <text:p>26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14" office:value-type="float" office:value="2436" calcext:value-type="float">
            <text:p>2,436</text:p>
          </table:table-cell>
          <table:table-cell table:style-name="ce14" office:value-type="float" office:value="2230" calcext:value-type="float">
            <text:p>2,230</text:p>
          </table:table-cell>
          <table:table-cell table:style-name="ce26" office:value-type="float" office:value="4666" calcext:value-type="float">
            <text:p>4,666</text:p>
          </table:table-cell>
          <table:table-cell table:style-name="ce9" office:value-type="float" office:value="477" calcext:value-type="float">
            <text:p>47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15" office:value-type="float" office:value="5401" calcext:value-type="float">
            <text:p>5,401</text:p>
          </table:table-cell>
          <table:table-cell table:style-name="ce15" office:value-type="float" office:value="3875" calcext:value-type="float">
            <text:p>3,875</text:p>
          </table:table-cell>
          <table:table-cell table:style-name="ce27" office:value-type="float" office:value="9276" calcext:value-type="float">
            <text:p>9,276</text:p>
          </table:table-cell>
          <table:table-cell table:style-name="ce10" office:value-type="float" office:value="947" calcext:value-type="float">
            <text:p>94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ZMİR KAVRAM MYO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float" office:value="973" calcext:value-type="float">
            <text:p>973</text:p>
          </table:table-cell>
          <table:table-cell table:style-name="ce9" office:value-type="float" office:value="99" calcext:value-type="float">
            <text:p>9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5" office:value-type="float" office:value="410" calcext:value-type="float">
            <text:p>410</text:p>
          </table:table-cell>
          <table:table-cell table:style-name="ce5" office:value-type="float" office:value="830" calcext:value-type="float">
            <text:p>830</text:p>
          </table:table-cell>
          <table:table-cell table:style-name="ce27" office:value-type="float" office:value="1240" calcext:value-type="float">
            <text:p>1,240</text:p>
          </table:table-cell>
          <table:table-cell table:style-name="ce10" office:value-type="float" office:value="126" calcext:value-type="float">
            <text:p>12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14" office:value-type="float" office:value="3626" calcext:value-type="float">
            <text:p>3,626</text:p>
          </table:table-cell>
          <table:table-cell table:style-name="ce14" office:value-type="float" office:value="2084" calcext:value-type="float">
            <text:p>2,084</text:p>
          </table:table-cell>
          <table:table-cell table:style-name="ce26" office:value-type="float" office:value="5710" calcext:value-type="float">
            <text:p>5,710</text:p>
          </table:table-cell>
          <table:table-cell table:style-name="ce9" office:value-type="float" office:value="579" calcext:value-type="float">
            <text:p>57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ANTALYA AKEV ÜNİVERSİTESİ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145" calcext:value-type="float">
            <text:p>145</text:p>
          </table:table-cell>
          <table:table-cell table:style-name="ce19" office:value-type="float" office:value="365" calcext:value-type="float">
            <text:p>365</text:p>
          </table:table-cell>
          <table:table-cell table:style-name="ce10" office:value-type="float" office:value="37" calcext:value-type="float">
            <text:p>3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60" calcext:value-type="float">
            <text:p>760</text:p>
          </table:table-cell>
          <table:table-cell table:style-name="ce18" office:value-type="float" office:value="760" calcext:value-type="float">
            <text:p>760</text:p>
          </table:table-cell>
          <table:table-cell table:style-name="ce9" office:value-type="float" office:value="77" calcext:value-type="float">
            <text:p>7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15" office:value-type="float" office:value="1820" calcext:value-type="float">
            <text:p>1,820</text:p>
          </table:table-cell>
          <table:table-cell table:style-name="ce5" office:value-type="float" office:value="0" calcext:value-type="float">
            <text:p>0</text:p>
          </table:table-cell>
          <table:table-cell table:style-name="ce27" office:value-type="float" office:value="1820" calcext:value-type="float">
            <text:p>1,820</text:p>
          </table:table-cell>
          <table:table-cell table:style-name="ce10" office:value-type="float" office:value="184" calcext:value-type="float">
            <text:p>18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4" office:value-type="float" office:value="844" calcext:value-type="float">
            <text:p>844</text:p>
          </table:table-cell>
          <table:table-cell table:style-name="ce14" office:value-type="float" office:value="1086" calcext:value-type="float">
            <text:p>1,086</text:p>
          </table:table-cell>
          <table:table-cell table:style-name="ce26" office:value-type="float" office:value="1930" calcext:value-type="float">
            <text:p>1,930</text:p>
          </table:table-cell>
          <table:table-cell table:style-name="ce9" office:value-type="float" office:value="195" calcext:value-type="float">
            <text:p>19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İSTANBUL AYDIN ÜNİVERSİTESİ</text:p>
          </table:table-cell>
          <table:table-cell table:style-name="ce15" office:value-type="float" office:value="6090" calcext:value-type="float">
            <text:p>6,090</text:p>
          </table:table-cell>
          <table:table-cell table:style-name="ce15" office:value-type="float" office:value="3421" calcext:value-type="float">
            <text:p>3,421</text:p>
          </table:table-cell>
          <table:table-cell table:style-name="ce27" office:value-type="float" office:value="9511" calcext:value-type="float">
            <text:p>9,511</text:p>
          </table:table-cell>
          <table:table-cell table:style-name="ce10" office:value-type="float" office:value="958" calcext:value-type="float">
            <text:p>95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170" calcext:value-type="float">
            <text:p>170</text:p>
          </table:table-cell>
          <table:table-cell table:style-name="ce18" office:value-type="float" office:value="647" calcext:value-type="float">
            <text:p>647</text:p>
          </table:table-cell>
          <table:table-cell table:style-name="ce9" office:value-type="float" office:value="65" calcext:value-type="float">
            <text:p>6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5" office:value-type="float" office:value="535" calcext:value-type="float">
            <text:p>535</text:p>
          </table:table-cell>
          <table:table-cell table:style-name="ce5" office:value-type="float" office:value="630" calcext:value-type="float">
            <text:p>630</text:p>
          </table:table-cell>
          <table:table-cell table:style-name="ce27" office:value-type="float" office:value="1165" calcext:value-type="float">
            <text:p>1,165</text:p>
          </table:table-cell>
          <table:table-cell table:style-name="ce10" office:value-type="float" office:value="117" calcext:value-type="float">
            <text:p>11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14" office:value-type="float" office:value="1610" calcext:value-type="float">
            <text:p>1,610</text:p>
          </table:table-cell>
          <table:table-cell table:style-name="ce14" office:value-type="float" office:value="1050" calcext:value-type="float">
            <text:p>1,050</text:p>
          </table:table-cell>
          <table:table-cell table:style-name="ce26" office:value-type="float" office:value="2660" calcext:value-type="float">
            <text:p>2,660</text:p>
          </table:table-cell>
          <table:table-cell table:style-name="ce9" office:value-type="float" office:value="267" calcext:value-type="float">
            <text:p>26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5" office:value-type="float" office:value="632" calcext:value-type="float">
            <text:p>632</text:p>
          </table:table-cell>
          <table:table-cell table:style-name="ce15" office:value-type="float" office:value="2759" calcext:value-type="float">
            <text:p>2,759</text:p>
          </table:table-cell>
          <table:table-cell table:style-name="ce27" office:value-type="float" office:value="3391" calcext:value-type="float">
            <text:p>3,391</text:p>
          </table:table-cell>
          <table:table-cell table:style-name="ce10" office:value-type="float" office:value="340" calcext:value-type="float">
            <text:p>34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580" calcext:value-type="float">
            <text:p>580</text:p>
          </table:table-cell>
          <table:table-cell table:style-name="ce14" office:value-type="float" office:value="1735" calcext:value-type="float">
            <text:p>1,735</text:p>
          </table:table-cell>
          <table:table-cell table:style-name="ce26" office:value-type="float" office:value="2315" calcext:value-type="float">
            <text:p>2,315</text:p>
          </table:table-cell>
          <table:table-cell table:style-name="ce9" office:value-type="float" office:value="232" calcext:value-type="float">
            <text:p>23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15" office:value-type="float" office:value="1590" calcext:value-type="float">
            <text:p>1,590</text:p>
          </table:table-cell>
          <table:table-cell table:style-name="ce15" office:value-type="float" office:value="1255" calcext:value-type="float">
            <text:p>1,255</text:p>
          </table:table-cell>
          <table:table-cell table:style-name="ce27" office:value-type="float" office:value="2845" calcext:value-type="float">
            <text:p>2,845</text:p>
          </table:table-cell>
          <table:table-cell table:style-name="ce10" office:value-type="float" office:value="285" calcext:value-type="float">
            <text:p>28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14" office:value-type="float" office:value="3735" calcext:value-type="float">
            <text:p>3,735</text:p>
          </table:table-cell>
          <table:table-cell table:style-name="ce14" office:value-type="float" office:value="3105" calcext:value-type="float">
            <text:p>3,105</text:p>
          </table:table-cell>
          <table:table-cell table:style-name="ce26" office:value-type="float" office:value="6840" calcext:value-type="float">
            <text:p>6,840</text:p>
          </table:table-cell>
          <table:table-cell table:style-name="ce9" office:value-type="float" office:value="685" calcext:value-type="float">
            <text:p>68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15" office:value-type="float" office:value="2231" calcext:value-type="float">
            <text:p>2,231</text:p>
          </table:table-cell>
          <table:table-cell table:style-name="ce5" office:value-type="float" office:value="635" calcext:value-type="float">
            <text:p>635</text:p>
          </table:table-cell>
          <table:table-cell table:style-name="ce27" office:value-type="float" office:value="2866" calcext:value-type="float">
            <text:p>2,866</text:p>
          </table:table-cell>
          <table:table-cell table:style-name="ce10" office:value-type="float" office:value="287" calcext:value-type="float">
            <text:p>28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ATAŞEHİR ADIGÜZEL MYO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float" office:value="640" calcext:value-type="float">
            <text:p>640</text:p>
          </table:table-cell>
          <table:table-cell table:style-name="ce9" office:value-type="float" office:value="64" calcext:value-type="float">
            <text:p>6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AVRUPA MYO**</text:p>
          </table:table-cell>
          <table:table-cell table:style-name="ce15" office:value-type="float" office:value="1250" calcext:value-type="float">
            <text:p>1,250</text:p>
          </table:table-cell>
          <table:table-cell table:style-name="ce5" office:value-type="float" office:value="0" calcext:value-type="float">
            <text:p>0</text:p>
          </table:table-cell>
          <table:table-cell table:style-name="ce27" office:value-type="float" office:value="1250" calcext:value-type="float">
            <text:p>1,250</text:p>
          </table:table-cell>
          <table:table-cell table:style-name="ce10" office:value-type="float" office:value="125" calcext:value-type="float">
            <text:p>12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600" calcext:value-type="float">
            <text:p>600</text:p>
          </table:table-cell>
          <table:table-cell table:style-name="ce26" office:value-type="float" office:value="1260" calcext:value-type="float">
            <text:p>1,260</text:p>
          </table:table-cell>
          <table:table-cell table:style-name="ce9" office:value-type="float" office:value="126" calcext:value-type="float">
            <text:p>12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15" office:value-type="float" office:value="1090" calcext:value-type="float">
            <text:p>1,090</text:p>
          </table:table-cell>
          <table:table-cell table:style-name="ce15" office:value-type="float" office:value="1530" calcext:value-type="float">
            <text:p>1,530</text:p>
          </table:table-cell>
          <table:table-cell table:style-name="ce27" office:value-type="float" office:value="2620" calcext:value-type="float">
            <text:p>2,620</text:p>
          </table:table-cell>
          <table:table-cell table:style-name="ce10" office:value-type="float" office:value="262" calcext:value-type="float">
            <text:p>26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0" calcext:value-type="float">
            <text:p>230</text:p>
          </table:table-cell>
          <table:table-cell table:style-name="ce18" office:value-type="float" office:value="230" calcext:value-type="float">
            <text:p>230</text:p>
          </table:table-cell>
          <table:table-cell table:style-name="ce9" office:value-type="float" office:value="23" calcext:value-type="float">
            <text:p>2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90" calcext:value-type="float">
            <text:p>590</text:p>
          </table:table-cell>
          <table:table-cell table:style-name="ce19" office:value-type="float" office:value="910" calcext:value-type="float">
            <text:p>910</text:p>
          </table:table-cell>
          <table:table-cell table:style-name="ce10" office:value-type="float" office:value="91" calcext:value-type="float">
            <text:p>9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14" office:value-type="float" office:value="1200" calcext:value-type="float">
            <text:p>1,200</text:p>
          </table:table-cell>
          <table:table-cell table:style-name="ce14" office:value-type="float" office:value="1414" calcext:value-type="float">
            <text:p>1,414</text:p>
          </table:table-cell>
          <table:table-cell table:style-name="ce26" office:value-type="float" office:value="2614" calcext:value-type="float">
            <text:p>2,614</text:p>
          </table:table-cell>
          <table:table-cell table:style-name="ce9" office:value-type="float" office:value="261" calcext:value-type="float">
            <text:p>26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5" office:value-type="float" office:value="858" calcext:value-type="float">
            <text:p>858</text:p>
          </table:table-cell>
          <table:table-cell table:style-name="ce15" office:value-type="float" office:value="1427" calcext:value-type="float">
            <text:p>1,427</text:p>
          </table:table-cell>
          <table:table-cell table:style-name="ce27" office:value-type="float" office:value="2285" calcext:value-type="float">
            <text:p>2,285</text:p>
          </table:table-cell>
          <table:table-cell table:style-name="ce10" office:value-type="float" office:value="228" calcext:value-type="float">
            <text:p>22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FARUK SARAÇ TASARIM MYO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float" office:value="539" calcext:value-type="float">
            <text:p>539</text:p>
          </table:table-cell>
          <table:table-cell table:style-name="ce9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764" calcext:value-type="float">
            <text:p>764</text:p>
          </table:table-cell>
          <table:table-cell table:style-name="ce27" office:value-type="float" office:value="1377" calcext:value-type="float">
            <text:p>1,377</text:p>
          </table:table-cell>
          <table:table-cell table:style-name="ce10" office:value-type="float" office:value="135" calcext:value-type="float">
            <text:p>13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14" office:value-type="float" office:value="2580" calcext:value-type="float">
            <text:p>2,580</text:p>
          </table:table-cell>
          <table:table-cell table:style-name="ce4" office:value-type="float" office:value="474" calcext:value-type="float">
            <text:p>474</text:p>
          </table:table-cell>
          <table:table-cell table:style-name="ce26" office:value-type="float" office:value="3054" calcext:value-type="float">
            <text:p>3,054</text:p>
          </table:table-cell>
          <table:table-cell table:style-name="ce9" office:value-type="float" office:value="297" calcext:value-type="float">
            <text:p>29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15" office:value-type="float" office:value="2553" calcext:value-type="float">
            <text:p>2,553</text:p>
          </table:table-cell>
          <table:table-cell table:style-name="ce15" office:value-type="float" office:value="1258" calcext:value-type="float">
            <text:p>1,258</text:p>
          </table:table-cell>
          <table:table-cell table:style-name="ce27" office:value-type="float" office:value="3811" calcext:value-type="float">
            <text:p>3,811</text:p>
          </table:table-cell>
          <table:table-cell table:style-name="ce10" office:value-type="float" office:value="366" calcext:value-type="float">
            <text:p>36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MEF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31" calcext:value-type="float">
            <text:p>731</text:p>
          </table:table-cell>
          <table:table-cell table:style-name="ce18" office:value-type="float" office:value="731" calcext:value-type="float">
            <text:p>731</text:p>
          </table:table-cell>
          <table:table-cell table:style-name="ce9" office:value-type="float" office:value="70" calcext:value-type="float">
            <text:p>7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1344" calcext:value-type="float">
            <text:p>1,344</text:p>
          </table:table-cell>
          <table:table-cell table:style-name="ce27" office:value-type="float" office:value="1344" calcext:value-type="float">
            <text:p>1,344</text:p>
          </table:table-cell>
          <table:table-cell table:style-name="ce10" office:value-type="float" office:value="128" calcext:value-type="float">
            <text:p>12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lam Araştırma Proje Bütçelerine Göre Vakıf Üniversiteleri" table:style-name="ta8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6" office:value-type="string" calcext:value-type="string">
            <text:p>TOPLAM ARAŞTIRMA PROJE BÜTÇESİ (TL)</text:p>
          </table:table-cell>
          <table:table-cell table:style-name="ce20" office:value-type="string" calcext:value-type="string">
            <text:p>TOPLAM ARAŞTIRMA PROJE HARCAMASI** (TL)</text:p>
          </table:table-cell>
          <table:table-cell table:style-name="ce11" office:value-type="string" calcext:value-type="string">
            <text:p>YÖK TARAFINDAN BELİRLENEN KALEMLERE GÖRE TOPLAM AR-GE HARCAMASI*** (TL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40" office:value-type="float" office:value="81524737.2" calcext:value-type="float">
            <text:p>81,524,737.20</text:p>
          </table:table-cell>
          <table:table-cell table:style-name="ce46" office:value-type="float" office:value="81524737.2" calcext:value-type="float">
            <text:p>81,524,737.20</text:p>
          </table:table-cell>
          <table:table-cell table:style-name="ce40" office:value-type="float" office:value="96242637.2" calcext:value-type="float">
            <text:p>96,242,637.20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KOÇ ÜNİVERSİTESİ</text:p>
          </table:table-cell>
          <table:table-cell table:style-name="ce41" office:value-type="float" office:value="112615594.4" calcext:value-type="float">
            <text:p>112,615,594.40</text:p>
          </table:table-cell>
          <table:table-cell table:style-name="ce47" office:value-type="float" office:value="112615594.4" calcext:value-type="float">
            <text:p>112,615,594.40</text:p>
          </table:table-cell>
          <table:table-cell table:style-name="ce41" office:value-type="float" office:value="78455341.9" calcext:value-type="float">
            <text:p>78,455,341.90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40" office:value-type="float" office:value="157468440.8" calcext:value-type="float">
            <text:p>157,468,440.80</text:p>
          </table:table-cell>
          <table:table-cell table:style-name="ce46" office:value-type="float" office:value="42893124.9" calcext:value-type="float">
            <text:p>42,893,124.90</text:p>
          </table:table-cell>
          <table:table-cell table:style-name="ce40" office:value-type="float" office:value="63913741.1" calcext:value-type="float">
            <text:p>63,913,741.10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41" office:value-type="float" office:value="14578057.7" calcext:value-type="float">
            <text:p>14,578,057.70</text:p>
          </table:table-cell>
          <table:table-cell table:style-name="ce47" office:value-type="float" office:value="36592276.5" calcext:value-type="float">
            <text:p>36,592,276.50</text:p>
          </table:table-cell>
          <table:table-cell table:style-name="ce41" office:value-type="float" office:value="42816605.6" calcext:value-type="float">
            <text:p>42,816,605.60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KTO KARATAY ÜNİVERSİTESİ</text:p>
          </table:table-cell>
          <table:table-cell table:style-name="ce40" office:value-type="float" office:value="1349348.1" calcext:value-type="float">
            <text:p>1,349,348.10</text:p>
          </table:table-cell>
          <table:table-cell table:style-name="ce46" office:value-type="float" office:value="1122769.1" calcext:value-type="float">
            <text:p>1,122,769.10</text:p>
          </table:table-cell>
          <table:table-cell table:style-name="ce40" office:value-type="float" office:value="33017300.3" calcext:value-type="float">
            <text:p>33,017,300.30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YEDİTEPE ÜNİVERSİTESİ</text:p>
          </table:table-cell>
          <table:table-cell table:style-name="ce41" office:value-type="float" office:value="38289029" calcext:value-type="float">
            <text:p>38,289,029.00</text:p>
          </table:table-cell>
          <table:table-cell table:style-name="ce47" office:value-type="float" office:value="19814177.7" calcext:value-type="float">
            <text:p>19,814,177.70</text:p>
          </table:table-cell>
          <table:table-cell table:style-name="ce41" office:value-type="float" office:value="31703475.5" calcext:value-type="float">
            <text:p>31,703,475.50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BEZM-İ ALEM VAKIF ÜNİVERSİTESİ</text:p>
          </table:table-cell>
          <table:table-cell table:style-name="ce40" office:value-type="float" office:value="48236687.9" calcext:value-type="float">
            <text:p>48,236,687.90</text:p>
          </table:table-cell>
          <table:table-cell table:style-name="ce46" office:value-type="float" office:value="7471389" calcext:value-type="float">
            <text:p>7,471,389.00</text:p>
          </table:table-cell>
          <table:table-cell table:style-name="ce40" office:value-type="float" office:value="31176502.7" calcext:value-type="float">
            <text:p>31,176,502.70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BAŞKENT ÜNİVERSİTESİ</text:p>
          </table:table-cell>
          <table:table-cell table:style-name="ce41" office:value-type="float" office:value="20712202.3" calcext:value-type="float">
            <text:p>20,712,202.30</text:p>
          </table:table-cell>
          <table:table-cell table:style-name="ce47" office:value-type="float" office:value="20712202.3" calcext:value-type="float">
            <text:p>20,712,202.30</text:p>
          </table:table-cell>
          <table:table-cell table:style-name="ce41" office:value-type="float" office:value="22896216.7" calcext:value-type="float">
            <text:p>22,896,216.70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BAHÇEŞEHİR ÜNİVERSİTESİ</text:p>
          </table:table-cell>
          <table:table-cell table:style-name="ce40" office:value-type="float" office:value="15526877.7" calcext:value-type="float">
            <text:p>15,526,877.70</text:p>
          </table:table-cell>
          <table:table-cell table:style-name="ce46" office:value-type="float" office:value="13279354.9" calcext:value-type="float">
            <text:p>13,279,354.90</text:p>
          </table:table-cell>
          <table:table-cell table:style-name="ce40" office:value-type="float" office:value="19324345.9" calcext:value-type="float">
            <text:p>19,324,345.9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TOBB EKONOMİ VE TEKNOLOJİ ÜNİVERSİTESİ</text:p>
          </table:table-cell>
          <table:table-cell table:style-name="ce41" office:value-type="float" office:value="11514323.8" calcext:value-type="float">
            <text:p>11,514,323.80</text:p>
          </table:table-cell>
          <table:table-cell table:style-name="ce47" office:value-type="float" office:value="11514323.8" calcext:value-type="float">
            <text:p>11,514,323.80</text:p>
          </table:table-cell>
          <table:table-cell table:style-name="ce41" office:value-type="float" office:value="18838684.5" calcext:value-type="float">
            <text:p>18,838,684.50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42" office:value-type="float" office:value="8647101" calcext:value-type="float">
            <text:p>8,647,101.00</text:p>
          </table:table-cell>
          <table:table-cell table:style-name="ce45" office:value-type="float" office:value="5358062" calcext:value-type="float">
            <text:p>5,358,062.00</text:p>
          </table:table-cell>
          <table:table-cell table:style-name="ce42" office:value-type="float" office:value="17739370.2" calcext:value-type="float">
            <text:p>17,739,370.20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43" office:value-type="float" office:value="13470713.1" calcext:value-type="float">
            <text:p>13,470,713.10</text:p>
          </table:table-cell>
          <table:table-cell table:style-name="ce44" office:value-type="float" office:value="10287415.3" calcext:value-type="float">
            <text:p>10,287,415.30</text:p>
          </table:table-cell>
          <table:table-cell table:style-name="ce43" office:value-type="float" office:value="13470713.1" calcext:value-type="float">
            <text:p>13,470,713.10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42" office:value-type="float" office:value="9009737" calcext:value-type="float">
            <text:p>9,009,737.00</text:p>
          </table:table-cell>
          <table:table-cell table:style-name="ce45" office:value-type="float" office:value="1803437.9" calcext:value-type="float">
            <text:p>1,803,437.90</text:p>
          </table:table-cell>
          <table:table-cell table:style-name="ce42" office:value-type="float" office:value="10627960.3" calcext:value-type="float">
            <text:p>10,627,960.30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43" office:value-type="float" office:value="10242661.7" calcext:value-type="float">
            <text:p>10,242,661.70</text:p>
          </table:table-cell>
          <table:table-cell table:style-name="ce44" office:value-type="float" office:value="1986172.6" calcext:value-type="float">
            <text:p>1,986,172.60</text:p>
          </table:table-cell>
          <table:table-cell table:style-name="ce43" office:value-type="float" office:value="10242661.7" calcext:value-type="float">
            <text:p>10,242,661.70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UFUK ÜNİVERSİTESİ</text:p>
          </table:table-cell>
          <table:table-cell table:style-name="ce42" office:value-type="float" office:value="7665116" calcext:value-type="float">
            <text:p>7,665,116.00</text:p>
          </table:table-cell>
          <table:table-cell table:style-name="ce36" office:value-type="float" office:value="208686.3" calcext:value-type="float">
            <text:p>208,686.30</text:p>
          </table:table-cell>
          <table:table-cell table:style-name="ce42" office:value-type="float" office:value="10212305.8" calcext:value-type="float">
            <text:p>10,212,305.80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ACIBADEM MEHMET ALİ AYDINLAR ÜNİVERSİTESİ</text:p>
          </table:table-cell>
          <table:table-cell table:style-name="ce43" office:value-type="float" office:value="9512684.8" calcext:value-type="float">
            <text:p>9,512,684.80</text:p>
          </table:table-cell>
          <table:table-cell table:style-name="ce44" office:value-type="float" office:value="3716750.9" calcext:value-type="float">
            <text:p>3,716,750.90</text:p>
          </table:table-cell>
          <table:table-cell table:style-name="ce43" office:value-type="float" office:value="9512684.8" calcext:value-type="float">
            <text:p>9,512,684.80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42" office:value-type="float" office:value="11622178.2" calcext:value-type="float">
            <text:p>11,622,178.20</text:p>
          </table:table-cell>
          <table:table-cell table:style-name="ce45" office:value-type="float" office:value="2740454.3" calcext:value-type="float">
            <text:p>2,740,454.30</text:p>
          </table:table-cell>
          <table:table-cell table:style-name="ce42" office:value-type="float" office:value="9134427.1" calcext:value-type="float">
            <text:p>9,134,427.10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43" office:value-type="float" office:value="7354560" calcext:value-type="float">
            <text:p>7,354,560.00</text:p>
          </table:table-cell>
          <table:table-cell table:style-name="ce44" office:value-type="float" office:value="3835596.3" calcext:value-type="float">
            <text:p>3,835,596.30</text:p>
          </table:table-cell>
          <table:table-cell table:style-name="ce43" office:value-type="float" office:value="8076902.9" calcext:value-type="float">
            <text:p>8,076,902.90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42" office:value-type="float" office:value="476486" calcext:value-type="float">
            <text:p>476,486.00</text:p>
          </table:table-cell>
          <table:table-cell table:style-name="ce36" office:value-type="float" office:value="476485.7" calcext:value-type="float">
            <text:p>476,485.70</text:p>
          </table:table-cell>
          <table:table-cell table:style-name="ce42" office:value-type="float" office:value="5980779.7" calcext:value-type="float">
            <text:p>5,980,779.70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43" office:value-type="float" office:value="9434206" calcext:value-type="float">
            <text:p>9,434,206.00</text:p>
          </table:table-cell>
          <table:table-cell table:style-name="ce44" office:value-type="float" office:value="2720072.4" calcext:value-type="float">
            <text:p>2,720,072.40</text:p>
          </table:table-cell>
          <table:table-cell table:style-name="ce43" office:value-type="float" office:value="5885415.5" calcext:value-type="float">
            <text:p>5,885,415.50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42" office:value-type="float" office:value="485086" calcext:value-type="float">
            <text:p>485,086.00</text:p>
          </table:table-cell>
          <table:table-cell table:style-name="ce36" office:value-type="float" office:value="485086.3" calcext:value-type="float">
            <text:p>485,086.30</text:p>
          </table:table-cell>
          <table:table-cell table:style-name="ce42" office:value-type="float" office:value="5413750.2" calcext:value-type="float">
            <text:p>5,413,750.20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43" office:value-type="float" office:value="2662175.3" calcext:value-type="float">
            <text:p>2,662,175.30</text:p>
          </table:table-cell>
          <table:table-cell table:style-name="ce44" office:value-type="float" office:value="1039056.5" calcext:value-type="float">
            <text:p>1,039,056.50</text:p>
          </table:table-cell>
          <table:table-cell table:style-name="ce43" office:value-type="float" office:value="5085548.2" calcext:value-type="float">
            <text:p>5,085,548.20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42" office:value-type="float" office:value="5499351.4" calcext:value-type="float">
            <text:p>5,499,351.40</text:p>
          </table:table-cell>
          <table:table-cell table:style-name="ce45" office:value-type="float" office:value="1829614" calcext:value-type="float">
            <text:p>1,829,614.00</text:p>
          </table:table-cell>
          <table:table-cell table:style-name="ce42" office:value-type="float" office:value="4919701.9" calcext:value-type="float">
            <text:p>4,919,701.90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43" office:value-type="float" office:value="1131077" calcext:value-type="float">
            <text:p>1,131,077.00</text:p>
          </table:table-cell>
          <table:table-cell table:style-name="ce37" office:value-type="float" office:value="592942.2" calcext:value-type="float">
            <text:p>592,942.20</text:p>
          </table:table-cell>
          <table:table-cell table:style-name="ce43" office:value-type="float" office:value="4853492.4" calcext:value-type="float">
            <text:p>4,853,492.40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2" office:value-type="float" office:value="520779.6" calcext:value-type="float">
            <text:p>520,779.60</text:p>
          </table:table-cell>
          <table:table-cell table:style-name="ce36" office:value-type="float" office:value="520779.6" calcext:value-type="float">
            <text:p>520,779.60</text:p>
          </table:table-cell>
          <table:table-cell table:style-name="ce42" office:value-type="float" office:value="4727118.8" calcext:value-type="float">
            <text:p>4,727,118.80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TED ÜNİVERSİTESİ</text:p>
          </table:table-cell>
          <table:table-cell table:style-name="ce43" office:value-type="float" office:value="1606734.8" calcext:value-type="float">
            <text:p>1,606,734.80</text:p>
          </table:table-cell>
          <table:table-cell table:style-name="ce44" office:value-type="float" office:value="1606734.8" calcext:value-type="float">
            <text:p>1,606,734.80</text:p>
          </table:table-cell>
          <table:table-cell table:style-name="ce43" office:value-type="float" office:value="4422944.6" calcext:value-type="float">
            <text:p>4,422,944.60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2" office:value-type="float" office:value="55955930.2" calcext:value-type="float">
            <text:p>55,955,930.20</text:p>
          </table:table-cell>
          <table:table-cell table:style-name="ce45" office:value-type="float" office:value="1012405.8" calcext:value-type="float">
            <text:p>1,012,405.80</text:p>
          </table:table-cell>
          <table:table-cell table:style-name="ce42" office:value-type="float" office:value="4012906.9" calcext:value-type="float">
            <text:p>4,012,906.90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43" office:value-type="float" office:value="7373547.2" calcext:value-type="float">
            <text:p>7,373,547.20</text:p>
          </table:table-cell>
          <table:table-cell table:style-name="ce44" office:value-type="float" office:value="1430182.5" calcext:value-type="float">
            <text:p>1,430,182.50</text:p>
          </table:table-cell>
          <table:table-cell table:style-name="ce43" office:value-type="float" office:value="3729527.7" calcext:value-type="float">
            <text:p>3,729,527.70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2" office:value-type="float" office:value="3547313.5" calcext:value-type="float">
            <text:p>3,547,313.50</text:p>
          </table:table-cell>
          <table:table-cell table:style-name="ce45" office:value-type="float" office:value="3547313.5" calcext:value-type="float">
            <text:p>3,547,313.50</text:p>
          </table:table-cell>
          <table:table-cell table:style-name="ce42" office:value-type="float" office:value="3547313.5" calcext:value-type="float">
            <text:p>3,547,313.50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43" office:value-type="float" office:value="3445862.8" calcext:value-type="float">
            <text:p>3,445,862.80</text:p>
          </table:table-cell>
          <table:table-cell table:style-name="ce44" office:value-type="float" office:value="3445862.8" calcext:value-type="float">
            <text:p>3,445,862.80</text:p>
          </table:table-cell>
          <table:table-cell table:style-name="ce43" office:value-type="float" office:value="3445862.8" calcext:value-type="float">
            <text:p>3,445,862.80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2" office:value-type="float" office:value="8512338" calcext:value-type="float">
            <text:p>8,512,338.00</text:p>
          </table:table-cell>
          <table:table-cell table:style-name="ce45" office:value-type="float" office:value="4833588.7" calcext:value-type="float">
            <text:p>4,833,588.70</text:p>
          </table:table-cell>
          <table:table-cell table:style-name="ce42" office:value-type="float" office:value="2846871.4" calcext:value-type="float">
            <text:p>2,846,871.40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44" office:value-type="float" office:value="6432067.5" calcext:value-type="float">
            <text:p>6,432,067.50</text:p>
          </table:table-cell>
          <table:table-cell table:style-name="ce43" office:value-type="float" office:value="628078" calcext:value-type="float">
            <text:p>628,078.00</text:p>
          </table:table-cell>
          <table:table-cell table:style-name="ce43" office:value-type="float" office:value="2702933.4" calcext:value-type="float">
            <text:p>2,702,933.40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45" office:value-type="float" office:value="2720181.1" calcext:value-type="float">
            <text:p>2,720,181.10</text:p>
          </table:table-cell>
          <table:table-cell table:style-name="ce42" office:value-type="float" office:value="1844661.8" calcext:value-type="float">
            <text:p>1,844,661.80</text:p>
          </table:table-cell>
          <table:table-cell table:style-name="ce42" office:value-type="float" office:value="2660190.9" calcext:value-type="float">
            <text:p>2,660,190.90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44" office:value-type="float" office:value="392544.6" calcext:value-type="float">
            <text:p>392,544.60</text:p>
          </table:table-cell>
          <table:table-cell table:style-name="ce43" office:value-type="float" office:value="141597.7" calcext:value-type="float">
            <text:p>141,597.70</text:p>
          </table:table-cell>
          <table:table-cell table:style-name="ce43" office:value-type="float" office:value="2487504.6" calcext:value-type="float">
            <text:p>2,487,504.60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45" office:value-type="float" office:value="4445673.6" calcext:value-type="float">
            <text:p>4,445,673.60</text:p>
          </table:table-cell>
          <table:table-cell table:style-name="ce42" office:value-type="float" office:value="961380.8" calcext:value-type="float">
            <text:p>961,380.80</text:p>
          </table:table-cell>
          <table:table-cell table:style-name="ce42" office:value-type="float" office:value="2293833.3" calcext:value-type="float">
            <text:p>2,293,833.30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MEF ÜNİVERSİTESİ</text:p>
          </table:table-cell>
          <table:table-cell table:style-name="ce44" office:value-type="float" office:value="17385015.1" calcext:value-type="float">
            <text:p>17,385,015.10</text:p>
          </table:table-cell>
          <table:table-cell table:style-name="ce5" office:value-type="float" office:value="0" calcext:value-type="float">
            <text:p>0</text:p>
          </table:table-cell>
          <table:table-cell table:style-name="ce43" office:value-type="float" office:value="2203345.7" calcext:value-type="float">
            <text:p>2,203,345.70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45" office:value-type="float" office:value="228390.8" calcext:value-type="float">
            <text:p>228,390.80</text:p>
          </table:table-cell>
          <table:table-cell table:style-name="ce42" office:value-type="float" office:value="228390.8" calcext:value-type="float">
            <text:p>228,390.80</text:p>
          </table:table-cell>
          <table:table-cell table:style-name="ce42" office:value-type="float" office:value="2153594" calcext:value-type="float">
            <text:p>2,153,594.00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AYDIN ÜNİVERSİTESİ</text:p>
          </table:table-cell>
          <table:table-cell table:style-name="ce44" office:value-type="float" office:value="5208538.1" calcext:value-type="float">
            <text:p>5,208,538.10</text:p>
          </table:table-cell>
          <table:table-cell table:style-name="ce43" office:value-type="float" office:value="5208538.1" calcext:value-type="float">
            <text:p>5,208,538.10</text:p>
          </table:table-cell>
          <table:table-cell table:style-name="ce43" office:value-type="float" office:value="2103813.9" calcext:value-type="float">
            <text:p>2,103,813.90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45" office:value-type="float" office:value="1414266.1" calcext:value-type="float">
            <text:p>1,414,266.10</text:p>
          </table:table-cell>
          <table:table-cell table:style-name="ce42" office:value-type="float" office:value="1414266.4" calcext:value-type="float">
            <text:p>1,414,266.40</text:p>
          </table:table-cell>
          <table:table-cell table:style-name="ce42" office:value-type="float" office:value="1982527.4" calcext:value-type="float">
            <text:p>1,982,527.40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44" office:value-type="float" office:value="738778.3" calcext:value-type="float">
            <text:p>738,778.30</text:p>
          </table:table-cell>
          <table:table-cell table:style-name="ce43" office:value-type="float" office:value="738778.3" calcext:value-type="float">
            <text:p>738,778.30</text:p>
          </table:table-cell>
          <table:table-cell table:style-name="ce43" office:value-type="float" office:value="1968892.8" calcext:value-type="float">
            <text:p>1,968,892.80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5" office:value-type="float" office:value="160798.3" calcext:value-type="float">
            <text:p>160,798.30</text:p>
          </table:table-cell>
          <table:table-cell table:style-name="ce42" office:value-type="float" office:value="160798.3" calcext:value-type="float">
            <text:p>160,798.30</text:p>
          </table:table-cell>
          <table:table-cell table:style-name="ce42" office:value-type="float" office:value="1598489.1" calcext:value-type="float">
            <text:p>1,598,489.10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44" office:value-type="float" office:value="3878270" calcext:value-type="float">
            <text:p>3,878,270.00</text:p>
          </table:table-cell>
          <table:table-cell table:style-name="ce43" office:value-type="float" office:value="3878270" calcext:value-type="float">
            <text:p>3,878,270.00</text:p>
          </table:table-cell>
          <table:table-cell table:style-name="ce43" office:value-type="float" office:value="1513372.3" calcext:value-type="float">
            <text:p>1,513,372.30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45" office:value-type="float" office:value="445487.5" calcext:value-type="float">
            <text:p>445,487.50</text:p>
          </table:table-cell>
          <table:table-cell table:style-name="ce42" office:value-type="float" office:value="252919.4" calcext:value-type="float">
            <text:p>252,919.40</text:p>
          </table:table-cell>
          <table:table-cell table:style-name="ce42" office:value-type="float" office:value="1245059.2" calcext:value-type="float">
            <text:p>1,245,059.20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İSTANBUL 29 MAYIS ÜNİVERSİTESİ</text:p>
          </table:table-cell>
          <table:table-cell table:style-name="ce43" office:value-type="float" office:value="14137.7" calcext:value-type="float">
            <text:p>14,137.70</text:p>
          </table:table-cell>
          <table:table-cell table:style-name="ce43" office:value-type="float" office:value="1105364.2" calcext:value-type="float">
            <text:p>1,105,364.20</text:p>
          </table:table-cell>
          <table:table-cell table:style-name="ce43" office:value-type="float" office:value="1113782.9" calcext:value-type="float">
            <text:p>1,113,782.90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5" office:value-type="float" office:value="548396.3" calcext:value-type="float">
            <text:p>548,396.30</text:p>
          </table:table-cell>
          <table:table-cell table:style-name="ce42" office:value-type="float" office:value="548396.3" calcext:value-type="float">
            <text:p>548,396.30</text:p>
          </table:table-cell>
          <table:table-cell table:style-name="ce42" office:value-type="float" office:value="998007.1" calcext:value-type="float">
            <text:p>998,007.10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44" office:value-type="float" office:value="11589659.5" calcext:value-type="float">
            <text:p>11,589,659.50</text:p>
          </table:table-cell>
          <table:table-cell table:style-name="ce43" office:value-type="float" office:value="11589659.5" calcext:value-type="float">
            <text:p>11,589,659.50</text:p>
          </table:table-cell>
          <table:table-cell table:style-name="ce43" office:value-type="float" office:value="964071" calcext:value-type="float">
            <text:p>964,071.00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45" office:value-type="float" office:value="518228" calcext:value-type="float">
            <text:p>518,228.00</text:p>
          </table:table-cell>
          <table:table-cell table:style-name="ce42" office:value-type="float" office:value="243504.2" calcext:value-type="float">
            <text:p>243,504.20</text:p>
          </table:table-cell>
          <table:table-cell table:style-name="ce42" office:value-type="float" office:value="882243.1" calcext:value-type="float">
            <text:p>882,243.10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44" office:value-type="float" office:value="3650000" calcext:value-type="float">
            <text:p>3,650,000.00</text:p>
          </table:table-cell>
          <table:table-cell table:style-name="ce43" office:value-type="float" office:value="346379.7" calcext:value-type="float">
            <text:p>346,379.70</text:p>
          </table:table-cell>
          <table:table-cell table:style-name="ce43" office:value-type="float" office:value="743117.7" calcext:value-type="float">
            <text:p>743,117.70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45" office:value-type="float" office:value="500000" calcext:value-type="float">
            <text:p>500,000.00</text:p>
          </table:table-cell>
          <table:table-cell table:style-name="ce42" office:value-type="float" office:value="267388.7" calcext:value-type="float">
            <text:p>267,388.70</text:p>
          </table:table-cell>
          <table:table-cell table:style-name="ce42" office:value-type="float" office:value="689541" calcext:value-type="float">
            <text:p>689,541.00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44" office:value-type="float" office:value="940979.5" calcext:value-type="float">
            <text:p>940,979.50</text:p>
          </table:table-cell>
          <table:table-cell table:style-name="ce43" office:value-type="float" office:value="2222472.3" calcext:value-type="float">
            <text:p>2,222,472.30</text:p>
          </table:table-cell>
          <table:table-cell table:style-name="ce43" office:value-type="float" office:value="582192" calcext:value-type="float">
            <text:p>582,192.00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45" office:value-type="float" office:value="518300" calcext:value-type="float">
            <text:p>518,300.00</text:p>
          </table:table-cell>
          <table:table-cell table:style-name="ce4" office:value-type="float" office:value="0" calcext:value-type="float">
            <text:p>0</text:p>
          </table:table-cell>
          <table:table-cell table:style-name="ce42" office:value-type="float" office:value="469193" calcext:value-type="float">
            <text:p>469,193.00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44" office:value-type="float" office:value="510110.2" calcext:value-type="float">
            <text:p>510,110.20</text:p>
          </table:table-cell>
          <table:table-cell table:style-name="ce43" office:value-type="float" office:value="559795.9" calcext:value-type="float">
            <text:p>559,795.90</text:p>
          </table:table-cell>
          <table:table-cell table:style-name="ce43" office:value-type="float" office:value="461697.9" calcext:value-type="float">
            <text:p>461,697.90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LOKMAN HEKİM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2" office:value-type="float" office:value="381889" calcext:value-type="float">
            <text:p>381,889.00</text:p>
          </table:table-cell>
          <table:table-cell table:style-name="ce42" office:value-type="float" office:value="383389" calcext:value-type="float">
            <text:p>383,389.00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44" office:value-type="float" office:value="369607.3" calcext:value-type="float">
            <text:p>369,607.30</text:p>
          </table:table-cell>
          <table:table-cell table:style-name="ce43" office:value-type="float" office:value="38234.2" calcext:value-type="float">
            <text:p>38,234.20</text:p>
          </table:table-cell>
          <table:table-cell table:style-name="ce43" office:value-type="float" office:value="369607.3" calcext:value-type="float">
            <text:p>369,607.30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5" office:value-type="float" office:value="7665116" calcext:value-type="float">
            <text:p>7,665,116.00</text:p>
          </table:table-cell>
          <table:table-cell table:style-name="ce42" office:value-type="float" office:value="7665116" calcext:value-type="float">
            <text:p>7,665,116.00</text:p>
          </table:table-cell>
          <table:table-cell table:style-name="ce42" office:value-type="float" office:value="282500.3" calcext:value-type="float">
            <text:p>282,500.30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43" office:value-type="float" office:value="22945" calcext:value-type="float">
            <text:p>22,945.00</text:p>
          </table:table-cell>
          <table:table-cell table:style-name="ce43" office:value-type="float" office:value="500000" calcext:value-type="float">
            <text:p>500,000.00</text:p>
          </table:table-cell>
          <table:table-cell table:style-name="ce43" office:value-type="float" office:value="273698.8" calcext:value-type="float">
            <text:p>273,698.80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5" office:value-type="float" office:value="526000" calcext:value-type="float">
            <text:p>526,000.00</text:p>
          </table:table-cell>
          <table:table-cell table:style-name="ce42" office:value-type="float" office:value="225517.8" calcext:value-type="float">
            <text:p>225,517.80</text:p>
          </table:table-cell>
          <table:table-cell table:style-name="ce42" office:value-type="float" office:value="225517.3" calcext:value-type="float">
            <text:p>225,517.30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İSTANBUL KENT ÜNİVERSİTESİ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3" office:value-type="float" office:value="136938.7" calcext:value-type="float">
            <text:p>136,938.70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2" office:value-type="float" office:value="108060.9" calcext:value-type="float">
            <text:p>108,060.90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44" office:value-type="float" office:value="233342.8" calcext:value-type="float">
            <text:p>233,342.80</text:p>
          </table:table-cell>
          <table:table-cell table:style-name="ce43" office:value-type="float" office:value="233342.8" calcext:value-type="float">
            <text:p>233,342.80</text:p>
          </table:table-cell>
          <table:table-cell table:style-name="ce43" office:value-type="float" office:value="58007.2" calcext:value-type="float">
            <text:p>58,007.20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2" office:value-type="float" office:value="181817.5" calcext:value-type="float">
            <text:p>181,817.50</text:p>
          </table:table-cell>
          <table:table-cell table:style-name="ce42" office:value-type="float" office:value="51744.2" calcext:value-type="float">
            <text:p>51,744.20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ANTALYA AKEV ÜNİVERSİTESİ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3" office:value-type="float" office:value="34947.1" calcext:value-type="float">
            <text:p>34,947.10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42" office:value-type="float" office:value="30514.3" calcext:value-type="float">
            <text:p>30,514.30</text:p>
          </table:table-cell>
          <table:table-cell table:style-name="ce4" office:value-type="float" office:value="0" calcext:value-type="float">
            <text:p>0</text:p>
          </table:table-cell>
          <table:table-cell table:style-name="ce42" office:value-type="float" office:value="30514.3" calcext:value-type="float">
            <text:p>30,514.30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43" office:value-type="float" office:value="10000" calcext:value-type="float">
            <text:p>10,000.00</text:p>
          </table:table-cell>
          <table:table-cell table:number-columns-repeated="2" table:style-name="ce43" office:value-type="float" office:value="7777.8" calcext:value-type="float">
            <text:p>7,777.80</text:p>
          </table:table-cell>
          <table:table-cell table:number-columns-repeated="1019"/>
        </table:table-row>
        <table:table-row table:style-name="ro1" table:number-rows-repeated="934">
          <table:table-cell table:number-columns-repeated="2"/>
          <table:table-cell table:style-name="ce39" table:number-columns-repeated="3"/>
          <table:table-cell table:number-columns-repeated="1019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o" table:style-name="ta9">
        <table:table-column table:style-name="co7" table:default-cell-style-name="Default"/>
        <table:table-column table:style-name="co1" table:number-columns-repeated="1023" table:default-cell-style-name="Default"/>
        <table:table-row table:style-name="ro1">
          <table:table-cell table:style-name="ce48" office:value-type="string" calcext:value-type="string">
            <text:p>Gelen/Giden Öğrenci Oranı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AR-GE harcamaları (Öğrenci başı)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<text:s/>Reklam harcamaları (Öğrenci başı)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Kütüphane harcamaları (Öğrenci başı)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Toplam Öğretim Elemanı Sayısı (Öğrenci Sayısı) ? </text:p>
          </table:table-cell>
          <table:table-cell table:number-columns-repeated="1023"/>
        </table:table-row>
        <table:table-row table:style-name="ro1" table:number-rows-repeated="995">
          <table:table-cell table:style-name="ce50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-2020 URAP Genel Puan Tablosuna Göre Vakıf Üniversiteleri" table:style-name="ta10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SIRA (1)</text:p>
          </table:table-cell>
          <table:table-cell table:style-name="ce6" office:value-type="string" calcext:value-type="string">
            <text:p>SIRA (2)</text:p>
          </table:table-cell>
          <table:table-cell table:style-name="ce1" office:value-type="string" calcext:value-type="string">
            <text:p>ÜNİVERSİTE</text:p>
          </table:table-cell>
          <table:table-cell table:style-name="ce6" office:value-type="string" calcext:value-type="string">
            <text:p>MAKALE PUANI(1)</text:p>
          </table:table-cell>
          <table:table-cell table:style-name="ce6" office:value-type="string" calcext:value-type="string">
            <text:p>ATIF PUANI(2)</text:p>
          </table:table-cell>
          <table:table-cell table:style-name="ce17" office:value-type="string" calcext:value-type="string">
            <text:p>BİLİMSEL DOKÜMAN PUANI(3)</text:p>
          </table:table-cell>
          <table:table-cell table:style-name="ce17" office:value-type="string" calcext:value-type="string">
            <text:p>DOKTORA (MEZUN+% ÖĞRENCİ) PUANI(4)</text:p>
          </table:table-cell>
          <table:table-cell table:style-name="ce11" office:value-type="string" calcext:value-type="string">
            <text:p>ÖĞRETİM ÜYESİ / ÖĞRENCİ PUANI(5)</text:p>
          </table:table-cell>
          <table:table-cell table:style-name="ce51" office:value-type="string" calcext:value-type="string">
            <text:p>TOPLAM</text:p>
          </table:table-cell>
          <table:table-cell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9" office:value-type="string" calcext:value-type="string">
            <text:p>KOÇ ÜNİVERSİTESİ</text:p>
          </table:table-cell>
          <table:table-cell table:style-name="ce4" office:value-type="float" office:value="179.11" calcext:value-type="float">
            <text:p>179.11</text:p>
          </table:table-cell>
          <table:table-cell table:style-name="ce9" office:value-type="float" office:value="175.23" calcext:value-type="float">
            <text:p>175.23</text:p>
          </table:table-cell>
          <table:table-cell table:style-name="ce4" office:value-type="float" office:value="170.73" calcext:value-type="float">
            <text:p>170.73</text:p>
          </table:table-cell>
          <table:table-cell table:style-name="ce9" office:value-type="float" office:value="123.53" calcext:value-type="float">
            <text:p>123.53</text:p>
          </table:table-cell>
          <table:table-cell table:style-name="ce18" office:value-type="float" office:value="68.36" calcext:value-type="float">
            <text:p>68.36</text:p>
          </table:table-cell>
          <table:table-cell table:style-name="ce18" office:value-type="float" office:value="716.97" calcext:value-type="float">
            <text:p>716.97</text:p>
          </table:table-cell>
          <table:table-cell table:number-columns-repeated="101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5" office:value-type="float" office:value="176.45" calcext:value-type="float">
            <text:p>176.45</text:p>
          </table:table-cell>
          <table:table-cell table:style-name="ce10" office:value-type="float" office:value="182.51" calcext:value-type="float">
            <text:p>182.51</text:p>
          </table:table-cell>
          <table:table-cell table:style-name="ce5" office:value-type="float" office:value="171.74" calcext:value-type="float">
            <text:p>171.74</text:p>
          </table:table-cell>
          <table:table-cell table:style-name="ce10" office:value-type="float" office:value="101.11" calcext:value-type="float">
            <text:p>101.11</text:p>
          </table:table-cell>
          <table:table-cell table:style-name="ce19" office:value-type="float" office:value="44.22" calcext:value-type="float">
            <text:p>44.22</text:p>
          </table:table-cell>
          <table:table-cell table:style-name="ce19" office:value-type="float" office:value="676.03" calcext:value-type="float">
            <text:p>676.03</text:p>
          </table:table-cell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8" office:value-type="float" office:value="13" calcext:value-type="float">
            <text:p>13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float" office:value="164.52" calcext:value-type="float">
            <text:p>164.52</text:p>
          </table:table-cell>
          <table:table-cell table:style-name="ce9" office:value-type="float" office:value="167.91" calcext:value-type="float">
            <text:p>167.91</text:p>
          </table:table-cell>
          <table:table-cell table:style-name="ce4" office:value-type="float" office:value="160.26" calcext:value-type="float">
            <text:p>160.26</text:p>
          </table:table-cell>
          <table:table-cell table:style-name="ce9" office:value-type="float" office:value="100" calcext:value-type="float">
            <text:p>100</text:p>
          </table:table-cell>
          <table:table-cell table:style-name="ce18" office:value-type="float" office:value="57.01" calcext:value-type="float">
            <text:p>57.01</text:p>
          </table:table-cell>
          <table:table-cell table:style-name="ce18" office:value-type="float" office:value="649.7" calcext:value-type="float">
            <text:p>649.7</text:p>
          </table:table-cell>
          <table:table-cell table:number-columns-repeated="101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9" office:value-type="float" office:value="16" calcext:value-type="float">
            <text:p>16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5" office:value-type="float" office:value="149.99" calcext:value-type="float">
            <text:p>149.99</text:p>
          </table:table-cell>
          <table:table-cell table:style-name="ce10" office:value-type="float" office:value="163.08" calcext:value-type="float">
            <text:p>163.08</text:p>
          </table:table-cell>
          <table:table-cell table:style-name="ce5" office:value-type="float" office:value="162.61" calcext:value-type="float">
            <text:p>162.61</text:p>
          </table:table-cell>
          <table:table-cell table:style-name="ce10" office:value-type="float" office:value="60.36" calcext:value-type="float">
            <text:p>60.36</text:p>
          </table:table-cell>
          <table:table-cell table:style-name="ce19" office:value-type="float" office:value="85.47" calcext:value-type="float">
            <text:p>85.47</text:p>
          </table:table-cell>
          <table:table-cell table:style-name="ce19" office:value-type="float" office:value="621.52" calcext:value-type="float">
            <text:p>621.52</text:p>
          </table:table-cell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8" office:value-type="float" office:value="35" calcext:value-type="float">
            <text:p>35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" office:value-type="float" office:value="159.15" calcext:value-type="float">
            <text:p>159.15</text:p>
          </table:table-cell>
          <table:table-cell table:style-name="ce9" office:value-type="float" office:value="162.98" calcext:value-type="float">
            <text:p>162.98</text:p>
          </table:table-cell>
          <table:table-cell table:style-name="ce4" office:value-type="float" office:value="127.49" calcext:value-type="float">
            <text:p>127.49</text:p>
          </table:table-cell>
          <table:table-cell table:style-name="ce9" office:value-type="float" office:value="32.51" calcext:value-type="float">
            <text:p>32.51</text:p>
          </table:table-cell>
          <table:table-cell table:style-name="ce18" office:value-type="float" office:value="35.36" calcext:value-type="float">
            <text:p>35.36</text:p>
          </table:table-cell>
          <table:table-cell table:style-name="ce18" office:value-type="float" office:value="517.5" calcext:value-type="float">
            <text:p>517.5</text:p>
          </table:table-cell>
          <table:table-cell table:number-columns-repeated="101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9" office:value-type="float" office:value="40" calcext:value-type="float">
            <text:p>40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5" office:value-type="float" office:value="99.46" calcext:value-type="float">
            <text:p>99.46</text:p>
          </table:table-cell>
          <table:table-cell table:style-name="ce10" office:value-type="float" office:value="105.4" calcext:value-type="float">
            <text:p>105.4</text:p>
          </table:table-cell>
          <table:table-cell table:style-name="ce5" office:value-type="float" office:value="136.51" calcext:value-type="float">
            <text:p>136.51</text:p>
          </table:table-cell>
          <table:table-cell table:style-name="ce10" office:value-type="float" office:value="75.91" calcext:value-type="float">
            <text:p>75.91</text:p>
          </table:table-cell>
          <table:table-cell table:style-name="ce19" office:value-type="float" office:value="76.28" calcext:value-type="float">
            <text:p>76.28</text:p>
          </table:table-cell>
          <table:table-cell table:style-name="ce19" office:value-type="float" office:value="493.55" calcext:value-type="float">
            <text:p>493.55</text:p>
          </table:table-cell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8" office:value-type="float" office:value="41" calcext:value-type="float">
            <text:p>4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" office:value-type="float" office:value="149.13" calcext:value-type="float">
            <text:p>149.13</text:p>
          </table:table-cell>
          <table:table-cell table:style-name="ce9" office:value-type="float" office:value="126.07" calcext:value-type="float">
            <text:p>126.07</text:p>
          </table:table-cell>
          <table:table-cell table:style-name="ce4" office:value-type="float" office:value="118.8" calcext:value-type="float">
            <text:p>118.8</text:p>
          </table:table-cell>
          <table:table-cell table:style-name="ce9" office:value-type="float" office:value="58.67" calcext:value-type="float">
            <text:p>58.67</text:p>
          </table:table-cell>
          <table:table-cell table:style-name="ce18" office:value-type="float" office:value="37.87" calcext:value-type="float">
            <text:p>37.87</text:p>
          </table:table-cell>
          <table:table-cell table:style-name="ce18" office:value-type="float" office:value="490.54" calcext:value-type="float">
            <text:p>490.54</text:p>
          </table:table-cell>
          <table:table-cell table:number-columns-repeated="101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9" office:value-type="float" office:value="45" calcext:value-type="float">
            <text:p>45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5" office:value-type="float" office:value="112.67" calcext:value-type="float">
            <text:p>112.67</text:p>
          </table:table-cell>
          <table:table-cell table:style-name="ce10" office:value-type="float" office:value="114.67" calcext:value-type="float">
            <text:p>114.67</text:p>
          </table:table-cell>
          <table:table-cell table:style-name="ce5" office:value-type="float" office:value="126.99" calcext:value-type="float">
            <text:p>126.99</text:p>
          </table:table-cell>
          <table:table-cell table:style-name="ce10" office:value-type="float" office:value="71.83" calcext:value-type="float">
            <text:p>71.83</text:p>
          </table:table-cell>
          <table:table-cell table:style-name="ce19" office:value-type="float" office:value="52.98" calcext:value-type="float">
            <text:p>52.98</text:p>
          </table:table-cell>
          <table:table-cell table:style-name="ce19" office:value-type="float" office:value="479.14" calcext:value-type="float">
            <text:p>479.14</text:p>
          </table:table-cell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8" office:value-type="float" office:value="46" calcext:value-type="float">
            <text:p>46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float" office:value="103.98" calcext:value-type="float">
            <text:p>103.98</text:p>
          </table:table-cell>
          <table:table-cell table:style-name="ce9" office:value-type="float" office:value="104.13" calcext:value-type="float">
            <text:p>104.13</text:p>
          </table:table-cell>
          <table:table-cell table:style-name="ce4" office:value-type="float" office:value="111.47" calcext:value-type="float">
            <text:p>111.47</text:p>
          </table:table-cell>
          <table:table-cell table:style-name="ce9" office:value-type="float" office:value="59.37" calcext:value-type="float">
            <text:p>59.37</text:p>
          </table:table-cell>
          <table:table-cell table:style-name="ce18" office:value-type="float" office:value="99" calcext:value-type="float">
            <text:p>99</text:p>
          </table:table-cell>
          <table:table-cell table:style-name="ce18" office:value-type="float" office:value="477.95" calcext:value-type="float">
            <text:p>477.95</text:p>
          </table:table-cell>
          <table:table-cell table:number-columns-repeated="101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9" office:value-type="float" office:value="48" calcext:value-type="float">
            <text:p>48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5" office:value-type="float" office:value="100.19" calcext:value-type="float">
            <text:p>100.19</text:p>
          </table:table-cell>
          <table:table-cell table:style-name="ce10" office:value-type="float" office:value="111.85" calcext:value-type="float">
            <text:p>111.85</text:p>
          </table:table-cell>
          <table:table-cell table:style-name="ce5" office:value-type="float" office:value="113.77" calcext:value-type="float">
            <text:p>113.77</text:p>
          </table:table-cell>
          <table:table-cell table:style-name="ce10" office:value-type="float" office:value="116.81" calcext:value-type="float">
            <text:p>116.81</text:p>
          </table:table-cell>
          <table:table-cell table:style-name="ce19" office:value-type="float" office:value="30.47" calcext:value-type="float">
            <text:p>30.47</text:p>
          </table:table-cell>
          <table:table-cell table:style-name="ce19" office:value-type="float" office:value="473.09" calcext:value-type="float">
            <text:p>473.09</text:p>
          </table:table-cell>
          <table:table-cell table:number-columns-repeated="101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8" office:value-type="float" office:value="49" calcext:value-type="float">
            <text:p>49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4" office:value-type="float" office:value="123.05" calcext:value-type="float">
            <text:p>123.05</text:p>
          </table:table-cell>
          <table:table-cell table:style-name="ce9" office:value-type="float" office:value="131.47" calcext:value-type="float">
            <text:p>131.47</text:p>
          </table:table-cell>
          <table:table-cell table:style-name="ce4" office:value-type="float" office:value="113.29" calcext:value-type="float">
            <text:p>113.29</text:p>
          </table:table-cell>
          <table:table-cell table:style-name="ce9" office:value-type="float" office:value="62.42" calcext:value-type="float">
            <text:p>62.42</text:p>
          </table:table-cell>
          <table:table-cell table:style-name="ce18" office:value-type="float" office:value="38.65" calcext:value-type="float">
            <text:p>38.65</text:p>
          </table:table-cell>
          <table:table-cell table:style-name="ce18" office:value-type="float" office:value="468.89" calcext:value-type="float">
            <text:p>468.89</text:p>
          </table:table-cell>
          <table:table-cell table:number-columns-repeated="101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9" office:value-type="float" office:value="65" calcext:value-type="float">
            <text:p>65</text:p>
          </table:table-cell>
          <table:table-cell table:style-name="ce10" office:value-type="string" calcext:value-type="string">
            <text:p>İSTANBUL MEDİPOL ÜNİVERSİTESİ</text:p>
          </table:table-cell>
          <table:table-cell table:style-name="ce5" office:value-type="float" office:value="96.97" calcext:value-type="float">
            <text:p>96.97</text:p>
          </table:table-cell>
          <table:table-cell table:style-name="ce10" office:value-type="float" office:value="98.19" calcext:value-type="float">
            <text:p>98.19</text:p>
          </table:table-cell>
          <table:table-cell table:style-name="ce5" office:value-type="float" office:value="109.34" calcext:value-type="float">
            <text:p>109.34</text:p>
          </table:table-cell>
          <table:table-cell table:style-name="ce10" office:value-type="float" office:value="73.6" calcext:value-type="float">
            <text:p>73.6</text:p>
          </table:table-cell>
          <table:table-cell table:style-name="ce19" office:value-type="float" office:value="48.34" calcext:value-type="float">
            <text:p>48.34</text:p>
          </table:table-cell>
          <table:table-cell table:style-name="ce19" office:value-type="float" office:value="426.44" calcext:value-type="float">
            <text:p>426.44</text:p>
          </table:table-cell>
          <table:table-cell table:number-columns-repeated="101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8" office:value-type="float" office:value="85" calcext:value-type="float">
            <text:p>85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4" office:value-type="float" office:value="82.52" calcext:value-type="float">
            <text:p>82.52</text:p>
          </table:table-cell>
          <table:table-cell table:style-name="ce9" office:value-type="float" office:value="103.31" calcext:value-type="float">
            <text:p>103.31</text:p>
          </table:table-cell>
          <table:table-cell table:style-name="ce4" office:value-type="float" office:value="101.8" calcext:value-type="float">
            <text:p>101.8</text:p>
          </table:table-cell>
          <table:table-cell table:style-name="ce9" office:value-type="float" office:value="72.19" calcext:value-type="float">
            <text:p>72.19</text:p>
          </table:table-cell>
          <table:table-cell table:style-name="ce18" office:value-type="float" office:value="26.46" calcext:value-type="float">
            <text:p>26.46</text:p>
          </table:table-cell>
          <table:table-cell table:style-name="ce18" office:value-type="float" office:value="386.27" calcext:value-type="float">
            <text:p>386.27</text:p>
          </table:table-cell>
          <table:table-cell table:number-columns-repeated="101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9" office:value-type="float" office:value="88" calcext:value-type="float">
            <text:p>88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5" office:value-type="float" office:value="86.44" calcext:value-type="float">
            <text:p>86.44</text:p>
          </table:table-cell>
          <table:table-cell table:style-name="ce10" office:value-type="float" office:value="123.23" calcext:value-type="float">
            <text:p>123.23</text:p>
          </table:table-cell>
          <table:table-cell table:style-name="ce5" office:value-type="float" office:value="92.35" calcext:value-type="float">
            <text:p>92.35</text:p>
          </table:table-cell>
          <table:table-cell table:style-name="ce10" office:value-type="float" office:value="35.84" calcext:value-type="float">
            <text:p>35.84</text:p>
          </table:table-cell>
          <table:table-cell table:style-name="ce19" office:value-type="float" office:value="37.29" calcext:value-type="float">
            <text:p>37.29</text:p>
          </table:table-cell>
          <table:table-cell table:style-name="ce19" office:value-type="float" office:value="375.13" calcext:value-type="float">
            <text:p>375.13</text:p>
          </table:table-cell>
          <table:table-cell table:number-columns-repeated="101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8" office:value-type="float" office:value="91" calcext:value-type="float">
            <text:p>91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4" office:value-type="float" office:value="86.18" calcext:value-type="float">
            <text:p>86.18</text:p>
          </table:table-cell>
          <table:table-cell table:style-name="ce9" office:value-type="float" office:value="73.63" calcext:value-type="float">
            <text:p>73.63</text:p>
          </table:table-cell>
          <table:table-cell table:style-name="ce4" office:value-type="float" office:value="91.48" calcext:value-type="float">
            <text:p>91.48</text:p>
          </table:table-cell>
          <table:table-cell table:style-name="ce9" office:value-type="float" office:value="73.87" calcext:value-type="float">
            <text:p>73.87</text:p>
          </table:table-cell>
          <table:table-cell table:style-name="ce18" office:value-type="float" office:value="40.89" calcext:value-type="float">
            <text:p>40.89</text:p>
          </table:table-cell>
          <table:table-cell table:style-name="ce18" office:value-type="float" office:value="366.04" calcext:value-type="float">
            <text:p>366.04</text:p>
          </table:table-cell>
          <table:table-cell table:number-columns-repeated="101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9" office:value-type="float" office:value="92" calcext:value-type="float">
            <text:p>92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5" office:value-type="float" office:value="83.44" calcext:value-type="float">
            <text:p>83.44</text:p>
          </table:table-cell>
          <table:table-cell table:style-name="ce10" office:value-type="float" office:value="100.68" calcext:value-type="float">
            <text:p>100.68</text:p>
          </table:table-cell>
          <table:table-cell table:style-name="ce5" office:value-type="float" office:value="86.74" calcext:value-type="float">
            <text:p>86.74</text:p>
          </table:table-cell>
          <table:table-cell table:style-name="ce10" office:value-type="float" office:value="64.2" calcext:value-type="float">
            <text:p>64.2</text:p>
          </table:table-cell>
          <table:table-cell table:style-name="ce19" office:value-type="float" office:value="30.04" calcext:value-type="float">
            <text:p>30.04</text:p>
          </table:table-cell>
          <table:table-cell table:style-name="ce19" office:value-type="float" office:value="365.1" calcext:value-type="float">
            <text:p>365.1</text:p>
          </table:table-cell>
          <table:table-cell table:number-columns-repeated="101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8" office:value-type="float" office:value="93" calcext:value-type="float">
            <text:p>93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" office:value-type="float" office:value="102.93" calcext:value-type="float">
            <text:p>102.93</text:p>
          </table:table-cell>
          <table:table-cell table:style-name="ce9" office:value-type="float" office:value="93.8" calcext:value-type="float">
            <text:p>93.8</text:p>
          </table:table-cell>
          <table:table-cell table:style-name="ce4" office:value-type="float" office:value="97.62" calcext:value-type="float">
            <text:p>97.62</text:p>
          </table:table-cell>
          <table:table-cell table:style-name="ce9" office:value-type="float" office:value="28.54" calcext:value-type="float">
            <text:p>28.54</text:p>
          </table:table-cell>
          <table:table-cell table:style-name="ce18" office:value-type="float" office:value="41.8" calcext:value-type="float">
            <text:p>41.8</text:p>
          </table:table-cell>
          <table:table-cell table:style-name="ce18" office:value-type="float" office:value="364.7" calcext:value-type="float">
            <text:p>364.7</text:p>
          </table:table-cell>
          <table:table-cell table:number-columns-repeated="101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9" office:value-type="float" office:value="94" calcext:value-type="float">
            <text:p>94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5" office:value-type="float" office:value="64.2" calcext:value-type="float">
            <text:p>64.2</text:p>
          </table:table-cell>
          <table:table-cell table:style-name="ce10" office:value-type="float" office:value="93.85" calcext:value-type="float">
            <text:p>93.85</text:p>
          </table:table-cell>
          <table:table-cell table:style-name="ce5" office:value-type="float" office:value="102.77" calcext:value-type="float">
            <text:p>102.77</text:p>
          </table:table-cell>
          <table:table-cell table:style-name="ce10" office:value-type="float" office:value="9.66" calcext:value-type="float">
            <text:p>9.66</text:p>
          </table:table-cell>
          <table:table-cell table:style-name="ce19" office:value-type="float" office:value="91.99" calcext:value-type="float">
            <text:p>91.99</text:p>
          </table:table-cell>
          <table:table-cell table:style-name="ce19" office:value-type="float" office:value="362.46" calcext:value-type="float">
            <text:p>362.46</text:p>
          </table:table-cell>
          <table:table-cell table:number-columns-repeated="101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8" office:value-type="float" office:value="101" calcext:value-type="float">
            <text:p>101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4" office:value-type="float" office:value="82.16" calcext:value-type="float">
            <text:p>82.16</text:p>
          </table:table-cell>
          <table:table-cell table:style-name="ce9" office:value-type="float" office:value="84.29" calcext:value-type="float">
            <text:p>84.29</text:p>
          </table:table-cell>
          <table:table-cell table:style-name="ce4" office:value-type="float" office:value="68.04" calcext:value-type="float">
            <text:p>68.04</text:p>
          </table:table-cell>
          <table:table-cell table:style-name="ce9" office:value-type="float" office:value="73.75" calcext:value-type="float">
            <text:p>73.75</text:p>
          </table:table-cell>
          <table:table-cell table:style-name="ce18" office:value-type="float" office:value="43.1" calcext:value-type="float">
            <text:p>43.1</text:p>
          </table:table-cell>
          <table:table-cell table:style-name="ce18" office:value-type="float" office:value="351.34" calcext:value-type="float">
            <text:p>351.34</text:p>
          </table:table-cell>
          <table:table-cell table:number-columns-repeated="101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9" office:value-type="float" office:value="102" calcext:value-type="float">
            <text:p>102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5" office:value-type="float" office:value="86.68" calcext:value-type="float">
            <text:p>86.68</text:p>
          </table:table-cell>
          <table:table-cell table:style-name="ce10" office:value-type="float" office:value="92.25" calcext:value-type="float">
            <text:p>92.25</text:p>
          </table:table-cell>
          <table:table-cell table:style-name="ce5" office:value-type="float" office:value="94.35" calcext:value-type="float">
            <text:p>94.35</text:p>
          </table:table-cell>
          <table:table-cell table:style-name="ce10" office:value-type="float" office:value="42.72" calcext:value-type="float">
            <text:p>42.72</text:p>
          </table:table-cell>
          <table:table-cell table:style-name="ce19" office:value-type="float" office:value="30.36" calcext:value-type="float">
            <text:p>30.36</text:p>
          </table:table-cell>
          <table:table-cell table:style-name="ce19" office:value-type="float" office:value="346.37" calcext:value-type="float">
            <text:p>346.37</text:p>
          </table:table-cell>
          <table:table-cell table:number-columns-repeated="101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8" office:value-type="float" office:value="105" calcext:value-type="float">
            <text:p>105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4" office:value-type="float" office:value="80.11" calcext:value-type="float">
            <text:p>80.11</text:p>
          </table:table-cell>
          <table:table-cell table:style-name="ce9" office:value-type="float" office:value="70.22" calcext:value-type="float">
            <text:p>70.22</text:p>
          </table:table-cell>
          <table:table-cell table:style-name="ce4" office:value-type="float" office:value="72.17" calcext:value-type="float">
            <text:p>72.17</text:p>
          </table:table-cell>
          <table:table-cell table:style-name="ce9" office:value-type="float" office:value="59.91" calcext:value-type="float">
            <text:p>59.91</text:p>
          </table:table-cell>
          <table:table-cell table:style-name="ce18" office:value-type="float" office:value="42.58" calcext:value-type="float">
            <text:p>42.58</text:p>
          </table:table-cell>
          <table:table-cell table:style-name="ce18" office:value-type="float" office:value="324.99" calcext:value-type="float">
            <text:p>324.99</text:p>
          </table:table-cell>
          <table:table-cell table:number-columns-repeated="1015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9" office:value-type="float" office:value="106" calcext:value-type="float">
            <text:p>106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5" office:value-type="float" office:value="91.63" calcext:value-type="float">
            <text:p>91.63</text:p>
          </table:table-cell>
          <table:table-cell table:style-name="ce10" office:value-type="float" office:value="84.73" calcext:value-type="float">
            <text:p>84.73</text:p>
          </table:table-cell>
          <table:table-cell table:style-name="ce5" office:value-type="float" office:value="86.92" calcext:value-type="float">
            <text:p>86.92</text:p>
          </table:table-cell>
          <table:table-cell table:style-name="ce10" office:value-type="float" office:value="48.56" calcext:value-type="float">
            <text:p>48.56</text:p>
          </table:table-cell>
          <table:table-cell table:style-name="ce19" office:value-type="float" office:value="12.31" calcext:value-type="float">
            <text:p>12.31</text:p>
          </table:table-cell>
          <table:table-cell table:style-name="ce19" office:value-type="float" office:value="324.16" calcext:value-type="float">
            <text:p>324.16</text:p>
          </table:table-cell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8" office:value-type="float" office:value="107" calcext:value-type="float">
            <text:p>107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4" office:value-type="float" office:value="79.91" calcext:value-type="float">
            <text:p>79.91</text:p>
          </table:table-cell>
          <table:table-cell table:style-name="ce9" office:value-type="float" office:value="71.55" calcext:value-type="float">
            <text:p>71.55</text:p>
          </table:table-cell>
          <table:table-cell table:style-name="ce4" office:value-type="float" office:value="60.14" calcext:value-type="float">
            <text:p>60.14</text:p>
          </table:table-cell>
          <table:table-cell table:style-name="ce9" office:value-type="float" office:value="72.31" calcext:value-type="float">
            <text:p>72.31</text:p>
          </table:table-cell>
          <table:table-cell table:style-name="ce18" office:value-type="float" office:value="38.72" calcext:value-type="float">
            <text:p>38.72</text:p>
          </table:table-cell>
          <table:table-cell table:style-name="ce18" office:value-type="float" office:value="322.64" calcext:value-type="float">
            <text:p>322.64</text:p>
          </table:table-cell>
          <table:table-cell table:number-columns-repeated="1015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9" office:value-type="float" office:value="113" calcext:value-type="float">
            <text:p>113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float" office:value="87.2" calcext:value-type="float">
            <text:p>87.2</text:p>
          </table:table-cell>
          <table:table-cell table:style-name="ce10" office:value-type="float" office:value="79.41" calcext:value-type="float">
            <text:p>79.41</text:p>
          </table:table-cell>
          <table:table-cell table:style-name="ce5" office:value-type="float" office:value="59.91" calcext:value-type="float">
            <text:p>59.91</text:p>
          </table:table-cell>
          <table:table-cell table:style-name="ce10" office:value-type="float" office:value="35.69" calcext:value-type="float">
            <text:p>35.69</text:p>
          </table:table-cell>
          <table:table-cell table:style-name="ce19" office:value-type="float" office:value="43.46" calcext:value-type="float">
            <text:p>43.46</text:p>
          </table:table-cell>
          <table:table-cell table:style-name="ce19" office:value-type="float" office:value="305.67" calcext:value-type="float">
            <text:p>305.67</text:p>
          </table:table-cell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8" office:value-type="float" office:value="115" calcext:value-type="float">
            <text:p>115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4" office:value-type="float" office:value="75.33" calcext:value-type="float">
            <text:p>75.33</text:p>
          </table:table-cell>
          <table:table-cell table:style-name="ce9" office:value-type="float" office:value="57.6" calcext:value-type="float">
            <text:p>57.6</text:p>
          </table:table-cell>
          <table:table-cell table:style-name="ce4" office:value-type="float" office:value="60.36" calcext:value-type="float">
            <text:p>60.36</text:p>
          </table:table-cell>
          <table:table-cell table:style-name="ce9" office:value-type="float" office:value="73.79" calcext:value-type="float">
            <text:p>73.79</text:p>
          </table:table-cell>
          <table:table-cell table:style-name="ce18" office:value-type="float" office:value="36.97" calcext:value-type="float">
            <text:p>36.97</text:p>
          </table:table-cell>
          <table:table-cell table:style-name="ce18" office:value-type="float" office:value="304.04" calcext:value-type="float">
            <text:p>304.04</text:p>
          </table:table-cell>
          <table:table-cell table:number-columns-repeated="101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float" office:value="120" calcext:value-type="float">
            <text:p>120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5" office:value-type="float" office:value="51.91" calcext:value-type="float">
            <text:p>51.91</text:p>
          </table:table-cell>
          <table:table-cell table:style-name="ce10" office:value-type="float" office:value="128.64" calcext:value-type="float">
            <text:p>128.64</text:p>
          </table:table-cell>
          <table:table-cell table:style-name="ce5" office:value-type="float" office:value="53.84" calcext:value-type="float">
            <text:p>53.84</text:p>
          </table:table-cell>
          <table:table-cell table:style-name="ce10" office:value-type="float" office:value="14.3" calcext:value-type="float">
            <text:p>14.3</text:p>
          </table:table-cell>
          <table:table-cell table:style-name="ce19" office:value-type="float" office:value="36.84" calcext:value-type="float">
            <text:p>36.84</text:p>
          </table:table-cell>
          <table:table-cell table:style-name="ce19" office:value-type="float" office:value="285.53" calcext:value-type="float">
            <text:p>285.53</text:p>
          </table:table-cell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8" office:value-type="float" office:value="121" calcext:value-type="float">
            <text:p>121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4" office:value-type="float" office:value="84.8" calcext:value-type="float">
            <text:p>84.8</text:p>
          </table:table-cell>
          <table:table-cell table:style-name="ce9" office:value-type="float" office:value="86.18" calcext:value-type="float">
            <text:p>86.18</text:p>
          </table:table-cell>
          <table:table-cell table:style-name="ce4" office:value-type="float" office:value="75.08" calcext:value-type="float">
            <text:p>75.08</text:p>
          </table:table-cell>
          <table:table-cell table:style-name="ce9" office:value-type="float" office:value="0.2" calcext:value-type="float">
            <text:p>0.2</text:p>
          </table:table-cell>
          <table:table-cell table:style-name="ce18" office:value-type="float" office:value="39.1" calcext:value-type="float">
            <text:p>39.1</text:p>
          </table:table-cell>
          <table:table-cell table:style-name="ce18" office:value-type="float" office:value="285.35" calcext:value-type="float">
            <text:p>285.35</text:p>
          </table:table-cell>
          <table:table-cell table:number-columns-repeated="101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9" office:value-type="float" office:value="122" calcext:value-type="float">
            <text:p>122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float" office:value="92.16" calcext:value-type="float">
            <text:p>92.16</text:p>
          </table:table-cell>
          <table:table-cell table:style-name="ce10" office:value-type="float" office:value="66.48" calcext:value-type="float">
            <text:p>66.48</text:p>
          </table:table-cell>
          <table:table-cell table:style-name="ce5" office:value-type="float" office:value="67.45" calcext:value-type="float">
            <text:p>67.45</text:p>
          </table:table-cell>
          <table:table-cell table:style-name="ce10" office:value-type="float" office:value="0.2" calcext:value-type="float">
            <text:p>0.2</text:p>
          </table:table-cell>
          <table:table-cell table:style-name="ce19" office:value-type="float" office:value="53.96" calcext:value-type="float">
            <text:p>53.96</text:p>
          </table:table-cell>
          <table:table-cell table:style-name="ce19" office:value-type="float" office:value="280.25" calcext:value-type="float">
            <text:p>280.25</text:p>
          </table:table-cell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8" office:value-type="float" office:value="123" calcext:value-type="float">
            <text:p>123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4" office:value-type="float" office:value="42.27" calcext:value-type="float">
            <text:p>42.27</text:p>
          </table:table-cell>
          <table:table-cell table:style-name="ce9" office:value-type="float" office:value="56.63" calcext:value-type="float">
            <text:p>56.63</text:p>
          </table:table-cell>
          <table:table-cell table:style-name="ce4" office:value-type="float" office:value="56.5" calcext:value-type="float">
            <text:p>56.5</text:p>
          </table:table-cell>
          <table:table-cell table:style-name="ce9" office:value-type="float" office:value="72.2" calcext:value-type="float">
            <text:p>72.2</text:p>
          </table:table-cell>
          <table:table-cell table:style-name="ce18" office:value-type="float" office:value="49.45" calcext:value-type="float">
            <text:p>49.45</text:p>
          </table:table-cell>
          <table:table-cell table:style-name="ce18" office:value-type="float" office:value="277.06" calcext:value-type="float">
            <text:p>277.06</text:p>
          </table:table-cell>
          <table:table-cell table:number-columns-repeated="101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9" office:value-type="float" office:value="125" calcext:value-type="float">
            <text:p>125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float" office:value="39.71" calcext:value-type="float">
            <text:p>39.71</text:p>
          </table:table-cell>
          <table:table-cell table:style-name="ce10" office:value-type="float" office:value="46.87" calcext:value-type="float">
            <text:p>46.87</text:p>
          </table:table-cell>
          <table:table-cell table:style-name="ce5" office:value-type="float" office:value="74.41" calcext:value-type="float">
            <text:p>74.41</text:p>
          </table:table-cell>
          <table:table-cell table:style-name="ce10" office:value-type="float" office:value="91.68" calcext:value-type="float">
            <text:p>91.68</text:p>
          </table:table-cell>
          <table:table-cell table:style-name="ce19" office:value-type="float" office:value="23.6" calcext:value-type="float">
            <text:p>23.6</text:p>
          </table:table-cell>
          <table:table-cell table:style-name="ce19" office:value-type="float" office:value="276.27" calcext:value-type="float">
            <text:p>276.27</text:p>
          </table:table-cell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8" office:value-type="float" office:value="127" calcext:value-type="float">
            <text:p>127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4" office:value-type="float" office:value="46.84" calcext:value-type="float">
            <text:p>46.84</text:p>
          </table:table-cell>
          <table:table-cell table:style-name="ce9" office:value-type="float" office:value="62.68" calcext:value-type="float">
            <text:p>62.68</text:p>
          </table:table-cell>
          <table:table-cell table:style-name="ce4" office:value-type="float" office:value="58.23" calcext:value-type="float">
            <text:p>58.23</text:p>
          </table:table-cell>
          <table:table-cell table:style-name="ce9" office:value-type="float" office:value="62.43" calcext:value-type="float">
            <text:p>62.43</text:p>
          </table:table-cell>
          <table:table-cell table:style-name="ce18" office:value-type="float" office:value="35.63" calcext:value-type="float">
            <text:p>35.63</text:p>
          </table:table-cell>
          <table:table-cell table:style-name="ce18" office:value-type="float" office:value="265.81" calcext:value-type="float">
            <text:p>265.81</text:p>
          </table:table-cell>
          <table:table-cell table:number-columns-repeated="101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9" office:value-type="float" office:value="128" calcext:value-type="float">
            <text:p>128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5" office:value-type="float" office:value="77.05" calcext:value-type="float">
            <text:p>77.05</text:p>
          </table:table-cell>
          <table:table-cell table:style-name="ce10" office:value-type="float" office:value="58.29" calcext:value-type="float">
            <text:p>58.29</text:p>
          </table:table-cell>
          <table:table-cell table:style-name="ce5" office:value-type="float" office:value="33.51" calcext:value-type="float">
            <text:p>33.51</text:p>
          </table:table-cell>
          <table:table-cell table:style-name="ce10" office:value-type="float" office:value="0.2" calcext:value-type="float">
            <text:p>0.2</text:p>
          </table:table-cell>
          <table:table-cell table:style-name="ce19" office:value-type="float" office:value="95.88" calcext:value-type="float">
            <text:p>95.88</text:p>
          </table:table-cell>
          <table:table-cell table:style-name="ce19" office:value-type="float" office:value="264.92" calcext:value-type="float">
            <text:p>264.92</text:p>
          </table:table-cell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8" office:value-type="float" office:value="131" calcext:value-type="float">
            <text:p>131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" office:value-type="float" office:value="27.88" calcext:value-type="float">
            <text:p>27.88</text:p>
          </table:table-cell>
          <table:table-cell table:style-name="ce9" office:value-type="float" office:value="45.46" calcext:value-type="float">
            <text:p>45.46</text:p>
          </table:table-cell>
          <table:table-cell table:style-name="ce4" office:value-type="float" office:value="48.98" calcext:value-type="float">
            <text:p>48.98</text:p>
          </table:table-cell>
          <table:table-cell table:style-name="ce9" office:value-type="float" office:value="84.53" calcext:value-type="float">
            <text:p>84.53</text:p>
          </table:table-cell>
          <table:table-cell table:style-name="ce18" office:value-type="float" office:value="52.84" calcext:value-type="float">
            <text:p>52.84</text:p>
          </table:table-cell>
          <table:table-cell table:style-name="ce18" office:value-type="float" office:value="259.68" calcext:value-type="float">
            <text:p>259.68</text:p>
          </table:table-cell>
          <table:table-cell table:number-columns-repeated="101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9" office:value-type="float" office:value="132" calcext:value-type="float">
            <text:p>132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5" office:value-type="float" office:value="65.19" calcext:value-type="float">
            <text:p>65.19</text:p>
          </table:table-cell>
          <table:table-cell table:style-name="ce10" office:value-type="float" office:value="71.93" calcext:value-type="float">
            <text:p>71.93</text:p>
          </table:table-cell>
          <table:table-cell table:style-name="ce5" office:value-type="float" office:value="67.55" calcext:value-type="float">
            <text:p>67.55</text:p>
          </table:table-cell>
          <table:table-cell table:style-name="ce10" office:value-type="float" office:value="20.99" calcext:value-type="float">
            <text:p>20.99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256.66" calcext:value-type="float">
            <text:p>256.66</text:p>
          </table:table-cell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8" office:value-type="float" office:value="133" calcext:value-type="float">
            <text:p>133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4" office:value-type="float" office:value="64.74" calcext:value-type="float">
            <text:p>64.74</text:p>
          </table:table-cell>
          <table:table-cell table:style-name="ce9" office:value-type="float" office:value="60.27" calcext:value-type="float">
            <text:p>60.27</text:p>
          </table:table-cell>
          <table:table-cell table:style-name="ce4" office:value-type="float" office:value="60.55" calcext:value-type="float">
            <text:p>60.55</text:p>
          </table:table-cell>
          <table:table-cell table:style-name="ce9" office:value-type="float" office:value="48.81" calcext:value-type="float">
            <text:p>48.81</text:p>
          </table:table-cell>
          <table:table-cell table:style-name="ce18" office:value-type="float" office:value="20.13" calcext:value-type="float">
            <text:p>20.13</text:p>
          </table:table-cell>
          <table:table-cell table:style-name="ce18" office:value-type="float" office:value="254.51" calcext:value-type="float">
            <text:p>254.51</text:p>
          </table:table-cell>
          <table:table-cell table:number-columns-repeated="101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136" calcext:value-type="float">
            <text:p>136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10" office:value-type="float" office:value="35.45" calcext:value-type="float">
            <text:p>35.45</text:p>
          </table:table-cell>
          <table:table-cell table:style-name="ce5" office:value-type="float" office:value="144.92" calcext:value-type="float">
            <text:p>144.92</text:p>
          </table:table-cell>
          <table:table-cell table:style-name="ce10" office:value-type="float" office:value="49.84" calcext:value-type="float">
            <text:p>49.84</text:p>
          </table:table-cell>
          <table:table-cell table:style-name="ce10" office:value-type="float" office:value="11.11" calcext:value-type="float">
            <text:p>11.1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float" office:value="241.42" calcext:value-type="float">
            <text:p>241.42</text:p>
          </table:table-cell>
          <table:table-cell table:number-columns-repeated="101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float" office:value="138" calcext:value-type="float">
            <text:p>138</text:p>
          </table:table-cell>
          <table:table-cell table:style-name="ce9" office:value-type="string" calcext:value-type="string">
            <text:p>UFUK ÜNİVERSİTESİ</text:p>
          </table:table-cell>
          <table:table-cell table:style-name="ce9" office:value-type="float" office:value="37.25" calcext:value-type="float">
            <text:p>37.25</text:p>
          </table:table-cell>
          <table:table-cell table:style-name="ce4" office:value-type="float" office:value="55.79" calcext:value-type="float">
            <text:p>55.79</text:p>
          </table:table-cell>
          <table:table-cell table:style-name="ce9" office:value-type="float" office:value="73.59" calcext:value-type="float">
            <text:p>73.59</text:p>
          </table:table-cell>
          <table:table-cell table:style-name="ce9" office:value-type="float" office:value="5.33" calcext:value-type="float">
            <text:p>5.33</text:p>
          </table:table-cell>
          <table:table-cell table:style-name="ce9" office:value-type="float" office:value="65.72" calcext:value-type="float">
            <text:p>65.72</text:p>
          </table:table-cell>
          <table:table-cell table:style-name="ce4" office:value-type="float" office:value="237.67" calcext:value-type="float">
            <text:p>237.67</text:p>
          </table:table-cell>
          <table:table-cell table:number-columns-repeated="101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140" calcext:value-type="float">
            <text:p>140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10" office:value-type="float" office:value="39.3" calcext:value-type="float">
            <text:p>39.3</text:p>
          </table:table-cell>
          <table:table-cell table:style-name="ce5" office:value-type="float" office:value="48.61" calcext:value-type="float">
            <text:p>48.61</text:p>
          </table:table-cell>
          <table:table-cell table:style-name="ce10" office:value-type="float" office:value="38.25" calcext:value-type="float">
            <text:p>38.25</text:p>
          </table:table-cell>
          <table:table-cell table:style-name="ce10" office:value-type="float" office:value="24.46" calcext:value-type="float">
            <text:p>24.46</text:p>
          </table:table-cell>
          <table:table-cell table:style-name="ce10" office:value-type="float" office:value="72.87" calcext:value-type="float">
            <text:p>72.87</text:p>
          </table:table-cell>
          <table:table-cell table:style-name="ce5" office:value-type="float" office:value="223.48" calcext:value-type="float">
            <text:p>223.48</text:p>
          </table:table-cell>
          <table:table-cell table:number-columns-repeated="1015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float" office:value="141" calcext:value-type="float">
            <text:p>141</text:p>
          </table:table-cell>
          <table:table-cell table:style-name="ce9" office:value-type="string" calcext:value-type="string">
            <text:p>MEF ÜNİVERSİTESİ</text:p>
          </table:table-cell>
          <table:table-cell table:style-name="ce9" office:value-type="float" office:value="63.83" calcext:value-type="float">
            <text:p>63.83</text:p>
          </table:table-cell>
          <table:table-cell table:style-name="ce4" office:value-type="float" office:value="43.57" calcext:value-type="float">
            <text:p>43.57</text:p>
          </table:table-cell>
          <table:table-cell table:style-name="ce9" office:value-type="float" office:value="64.59" calcext:value-type="float">
            <text:p>64.59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43.96" calcext:value-type="float">
            <text:p>43.96</text:p>
          </table:table-cell>
          <table:table-cell table:style-name="ce4" office:value-type="float" office:value="216.15" calcext:value-type="float">
            <text:p>216.15</text:p>
          </table:table-cell>
          <table:table-cell table:number-columns-repeated="101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143" calcext:value-type="float">
            <text:p>143</text:p>
          </table:table-cell>
          <table:table-cell table:style-name="ce10" office:value-type="string" calcext:value-type="string">
            <text:p>İBN HALDUN ÜNİVERSİTESİ</text:p>
          </table:table-cell>
          <table:table-cell table:style-name="ce10" office:value-type="float" office:value="18.52" calcext:value-type="float">
            <text:p>18.52</text:p>
          </table:table-cell>
          <table:table-cell table:style-name="ce5" office:value-type="float" office:value="6.4" calcext:value-type="float">
            <text:p>6.4</text:p>
          </table:table-cell>
          <table:table-cell table:style-name="ce10" office:value-type="float" office:value="4.84" calcext:value-type="float">
            <text:p>4.84</text:p>
          </table:table-cell>
          <table:table-cell table:style-name="ce10" office:value-type="float" office:value="89.71" calcext:value-type="float">
            <text:p>89.71</text:p>
          </table:table-cell>
          <table:table-cell table:style-name="ce10" office:value-type="float" office:value="87.45" calcext:value-type="float">
            <text:p>87.45</text:p>
          </table:table-cell>
          <table:table-cell table:style-name="ce5" office:value-type="float" office:value="206.91" calcext:value-type="float">
            <text:p>206.91</text:p>
          </table:table-cell>
          <table:table-cell table:number-columns-repeated="1015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4" calcext:value-type="float">
            <text:p>144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9" office:value-type="float" office:value="43.47" calcext:value-type="float">
            <text:p>43.47</text:p>
          </table:table-cell>
          <table:table-cell table:style-name="ce4" office:value-type="float" office:value="45.27" calcext:value-type="float">
            <text:p>45.27</text:p>
          </table:table-cell>
          <table:table-cell table:style-name="ce9" office:value-type="float" office:value="45.39" calcext:value-type="float">
            <text:p>45.39</text:p>
          </table:table-cell>
          <table:table-cell table:style-name="ce9" office:value-type="float" office:value="44.81" calcext:value-type="float">
            <text:p>44.81</text:p>
          </table:table-cell>
          <table:table-cell table:style-name="ce9" office:value-type="float" office:value="25.82" calcext:value-type="float">
            <text:p>25.82</text:p>
          </table:table-cell>
          <table:table-cell table:style-name="ce4" office:value-type="float" office:value="204.76" calcext:value-type="float">
            <text:p>204.76</text:p>
          </table:table-cell>
          <table:table-cell table:number-columns-repeated="101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145" calcext:value-type="float">
            <text:p>145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10" office:value-type="float" office:value="55.69" calcext:value-type="float">
            <text:p>55.69</text:p>
          </table:table-cell>
          <table:table-cell table:style-name="ce5" office:value-type="float" office:value="25.32" calcext:value-type="float">
            <text:p>25.32</text:p>
          </table:table-cell>
          <table:table-cell table:style-name="ce10" office:value-type="float" office:value="26.92" calcext:value-type="float">
            <text:p>26.92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93.9" calcext:value-type="float">
            <text:p>93.9</text:p>
          </table:table-cell>
          <table:table-cell table:style-name="ce5" office:value-type="float" office:value="202.03" calcext:value-type="float">
            <text:p>202.03</text:p>
          </table:table-cell>
          <table:table-cell table:number-columns-repeated="1015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float" office:value="146" calcext:value-type="float">
            <text:p>146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9" office:value-type="float" office:value="43.99" calcext:value-type="float">
            <text:p>43.99</text:p>
          </table:table-cell>
          <table:table-cell table:style-name="ce4" office:value-type="float" office:value="48.04" calcext:value-type="float">
            <text:p>48.04</text:p>
          </table:table-cell>
          <table:table-cell table:style-name="ce9" office:value-type="float" office:value="40.66" calcext:value-type="float">
            <text:p>40.66</text:p>
          </table:table-cell>
          <table:table-cell table:style-name="ce9" office:value-type="float" office:value="34.01" calcext:value-type="float">
            <text:p>34.01</text:p>
          </table:table-cell>
          <table:table-cell table:style-name="ce9" office:value-type="float" office:value="35.19" calcext:value-type="float">
            <text:p>35.19</text:p>
          </table:table-cell>
          <table:table-cell table:style-name="ce4" office:value-type="float" office:value="201.89" calcext:value-type="float">
            <text:p>201.89</text:p>
          </table:table-cell>
          <table:table-cell table:number-columns-repeated="101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float" office:value="147" calcext:value-type="float">
            <text:p>147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10" office:value-type="float" office:value="37.07" calcext:value-type="float">
            <text:p>37.07</text:p>
          </table:table-cell>
          <table:table-cell table:style-name="ce5" office:value-type="float" office:value="48.27" calcext:value-type="float">
            <text:p>48.27</text:p>
          </table:table-cell>
          <table:table-cell table:style-name="ce10" office:value-type="float" office:value="28.54" calcext:value-type="float">
            <text:p>28.5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87.14" calcext:value-type="float">
            <text:p>87.14</text:p>
          </table:table-cell>
          <table:table-cell table:style-name="ce5" office:value-type="float" office:value="201.23" calcext:value-type="float">
            <text:p>201.23</text:p>
          </table:table-cell>
          <table:table-cell table:number-columns-repeated="1015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float" office:value="149" calcext:value-type="float">
            <text:p>149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9" office:value-type="float" office:value="33.33" calcext:value-type="float">
            <text:p>33.33</text:p>
          </table:table-cell>
          <table:table-cell table:style-name="ce4" office:value-type="float" office:value="30.26" calcext:value-type="float">
            <text:p>30.26</text:p>
          </table:table-cell>
          <table:table-cell table:style-name="ce9" office:value-type="float" office:value="47.32" calcext:value-type="float">
            <text:p>47.32</text:p>
          </table:table-cell>
          <table:table-cell table:style-name="ce9" office:value-type="float" office:value="2.43" calcext:value-type="float">
            <text:p>2.43</text:p>
          </table:table-cell>
          <table:table-cell table:style-name="ce9" office:value-type="float" office:value="83.08" calcext:value-type="float">
            <text:p>83.08</text:p>
          </table:table-cell>
          <table:table-cell table:style-name="ce4" office:value-type="float" office:value="196.42" calcext:value-type="float">
            <text:p>196.42</text:p>
          </table:table-cell>
          <table:table-cell table:number-columns-repeated="101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float" office:value="151" calcext:value-type="float">
            <text:p>151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10" office:value-type="float" office:value="27.19" calcext:value-type="float">
            <text:p>27.19</text:p>
          </table:table-cell>
          <table:table-cell table:style-name="ce5" office:value-type="float" office:value="39.59" calcext:value-type="float">
            <text:p>39.59</text:p>
          </table:table-cell>
          <table:table-cell table:style-name="ce10" office:value-type="float" office:value="43.46" calcext:value-type="float">
            <text:p>43.46</text:p>
          </table:table-cell>
          <table:table-cell table:style-name="ce10" office:value-type="float" office:value="17.16" calcext:value-type="float">
            <text:p>17.16</text:p>
          </table:table-cell>
          <table:table-cell table:style-name="ce10" office:value-type="float" office:value="60.17" calcext:value-type="float">
            <text:p>60.17</text:p>
          </table:table-cell>
          <table:table-cell table:style-name="ce5" office:value-type="float" office:value="187.57" calcext:value-type="float">
            <text:p>187.57</text:p>
          </table:table-cell>
          <table:table-cell table:number-columns-repeated="1015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float" office:value="152" calcext:value-type="float">
            <text:p>152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9" office:value-type="float" office:value="24.91" calcext:value-type="float">
            <text:p>24.91</text:p>
          </table:table-cell>
          <table:table-cell table:style-name="ce4" office:value-type="float" office:value="33.33" calcext:value-type="float">
            <text:p>33.33</text:p>
          </table:table-cell>
          <table:table-cell table:style-name="ce9" office:value-type="float" office:value="24.74" calcext:value-type="float">
            <text:p>24.74</text:p>
          </table:table-cell>
          <table:table-cell table:style-name="ce9" office:value-type="float" office:value="77.57" calcext:value-type="float">
            <text:p>77.57</text:p>
          </table:table-cell>
          <table:table-cell table:style-name="ce9" office:value-type="float" office:value="23.51" calcext:value-type="float">
            <text:p>23.51</text:p>
          </table:table-cell>
          <table:table-cell table:style-name="ce4" office:value-type="float" office:value="184.06" calcext:value-type="float">
            <text:p>184.06</text:p>
          </table:table-cell>
          <table:table-cell table:number-columns-repeated="101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float" office:value="153" calcext:value-type="float">
            <text:p>153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10" office:value-type="float" office:value="20.69" calcext:value-type="float">
            <text:p>20.69</text:p>
          </table:table-cell>
          <table:table-cell table:style-name="ce5" office:value-type="float" office:value="35.33" calcext:value-type="float">
            <text:p>35.33</text:p>
          </table:table-cell>
          <table:table-cell table:style-name="ce10" office:value-type="float" office:value="21.05" calcext:value-type="float">
            <text:p>21.05</text:p>
          </table:table-cell>
          <table:table-cell table:style-name="ce10" office:value-type="float" office:value="62.74" calcext:value-type="float">
            <text:p>62.74</text:p>
          </table:table-cell>
          <table:table-cell table:style-name="ce10" office:value-type="float" office:value="36.49" calcext:value-type="float">
            <text:p>36.49</text:p>
          </table:table-cell>
          <table:table-cell table:style-name="ce5" office:value-type="float" office:value="176.3" calcext:value-type="float">
            <text:p>176.3</text:p>
          </table:table-cell>
          <table:table-cell table:number-columns-repeated="1015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float" office:value="154" calcext:value-type="float">
            <text:p>154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9" office:value-type="float" office:value="41.8" calcext:value-type="float">
            <text:p>41.8</text:p>
          </table:table-cell>
          <table:table-cell table:style-name="ce4" office:value-type="float" office:value="48.05" calcext:value-type="float">
            <text:p>48.05</text:p>
          </table:table-cell>
          <table:table-cell table:style-name="ce9" office:value-type="float" office:value="35.57" calcext:value-type="float">
            <text:p>35.5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4.19" calcext:value-type="float">
            <text:p>44.19</text:p>
          </table:table-cell>
          <table:table-cell table:style-name="ce4" office:value-type="float" office:value="175.62" calcext:value-type="float">
            <text:p>175.62</text:p>
          </table:table-cell>
          <table:table-cell table:number-columns-repeated="101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156" calcext:value-type="float">
            <text:p>156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10" office:value-type="float" office:value="54.95" calcext:value-type="float">
            <text:p>54.95</text:p>
          </table:table-cell>
          <table:table-cell table:style-name="ce5" office:value-type="float" office:value="24.24" calcext:value-type="float">
            <text:p>24.24</text:p>
          </table:table-cell>
          <table:table-cell table:style-name="ce10" office:value-type="float" office:value="24.74" calcext:value-type="float">
            <text:p>24.74</text:p>
          </table:table-cell>
          <table:table-cell table:style-name="ce10" office:value-type="float" office:value="11.24" calcext:value-type="float">
            <text:p>11.24</text:p>
          </table:table-cell>
          <table:table-cell table:style-name="ce10" office:value-type="float" office:value="59.66" calcext:value-type="float">
            <text:p>59.66</text:p>
          </table:table-cell>
          <table:table-cell table:style-name="ce5" office:value-type="float" office:value="174.82" calcext:value-type="float">
            <text:p>174.82</text:p>
          </table:table-cell>
          <table:table-cell table:number-columns-repeated="1015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float" office:value="158" calcext:value-type="float">
            <text:p>158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9" office:value-type="float" office:value="16.14" calcext:value-type="float">
            <text:p>16.14</text:p>
          </table:table-cell>
          <table:table-cell table:style-name="ce4" office:value-type="float" office:value="18.29" calcext:value-type="float">
            <text:p>18.29</text:p>
          </table:table-cell>
          <table:table-cell table:style-name="ce9" office:value-type="float" office:value="23.45" calcext:value-type="float">
            <text:p>23.45</text:p>
          </table:table-cell>
          <table:table-cell table:style-name="ce9" office:value-type="float" office:value="49.82" calcext:value-type="float">
            <text:p>49.82</text:p>
          </table:table-cell>
          <table:table-cell table:style-name="ce9" office:value-type="float" office:value="62.08" calcext:value-type="float">
            <text:p>62.08</text:p>
          </table:table-cell>
          <table:table-cell table:style-name="ce4" office:value-type="float" office:value="169.78" calcext:value-type="float">
            <text:p>169.78</text:p>
          </table:table-cell>
          <table:table-cell table:number-columns-repeated="101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59" calcext:value-type="float">
            <text:p>159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10" office:value-type="float" office:value="9.5" calcext:value-type="float">
            <text:p>9.5</text:p>
          </table:table-cell>
          <table:table-cell table:style-name="ce5" office:value-type="float" office:value="32.68" calcext:value-type="float">
            <text:p>32.68</text:p>
          </table:table-cell>
          <table:table-cell table:style-name="ce10" office:value-type="float" office:value="42.48" calcext:value-type="float">
            <text:p>42.48</text:p>
          </table:table-cell>
          <table:table-cell table:style-name="ce10" office:value-type="float" office:value="68.43" calcext:value-type="float">
            <text:p>68.43</text:p>
          </table:table-cell>
          <table:table-cell table:style-name="ce10" office:value-type="float" office:value="14.51" calcext:value-type="float">
            <text:p>14.51</text:p>
          </table:table-cell>
          <table:table-cell table:style-name="ce5" office:value-type="float" office:value="167.6" calcext:value-type="float">
            <text:p>167.6</text:p>
          </table:table-cell>
          <table:table-cell table:number-columns-repeated="1015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1" calcext:value-type="float">
            <text:p>161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9" office:value-type="float" office:value="26.06" calcext:value-type="float">
            <text:p>26.06</text:p>
          </table:table-cell>
          <table:table-cell table:style-name="ce4" office:value-type="float" office:value="32.31" calcext:value-type="float">
            <text:p>32.31</text:p>
          </table:table-cell>
          <table:table-cell table:style-name="ce9" office:value-type="float" office:value="15.61" calcext:value-type="float">
            <text:p>15.61</text:p>
          </table:table-cell>
          <table:table-cell table:style-name="ce9" office:value-type="float" office:value="14.58" calcext:value-type="float">
            <text:p>14.58</text:p>
          </table:table-cell>
          <table:table-cell table:style-name="ce9" office:value-type="float" office:value="41.71" calcext:value-type="float">
            <text:p>41.71</text:p>
          </table:table-cell>
          <table:table-cell table:style-name="ce4" office:value-type="float" office:value="130.26" calcext:value-type="float">
            <text:p>130.26</text:p>
          </table:table-cell>
          <table:table-cell table:number-columns-repeated="101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float" office:value="162" calcext:value-type="float">
            <text:p>162</text:p>
          </table:table-cell>
          <table:table-cell table:style-name="ce10" office:value-type="string" calcext:value-type="string">
            <text:p>İSTANBUL 29 MAYIS ÜNİVERSİTESİ</text:p>
          </table:table-cell>
          <table:table-cell table:style-name="ce10" office:value-type="float" office:value="0.8" calcext:value-type="float">
            <text:p>0.8</text:p>
          </table:table-cell>
          <table:table-cell table:style-name="ce5" office:value-type="float" office:value="1.12" calcext:value-type="float">
            <text:p>1.12</text:p>
          </table:table-cell>
          <table:table-cell table:style-name="ce10" office:value-type="float" office:value="9.25" calcext:value-type="float">
            <text:p>9.25</text:p>
          </table:table-cell>
          <table:table-cell table:style-name="ce10" office:value-type="float" office:value="58.65" calcext:value-type="float">
            <text:p>58.65</text:p>
          </table:table-cell>
          <table:table-cell table:style-name="ce10" office:value-type="float" office:value="55.25" calcext:value-type="float">
            <text:p>55.25</text:p>
          </table:table-cell>
          <table:table-cell table:style-name="ce5" office:value-type="float" office:value="125.06" calcext:value-type="float">
            <text:p>125.06</text:p>
          </table:table-cell>
          <table:table-cell table:number-columns-repeated="1015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float" office:value="164" calcext:value-type="float">
            <text:p>164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9" office:value-type="float" office:value="27.92" calcext:value-type="float">
            <text:p>27.92</text:p>
          </table:table-cell>
          <table:table-cell table:style-name="ce4" office:value-type="float" office:value="34.55" calcext:value-type="float">
            <text:p>34.55</text:p>
          </table:table-cell>
          <table:table-cell table:style-name="ce9" office:value-type="float" office:value="33.32" calcext:value-type="float">
            <text:p>33.32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27.69" calcext:value-type="float">
            <text:p>27.69</text:p>
          </table:table-cell>
          <table:table-cell table:style-name="ce4" office:value-type="float" office:value="123.68" calcext:value-type="float">
            <text:p>123.68</text:p>
          </table:table-cell>
          <table:table-cell table:number-columns-repeated="101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float" office:value="165" calcext:value-type="float">
            <text:p>165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10" office:value-type="float" office:value="15.16" calcext:value-type="float">
            <text:p>15.16</text:p>
          </table:table-cell>
          <table:table-cell table:style-name="ce5" office:value-type="float" office:value="25.43" calcext:value-type="float">
            <text:p>25.43</text:p>
          </table:table-cell>
          <table:table-cell table:style-name="ce10" office:value-type="float" office:value="19.69" calcext:value-type="float">
            <text:p>19.69</text:p>
          </table:table-cell>
          <table:table-cell table:style-name="ce10" office:value-type="float" office:value="3.28" calcext:value-type="float">
            <text:p>3.28</text:p>
          </table:table-cell>
          <table:table-cell table:style-name="ce10" office:value-type="float" office:value="47" calcext:value-type="float">
            <text:p>47</text:p>
          </table:table-cell>
          <table:table-cell table:style-name="ce5" office:value-type="float" office:value="110.56" calcext:value-type="float">
            <text:p>110.56</text:p>
          </table:table-cell>
          <table:table-cell table:number-columns-repeated="1015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166" calcext:value-type="float">
            <text:p>166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9" office:value-type="float" office:value="15.52" calcext:value-type="float">
            <text:p>15.52</text:p>
          </table:table-cell>
          <table:table-cell table:style-name="ce4" office:value-type="float" office:value="19.74" calcext:value-type="float">
            <text:p>19.74</text:p>
          </table:table-cell>
          <table:table-cell table:style-name="ce9" office:value-type="float" office:value="14.21" calcext:value-type="float">
            <text:p>14.2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48.74" calcext:value-type="float">
            <text:p>48.74</text:p>
          </table:table-cell>
          <table:table-cell table:style-name="ce4" office:value-type="float" office:value="98.41" calcext:value-type="float">
            <text:p>98.41</text:p>
          </table:table-cell>
          <table:table-cell table:number-columns-repeated="1015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ktora Programı Başına Düşen Öğrenci Sayısına Göre Vakıf Üniversiteleri" table:style-name="ta11">
        <table:table-column table:style-name="co1" table:number-columns-repeated="1024" table:default-cell-style-name="Default"/>
        <table:table-row table:style-name="ro1">
          <table:table-cell table:style-name="ce52" office:value-type="string" calcext:value-type="string">
            <text:p>SIRA</text:p>
          </table:table-cell>
          <table:table-cell table:style-name="ce52" office:value-type="string" calcext:value-type="string">
            <text:p>ÜNİVERSİTE</text:p>
          </table:table-cell>
          <table:table-cell table:style-name="ce53" office:value-type="string" calcext:value-type="string">
            <text:p>DOKTORA PROGRAM SAYISI**</text:p>
          </table:table-cell>
          <table:table-cell table:style-name="ce53" office:value-type="string" calcext:value-type="string">
            <text:p>DOKTORA ÖĞRENCİ</text:p>
            <text:p>SAYISI***</text:p>
          </table:table-cell>
          <table:table-cell table:style-name="ce54" office:value-type="string" calcext:value-type="string">
            <text:p>DOKTORA PROGRAMI BAŞINA DÜŞEN DOKTORA ÖĞRENCİ SAYIS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ANKO ÜNİVERSİTESİ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İSTANBUL AYVANSARAY ÜNİVERSİTESİ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İNYE ÜNİVERSİTES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NKARA MEDİPOL ÜNİVERSİTESİ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TOROS ÜNİVERSİTESİ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UFUK ÜNİVERSİTESİ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DEMİROĞLU BİLİM ÜNİVERSİTESİ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BİRUNİ ÜNİVERSİTESİ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73" calcext:value-type="float">
            <text:p>27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5" calcext:value-type="float">
            <text:p>9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5" calcext:value-type="float">
            <text:p>7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7" calcext:value-type="float">
            <text:p>67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0" calcext:value-type="float">
            <text:p>130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4" calcext:value-type="float">
            <text:p>7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8" calcext:value-type="float">
            <text:p>18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1" calcext:value-type="float">
            <text:p>19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69" calcext:value-type="float">
            <text:p>469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14" calcext:value-type="float">
            <text:p>114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3" calcext:value-type="float">
            <text:p>43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9" calcext:value-type="float">
            <text:p>59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6" calcext:value-type="float">
            <text:p>36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14" calcext:value-type="float">
            <text:p>314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8" calcext:value-type="float">
            <text:p>198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93" calcext:value-type="float">
            <text:p>493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66" calcext:value-type="float">
            <text:p>166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0" calcext:value-type="float">
            <text:p>250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5" calcext:value-type="float">
            <text:p>75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3" calcext:value-type="float">
            <text:p>183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5" office:value-type="float" office:value="6" calcext:value-type="float">
            <text:p>6</text:p>
          </table:table-cell>
          <table:table-cell table:style-name="ce19" office:value-type="float" office:value="94" calcext:value-type="float">
            <text:p>9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float" office:value="8" calcext:value-type="float">
            <text:p>8</text:p>
          </table:table-cell>
          <table:table-cell table:style-name="ce18" office:value-type="float" office:value="127" calcext:value-type="float">
            <text:p>12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5" office:value-type="float" office:value="41" calcext:value-type="float">
            <text:p>41</text:p>
          </table:table-cell>
          <table:table-cell table:style-name="ce19" office:value-type="float" office:value="653" calcext:value-type="float">
            <text:p>653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5" calcext:value-type="float">
            <text:p>5</text:p>
          </table:table-cell>
          <table:table-cell table:style-name="ce18" office:value-type="float" office:value="80" calcext:value-type="float">
            <text:p>80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5" office:value-type="float" office:value="12" calcext:value-type="float">
            <text:p>12</text:p>
          </table:table-cell>
          <table:table-cell table:style-name="ce19" office:value-type="float" office:value="196" calcext:value-type="float">
            <text:p>19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HSAN DOĞRAMACI BİLKENT ÜNİVERSİTESİ</text:p>
          </table:table-cell>
          <table:table-cell table:style-name="ce4" office:value-type="float" office:value="26" calcext:value-type="float">
            <text:p>26</text:p>
          </table:table-cell>
          <table:table-cell table:style-name="ce18" office:value-type="float" office:value="429" calcext:value-type="float">
            <text:p>429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5" office:value-type="float" office:value="10" calcext:value-type="float">
            <text:p>10</text:p>
          </table:table-cell>
          <table:table-cell table:style-name="ce19" office:value-type="float" office:value="165" calcext:value-type="float">
            <text:p>165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float" office:value="18" calcext:value-type="float">
            <text:p>18</text:p>
          </table:table-cell>
          <table:table-cell table:style-name="ce18" office:value-type="float" office:value="336" calcext:value-type="float">
            <text:p>33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10" calcext:value-type="float">
            <text:p>10</text:p>
          </table:table-cell>
          <table:table-cell table:style-name="ce19" office:value-type="float" office:value="192" calcext:value-type="float">
            <text:p>192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4" office:value-type="float" office:value="29" calcext:value-type="float">
            <text:p>29</text:p>
          </table:table-cell>
          <table:table-cell table:style-name="ce18" office:value-type="float" office:value="579" calcext:value-type="float">
            <text:p>57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5" office:value-type="float" office:value="12" calcext:value-type="float">
            <text:p>12</text:p>
          </table:table-cell>
          <table:table-cell table:style-name="ce19" office:value-type="float" office:value="256" calcext:value-type="float">
            <text:p>25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İSTANBUL TİCARET ÜNİVERSİTESİ</text:p>
          </table:table-cell>
          <table:table-cell table:style-name="ce2" office:value-type="float" office:value="26" calcext:value-type="float">
            <text:p>26</text:p>
          </table:table-cell>
          <table:table-cell table:style-name="ce22" office:value-type="float" office:value="557" calcext:value-type="float">
            <text:p>55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BEYKENT ÜNİVERSİTESİ</text:p>
          </table:table-cell>
          <table:table-cell table:style-name="ce3" office:value-type="float" office:value="16" calcext:value-type="float">
            <text:p>16</text:p>
          </table:table-cell>
          <table:table-cell table:style-name="ce23" office:value-type="float" office:value="378" calcext:value-type="float">
            <text:p>378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İSTANBUL OKAN ÜNİVERSİTESİ</text:p>
          </table:table-cell>
          <table:table-cell table:style-name="ce2" office:value-type="float" office:value="17" calcext:value-type="float">
            <text:p>17</text:p>
          </table:table-cell>
          <table:table-cell table:style-name="ce22" office:value-type="float" office:value="422" calcext:value-type="float">
            <text:p>42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float" office:value="52" calcext:value-type="float">
            <text:p>52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7" office:value-type="string" calcext:value-type="string">
            <text:p>YEDİTEPE ÜNİVERSİTESİ</text:p>
          </table:table-cell>
          <table:table-cell table:style-name="ce2" office:value-type="float" office:value="44" calcext:value-type="float">
            <text:p>44</text:p>
          </table:table-cell>
          <table:table-cell table:style-name="ce22" office:value-type="float" office:value="1167" calcext:value-type="float">
            <text:p>116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İSTANBUL BİLGİ ÜNİVERSİTESİ</text:p>
          </table:table-cell>
          <table:table-cell table:style-name="ce3" office:value-type="float" office:value="6" calcext:value-type="float">
            <text:p>6</text:p>
          </table:table-cell>
          <table:table-cell table:style-name="ce23" office:value-type="float" office:value="161" calcext:value-type="float">
            <text:p>16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7" office:value-type="string" calcext:value-type="string">
            <text:p>ÜSKÜDAR ÜNİVERSİTESİ</text:p>
          </table:table-cell>
          <table:table-cell table:style-name="ce2" office:value-type="float" office:value="6" calcext:value-type="float">
            <text:p>6</text:p>
          </table:table-cell>
          <table:table-cell table:style-name="ce22" office:value-type="float" office:value="168" calcext:value-type="float">
            <text:p>16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KOÇ ÜNİVERSİTESİ</text:p>
          </table:table-cell>
          <table:table-cell table:style-name="ce3" office:value-type="float" office:value="22" calcext:value-type="float">
            <text:p>22</text:p>
          </table:table-cell>
          <table:table-cell table:style-name="ce23" office:value-type="float" office:value="676" calcext:value-type="float">
            <text:p>676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AVRASYA ÜNİVERSİTESİ</text:p>
          </table:table-cell>
          <table:table-cell table:style-name="ce2" office:value-type="float" office:value="1" calcext:value-type="float">
            <text:p>1</text:p>
          </table:table-cell>
          <table:table-cell table:style-name="ce22" office:value-type="float" office:value="32" calcext:value-type="float">
            <text:p>3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HALİÇ ÜNİVERSİTESİ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float" office:value="208" calcext:value-type="float">
            <text:p>208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019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drolu Öğretim Üyesi Başına Düşen Öğrenci Sayısı" table:style-name="ta12">
        <table:table-column table:style-name="co1" table:number-columns-repeated="1024" table:default-cell-style-name="Default"/>
        <table:table-row table:style-name="ro1">
          <table:table-cell table:style-name="ce52" office:value-type="string" calcext:value-type="string">
            <text:p>SIRA</text:p>
          </table:table-cell>
          <table:table-cell table:style-name="ce52" office:value-type="string" calcext:value-type="string">
            <text:p>ÜNİVERSİTE</text:p>
          </table:table-cell>
          <table:table-cell table:style-name="ce54" office:value-type="string" calcext:value-type="string">
            <text:p>TOPLAM ÖĞRENCİ SAYISI</text:p>
          </table:table-cell>
          <table:table-cell table:style-name="ce54" office:value-type="string" calcext:value-type="string">
            <text:p>KADROLU ÖĞRETİM ÜYESİ SAYISI</text:p>
          </table:table-cell>
          <table:table-cell table:style-name="ce54" office:value-type="string" calcext:value-type="string">
            <text:p>KADROLU ÖĞRETİM ÜYESİ BAŞINA ÖĞRENCİ SAYIS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OSTİM TEKNİK ÜNİVERSİTESİ**</text:p>
          </table:table-cell>
          <table:table-cell table:style-name="ce2" office:value-type="float" office:value="254" calcext:value-type="float">
            <text:p>254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FENERBAHÇE ÜNİVERSİTESİ**</text:p>
          </table:table-cell>
          <table:table-cell table:style-name="ce3" office:value-type="float" office:value="391" calcext:value-type="float">
            <text:p>391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ANKARA MEDİPOL ÜNİVERSİTESİ**</text:p>
          </table:table-cell>
          <table:table-cell table:style-name="ce2" office:value-type="float" office:value="697" calcext:value-type="float">
            <text:p>697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YÜKSEK İHTİSAS ÜNİVERSİTESİ</text:p>
          </table:table-cell>
          <table:table-cell table:style-name="ce13" office:value-type="float" office:value="1253" calcext:value-type="float">
            <text:p>1,253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CIBADEM MEHMET ALİ AYDINLAR ÜNİVERSİTESİ</text:p>
          </table:table-cell>
          <table:table-cell table:style-name="ce12" office:value-type="float" office:value="4315" calcext:value-type="float">
            <text:p>4,315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3" office:value-type="float" office:value="627" calcext:value-type="float">
            <text:p>627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LOKMAN HEKİM ÜNİVERSİTESİ**</text:p>
          </table:table-cell>
          <table:table-cell table:style-name="ce12" office:value-type="float" office:value="1152" calcext:value-type="float">
            <text:p>1,152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NKO ÜNİVERSİTESİ</text:p>
          </table:table-cell>
          <table:table-cell table:style-name="ce13" office:value-type="float" office:value="1109" calcext:value-type="float">
            <text:p>1,109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İBN HALDUN ÜNİVERSİTESİ**</text:p>
          </table:table-cell>
          <table:table-cell table:style-name="ce12" office:value-type="float" office:value="1218" calcext:value-type="float">
            <text:p>1,218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BEZM-İ ALEM VAKIF ÜNİVERSİTESİ</text:p>
          </table:table-cell>
          <table:table-cell table:style-name="ce13" office:value-type="float" office:value="3270" calcext:value-type="float">
            <text:p>3,270</text:p>
          </table:table-cell>
          <table:table-cell table:style-name="ce8" office:value-type="float" office:value="237" calcext:value-type="float">
            <text:p>237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ANTALYA AKEV ÜNİVERSİTESİ**</text:p>
          </table:table-cell>
          <table:table-cell table:style-name="ce4" office:value-type="float" office:value="538" calcext:value-type="float">
            <text:p>538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15" office:value-type="float" office:value="2491" calcext:value-type="float">
            <text:p>2,491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4" office:value-type="float" office:value="394" calcext:value-type="float">
            <text:p>39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15" office:value-type="float" office:value="16747" calcext:value-type="float">
            <text:p>16,747</text:p>
          </table:table-cell>
          <table:table-cell table:style-name="ce10" office:value-type="float" office:value="889" calcext:value-type="float">
            <text:p>889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KOÇ ÜNİVERSİTESİ</text:p>
          </table:table-cell>
          <table:table-cell table:style-name="ce14" office:value-type="float" office:value="8128" calcext:value-type="float">
            <text:p>8,128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İSTANBUL 29 MAYIS ÜNİVERSİTESİ</text:p>
          </table:table-cell>
          <table:table-cell table:style-name="ce15" office:value-type="float" office:value="1698" calcext:value-type="float">
            <text:p>1,698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14" office:value-type="float" office:value="8172" calcext:value-type="float">
            <text:p>8,172</text:p>
          </table:table-cell>
          <table:table-cell table:style-name="ce9" office:value-type="float" office:value="372" calcext:value-type="float">
            <text:p>372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SABANCI ÜNİVERSİTESİ</text:p>
          </table:table-cell>
          <table:table-cell table:style-name="ce15" office:value-type="float" office:value="5180" calcext:value-type="float">
            <text:p>5,180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UFUK ÜNİVERSİTESİ</text:p>
          </table:table-cell>
          <table:table-cell table:style-name="ce14" office:value-type="float" office:value="4839" calcext:value-type="float">
            <text:p>4,839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15" office:value-type="float" office:value="5850" calcext:value-type="float">
            <text:p>5,850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14" office:value-type="float" office:value="8580" calcext:value-type="float">
            <text:p>8,580</text:p>
          </table:table-cell>
          <table:table-cell table:style-name="ce9" office:value-type="float" office:value="310" calcext:value-type="float">
            <text:p>310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15" office:value-type="float" office:value="3460" calcext:value-type="float">
            <text:p>3,460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14" office:value-type="float" office:value="12069" calcext:value-type="float">
            <text:p>12,069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TED ÜNİVERSİTESİ</text:p>
          </table:table-cell>
          <table:table-cell table:style-name="ce15" office:value-type="float" office:value="3767" calcext:value-type="float">
            <text:p>3,767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14" office:value-type="float" office:value="3961" calcext:value-type="float">
            <text:p>3,961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15" office:value-type="float" office:value="11860" calcext:value-type="float">
            <text:p>11,860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14" office:value-type="float" office:value="9744" calcext:value-type="float">
            <text:p>9,744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KENT ÜNİVERSİTESİ**</text:p>
          </table:table-cell>
          <table:table-cell table:style-name="ce15" office:value-type="float" office:value="2903" calcext:value-type="float">
            <text:p>2,903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14" office:value-type="float" office:value="2748" calcext:value-type="float">
            <text:p>2,748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MEF ÜNİVERSİTESİ</text:p>
          </table:table-cell>
          <table:table-cell table:style-name="ce15" office:value-type="float" office:value="3507" calcext:value-type="float">
            <text:p>3,507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14" office:value-type="float" office:value="7954" calcext:value-type="float">
            <text:p>7,954</text:p>
          </table:table-cell>
          <table:table-cell table:style-name="ce9" office:value-type="float" office:value="216" calcext:value-type="float">
            <text:p>216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15" office:value-type="float" office:value="9465" calcext:value-type="float">
            <text:p>9,465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14" office:value-type="float" office:value="5878" calcext:value-type="float">
            <text:p>5,878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15" office:value-type="float" office:value="5183" calcext:value-type="float">
            <text:p>5,183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29" office:value-type="float" office:value="3056" calcext:value-type="float">
            <text:p>3,056</text:p>
          </table:table-cell>
          <table:table-cell table:style-name="ce9" office:value-type="float" office:value="78" calcext:value-type="float">
            <text:p>7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30" office:value-type="float" office:value="17280" calcext:value-type="float">
            <text:p>17,280</text:p>
          </table:table-cell>
          <table:table-cell table:style-name="ce10" office:value-type="float" office:value="440" calcext:value-type="float">
            <text:p>440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29" office:value-type="float" office:value="10337" calcext:value-type="float">
            <text:p>10,337</text:p>
          </table:table-cell>
          <table:table-cell table:style-name="ce9" office:value-type="float" office:value="263" calcext:value-type="float">
            <text:p>263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BEYKOZ ÜNİVERSİTESİ**</text:p>
          </table:table-cell>
          <table:table-cell table:style-name="ce30" office:value-type="float" office:value="4059" calcext:value-type="float">
            <text:p>4,059</text:p>
          </table:table-cell>
          <table:table-cell table:style-name="ce10" office:value-type="float" office:value="103" calcext:value-type="float">
            <text:p>103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29" office:value-type="float" office:value="23224" calcext:value-type="float">
            <text:p>23,224</text:p>
          </table:table-cell>
          <table:table-cell table:style-name="ce9" office:value-type="float" office:value="561" calcext:value-type="float">
            <text:p>561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30" office:value-type="float" office:value="7404" calcext:value-type="float">
            <text:p>7,404</text:p>
          </table:table-cell>
          <table:table-cell table:style-name="ce10" office:value-type="float" office:value="177" calcext:value-type="float">
            <text:p>177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29" office:value-type="float" office:value="7377" calcext:value-type="float">
            <text:p>7,377</text:p>
          </table:table-cell>
          <table:table-cell table:style-name="ce9" office:value-type="float" office:value="169" calcext:value-type="float">
            <text:p>169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TOROS ÜNİVERSİTESİ</text:p>
          </table:table-cell>
          <table:table-cell table:style-name="ce30" office:value-type="float" office:value="3005" calcext:value-type="float">
            <text:p>3,005</text:p>
          </table:table-cell>
          <table:table-cell table:style-name="ce10" office:value-type="float" office:value="68" calcext:value-type="float">
            <text:p>68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29" office:value-type="float" office:value="9441" calcext:value-type="float">
            <text:p>9,441</text:p>
          </table:table-cell>
          <table:table-cell table:style-name="ce9" office:value-type="float" office:value="212" calcext:value-type="float">
            <text:p>212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30" office:value-type="float" office:value="6874" calcext:value-type="float">
            <text:p>6,874</text:p>
          </table:table-cell>
          <table:table-cell table:style-name="ce10" office:value-type="float" office:value="153" calcext:value-type="float">
            <text:p>153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29" office:value-type="float" office:value="8370" calcext:value-type="float">
            <text:p>8,370</text:p>
          </table:table-cell>
          <table:table-cell table:style-name="ce9" office:value-type="float" office:value="177" calcext:value-type="float">
            <text:p>177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MEDİPOL ÜNİVERSİTESİ</text:p>
          </table:table-cell>
          <table:table-cell table:style-name="ce30" office:value-type="float" office:value="33638" calcext:value-type="float">
            <text:p>33,638</text:p>
          </table:table-cell>
          <table:table-cell table:style-name="ce10" office:value-type="float" office:value="693" calcext:value-type="float">
            <text:p>693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29" office:value-type="float" office:value="9803" calcext:value-type="float">
            <text:p>9,803</text:p>
          </table:table-cell>
          <table:table-cell table:style-name="ce9" office:value-type="float" office:value="198" calcext:value-type="float">
            <text:p>198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30" office:value-type="float" office:value="25334" calcext:value-type="float">
            <text:p>25,334</text:p>
          </table:table-cell>
          <table:table-cell table:style-name="ce10" office:value-type="float" office:value="510" calcext:value-type="float">
            <text:p>510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29" office:value-type="float" office:value="7365" calcext:value-type="float">
            <text:p>7,365</text:p>
          </table:table-cell>
          <table:table-cell table:style-name="ce9" office:value-type="float" office:value="147" calcext:value-type="float">
            <text:p>147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30" office:value-type="float" office:value="9495" calcext:value-type="float">
            <text:p>9,495</text:p>
          </table:table-cell>
          <table:table-cell table:style-name="ce10" office:value-type="float" office:value="185" calcext:value-type="float">
            <text:p>18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29" office:value-type="float" office:value="11131" calcext:value-type="float">
            <text:p>11,131</text:p>
          </table:table-cell>
          <table:table-cell table:style-name="ce9" office:value-type="float" office:value="214" calcext:value-type="float">
            <text:p>214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30" office:value-type="float" office:value="4336" calcext:value-type="float">
            <text:p>4,336</text:p>
          </table:table-cell>
          <table:table-cell table:style-name="ce10" office:value-type="float" office:value="83" calcext:value-type="float">
            <text:p>83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29" office:value-type="float" office:value="9372" calcext:value-type="float">
            <text:p>9,372</text:p>
          </table:table-cell>
          <table:table-cell table:style-name="ce9" office:value-type="float" office:value="177" calcext:value-type="float">
            <text:p>177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30" office:value-type="float" office:value="12354" calcext:value-type="float">
            <text:p>12,354</text:p>
          </table:table-cell>
          <table:table-cell table:style-name="ce10" office:value-type="float" office:value="227" calcext:value-type="float">
            <text:p>227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29" office:value-type="float" office:value="10898" calcext:value-type="float">
            <text:p>10,898</text:p>
          </table:table-cell>
          <table:table-cell table:style-name="ce9" office:value-type="float" office:value="195" calcext:value-type="float">
            <text:p>195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30" office:value-type="float" office:value="6435" calcext:value-type="float">
            <text:p>6,435</text:p>
          </table:table-cell>
          <table:table-cell table:style-name="ce10" office:value-type="float" office:value="115" calcext:value-type="float">
            <text:p>115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29" office:value-type="float" office:value="28908" calcext:value-type="float">
            <text:p>28,908</text:p>
          </table:table-cell>
          <table:table-cell table:style-name="ce9" office:value-type="float" office:value="474" calcext:value-type="float">
            <text:p>474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BEYKENT ÜNİVERSİTESİ</text:p>
          </table:table-cell>
          <table:table-cell table:style-name="ce28" office:value-type="float" office:value="31710" calcext:value-type="float">
            <text:p>31,710</text:p>
          </table:table-cell>
          <table:table-cell table:style-name="ce8" office:value-type="float" office:value="516" calcext:value-type="float">
            <text:p>516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NİŞANTAŞI ÜNİVERSİTESİ</text:p>
          </table:table-cell>
          <table:table-cell table:style-name="ce31" office:value-type="float" office:value="20011" calcext:value-type="float">
            <text:p>20,011</text:p>
          </table:table-cell>
          <table:table-cell table:style-name="ce7" office:value-type="float" office:value="324" calcext:value-type="float">
            <text:p>324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IŞIK ÜNİVERSİTESİ</text:p>
          </table:table-cell>
          <table:table-cell table:style-name="ce28" office:value-type="float" office:value="7640" calcext:value-type="float">
            <text:p>7,640</text:p>
          </table:table-cell>
          <table:table-cell table:style-name="ce8" office:value-type="float" office:value="123" calcext:value-type="float">
            <text:p>123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İSTANBUL AYDIN ÜNİVERSİTESİ</text:p>
          </table:table-cell>
          <table:table-cell table:style-name="ce31" office:value-type="float" office:value="35151" calcext:value-type="float">
            <text:p>35,151</text:p>
          </table:table-cell>
          <table:table-cell table:style-name="ce7" office:value-type="float" office:value="549" calcext:value-type="float">
            <text:p>549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KAPADOKYA ÜNİVERSİTESİ**</text:p>
          </table:table-cell>
          <table:table-cell table:style-name="ce28" office:value-type="float" office:value="5298" calcext:value-type="float">
            <text:p>5,298</text:p>
          </table:table-cell>
          <table:table-cell table:style-name="ce8" office:value-type="float" office:value="78" calcext:value-type="float">
            <text:p>78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İSTANBUL KÜLTÜR ÜNİVERSİTESİ</text:p>
          </table:table-cell>
          <table:table-cell table:style-name="ce31" office:value-type="float" office:value="15979" calcext:value-type="float">
            <text:p>15,979</text:p>
          </table:table-cell>
          <table:table-cell table:style-name="ce7" office:value-type="float" office:value="223" calcext:value-type="float">
            <text:p>223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28" office:value-type="float" office:value="21227" calcext:value-type="float">
            <text:p>21,227</text:p>
          </table:table-cell>
          <table:table-cell table:style-name="ce8" office:value-type="float" office:value="296" calcext:value-type="float">
            <text:p>296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İSTANBUL BİLGİ ÜNİVERSİTESİ</text:p>
          </table:table-cell>
          <table:table-cell table:style-name="ce31" office:value-type="float" office:value="23545" calcext:value-type="float">
            <text:p>23,545</text:p>
          </table:table-cell>
          <table:table-cell table:style-name="ce7" office:value-type="float" office:value="314" calcext:value-type="float">
            <text:p>31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İSTANBUL AYVANSARAY ÜNİVERSİTESİ**</text:p>
          </table:table-cell>
          <table:table-cell table:style-name="ce28" office:value-type="float" office:value="6230" calcext:value-type="float">
            <text:p>6,230</text:p>
          </table:table-cell>
          <table:table-cell table:style-name="ce8" office:value-type="float" office:value="68" calcext:value-type="float">
            <text:p>68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ÇAĞ ÜNİVERSİTESİ</text:p>
          </table:table-cell>
          <table:table-cell table:style-name="ce31" office:value-type="float" office:value="5406" calcext:value-type="float">
            <text:p>5,406</text:p>
          </table:table-cell>
          <table:table-cell table:style-name="ce7" office:value-type="float" office:value="58" calcext:value-type="float">
            <text:p>58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Düşen Açık Alana Göre Vakıf Yükseköğretim Kurumları" table:style-name="ta13">
        <table:table-column table:style-name="co1" table:number-columns-repeated="1024" table:default-cell-style-name="Default"/>
        <table:table-row table:style-name="ro1">
          <table:table-cell table:style-name="ce52" office:value-type="string" calcext:value-type="string">
            <text:p>SIRA</text:p>
          </table:table-cell>
          <table:table-cell table:style-name="ce52" office:value-type="string" calcext:value-type="string">
            <text:p>ÜNİVERSİTE / MYO</text:p>
          </table:table-cell>
          <table:table-cell table:style-name="ce55" office:value-type="string" calcext:value-type="string">
            <text:p>AÇIK ALAN (m2)</text:p>
          </table:table-cell>
          <table:table-cell table:style-name="ce55" office:value-type="string" calcext:value-type="string">
            <text:p>ÖĞRENCİ SAYISI</text:p>
          </table:table-cell>
          <table:table-cell table:style-name="ce53" office:value-type="string" calcext:value-type="string">
            <text:p>ÖĞRENCİ BAŞINA AÇIK ALAN**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12" office:value-type="float" office:value="2809423" calcext:value-type="float">
            <text:p>2,809,423</text:p>
          </table:table-cell>
          <table:table-cell table:style-name="ce12" office:value-type="float" office:value="10642" calcext:value-type="float">
            <text:p>10,642</text:p>
          </table:table-cell>
          <table:table-cell table:style-name="ce7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ŞKENT ÜNİVERSİTESİ</text:p>
          </table:table-cell>
          <table:table-cell table:style-name="ce13" office:value-type="float" office:value="3883279" calcext:value-type="float">
            <text:p>3,883,279</text:p>
          </table:table-cell>
          <table:table-cell table:style-name="ce13" office:value-type="float" office:value="14761" calcext:value-type="float">
            <text:p>14,761</text:p>
          </table:table-cell>
          <table:table-cell table:style-name="ce8"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12" office:value-type="float" office:value="976173" calcext:value-type="float">
            <text:p>976,173</text:p>
          </table:table-cell>
          <table:table-cell table:style-name="ce12" office:value-type="float" office:value="4168" calcext:value-type="float">
            <text:p>4,168</text:p>
          </table:table-cell>
          <table:table-cell table:style-name="ce7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13" office:value-type="float" office:value="121060" calcext:value-type="float">
            <text:p>121,060</text:p>
          </table:table-cell>
          <table:table-cell table:style-name="ce3" office:value-type="float" office:value="541" calcext:value-type="float">
            <text:p>541</text:p>
          </table:table-cell>
          <table:table-cell table:style-name="ce8"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NTALYA AKEV ÜNİVERSİTESİ***</text:p>
          </table:table-cell>
          <table:table-cell table:style-name="ce12" office:value-type="float" office:value="101829" calcext:value-type="float">
            <text:p>101,829</text:p>
          </table:table-cell>
          <table:table-cell table:style-name="ce2" office:value-type="float" office:value="538" calcext:value-type="float">
            <text:p>538</text:p>
          </table:table-cell>
          <table:table-cell table:style-name="ce7"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NKARA MEDİPOL ÜNİVERSİTESİ***</text:p>
          </table:table-cell>
          <table:table-cell table:style-name="ce13" office:value-type="float" office:value="71859" calcext:value-type="float">
            <text:p>71,859</text:p>
          </table:table-cell>
          <table:table-cell table:style-name="ce3" office:value-type="float" office:value="668" calcext:value-type="float">
            <text:p>668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ÇAĞ ÜNİVERSİTESİ</text:p>
          </table:table-cell>
          <table:table-cell table:style-name="ce12" office:value-type="float" office:value="464566" calcext:value-type="float">
            <text:p>464,566</text:p>
          </table:table-cell>
          <table:table-cell table:style-name="ce12" office:value-type="float" office:value="4403" calcext:value-type="float">
            <text:p>4,403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RUMELİ ÜNİVERSİTESİ</text:p>
          </table:table-cell>
          <table:table-cell table:style-name="ce13" office:value-type="float" office:value="235979" calcext:value-type="float">
            <text:p>235,979</text:p>
          </table:table-cell>
          <table:table-cell table:style-name="ce13" office:value-type="float" office:value="2827" calcext:value-type="float">
            <text:p>2,827</text:p>
          </table:table-cell>
          <table:table-cell table:style-name="ce8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ŞIK ÜNİVERSİTESİ</text:p>
          </table:table-cell>
          <table:table-cell table:style-name="ce12" office:value-type="float" office:value="513984" calcext:value-type="float">
            <text:p>513,984</text:p>
          </table:table-cell>
          <table:table-cell table:style-name="ce12" office:value-type="float" office:value="6259" calcext:value-type="float">
            <text:p>6,259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ANTALYA BİLİM ÜNİVERSİTESİ</text:p>
          </table:table-cell>
          <table:table-cell table:style-name="ce13" office:value-type="float" office:value="271103" calcext:value-type="float">
            <text:p>271,103</text:p>
          </table:table-cell>
          <table:table-cell table:style-name="ce13" office:value-type="float" office:value="3519" calcext:value-type="float">
            <text:p>3,519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14" office:value-type="float" office:value="452001" calcext:value-type="float">
            <text:p>452,001</text:p>
          </table:table-cell>
          <table:table-cell table:style-name="ce14" office:value-type="float" office:value="7746" calcext:value-type="float">
            <text:p>7,746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15" office:value-type="float" office:value="472109" calcext:value-type="float">
            <text:p>472,109</text:p>
          </table:table-cell>
          <table:table-cell table:style-name="ce15" office:value-type="float" office:value="8780" calcext:value-type="float">
            <text:p>8,780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14" office:value-type="float" office:value="115269" calcext:value-type="float">
            <text:p>115,269</text:p>
          </table:table-cell>
          <table:table-cell table:style-name="ce14" office:value-type="float" office:value="2984" calcext:value-type="float">
            <text:p>2,984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KOÇ ÜNİVERSİTESİ</text:p>
          </table:table-cell>
          <table:table-cell table:style-name="ce15" office:value-type="float" office:value="252924" calcext:value-type="float">
            <text:p>252,924</text:p>
          </table:table-cell>
          <table:table-cell table:style-name="ce15" office:value-type="float" office:value="6694" calcext:value-type="float">
            <text:p>6,694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KAPADOKYA ÜNİVERSİTESİ***</text:p>
          </table:table-cell>
          <table:table-cell table:style-name="ce14" office:value-type="float" office:value="111924" calcext:value-type="float">
            <text:p>111,924</text:p>
          </table:table-cell>
          <table:table-cell table:style-name="ce14" office:value-type="float" office:value="4463" calcext:value-type="float">
            <text:p>4,463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15" office:value-type="float" office:value="128250" calcext:value-type="float">
            <text:p>128,250</text:p>
          </table:table-cell>
          <table:table-cell table:style-name="ce15" office:value-type="float" office:value="5218" calcext:value-type="float">
            <text:p>5,218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14" office:value-type="float" office:value="32500" calcext:value-type="float">
            <text:p>32,500</text:p>
          </table:table-cell>
          <table:table-cell table:style-name="ce14" office:value-type="float" office:value="1375" calcext:value-type="float">
            <text:p>1,375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15" office:value-type="float" office:value="180747" calcext:value-type="float">
            <text:p>180,747</text:p>
          </table:table-cell>
          <table:table-cell table:style-name="ce15" office:value-type="float" office:value="8311" calcext:value-type="float">
            <text:p>8,31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İBN HALDUN ÜNİVERSİTESİ***</text:p>
          </table:table-cell>
          <table:table-cell table:style-name="ce14" office:value-type="float" office:value="11147" calcext:value-type="float">
            <text:p>11,147</text:p>
          </table:table-cell>
          <table:table-cell table:style-name="ce4" office:value-type="float" office:value="532" calcext:value-type="float">
            <text:p>532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15" office:value-type="float" office:value="58525" calcext:value-type="float">
            <text:p>58,525</text:p>
          </table:table-cell>
          <table:table-cell table:style-name="ce15" office:value-type="float" office:value="3103" calcext:value-type="float">
            <text:p>3,103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14" office:value-type="float" office:value="88893" calcext:value-type="float">
            <text:p>88,893</text:p>
          </table:table-cell>
          <table:table-cell table:style-name="ce14" office:value-type="float" office:value="5354" calcext:value-type="float">
            <text:p>5,354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15" office:value-type="float" office:value="42877" calcext:value-type="float">
            <text:p>42,877</text:p>
          </table:table-cell>
          <table:table-cell table:style-name="ce15" office:value-type="float" office:value="2649" calcext:value-type="float">
            <text:p>2,649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TAŞEHİR ADIGÜZEL MYO</text:p>
          </table:table-cell>
          <table:table-cell table:style-name="ce14" office:value-type="float" office:value="16876" calcext:value-type="float">
            <text:p>16,876</text:p>
          </table:table-cell>
          <table:table-cell table:style-name="ce14" office:value-type="float" office:value="1043" calcext:value-type="float">
            <text:p>1,043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15" office:value-type="float" office:value="6021" calcext:value-type="float">
            <text:p>6,021</text:p>
          </table:table-cell>
          <table:table-cell table:style-name="ce5" office:value-type="float" office:value="373" calcext:value-type="float">
            <text:p>373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14" office:value-type="float" office:value="114160" calcext:value-type="float">
            <text:p>114,160</text:p>
          </table:table-cell>
          <table:table-cell table:style-name="ce14" office:value-type="float" office:value="7286" calcext:value-type="float">
            <text:p>7,286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15" office:value-type="float" office:value="78978" calcext:value-type="float">
            <text:p>78,978</text:p>
          </table:table-cell>
          <table:table-cell table:style-name="ce15" office:value-type="float" office:value="5129" calcext:value-type="float">
            <text:p>5,129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14" office:value-type="float" office:value="422059" calcext:value-type="float">
            <text:p>422,059</text:p>
          </table:table-cell>
          <table:table-cell table:style-name="ce14" office:value-type="float" office:value="27589" calcext:value-type="float">
            <text:p>27,589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15" office:value-type="float" office:value="57762" calcext:value-type="float">
            <text:p>57,762</text:p>
          </table:table-cell>
          <table:table-cell table:style-name="ce15" office:value-type="float" office:value="4325" calcext:value-type="float">
            <text:p>4,325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14" office:value-type="float" office:value="91000" calcext:value-type="float">
            <text:p>91,000</text:p>
          </table:table-cell>
          <table:table-cell table:style-name="ce14" office:value-type="float" office:value="6822" calcext:value-type="float">
            <text:p>6,822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15" office:value-type="float" office:value="75000" calcext:value-type="float">
            <text:p>75,000</text:p>
          </table:table-cell>
          <table:table-cell table:style-name="ce15" office:value-type="float" office:value="6016" calcext:value-type="float">
            <text:p>6,016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FENERBAHÇE ÜNİVERSİTESİ***</text:p>
          </table:table-cell>
          <table:table-cell table:style-name="ce14" office:value-type="float" office:value="4600" calcext:value-type="float">
            <text:p>4,600</text:p>
          </table:table-cell>
          <table:table-cell table:style-name="ce4" office:value-type="float" office:value="391" calcext:value-type="float">
            <text:p>39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15" office:value-type="float" office:value="90620" calcext:value-type="float">
            <text:p>90,620</text:p>
          </table:table-cell>
          <table:table-cell table:style-name="ce15" office:value-type="float" office:value="7812" calcext:value-type="float">
            <text:p>7,81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14" office:value-type="float" office:value="10742" calcext:value-type="float">
            <text:p>10,742</text:p>
          </table:table-cell>
          <table:table-cell table:style-name="ce14" office:value-type="float" office:value="1027" calcext:value-type="float">
            <text:p>1,027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FARUK SARAÇ TASARIM MYO</text:p>
          </table:table-cell>
          <table:table-cell table:style-name="ce15" office:value-type="float" office:value="8314" calcext:value-type="float">
            <text:p>8,314</text:p>
          </table:table-cell>
          <table:table-cell table:style-name="ce5" office:value-type="float" office:value="804" calcext:value-type="float">
            <text:p>804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14" office:value-type="float" office:value="76198" calcext:value-type="float">
            <text:p>76,198</text:p>
          </table:table-cell>
          <table:table-cell table:style-name="ce14" office:value-type="float" office:value="7599" calcext:value-type="float">
            <text:p>7,59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30" office:value-type="float" office:value="32774" calcext:value-type="float">
            <text:p>32,774</text:p>
          </table:table-cell>
          <table:table-cell table:style-name="ce15" office:value-type="float" office:value="4205" calcext:value-type="float">
            <text:p>4,205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OSTİM TEKNİK ÜNİVERSİTESİ***</text:p>
          </table:table-cell>
          <table:table-cell table:style-name="ce29" office:value-type="float" office:value="1533" calcext:value-type="float">
            <text:p>1,533</text:p>
          </table:table-cell>
          <table:table-cell table:style-name="ce4" office:value-type="float" office:value="254" calcext:value-type="float">
            <text:p>25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30" office:value-type="float" office:value="22914" calcext:value-type="float">
            <text:p>22,914</text:p>
          </table:table-cell>
          <table:table-cell table:style-name="ce15" office:value-type="float" office:value="4261" calcext:value-type="float">
            <text:p>4,26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ZMİR KAVRAM MYO</text:p>
          </table:table-cell>
          <table:table-cell table:style-name="ce29" office:value-type="float" office:value="9628" calcext:value-type="float">
            <text:p>9,628</text:p>
          </table:table-cell>
          <table:table-cell table:style-name="ce14" office:value-type="float" office:value="1893" calcext:value-type="float">
            <text:p>1,89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30" office:value-type="float" office:value="28958" calcext:value-type="float">
            <text:p>28,958</text:p>
          </table:table-cell>
          <table:table-cell table:style-name="ce15" office:value-type="float" office:value="5708" calcext:value-type="float">
            <text:p>5,708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AVRUPA MYO****</text:p>
          </table:table-cell>
          <table:table-cell table:style-name="ce29" office:value-type="float" office:value="7491" calcext:value-type="float">
            <text:p>7,491</text:p>
          </table:table-cell>
          <table:table-cell table:style-name="ce14" office:value-type="float" office:value="1559" calcext:value-type="float">
            <text:p>1,55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30" office:value-type="float" office:value="46763" calcext:value-type="float">
            <text:p>46,763</text:p>
          </table:table-cell>
          <table:table-cell table:style-name="ce15" office:value-type="float" office:value="9735" calcext:value-type="float">
            <text:p>9,73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29" office:value-type="float" office:value="90498" calcext:value-type="float">
            <text:p>90,498</text:p>
          </table:table-cell>
          <table:table-cell table:style-name="ce14" office:value-type="float" office:value="19062" calcext:value-type="float">
            <text:p>19,06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30" office:value-type="float" office:value="63180" calcext:value-type="float">
            <text:p>63,180</text:p>
          </table:table-cell>
          <table:table-cell table:style-name="ce15" office:value-type="float" office:value="13443" calcext:value-type="float">
            <text:p>13,44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29" office:value-type="float" office:value="88998" calcext:value-type="float">
            <text:p>88,998</text:p>
          </table:table-cell>
          <table:table-cell table:style-name="ce14" office:value-type="float" office:value="19407" calcext:value-type="float">
            <text:p>19,40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KENT ÜNİVERSİTESİ***</text:p>
          </table:table-cell>
          <table:table-cell table:style-name="ce30" office:value-type="float" office:value="8750" calcext:value-type="float">
            <text:p>8,750</text:p>
          </table:table-cell>
          <table:table-cell table:style-name="ce15" office:value-type="float" office:value="2011" calcext:value-type="float">
            <text:p>2,01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29" office:value-type="float" office:value="25563" calcext:value-type="float">
            <text:p>25,563</text:p>
          </table:table-cell>
          <table:table-cell table:style-name="ce14" office:value-type="float" office:value="5936" calcext:value-type="float">
            <text:p>5,93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TED ÜNİVERSİTESİ</text:p>
          </table:table-cell>
          <table:table-cell table:style-name="ce30" office:value-type="float" office:value="14736" calcext:value-type="float">
            <text:p>14,736</text:p>
          </table:table-cell>
          <table:table-cell table:style-name="ce15" office:value-type="float" office:value="3628" calcext:value-type="float">
            <text:p>3,62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29" office:value-type="float" office:value="41568" calcext:value-type="float">
            <text:p>41,568</text:p>
          </table:table-cell>
          <table:table-cell table:style-name="ce14" office:value-type="float" office:value="10752" calcext:value-type="float">
            <text:p>10,75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30" office:value-type="float" office:value="96923" calcext:value-type="float">
            <text:p>96,923</text:p>
          </table:table-cell>
          <table:table-cell table:style-name="ce15" office:value-type="float" office:value="25521" calcext:value-type="float">
            <text:p>25,52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29" office:value-type="float" office:value="85000" calcext:value-type="float">
            <text:p>85,000</text:p>
          </table:table-cell>
          <table:table-cell table:style-name="ce14" office:value-type="float" office:value="22744" calcext:value-type="float">
            <text:p>22,74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30" office:value-type="float" office:value="4401" calcext:value-type="float">
            <text:p>4,401</text:p>
          </table:table-cell>
          <table:table-cell table:style-name="ce15" office:value-type="float" office:value="1249" calcext:value-type="float">
            <text:p>1,24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29" office:value-type="float" office:value="30089" calcext:value-type="float">
            <text:p>30,089</text:p>
          </table:table-cell>
          <table:table-cell table:style-name="ce14" office:value-type="float" office:value="8986" calcext:value-type="float">
            <text:p>8,98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30" office:value-type="float" office:value="51500" calcext:value-type="float">
            <text:p>51,500</text:p>
          </table:table-cell>
          <table:table-cell table:style-name="ce15" office:value-type="float" office:value="15846" calcext:value-type="float">
            <text:p>15,84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29" office:value-type="float" office:value="28166" calcext:value-type="float">
            <text:p>28,166</text:p>
          </table:table-cell>
          <table:table-cell table:style-name="ce14" office:value-type="float" office:value="8824" calcext:value-type="float">
            <text:p>8,82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TOROS ÜNİVERSİTESİ</text:p>
          </table:table-cell>
          <table:table-cell table:style-name="ce30" office:value-type="float" office:value="8538" calcext:value-type="float">
            <text:p>8,538</text:p>
          </table:table-cell>
          <table:table-cell table:style-name="ce15" office:value-type="float" office:value="2792" calcext:value-type="float">
            <text:p>2,79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29" office:value-type="float" office:value="9700" calcext:value-type="float">
            <text:p>9,700</text:p>
          </table:table-cell>
          <table:table-cell table:style-name="ce14" office:value-type="float" office:value="3483" calcext:value-type="float">
            <text:p>3,48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30" office:value-type="float" office:value="37843" calcext:value-type="float">
            <text:p>37,843</text:p>
          </table:table-cell>
          <table:table-cell table:style-name="ce15" office:value-type="float" office:value="14455" calcext:value-type="float">
            <text:p>14,45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LOKMAN HEKİM ÜNİVERSİTESİ***</text:p>
          </table:table-cell>
          <table:table-cell table:style-name="ce29" office:value-type="float" office:value="2478" calcext:value-type="float">
            <text:p>2,478</text:p>
          </table:table-cell>
          <table:table-cell table:style-name="ce14" office:value-type="float" office:value="1137" calcext:value-type="float">
            <text:p>1,13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30" office:value-type="float" office:value="14226" calcext:value-type="float">
            <text:p>14,226</text:p>
          </table:table-cell>
          <table:table-cell table:style-name="ce15" office:value-type="float" office:value="7153" calcext:value-type="float">
            <text:p>7,15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29" office:value-type="float" office:value="17719" calcext:value-type="float">
            <text:p>17,719</text:p>
          </table:table-cell>
          <table:table-cell table:style-name="ce14" office:value-type="float" office:value="9105" calcext:value-type="float">
            <text:p>9,10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30" office:value-type="float" office:value="28170" calcext:value-type="float">
            <text:p>28,170</text:p>
          </table:table-cell>
          <table:table-cell table:style-name="ce15" office:value-type="float" office:value="15539" calcext:value-type="float">
            <text:p>15,53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29" office:value-type="float" office:value="42729" calcext:value-type="float">
            <text:p>42,729</text:p>
          </table:table-cell>
          <table:table-cell table:style-name="ce14" office:value-type="float" office:value="25693" calcext:value-type="float">
            <text:p>25,69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30" office:value-type="float" office:value="13002" calcext:value-type="float">
            <text:p>13,002</text:p>
          </table:table-cell>
          <table:table-cell table:style-name="ce15" office:value-type="float" office:value="8241" calcext:value-type="float">
            <text:p>8,24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29" office:value-type="float" office:value="26969" calcext:value-type="float">
            <text:p>26,969</text:p>
          </table:table-cell>
          <table:table-cell table:style-name="ce14" office:value-type="float" office:value="19951" calcext:value-type="float">
            <text:p>19,95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30" office:value-type="float" office:value="8800" calcext:value-type="float">
            <text:p>8,800</text:p>
          </table:table-cell>
          <table:table-cell table:style-name="ce15" office:value-type="float" office:value="7088" calcext:value-type="float">
            <text:p>7,08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29" office:value-type="float" office:value="2348" calcext:value-type="float">
            <text:p>2,348</text:p>
          </table:table-cell>
          <table:table-cell table:style-name="ce14" office:value-type="float" office:value="2255" calcext:value-type="float">
            <text:p>2,25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30" office:value-type="float" office:value="6110" calcext:value-type="float">
            <text:p>6,110</text:p>
          </table:table-cell>
          <table:table-cell table:style-name="ce15" office:value-type="float" office:value="6469" calcext:value-type="float">
            <text:p>6,46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İSTANBUL AYVANSARAY ÜNİVERSİTESİ***</text:p>
          </table:table-cell>
          <table:table-cell table:style-name="ce29" office:value-type="float" office:value="3570" calcext:value-type="float">
            <text:p>3,570</text:p>
          </table:table-cell>
          <table:table-cell table:style-name="ce14" office:value-type="float" office:value="3886" calcext:value-type="float">
            <text:p>3,88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MEF ÜNİVERSİTESİ</text:p>
          </table:table-cell>
          <table:table-cell table:style-name="ce30" office:value-type="float" office:value="2975" calcext:value-type="float">
            <text:p>2,975</text:p>
          </table:table-cell>
          <table:table-cell table:style-name="ce15" office:value-type="float" office:value="3300" calcext:value-type="float">
            <text:p>3,3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BEYKOZ ÜNİVERSİTESİ***</text:p>
          </table:table-cell>
          <table:table-cell table:style-name="ce29" office:value-type="float" office:value="2515" calcext:value-type="float">
            <text:p>2,515</text:p>
          </table:table-cell>
          <table:table-cell table:style-name="ce14" office:value-type="float" office:value="3607" calcext:value-type="float">
            <text:p>3,60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30" office:value-type="float" office:value="2150" calcext:value-type="float">
            <text:p>2,150</text:p>
          </table:table-cell>
          <table:table-cell table:style-name="ce15" office:value-type="float" office:value="3141" calcext:value-type="float">
            <text:p>3,14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Düşen Kapalı Alana Göre Vakıf Yükseköğretim Kurumları" table:style-name="ta14">
        <table:table-column table:style-name="co1" table:number-columns-repeated="1024" table:default-cell-style-name="Default"/>
        <table:table-row table:style-name="ro1">
          <table:table-cell table:style-name="ce52" office:value-type="string" calcext:value-type="string">
            <text:p>SIRA</text:p>
          </table:table-cell>
          <table:table-cell table:style-name="ce56" office:value-type="string" calcext:value-type="string">
            <text:p>ÜNİVERSİTE / MYO</text:p>
          </table:table-cell>
          <table:table-cell table:style-name="ce55" office:value-type="string" calcext:value-type="string">
            <text:p>KAPALI ALAN (m2)</text:p>
          </table:table-cell>
          <table:table-cell table:style-name="ce55" office:value-type="string" calcext:value-type="string">
            <text:p>ÖĞRENCİ SAYISI</text:p>
          </table:table-cell>
          <table:table-cell table:style-name="ce53" office:value-type="string" calcext:value-type="string">
            <text:p>ÖĞRENCİ BAŞINA KAPALI ALAN**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OSTİM TEKNİK ÜNİVERSİTESİ***</text:p>
          </table:table-cell>
          <table:table-cell table:style-name="ce12" office:value-type="float" office:value="26877" calcext:value-type="float">
            <text:p>26,877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NKARA MEDİPOL ÜNİVERSİTESİ***</text:p>
          </table:table-cell>
          <table:table-cell table:style-name="ce13" office:value-type="float" office:value="46194" calcext:value-type="float">
            <text:p>46,19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ENERBAHÇE ÜNİVERSİTESİ***</text:p>
          </table:table-cell>
          <table:table-cell table:style-name="ce12" office:value-type="float" office:value="25295" calcext:value-type="float">
            <text:p>25,295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13" office:value-type="float" office:value="30651" calcext:value-type="float">
            <text:p>30,651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12" office:value-type="float" office:value="539603" calcext:value-type="float">
            <text:p>539,603</text:p>
          </table:table-cell>
          <table:table-cell table:style-name="ce12" office:value-type="float" office:value="10642" calcext:value-type="float">
            <text:p>10,642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SABANCI ÜNİVERSİTESİ</text:p>
          </table:table-cell>
          <table:table-cell table:style-name="ce13" office:value-type="float" office:value="187524" calcext:value-type="float">
            <text:p>187,524</text:p>
          </table:table-cell>
          <table:table-cell table:style-name="ce13" office:value-type="float" office:value="4168" calcext:value-type="float">
            <text:p>4,168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İBN HALDUN ÜNİVERSİTESİ***</text:p>
          </table:table-cell>
          <table:table-cell table:style-name="ce12" office:value-type="float" office:value="21759" calcext:value-type="float">
            <text:p>21,759</text:p>
          </table:table-cell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29 MAYIS ÜNİVERSİTESİ</text:p>
          </table:table-cell>
          <table:table-cell table:style-name="ce13" office:value-type="float" office:value="55223" calcext:value-type="float">
            <text:p>55,223</text:p>
          </table:table-cell>
          <table:table-cell table:style-name="ce13" office:value-type="float" office:value="1375" calcext:value-type="float">
            <text:p>1,37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ÖZYEĞİN ÜNİVERSİTESİ</text:p>
          </table:table-cell>
          <table:table-cell table:style-name="ce12" office:value-type="float" office:value="283265" calcext:value-type="float">
            <text:p>283,265</text:p>
          </table:table-cell>
          <table:table-cell table:style-name="ce12" office:value-type="float" office:value="7286" calcext:value-type="float">
            <text:p>7,286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NUH NACİ YAZGAN ÜNİVERSİTESİ</text:p>
          </table:table-cell>
          <table:table-cell table:style-name="ce13" office:value-type="float" office:value="84447" calcext:value-type="float">
            <text:p>84,447</text:p>
          </table:table-cell>
          <table:table-cell table:style-name="ce13" office:value-type="float" office:value="2649" calcext:value-type="float">
            <text:p>2,64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KOÇ ÜNİVERSİTESİ</text:p>
          </table:table-cell>
          <table:table-cell table:style-name="ce14" office:value-type="float" office:value="210038" calcext:value-type="float">
            <text:p>210,038</text:p>
          </table:table-cell>
          <table:table-cell table:style-name="ce14" office:value-type="float" office:value="6694" calcext:value-type="float">
            <text:p>6,69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ANTALYA AKEV ÜNİVERSİTESİ***</text:p>
          </table:table-cell>
          <table:table-cell table:style-name="ce15" office:value-type="float" office:value="14433" calcext:value-type="float">
            <text:p>14,433</text:p>
          </table:table-cell>
          <table:table-cell table:style-name="ce5" office:value-type="float" office:value="538" calcext:value-type="float">
            <text:p>538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14" office:value-type="float" office:value="70844" calcext:value-type="float">
            <text:p>70,844</text:p>
          </table:table-cell>
          <table:table-cell table:style-name="ce14" office:value-type="float" office:value="2827" calcext:value-type="float">
            <text:p>2,827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15" office:value-type="float" office:value="8875" calcext:value-type="float">
            <text:p>8,875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14" office:value-type="float" office:value="80439" calcext:value-type="float">
            <text:p>80,439</text:p>
          </table:table-cell>
          <table:table-cell table:style-name="ce14" office:value-type="float" office:value="3483" calcext:value-type="float">
            <text:p>3,483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15" office:value-type="float" office:value="99675" calcext:value-type="float">
            <text:p>99,675</text:p>
          </table:table-cell>
          <table:table-cell table:style-name="ce15" office:value-type="float" office:value="4325" calcext:value-type="float">
            <text:p>4,325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14" office:value-type="float" office:value="181098" calcext:value-type="float">
            <text:p>181,098</text:p>
          </table:table-cell>
          <table:table-cell table:style-name="ce14" office:value-type="float" office:value="8986" calcext:value-type="float">
            <text:p>8,986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SANKO ÜNİVERSİTESİ</text:p>
          </table:table-cell>
          <table:table-cell table:style-name="ce15" office:value-type="float" office:value="20472" calcext:value-type="float">
            <text:p>20,472</text:p>
          </table:table-cell>
          <table:table-cell table:style-name="ce15" office:value-type="float" office:value="1027" calcext:value-type="float">
            <text:p>1,02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14" office:value-type="float" office:value="69932" calcext:value-type="float">
            <text:p>69,932</text:p>
          </table:table-cell>
          <table:table-cell table:style-name="ce14" office:value-type="float" office:value="3519" calcext:value-type="float">
            <text:p>3,51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15" office:value-type="float" office:value="347910" calcext:value-type="float">
            <text:p>347,910</text:p>
          </table:table-cell>
          <table:table-cell table:style-name="ce15" office:value-type="float" office:value="19407" calcext:value-type="float">
            <text:p>19,40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14" office:value-type="float" office:value="110155" calcext:value-type="float">
            <text:p>110,155</text:p>
          </table:table-cell>
          <table:table-cell table:style-name="ce14" office:value-type="float" office:value="6822" calcext:value-type="float">
            <text:p>6,82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15" office:value-type="float" office:value="112077" calcext:value-type="float">
            <text:p>112,077</text:p>
          </table:table-cell>
          <table:table-cell table:style-name="ce15" office:value-type="float" office:value="7153" calcext:value-type="float">
            <text:p>7,153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14" office:value-type="float" office:value="165468" calcext:value-type="float">
            <text:p>165,468</text:p>
          </table:table-cell>
          <table:table-cell table:style-name="ce14" office:value-type="float" office:value="10752" calcext:value-type="float">
            <text:p>10,75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15" office:value-type="float" office:value="127339" calcext:value-type="float">
            <text:p>127,339</text:p>
          </table:table-cell>
          <table:table-cell table:style-name="ce15" office:value-type="float" office:value="8311" calcext:value-type="float">
            <text:p>8,311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14" office:value-type="float" office:value="63865" calcext:value-type="float">
            <text:p>63,865</text:p>
          </table:table-cell>
          <table:table-cell table:style-name="ce14" office:value-type="float" office:value="4403" calcext:value-type="float">
            <text:p>4,40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LOKMAN HEKİM ÜNİVERSİTESİ***</text:p>
          </table:table-cell>
          <table:table-cell table:style-name="ce15" office:value-type="float" office:value="15500" calcext:value-type="float">
            <text:p>15,500</text:p>
          </table:table-cell>
          <table:table-cell table:style-name="ce15" office:value-type="float" office:value="1137" calcext:value-type="float">
            <text:p>1,13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TED ÜNİVERSİTESİ</text:p>
          </table:table-cell>
          <table:table-cell table:style-name="ce14" office:value-type="float" office:value="48682" calcext:value-type="float">
            <text:p>48,682</text:p>
          </table:table-cell>
          <table:table-cell table:style-name="ce14" office:value-type="float" office:value="3628" calcext:value-type="float">
            <text:p>3,62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15" office:value-type="float" office:value="83968" calcext:value-type="float">
            <text:p>83,968</text:p>
          </table:table-cell>
          <table:table-cell table:style-name="ce15" office:value-type="float" office:value="6259" calcext:value-type="float">
            <text:p>6,25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14" office:value-type="float" office:value="56447" calcext:value-type="float">
            <text:p>56,447</text:p>
          </table:table-cell>
          <table:table-cell table:style-name="ce14" office:value-type="float" office:value="4261" calcext:value-type="float">
            <text:p>4,26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15" office:value-type="float" office:value="40549" calcext:value-type="float">
            <text:p>40,549</text:p>
          </table:table-cell>
          <table:table-cell table:style-name="ce15" office:value-type="float" office:value="3103" calcext:value-type="float">
            <text:p>3,103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14" office:value-type="float" office:value="66527" calcext:value-type="float">
            <text:p>66,527</text:p>
          </table:table-cell>
          <table:table-cell table:style-name="ce14" office:value-type="float" office:value="5129" calcext:value-type="float">
            <text:p>5,12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15" office:value-type="float" office:value="104777" calcext:value-type="float">
            <text:p>104,777</text:p>
          </table:table-cell>
          <table:table-cell table:style-name="ce15" office:value-type="float" office:value="8241" calcext:value-type="float">
            <text:p>8,241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14" office:value-type="float" office:value="15615" calcext:value-type="float">
            <text:p>15,615</text:p>
          </table:table-cell>
          <table:table-cell table:style-name="ce14" office:value-type="float" office:value="1249" calcext:value-type="float">
            <text:p>1,24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MEDİPOL ÜNİVERSİTESİ</text:p>
          </table:table-cell>
          <table:table-cell table:style-name="ce15" office:value-type="float" office:value="334158" calcext:value-type="float">
            <text:p>334,158</text:p>
          </table:table-cell>
          <table:table-cell table:style-name="ce15" office:value-type="float" office:value="27589" calcext:value-type="float">
            <text:p>27,58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ŞİŞLİ MYO</text:p>
          </table:table-cell>
          <table:table-cell table:style-name="ce14" office:value-type="float" office:value="37612" calcext:value-type="float">
            <text:p>37,612</text:p>
          </table:table-cell>
          <table:table-cell table:style-name="ce14" office:value-type="float" office:value="3141" calcext:value-type="float">
            <text:p>3,14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15" office:value-type="float" office:value="92370" calcext:value-type="float">
            <text:p>92,370</text:p>
          </table:table-cell>
          <table:table-cell table:style-name="ce15" office:value-type="float" office:value="7746" calcext:value-type="float">
            <text:p>7,74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14" office:value-type="float" office:value="34369" calcext:value-type="float">
            <text:p>34,369</text:p>
          </table:table-cell>
          <table:table-cell table:style-name="ce14" office:value-type="float" office:value="2984" calcext:value-type="float">
            <text:p>2,984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15" office:value-type="float" office:value="58768" calcext:value-type="float">
            <text:p>58,768</text:p>
          </table:table-cell>
          <table:table-cell table:style-name="ce15" office:value-type="float" office:value="5218" calcext:value-type="float">
            <text:p>5,21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14" office:value-type="float" office:value="82433" calcext:value-type="float">
            <text:p>82,433</text:p>
          </table:table-cell>
          <table:table-cell table:style-name="ce14" office:value-type="float" office:value="7812" calcext:value-type="float">
            <text:p>7,812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KAPADOKYA ÜNİVERSİTESİ***</text:p>
          </table:table-cell>
          <table:table-cell table:style-name="ce15" office:value-type="float" office:value="45783" calcext:value-type="float">
            <text:p>45,783</text:p>
          </table:table-cell>
          <table:table-cell table:style-name="ce15" office:value-type="float" office:value="4463" calcext:value-type="float">
            <text:p>4,463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14" office:value-type="float" office:value="155030" calcext:value-type="float">
            <text:p>155,030</text:p>
          </table:table-cell>
          <table:table-cell table:style-name="ce14" office:value-type="float" office:value="15539" calcext:value-type="float">
            <text:p>15,53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15" office:value-type="float" office:value="249421" calcext:value-type="float">
            <text:p>249,421</text:p>
          </table:table-cell>
          <table:table-cell table:style-name="ce15" office:value-type="float" office:value="25521" calcext:value-type="float">
            <text:p>25,52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14" office:value-type="float" office:value="85759" calcext:value-type="float">
            <text:p>85,759</text:p>
          </table:table-cell>
          <table:table-cell table:style-name="ce14" office:value-type="float" office:value="8780" calcext:value-type="float">
            <text:p>8,78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15" office:value-type="float" office:value="51935" calcext:value-type="float">
            <text:p>51,935</text:p>
          </table:table-cell>
          <table:table-cell table:style-name="ce15" office:value-type="float" office:value="5354" calcext:value-type="float">
            <text:p>5,35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14" office:value-type="float" office:value="84252" calcext:value-type="float">
            <text:p>84,252</text:p>
          </table:table-cell>
          <table:table-cell table:style-name="ce14" office:value-type="float" office:value="8824" calcext:value-type="float">
            <text:p>8,82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15" office:value-type="float" office:value="56642" calcext:value-type="float">
            <text:p>56,642</text:p>
          </table:table-cell>
          <table:table-cell table:style-name="ce15" office:value-type="float" office:value="6016" calcext:value-type="float">
            <text:p>6,01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14" office:value-type="float" office:value="137891" calcext:value-type="float">
            <text:p>137,891</text:p>
          </table:table-cell>
          <table:table-cell table:style-name="ce14" office:value-type="float" office:value="14761" calcext:value-type="float">
            <text:p>14,76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15" office:value-type="float" office:value="212381" calcext:value-type="float">
            <text:p>212,381</text:p>
          </table:table-cell>
          <table:table-cell table:style-name="ce15" office:value-type="float" office:value="22744" calcext:value-type="float">
            <text:p>22,74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14" office:value-type="float" office:value="59767" calcext:value-type="float">
            <text:p>59,767</text:p>
          </table:table-cell>
          <table:table-cell table:style-name="ce14" office:value-type="float" office:value="6469" calcext:value-type="float">
            <text:p>6,46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15" office:value-type="float" office:value="70088" calcext:value-type="float">
            <text:p>70,088</text:p>
          </table:table-cell>
          <table:table-cell table:style-name="ce15" office:value-type="float" office:value="7599" calcext:value-type="float">
            <text:p>7,59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14" office:value-type="float" office:value="227045" calcext:value-type="float">
            <text:p>227,045</text:p>
          </table:table-cell>
          <table:table-cell table:style-name="ce14" office:value-type="float" office:value="25693" calcext:value-type="float">
            <text:p>25,69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15" office:value-type="float" office:value="50256" calcext:value-type="float">
            <text:p>50,256</text:p>
          </table:table-cell>
          <table:table-cell table:style-name="ce15" office:value-type="float" office:value="5708" calcext:value-type="float">
            <text:p>5,70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14" office:value-type="float" office:value="128967" calcext:value-type="float">
            <text:p>128,967</text:p>
          </table:table-cell>
          <table:table-cell table:style-name="ce14" office:value-type="float" office:value="15846" calcext:value-type="float">
            <text:p>15,84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15" office:value-type="float" office:value="47767" calcext:value-type="float">
            <text:p>47,767</text:p>
          </table:table-cell>
          <table:table-cell table:style-name="ce15" office:value-type="float" office:value="5936" calcext:value-type="float">
            <text:p>5,93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TAŞEHİR ADIGÜZEL MYO</text:p>
          </table:table-cell>
          <table:table-cell table:style-name="ce14" office:value-type="float" office:value="8178" calcext:value-type="float">
            <text:p>8,178</text:p>
          </table:table-cell>
          <table:table-cell table:style-name="ce14" office:value-type="float" office:value="1043" calcext:value-type="float">
            <text:p>1,04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FARUK SARAÇ TASARIM MYO</text:p>
          </table:table-cell>
          <table:table-cell table:style-name="ce15" office:value-type="float" office:value="6280" calcext:value-type="float">
            <text:p>6,280</text:p>
          </table:table-cell>
          <table:table-cell table:style-name="ce5" office:value-type="float" office:value="804" calcext:value-type="float">
            <text:p>80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14" office:value-type="float" office:value="20733" calcext:value-type="float">
            <text:p>20,733</text:p>
          </table:table-cell>
          <table:table-cell table:style-name="ce14" office:value-type="float" office:value="2792" calcext:value-type="float">
            <text:p>2,79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15" office:value-type="float" office:value="145259" calcext:value-type="float">
            <text:p>145,259</text:p>
          </table:table-cell>
          <table:table-cell table:style-name="ce15" office:value-type="float" office:value="19951" calcext:value-type="float">
            <text:p>19,95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İSTANBUL AYVANSARAY ÜNİVERSİTESİ***</text:p>
          </table:table-cell>
          <table:table-cell table:style-name="ce14" office:value-type="float" office:value="27840" calcext:value-type="float">
            <text:p>27,840</text:p>
          </table:table-cell>
          <table:table-cell table:style-name="ce14" office:value-type="float" office:value="3886" calcext:value-type="float">
            <text:p>3,88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İSTANBUL KENT ÜNİVERSİTESİ***</text:p>
          </table:table-cell>
          <table:table-cell table:style-name="ce15" office:value-type="float" office:value="14340" calcext:value-type="float">
            <text:p>14,340</text:p>
          </table:table-cell>
          <table:table-cell table:style-name="ce15" office:value-type="float" office:value="2011" calcext:value-type="float">
            <text:p>2,01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14" office:value-type="float" office:value="93735" calcext:value-type="float">
            <text:p>93,735</text:p>
          </table:table-cell>
          <table:table-cell table:style-name="ce14" office:value-type="float" office:value="13443" calcext:value-type="float">
            <text:p>13,44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15" office:value-type="float" office:value="96683" calcext:value-type="float">
            <text:p>96,683</text:p>
          </table:table-cell>
          <table:table-cell table:style-name="ce15" office:value-type="float" office:value="14455" calcext:value-type="float">
            <text:p>14,45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14" office:value-type="float" office:value="46351" calcext:value-type="float">
            <text:p>46,351</text:p>
          </table:table-cell>
          <table:table-cell table:style-name="ce14" office:value-type="float" office:value="7088" calcext:value-type="float">
            <text:p>7,08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İZMİR KAVRAM MYO</text:p>
          </table:table-cell>
          <table:table-cell table:style-name="ce15" office:value-type="float" office:value="12134" calcext:value-type="float">
            <text:p>12,134</text:p>
          </table:table-cell>
          <table:table-cell table:style-name="ce15" office:value-type="float" office:value="1893" calcext:value-type="float">
            <text:p>1,89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MEF ÜNİVERSİTESİ</text:p>
          </table:table-cell>
          <table:table-cell table:style-name="ce14" office:value-type="float" office:value="20477" calcext:value-type="float">
            <text:p>20,477</text:p>
          </table:table-cell>
          <table:table-cell table:style-name="ce14" office:value-type="float" office:value="3300" calcext:value-type="float">
            <text:p>3,3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15" office:value-type="float" office:value="117104" calcext:value-type="float">
            <text:p>117,104</text:p>
          </table:table-cell>
          <table:table-cell table:style-name="ce15" office:value-type="float" office:value="19062" calcext:value-type="float">
            <text:p>19,06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14" office:value-type="float" office:value="54201" calcext:value-type="float">
            <text:p>54,201</text:p>
          </table:table-cell>
          <table:table-cell table:style-name="ce14" office:value-type="float" office:value="9105" calcext:value-type="float">
            <text:p>9,10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15" office:value-type="float" office:value="21795" calcext:value-type="float">
            <text:p>21,795</text:p>
          </table:table-cell>
          <table:table-cell table:style-name="ce15" office:value-type="float" office:value="4205" calcext:value-type="float">
            <text:p>4,20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AVRUPA MYO****</text:p>
          </table:table-cell>
          <table:table-cell table:style-name="ce14" office:value-type="float" office:value="8072" calcext:value-type="float">
            <text:p>8,072</text:p>
          </table:table-cell>
          <table:table-cell table:style-name="ce14" office:value-type="float" office:value="1559" calcext:value-type="float">
            <text:p>1,55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15" office:value-type="float" office:value="46745" calcext:value-type="float">
            <text:p>46,745</text:p>
          </table:table-cell>
          <table:table-cell table:style-name="ce15" office:value-type="float" office:value="9735" calcext:value-type="float">
            <text:p>9,73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BEYKOZ ÜNİVERSİTESİ***</text:p>
          </table:table-cell>
          <table:table-cell table:style-name="ce14" office:value-type="float" office:value="14437" calcext:value-type="float">
            <text:p>14,437</text:p>
          </table:table-cell>
          <table:table-cell table:style-name="ce14" office:value-type="float" office:value="3607" calcext:value-type="float">
            <text:p>3,60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15" office:value-type="float" office:value="6313" calcext:value-type="float">
            <text:p>6,313</text:p>
          </table:table-cell>
          <table:table-cell table:style-name="ce15" office:value-type="float" office:value="2255" calcext:value-type="float">
            <text:p>2,25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Sayılarına Göre Vakıf Üniversiteleri" table:style-name="ta15">
        <table:table-column table:style-name="co1" table:number-columns-repeated="1024" table:default-cell-style-name="Default"/>
        <table:table-row table:style-name="ro1">
          <table:table-cell table:style-name="ce52" office:value-type="string" calcext:value-type="string">
            <text:p>SIRA</text:p>
          </table:table-cell>
          <table:table-cell table:style-name="ce52" office:value-type="string" calcext:value-type="string">
            <text:p>ÜNİVERSİTE</text:p>
          </table:table-cell>
          <table:table-cell table:style-name="ce54" office:value-type="string" calcext:value-type="string">
            <text:p>ÖNLİSANS ÖĞRENCİ SAYISI</text:p>
          </table:table-cell>
          <table:table-cell table:style-name="ce54" office:value-type="string" calcext:value-type="string">
            <text:p>LİSANS ÖĞRENCİ SAYISI</text:p>
          </table:table-cell>
          <table:table-cell table:style-name="ce54" office:value-type="string" calcext:value-type="string">
            <text:p>LİSANSÜSTÜ ÖĞRENCİ SAYISI</text:p>
          </table:table-cell>
          <table:table-cell table:style-name="ce54" office:value-type="string" calcext:value-type="string">
            <text:p>TOPLAM ÖĞRENCİ SAYISI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STANBUL AYDIN ÜNİVERSİTESİ</text:p>
          </table:table-cell>
          <table:table-cell table:style-name="ce12" office:value-type="float" office:value="14954" calcext:value-type="float">
            <text:p>14,954</text:p>
          </table:table-cell>
          <table:table-cell table:style-name="ce31" office:value-type="float" office:value="16557" calcext:value-type="float">
            <text:p>16,557</text:p>
          </table:table-cell>
          <table:table-cell table:style-name="ce12" office:value-type="float" office:value="3640" calcext:value-type="float">
            <text:p>3,640</text:p>
          </table:table-cell>
          <table:table-cell table:style-name="ce12" office:value-type="float" office:value="35151" calcext:value-type="float">
            <text:p>35,151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13" office:value-type="float" office:value="12128" calcext:value-type="float">
            <text:p>12,128</text:p>
          </table:table-cell>
          <table:table-cell table:style-name="ce28" office:value-type="float" office:value="19859" calcext:value-type="float">
            <text:p>19,859</text:p>
          </table:table-cell>
          <table:table-cell table:style-name="ce13" office:value-type="float" office:value="1651" calcext:value-type="float">
            <text:p>1,651</text:p>
          </table:table-cell>
          <table:table-cell table:style-name="ce13" office:value-type="float" office:value="33638" calcext:value-type="float">
            <text:p>33,638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BEYKENT ÜNİVERSİTESİ</text:p>
          </table:table-cell>
          <table:table-cell table:style-name="ce12" office:value-type="float" office:value="9835" calcext:value-type="float">
            <text:p>9,835</text:p>
          </table:table-cell>
          <table:table-cell table:style-name="ce31" office:value-type="float" office:value="19522" calcext:value-type="float">
            <text:p>19,522</text:p>
          </table:table-cell>
          <table:table-cell table:style-name="ce12" office:value-type="float" office:value="2353" calcext:value-type="float">
            <text:p>2,353</text:p>
          </table:table-cell>
          <table:table-cell table:style-name="ce12" office:value-type="float" office:value="31710" calcext:value-type="float">
            <text:p>31,710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GELİŞİM ÜNİVERSİTESİ</text:p>
          </table:table-cell>
          <table:table-cell table:style-name="ce13" office:value-type="float" office:value="11936" calcext:value-type="float">
            <text:p>11,936</text:p>
          </table:table-cell>
          <table:table-cell table:style-name="ce28" office:value-type="float" office:value="14828" calcext:value-type="float">
            <text:p>14,828</text:p>
          </table:table-cell>
          <table:table-cell table:style-name="ce13" office:value-type="float" office:value="2144" calcext:value-type="float">
            <text:p>2,144</text:p>
          </table:table-cell>
          <table:table-cell table:style-name="ce13" office:value-type="float" office:value="28908" calcext:value-type="float">
            <text:p>28,908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AHÇEŞEHİR ÜNİVERSİTESİ</text:p>
          </table:table-cell>
          <table:table-cell table:style-name="ce12" office:value-type="float" office:value="1385" calcext:value-type="float">
            <text:p>1,385</text:p>
          </table:table-cell>
          <table:table-cell table:style-name="ce31" office:value-type="float" office:value="18593" calcext:value-type="float">
            <text:p>18,593</text:p>
          </table:table-cell>
          <table:table-cell table:style-name="ce12" office:value-type="float" office:value="5356" calcext:value-type="float">
            <text:p>5,356</text:p>
          </table:table-cell>
          <table:table-cell table:style-name="ce12" office:value-type="float" office:value="25334" calcext:value-type="float">
            <text:p>25,334</text:p>
          </table:table-cell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STANBUL BİLGİ ÜNİVERSİTESİ</text:p>
          </table:table-cell>
          <table:table-cell table:style-name="ce13" office:value-type="float" office:value="4882" calcext:value-type="float">
            <text:p>4,882</text:p>
          </table:table-cell>
          <table:table-cell table:style-name="ce28" office:value-type="float" office:value="15995" calcext:value-type="float">
            <text:p>15,995</text:p>
          </table:table-cell>
          <table:table-cell table:style-name="ce13" office:value-type="float" office:value="2668" calcext:value-type="float">
            <text:p>2,668</text:p>
          </table:table-cell>
          <table:table-cell table:style-name="ce13" office:value-type="float" office:value="23545" calcext:value-type="float">
            <text:p>23,545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YEDİTEPE ÜNİVERSİTESİ</text:p>
          </table:table-cell>
          <table:table-cell table:style-name="ce2" office:value-type="float" office:value="136" calcext:value-type="float">
            <text:p>136</text:p>
          </table:table-cell>
          <table:table-cell table:style-name="ce31" office:value-type="float" office:value="19271" calcext:value-type="float">
            <text:p>19,271</text:p>
          </table:table-cell>
          <table:table-cell table:style-name="ce12" office:value-type="float" office:value="3817" calcext:value-type="float">
            <text:p>3,817</text:p>
          </table:table-cell>
          <table:table-cell table:style-name="ce12" office:value-type="float" office:value="23224" calcext:value-type="float">
            <text:p>23,224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13" office:value-type="float" office:value="7483" calcext:value-type="float">
            <text:p>7,483</text:p>
          </table:table-cell>
          <table:table-cell table:style-name="ce28" office:value-type="float" office:value="10653" calcext:value-type="float">
            <text:p>10,653</text:p>
          </table:table-cell>
          <table:table-cell table:style-name="ce13" office:value-type="float" office:value="3091" calcext:value-type="float">
            <text:p>3,091</text:p>
          </table:table-cell>
          <table:table-cell table:style-name="ce13" office:value-type="float" office:value="21227" calcext:value-type="float">
            <text:p>21,227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NİŞANTAŞI ÜNİVERSİTESİ</text:p>
          </table:table-cell>
          <table:table-cell table:style-name="ce12" office:value-type="float" office:value="9606" calcext:value-type="float">
            <text:p>9,606</text:p>
          </table:table-cell>
          <table:table-cell table:style-name="ce31" office:value-type="float" office:value="9765" calcext:value-type="float">
            <text:p>9,765</text:p>
          </table:table-cell>
          <table:table-cell table:style-name="ce2" office:value-type="float" office:value="640" calcext:value-type="float">
            <text:p>640</text:p>
          </table:table-cell>
          <table:table-cell table:style-name="ce12" office:value-type="float" office:value="20011" calcext:value-type="float">
            <text:p>20,011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STANBUL OKAN ÜNİVERSİTESİ</text:p>
          </table:table-cell>
          <table:table-cell table:style-name="ce13" office:value-type="float" office:value="4518" calcext:value-type="float">
            <text:p>4,518</text:p>
          </table:table-cell>
          <table:table-cell table:style-name="ce28" office:value-type="float" office:value="9871" calcext:value-type="float">
            <text:p>9,871</text:p>
          </table:table-cell>
          <table:table-cell table:style-name="ce13" office:value-type="float" office:value="2891" calcext:value-type="float">
            <text:p>2,891</text:p>
          </table:table-cell>
          <table:table-cell table:style-name="ce13" office:value-type="float" office:value="17280" calcext:value-type="float">
            <text:p>17,280</text:p>
          </table:table-cell>
          <table:table-cell table:number-columns-repeated="101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14" office:value-type="float" office:value="2665" calcext:value-type="float">
            <text:p>2,665</text:p>
          </table:table-cell>
          <table:table-cell table:style-name="ce29" office:value-type="float" office:value="12277" calcext:value-type="float">
            <text:p>12,277</text:p>
          </table:table-cell>
          <table:table-cell table:style-name="ce14" office:value-type="float" office:value="1805" calcext:value-type="float">
            <text:p>1,805</text:p>
          </table:table-cell>
          <table:table-cell table:style-name="ce14" office:value-type="float" office:value="16747" calcext:value-type="float">
            <text:p>16,747</text:p>
          </table:table-cell>
          <table:table-cell table:number-columns-repeated="101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15" office:value-type="float" office:value="3610" calcext:value-type="float">
            <text:p>3,610</text:p>
          </table:table-cell>
          <table:table-cell table:style-name="ce30" office:value-type="float" office:value="11141" calcext:value-type="float">
            <text:p>11,141</text:p>
          </table:table-cell>
          <table:table-cell table:style-name="ce15" office:value-type="float" office:value="1228" calcext:value-type="float">
            <text:p>1,228</text:p>
          </table:table-cell>
          <table:table-cell table:style-name="ce15" office:value-type="float" office:value="15979" calcext:value-type="float">
            <text:p>15,979</text:p>
          </table:table-cell>
          <table:table-cell table:number-columns-repeated="101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14" office:value-type="float" office:value="5286" calcext:value-type="float">
            <text:p>5,286</text:p>
          </table:table-cell>
          <table:table-cell table:style-name="ce29" office:value-type="float" office:value="5211" calcext:value-type="float">
            <text:p>5,211</text:p>
          </table:table-cell>
          <table:table-cell table:style-name="ce14" office:value-type="float" office:value="1857" calcext:value-type="float">
            <text:p>1,857</text:p>
          </table:table-cell>
          <table:table-cell table:style-name="ce14" office:value-type="float" office:value="12354" calcext:value-type="float">
            <text:p>12,354</text:p>
          </table:table-cell>
          <table:table-cell table:number-columns-repeated="101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MALTEPE ÜNİVERSİTESİ</text:p>
          </table:table-cell>
          <table:table-cell table:style-name="ce15" office:value-type="float" office:value="1618" calcext:value-type="float">
            <text:p>1,618</text:p>
          </table:table-cell>
          <table:table-cell table:style-name="ce30" office:value-type="float" office:value="9148" calcext:value-type="float">
            <text:p>9,148</text:p>
          </table:table-cell>
          <table:table-cell table:style-name="ce15" office:value-type="float" office:value="1303" calcext:value-type="float">
            <text:p>1,303</text:p>
          </table:table-cell>
          <table:table-cell table:style-name="ce15" office:value-type="float" office:value="12069" calcext:value-type="float">
            <text:p>12,069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HSAN DOĞRAMACI BİLKENT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29" office:value-type="float" office:value="10642" calcext:value-type="float">
            <text:p>10,642</text:p>
          </table:table-cell>
          <table:table-cell table:style-name="ce14" office:value-type="float" office:value="1218" calcext:value-type="float">
            <text:p>1,218</text:p>
          </table:table-cell>
          <table:table-cell table:style-name="ce14" office:value-type="float" office:value="11860" calcext:value-type="float">
            <text:p>11,860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float" office:value="7812" calcext:value-type="float">
            <text:p>7,812</text:p>
          </table:table-cell>
          <table:table-cell table:style-name="ce15" office:value-type="float" office:value="3319" calcext:value-type="float">
            <text:p>3,319</text:p>
          </table:table-cell>
          <table:table-cell table:style-name="ce15" office:value-type="float" office:value="11131" calcext:value-type="float">
            <text:p>11,131</text:p>
          </table:table-cell>
          <table:table-cell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14" office:value-type="float" office:value="1396" calcext:value-type="float">
            <text:p>1,396</text:p>
          </table:table-cell>
          <table:table-cell table:style-name="ce29" office:value-type="float" office:value="8430" calcext:value-type="float">
            <text:p>8,430</text:p>
          </table:table-cell>
          <table:table-cell table:style-name="ce14" office:value-type="float" office:value="1072" calcext:value-type="float">
            <text:p>1,072</text:p>
          </table:table-cell>
          <table:table-cell table:style-name="ce14" office:value-type="float" office:value="10898" calcext:value-type="float">
            <text:p>10,898</text:p>
          </table:table-cell>
          <table:table-cell table:number-columns-repeated="101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15" office:value-type="float" office:value="1691" calcext:value-type="float">
            <text:p>1,691</text:p>
          </table:table-cell>
          <table:table-cell table:style-name="ce30" office:value-type="float" office:value="6743" calcext:value-type="float">
            <text:p>6,743</text:p>
          </table:table-cell>
          <table:table-cell table:style-name="ce15" office:value-type="float" office:value="1903" calcext:value-type="float">
            <text:p>1,903</text:p>
          </table:table-cell>
          <table:table-cell table:style-name="ce15" office:value-type="float" office:value="10337" calcext:value-type="float">
            <text:p>10,337</text:p>
          </table:table-cell>
          <table:table-cell table:number-columns-repeated="101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14" office:value-type="float" office:value="1351" calcext:value-type="float">
            <text:p>1,351</text:p>
          </table:table-cell>
          <table:table-cell table:style-name="ce29" office:value-type="float" office:value="7754" calcext:value-type="float">
            <text:p>7,754</text:p>
          </table:table-cell>
          <table:table-cell table:style-name="ce4" office:value-type="float" office:value="698" calcext:value-type="float">
            <text:p>698</text:p>
          </table:table-cell>
          <table:table-cell table:style-name="ce14" office:value-type="float" office:value="9803" calcext:value-type="float">
            <text:p>9,803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15" office:value-type="float" office:value="3525" calcext:value-type="float">
            <text:p>3,525</text:p>
          </table:table-cell>
          <table:table-cell table:style-name="ce30" office:value-type="float" office:value="5188" calcext:value-type="float">
            <text:p>5,188</text:p>
          </table:table-cell>
          <table:table-cell table:style-name="ce15" office:value-type="float" office:value="1031" calcext:value-type="float">
            <text:p>1,031</text:p>
          </table:table-cell>
          <table:table-cell table:style-name="ce15" office:value-type="float" office:value="9744" calcext:value-type="float">
            <text:p>9,744</text:p>
          </table:table-cell>
          <table:table-cell table:number-columns-repeated="101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14" office:value-type="float" office:value="2610" calcext:value-type="float">
            <text:p>2,610</text:p>
          </table:table-cell>
          <table:table-cell table:style-name="ce29" office:value-type="float" office:value="6527" calcext:value-type="float">
            <text:p>6,527</text:p>
          </table:table-cell>
          <table:table-cell table:style-name="ce4" office:value-type="float" office:value="358" calcext:value-type="float">
            <text:p>358</text:p>
          </table:table-cell>
          <table:table-cell table:style-name="ce14" office:value-type="float" office:value="9495" calcext:value-type="float">
            <text:p>9,495</text:p>
          </table:table-cell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5" office:value-type="float" office:value="70" calcext:value-type="float">
            <text:p>70</text:p>
          </table:table-cell>
          <table:table-cell table:style-name="ce30" office:value-type="float" office:value="8260" calcext:value-type="float">
            <text:p>8,260</text:p>
          </table:table-cell>
          <table:table-cell table:style-name="ce15" office:value-type="float" office:value="1135" calcext:value-type="float">
            <text:p>1,135</text:p>
          </table:table-cell>
          <table:table-cell table:style-name="ce15" office:value-type="float" office:value="9465" calcext:value-type="float">
            <text:p>9,465</text:p>
          </table:table-cell>
          <table:table-cell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14" office:value-type="float" office:value="1734" calcext:value-type="float">
            <text:p>1,734</text:p>
          </table:table-cell>
          <table:table-cell table:style-name="ce29" office:value-type="float" office:value="7157" calcext:value-type="float">
            <text:p>7,157</text:p>
          </table:table-cell>
          <table:table-cell table:style-name="ce4" office:value-type="float" office:value="550" calcext:value-type="float">
            <text:p>550</text:p>
          </table:table-cell>
          <table:table-cell table:style-name="ce14" office:value-type="float" office:value="9441" calcext:value-type="float">
            <text:p>9,441</text:p>
          </table:table-cell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float" office:value="121" calcext:value-type="float">
            <text:p>121</text:p>
          </table:table-cell>
          <table:table-cell table:style-name="ce30" office:value-type="float" office:value="6359" calcext:value-type="float">
            <text:p>6,359</text:p>
          </table:table-cell>
          <table:table-cell table:style-name="ce15" office:value-type="float" office:value="2892" calcext:value-type="float">
            <text:p>2,892</text:p>
          </table:table-cell>
          <table:table-cell table:style-name="ce15" office:value-type="float" office:value="9372" calcext:value-type="float">
            <text:p>9,372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14" office:value-type="float" office:value="2164" calcext:value-type="float">
            <text:p>2,164</text:p>
          </table:table-cell>
          <table:table-cell table:style-name="ce29" office:value-type="float" office:value="5394" calcext:value-type="float">
            <text:p>5,394</text:p>
          </table:table-cell>
          <table:table-cell table:style-name="ce14" office:value-type="float" office:value="1022" calcext:value-type="float">
            <text:p>1,022</text:p>
          </table:table-cell>
          <table:table-cell table:style-name="ce14" office:value-type="float" office:value="8580" calcext:value-type="float">
            <text:p>8,580</text:p>
          </table:table-cell>
          <table:table-cell table:number-columns-repeated="101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15" office:value-type="float" office:value="1038" calcext:value-type="float">
            <text:p>1,038</text:p>
          </table:table-cell>
          <table:table-cell table:style-name="ce30" office:value-type="float" office:value="6708" calcext:value-type="float">
            <text:p>6,708</text:p>
          </table:table-cell>
          <table:table-cell table:style-name="ce5" office:value-type="float" office:value="624" calcext:value-type="float">
            <text:p>624</text:p>
          </table:table-cell>
          <table:table-cell table:style-name="ce15" office:value-type="float" office:value="8370" calcext:value-type="float">
            <text:p>8,370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14" office:value-type="float" office:value="2724" calcext:value-type="float">
            <text:p>2,724</text:p>
          </table:table-cell>
          <table:table-cell table:style-name="ce29" office:value-type="float" office:value="5057" calcext:value-type="float">
            <text:p>5,057</text:p>
          </table:table-cell>
          <table:table-cell table:style-name="ce4" office:value-type="float" office:value="391" calcext:value-type="float">
            <text:p>391</text:p>
          </table:table-cell>
          <table:table-cell table:style-name="ce14" office:value-type="float" office:value="8172" calcext:value-type="float">
            <text:p>8,172</text:p>
          </table:table-cell>
          <table:table-cell table:number-columns-repeated="101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KOÇ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float" office:value="6694" calcext:value-type="float">
            <text:p>6,694</text:p>
          </table:table-cell>
          <table:table-cell table:style-name="ce15" office:value-type="float" office:value="1434" calcext:value-type="float">
            <text:p>1,434</text:p>
          </table:table-cell>
          <table:table-cell table:style-name="ce15" office:value-type="float" office:value="8128" calcext:value-type="float">
            <text:p>8,128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29" office:value-type="float" office:value="7286" calcext:value-type="float">
            <text:p>7,286</text:p>
          </table:table-cell>
          <table:table-cell table:style-name="ce4" office:value-type="float" office:value="668" calcext:value-type="float">
            <text:p>668</text:p>
          </table:table-cell>
          <table:table-cell table:style-name="ce14" office:value-type="float" office:value="7954" calcext:value-type="float">
            <text:p>7,954</text:p>
          </table:table-cell>
          <table:table-cell table:number-columns-repeated="101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15" office:value-type="float" office:value="1328" calcext:value-type="float">
            <text:p>1,328</text:p>
          </table:table-cell>
          <table:table-cell table:style-name="ce30" office:value-type="float" office:value="5456" calcext:value-type="float">
            <text:p>5,456</text:p>
          </table:table-cell>
          <table:table-cell table:style-name="ce5" office:value-type="float" office:value="856" calcext:value-type="float">
            <text:p>856</text:p>
          </table:table-cell>
          <table:table-cell table:style-name="ce15" office:value-type="float" office:value="7640" calcext:value-type="float">
            <text:p>7,640</text:p>
          </table:table-cell>
          <table:table-cell table:number-columns-repeated="101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" office:value-type="float" office:value="220" calcext:value-type="float">
            <text:p>220</text:p>
          </table:table-cell>
          <table:table-cell table:style-name="ce29" office:value-type="float" office:value="6602" calcext:value-type="float">
            <text:p>6,602</text:p>
          </table:table-cell>
          <table:table-cell table:style-name="ce4" office:value-type="float" office:value="582" calcext:value-type="float">
            <text:p>582</text:p>
          </table:table-cell>
          <table:table-cell table:style-name="ce14" office:value-type="float" office:value="7404" calcext:value-type="float">
            <text:p>7,404</text:p>
          </table:table-cell>
          <table:table-cell table:number-columns-repeated="101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5" office:value-type="float" office:value="586" calcext:value-type="float">
            <text:p>586</text:p>
          </table:table-cell>
          <table:table-cell table:style-name="ce30" office:value-type="float" office:value="5430" calcext:value-type="float">
            <text:p>5,430</text:p>
          </table:table-cell>
          <table:table-cell table:style-name="ce15" office:value-type="float" office:value="1361" calcext:value-type="float">
            <text:p>1,361</text:p>
          </table:table-cell>
          <table:table-cell table:style-name="ce15" office:value-type="float" office:value="7377" calcext:value-type="float">
            <text:p>7,377</text:p>
          </table:table-cell>
          <table:table-cell table:number-columns-repeated="101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26" office:value-type="float" office:value="2976" calcext:value-type="float">
            <text:p>2,976</text:p>
          </table:table-cell>
          <table:table-cell table:style-name="ce14" office:value-type="float" office:value="3708" calcext:value-type="float">
            <text:p>3,708</text:p>
          </table:table-cell>
          <table:table-cell table:style-name="ce4" office:value-type="float" office:value="681" calcext:value-type="float">
            <text:p>681</text:p>
          </table:table-cell>
          <table:table-cell table:style-name="ce14" office:value-type="float" office:value="7365" calcext:value-type="float">
            <text:p>7,365</text:p>
          </table:table-cell>
          <table:table-cell table:number-columns-repeated="101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19" office:value-type="float" office:value="943" calcext:value-type="float">
            <text:p>943</text:p>
          </table:table-cell>
          <table:table-cell table:style-name="ce15" office:value-type="float" office:value="5088" calcext:value-type="float">
            <text:p>5,088</text:p>
          </table:table-cell>
          <table:table-cell table:style-name="ce5" office:value-type="float" office:value="843" calcext:value-type="float">
            <text:p>843</text:p>
          </table:table-cell>
          <table:table-cell table:style-name="ce15" office:value-type="float" office:value="6874" calcext:value-type="float">
            <text:p>6,874</text:p>
          </table:table-cell>
          <table:table-cell table:number-columns-repeated="101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26" office:value-type="float" office:value="2504" calcext:value-type="float">
            <text:p>2,504</text:p>
          </table:table-cell>
          <table:table-cell table:style-name="ce14" office:value-type="float" office:value="3262" calcext:value-type="float">
            <text:p>3,262</text:p>
          </table:table-cell>
          <table:table-cell table:style-name="ce4" office:value-type="float" office:value="669" calcext:value-type="float">
            <text:p>669</text:p>
          </table:table-cell>
          <table:table-cell table:style-name="ce14" office:value-type="float" office:value="6435" calcext:value-type="float">
            <text:p>6,435</text:p>
          </table:table-cell>
          <table:table-cell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İSTANBUL AYVANSARAY ÜNİVERSİTESİ</text:p>
          </table:table-cell>
          <table:table-cell table:style-name="ce27" office:value-type="float" office:value="5270" calcext:value-type="float">
            <text:p>5,270</text:p>
          </table:table-cell>
          <table:table-cell table:style-name="ce5" office:value-type="float" office:value="669" calcext:value-type="float">
            <text:p>669</text:p>
          </table:table-cell>
          <table:table-cell table:style-name="ce5" office:value-type="float" office:value="291" calcext:value-type="float">
            <text:p>291</text:p>
          </table:table-cell>
          <table:table-cell table:style-name="ce15" office:value-type="float" office:value="6230" calcext:value-type="float">
            <text:p>6,230</text:p>
          </table:table-cell>
          <table:table-cell table:number-columns-repeated="101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18" office:value-type="float" office:value="252" calcext:value-type="float">
            <text:p>252</text:p>
          </table:table-cell>
          <table:table-cell table:style-name="ce14" office:value-type="float" office:value="4966" calcext:value-type="float">
            <text:p>4,966</text:p>
          </table:table-cell>
          <table:table-cell table:style-name="ce4" office:value-type="float" office:value="660" calcext:value-type="float">
            <text:p>660</text:p>
          </table:table-cell>
          <table:table-cell table:style-name="ce14" office:value-type="float" office:value="5878" calcext:value-type="float">
            <text:p>5,878</text:p>
          </table:table-cell>
          <table:table-cell table:number-columns-repeated="101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5129" calcext:value-type="float">
            <text:p>5,129</text:p>
          </table:table-cell>
          <table:table-cell table:style-name="ce5" office:value-type="float" office:value="721" calcext:value-type="float">
            <text:p>721</text:p>
          </table:table-cell>
          <table:table-cell table:style-name="ce15" office:value-type="float" office:value="5850" calcext:value-type="float">
            <text:p>5,850</text:p>
          </table:table-cell>
          <table:table-cell table:number-columns-repeated="101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26" office:value-type="float" office:value="1376" calcext:value-type="float">
            <text:p>1,376</text:p>
          </table:table-cell>
          <table:table-cell table:style-name="ce14" office:value-type="float" office:value="3027" calcext:value-type="float">
            <text:p>3,027</text:p>
          </table:table-cell>
          <table:table-cell table:style-name="ce14" office:value-type="float" office:value="1003" calcext:value-type="float">
            <text:p>1,003</text:p>
          </table:table-cell>
          <table:table-cell table:style-name="ce14" office:value-type="float" office:value="5406" calcext:value-type="float">
            <text:p>5,406</text:p>
          </table:table-cell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27" office:value-type="float" office:value="4409" calcext:value-type="float">
            <text:p>4,409</text:p>
          </table:table-cell>
          <table:table-cell table:style-name="ce5" office:value-type="float" office:value="698" calcext:value-type="float">
            <text:p>698</text:p>
          </table:table-cell>
          <table:table-cell table:style-name="ce5" office:value-type="float" office:value="191" calcext:value-type="float">
            <text:p>191</text:p>
          </table:table-cell>
          <table:table-cell table:style-name="ce15" office:value-type="float" office:value="5298" calcext:value-type="float">
            <text:p>5,298</text:p>
          </table:table-cell>
          <table:table-cell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26" office:value-type="float" office:value="1757" calcext:value-type="float">
            <text:p>1,757</text:p>
          </table:table-cell>
          <table:table-cell table:style-name="ce14" office:value-type="float" office:value="2712" calcext:value-type="float">
            <text:p>2,712</text:p>
          </table:table-cell>
          <table:table-cell table:style-name="ce4" office:value-type="float" office:value="714" calcext:value-type="float">
            <text:p>714</text:p>
          </table:table-cell>
          <table:table-cell table:style-name="ce14" office:value-type="float" office:value="5183" calcext:value-type="float">
            <text:p>5,183</text:p>
          </table:table-cell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SABANCI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4168" calcext:value-type="float">
            <text:p>4,168</text:p>
          </table:table-cell>
          <table:table-cell table:style-name="ce15" office:value-type="float" office:value="1012" calcext:value-type="float">
            <text:p>1,012</text:p>
          </table:table-cell>
          <table:table-cell table:style-name="ce15" office:value-type="float" office:value="5180" calcext:value-type="float">
            <text:p>5,180</text:p>
          </table:table-cell>
          <table:table-cell table:number-columns-repeated="101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UFUK ÜNİVERSİTESİ</text:p>
          </table:table-cell>
          <table:table-cell table:style-name="ce26" office:value-type="float" office:value="1337" calcext:value-type="float">
            <text:p>1,337</text:p>
          </table:table-cell>
          <table:table-cell table:style-name="ce14" office:value-type="float" office:value="2988" calcext:value-type="float">
            <text:p>2,988</text:p>
          </table:table-cell>
          <table:table-cell table:style-name="ce4" office:value-type="float" office:value="514" calcext:value-type="float">
            <text:p>514</text:p>
          </table:table-cell>
          <table:table-cell table:style-name="ce14" office:value-type="float" office:value="4839" calcext:value-type="float">
            <text:p>4,839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27" office:value-type="float" office:value="1411" calcext:value-type="float">
            <text:p>1,411</text:p>
          </table:table-cell>
          <table:table-cell table:style-name="ce15" office:value-type="float" office:value="2850" calcext:value-type="float">
            <text:p>2,850</text:p>
          </table:table-cell>
          <table:table-cell table:style-name="ce5" office:value-type="float" office:value="75" calcext:value-type="float">
            <text:p>75</text:p>
          </table:table-cell>
          <table:table-cell table:style-name="ce15" office:value-type="float" office:value="4336" calcext:value-type="float">
            <text:p>4,336</text:p>
          </table:table-cell>
          <table:table-cell table:number-columns-repeated="101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26" office:value-type="float" office:value="1531" calcext:value-type="float">
            <text:p>1,531</text:p>
          </table:table-cell>
          <table:table-cell table:style-name="ce14" office:value-type="float" office:value="2389" calcext:value-type="float">
            <text:p>2,389</text:p>
          </table:table-cell>
          <table:table-cell table:style-name="ce4" office:value-type="float" office:value="395" calcext:value-type="float">
            <text:p>395</text:p>
          </table:table-cell>
          <table:table-cell table:style-name="ce14" office:value-type="float" office:value="4315" calcext:value-type="float">
            <text:p>4,315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27" office:value-type="float" office:value="2567" calcext:value-type="float">
            <text:p>2,567</text:p>
          </table:table-cell>
          <table:table-cell table:style-name="ce15" office:value-type="float" office:value="1231" calcext:value-type="float">
            <text:p>1,231</text:p>
          </table:table-cell>
          <table:table-cell table:style-name="ce5" office:value-type="float" office:value="261" calcext:value-type="float">
            <text:p>261</text:p>
          </table:table-cell>
          <table:table-cell table:style-name="ce15" office:value-type="float" office:value="4059" calcext:value-type="float">
            <text:p>4,059</text:p>
          </table:table-cell>
          <table:table-cell table:number-columns-repeated="101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18" office:value-type="float" office:value="437" calcext:value-type="float">
            <text:p>437</text:p>
          </table:table-cell>
          <table:table-cell table:style-name="ce14" office:value-type="float" office:value="3082" calcext:value-type="float">
            <text:p>3,082</text:p>
          </table:table-cell>
          <table:table-cell table:style-name="ce4" office:value-type="float" office:value="442" calcext:value-type="float">
            <text:p>442</text:p>
          </table:table-cell>
          <table:table-cell table:style-name="ce14" office:value-type="float" office:value="3961" calcext:value-type="float">
            <text:p>3,961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3628" calcext:value-type="float">
            <text:p>3,628</text:p>
          </table:table-cell>
          <table:table-cell table:style-name="ce5" office:value-type="float" office:value="139" calcext:value-type="float">
            <text:p>139</text:p>
          </table:table-cell>
          <table:table-cell table:style-name="ce15" office:value-type="float" office:value="3767" calcext:value-type="float">
            <text:p>3,767</text:p>
          </table:table-cell>
          <table:table-cell table:number-columns-repeated="101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MEF ÜNİVERSİTESİ</text:p>
          </table:table-cell>
          <table:table-cell table:style-name="ce4" office:value-type="float" office:value="7" calcext:value-type="float">
            <text:p>7</text:p>
          </table:table-cell>
          <table:table-cell table:style-name="ce14" office:value-type="float" office:value="3293" calcext:value-type="float">
            <text:p>3,293</text:p>
          </table:table-cell>
          <table:table-cell table:style-name="ce4" office:value-type="float" office:value="207" calcext:value-type="float">
            <text:p>207</text:p>
          </table:table-cell>
          <table:table-cell table:style-name="ce14" office:value-type="float" office:value="3507" calcext:value-type="float">
            <text:p>3,507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27" office:value-type="float" office:value="1910" calcext:value-type="float">
            <text:p>1,910</text:p>
          </table:table-cell>
          <table:table-cell table:style-name="ce5" office:value-type="float" office:value="928" calcext:value-type="float">
            <text:p>928</text:p>
          </table:table-cell>
          <table:table-cell table:style-name="ce5" office:value-type="float" office:value="622" calcext:value-type="float">
            <text:p>622</text:p>
          </table:table-cell>
          <table:table-cell table:style-name="ce15" office:value-type="float" office:value="3460" calcext:value-type="float">
            <text:p>3,460</text:p>
          </table:table-cell>
          <table:table-cell table:number-columns-repeated="101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BEZM-İ ALEM VAKIF ÜNİVERSİTESİ</text:p>
          </table:table-cell>
          <table:table-cell table:style-name="ce18" office:value-type="float" office:value="697" calcext:value-type="float">
            <text:p>697</text:p>
          </table:table-cell>
          <table:table-cell table:style-name="ce14" office:value-type="float" office:value="2406" calcext:value-type="float">
            <text:p>2,406</text:p>
          </table:table-cell>
          <table:table-cell table:style-name="ce4" office:value-type="float" office:value="167" calcext:value-type="float">
            <text:p>167</text:p>
          </table:table-cell>
          <table:table-cell table:style-name="ce14" office:value-type="float" office:value="3270" calcext:value-type="float">
            <text:p>3,270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19" office:value-type="float" office:value="658" calcext:value-type="float">
            <text:p>658</text:p>
          </table:table-cell>
          <table:table-cell table:style-name="ce15" office:value-type="float" office:value="2343" calcext:value-type="float">
            <text:p>2,343</text:p>
          </table:table-cell>
          <table:table-cell table:style-name="ce5" office:value-type="float" office:value="55" calcext:value-type="float">
            <text:p>55</text:p>
          </table:table-cell>
          <table:table-cell table:style-name="ce15" office:value-type="float" office:value="3056" calcext:value-type="float">
            <text:p>3,056</text:p>
          </table:table-cell>
          <table:table-cell table:number-columns-repeated="101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26" office:value-type="float" office:value="1090" calcext:value-type="float">
            <text:p>1,090</text:p>
          </table:table-cell>
          <table:table-cell table:style-name="ce14" office:value-type="float" office:value="1702" calcext:value-type="float">
            <text:p>1,702</text:p>
          </table:table-cell>
          <table:table-cell table:style-name="ce4" office:value-type="float" office:value="213" calcext:value-type="float">
            <text:p>213</text:p>
          </table:table-cell>
          <table:table-cell table:style-name="ce14" office:value-type="float" office:value="3005" calcext:value-type="float">
            <text:p>3,005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19" office:value-type="float" office:value="780" calcext:value-type="float">
            <text:p>780</text:p>
          </table:table-cell>
          <table:table-cell table:style-name="ce15" office:value-type="float" office:value="1231" calcext:value-type="float">
            <text:p>1,231</text:p>
          </table:table-cell>
          <table:table-cell table:style-name="ce5" office:value-type="float" office:value="892" calcext:value-type="float">
            <text:p>892</text:p>
          </table:table-cell>
          <table:table-cell table:style-name="ce15" office:value-type="float" office:value="2903" calcext:value-type="float">
            <text:p>2,903</text:p>
          </table:table-cell>
          <table:table-cell table:number-columns-repeated="101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2649" calcext:value-type="float">
            <text:p>2,649</text:p>
          </table:table-cell>
          <table:table-cell table:style-name="ce4" office:value-type="float" office:value="99" calcext:value-type="float">
            <text:p>99</text:p>
          </table:table-cell>
          <table:table-cell table:style-name="ce14" office:value-type="float" office:value="2748" calcext:value-type="float">
            <text:p>2,748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19" office:value-type="float" office:value="635" calcext:value-type="float">
            <text:p>635</text:p>
          </table:table-cell>
          <table:table-cell table:style-name="ce15" office:value-type="float" office:value="1819" calcext:value-type="float">
            <text:p>1,819</text:p>
          </table:table-cell>
          <table:table-cell table:style-name="ce5" office:value-type="float" office:value="37" calcext:value-type="float">
            <text:p>37</text:p>
          </table:table-cell>
          <table:table-cell table:style-name="ce15" office:value-type="float" office:value="2491" calcext:value-type="float">
            <text:p>2,491</text:p>
          </table:table-cell>
          <table:table-cell table:number-columns-repeated="101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1375" calcext:value-type="float">
            <text:p>1,375</text:p>
          </table:table-cell>
          <table:table-cell table:style-name="ce4" office:value-type="float" office:value="323" calcext:value-type="float">
            <text:p>323</text:p>
          </table:table-cell>
          <table:table-cell table:style-name="ce14" office:value-type="float" office:value="1698" calcext:value-type="float">
            <text:p>1,698</text:p>
          </table:table-cell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19" office:value-type="float" office:value="465" calcext:value-type="float">
            <text:p>465</text:p>
          </table:table-cell>
          <table:table-cell table:style-name="ce5" office:value-type="float" office:value="784" calcext:value-type="float">
            <text:p>784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float" office:value="1253" calcext:value-type="float">
            <text:p>1,253</text:p>
          </table:table-cell>
          <table:table-cell table:number-columns-repeated="101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686" calcext:value-type="float">
            <text:p>686</text:p>
          </table:table-cell>
          <table:table-cell table:style-name="ce14" office:value-type="float" office:value="1218" calcext:value-type="float">
            <text:p>1,218</text:p>
          </table:table-cell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19" office:value-type="float" office:value="404" calcext:value-type="float">
            <text:p>404</text:p>
          </table:table-cell>
          <table:table-cell table:style-name="ce5" office:value-type="float" office:value="733" calcext:value-type="float">
            <text:p>733</text:p>
          </table:table-cell>
          <table:table-cell table:style-name="ce5" office:value-type="float" office:value="15" calcext:value-type="float">
            <text:p>15</text:p>
          </table:table-cell>
          <table:table-cell table:style-name="ce15" office:value-type="float" office:value="1152" calcext:value-type="float">
            <text:p>1,152</text:p>
          </table:table-cell>
          <table:table-cell table:number-columns-repeated="101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1027" calcext:value-type="float">
            <text:p>1,027</text:p>
          </table:table-cell>
          <table:table-cell table:style-name="ce4" office:value-type="float" office:value="82" calcext:value-type="float">
            <text:p>82</text:p>
          </table:table-cell>
          <table:table-cell table:style-name="ce14" office:value-type="float" office:value="1109" calcext:value-type="float">
            <text:p>1,109</text:p>
          </table:table-cell>
          <table:table-cell table:number-columns-repeated="101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ANKARA MEDİPOL ÜNİVERSİTESİ</text:p>
          </table:table-cell>
          <table:table-cell table:style-name="ce19" office:value-type="float" office:value="590" calcext:value-type="float">
            <text:p>59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697" calcext:value-type="float">
            <text:p>697</text:p>
          </table:table-cell>
          <table:table-cell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KONYA GIDA VE TARIM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627" calcext:value-type="float">
            <text:p>627</text:p>
          </table:table-cell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ANTALYA AKEV ÜNİVERSİTESİ</text:p>
          </table:table-cell>
          <table:table-cell table:style-name="ce19" office:value-type="float" office:value="293" calcext:value-type="float">
            <text:p>293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38" calcext:value-type="float">
            <text:p>538</text:p>
          </table:table-cell>
          <table:table-cell table:number-columns-repeated="101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94" calcext:value-type="float">
            <text:p>394</text:p>
          </table:table-cell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FENERBAHÇE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91" calcext:value-type="float">
            <text:p>391</text:p>
          </table:table-cell>
          <table:table-cell table:number-columns-repeated="101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OSTİM TEKNİK ÜNİVERSİTESİ</text:p>
          </table:table-cell>
          <table:table-cell table:style-name="ce18" office:value-type="float" office:value="126" calcext:value-type="float">
            <text:p>126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4" calcext:value-type="float">
            <text:p>254</text:p>
          </table:table-cell>
          <table:table-cell table:number-columns-repeated="1018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ÜBİTAK-ARDEB Proje Bütçelerine Göre Vakıf Yükseköğretim Kurumları" table:style-name="ta1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6" office:value-type="string" calcext:value-type="string">
            <text:p>ÜNİVERSİTE / MYO</text:p>
          </table:table-cell>
          <table:table-cell table:style-name="ce17" office:value-type="string" calcext:value-type="string">
            <text:p>DESTEKLENEN PROJE SAYISI</text:p>
          </table:table-cell>
          <table:table-cell table:style-name="ce20" office:value-type="string" calcext:value-type="string">
            <text:p>DEVAM EDEN PROJELERE YIL İÇİNDE AKTARILAN TUTAR (MİLYON TL)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KOÇ ÜNİVERSİTESİ</text:p>
          </table:table-cell>
          <table:table-cell table:style-name="ce7" office:value-type="float" office:value="48" calcext:value-type="float">
            <text:p>48</text:p>
          </table:table-cell>
          <table:table-cell table:style-name="ce22" office:value-type="float" office:value="24.84" calcext:value-type="float">
            <text:p>24.8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8" office:value-type="float" office:value="33" calcext:value-type="float">
            <text:p>33</text:p>
          </table:table-cell>
          <table:table-cell table:style-name="ce23" office:value-type="float" office:value="14.93" calcext:value-type="float">
            <text:p>14.93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7" office:value-type="float" office:value="23" calcext:value-type="float">
            <text:p>23</text:p>
          </table:table-cell>
          <table:table-cell table:style-name="ce22"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8" office:value-type="float" office:value="20" calcext:value-type="float">
            <text:p>20</text:p>
          </table:table-cell>
          <table:table-cell table:style-name="ce23" office:value-type="float" office:value="7.55" calcext:value-type="float">
            <text:p>7.55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ÖZYEĞİN ÜNİVERSİTESİ</text:p>
          </table:table-cell>
          <table:table-cell table:style-name="ce7" office:value-type="float" office:value="11" calcext:value-type="float">
            <text:p>11</text:p>
          </table:table-cell>
          <table:table-cell table:style-name="ce22" office:value-type="float" office:value="4.84" calcext:value-type="float">
            <text:p>4.84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CIBADEM MEHMET ALİ AYDINLAR ÜNİVERSİTESİ</text:p>
          </table:table-cell>
          <table:table-cell table:style-name="ce8" office:value-type="float" office:value="15" calcext:value-type="float">
            <text:p>15</text:p>
          </table:table-cell>
          <table:table-cell table:style-name="ce23" office:value-type="float" office:value="4.55" calcext:value-type="float">
            <text:p>4.55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YEDİTEPE ÜNİVERSİTESİ</text:p>
          </table:table-cell>
          <table:table-cell table:style-name="ce7" office:value-type="float" office:value="15" calcext:value-type="float">
            <text:p>15</text:p>
          </table:table-cell>
          <table:table-cell table:style-name="ce22" office:value-type="float" office:value="3.65" calcext:value-type="float">
            <text:p>3.65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8" office:value-type="float" office:value="13" calcext:value-type="float">
            <text:p>13</text:p>
          </table:table-cell>
          <table:table-cell table:style-name="ce23" office:value-type="float" office:value="2.94" calcext:value-type="float">
            <text:p>2.94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TOBB EKONOMİ VE TEKNOLOJİ ÜNİVERSİTESİ</text:p>
          </table:table-cell>
          <table:table-cell table:style-name="ce7" office:value-type="float" office:value="12" calcext:value-type="float">
            <text:p>12</text:p>
          </table:table-cell>
          <table:table-cell table:style-name="ce22" office:value-type="float" office:value="2.92" calcext:value-type="float">
            <text:p>2.92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BAHÇEŞEHİR ÜNİVERSİTESİ</text:p>
          </table:table-cell>
          <table:table-cell table:style-name="ce8" office:value-type="float" office:value="3" calcext:value-type="float">
            <text:p>3</text:p>
          </table:table-cell>
          <table:table-cell table:style-name="ce23" office:value-type="float" office:value="2.34" calcext:value-type="float">
            <text:p>2.34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9" office:value-type="float" office:value="3" calcext:value-type="float">
            <text:p>3</text:p>
          </table:table-cell>
          <table:table-cell table:style-name="ce18" office:value-type="float" office:value="1.74" calcext:value-type="float">
            <text:p>1.74</text:p>
          </table:table-cell>
          <table:table-cell table:number-columns-repeated="102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10" office:value-type="float" office:value="9" calcext:value-type="float">
            <text:p>9</text:p>
          </table:table-cell>
          <table:table-cell table:style-name="ce19" office:value-type="float" office:value="1.71" calcext:value-type="float">
            <text:p>1.71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TED ÜNİVERSİTESİ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1.68" calcext:value-type="float">
            <text:p>1.68</text:p>
          </table:table-cell>
          <table:table-cell table:number-columns-repeated="102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10" office:value-type="float" office:value="3" calcext:value-type="float">
            <text:p>3</text:p>
          </table:table-cell>
          <table:table-cell table:style-name="ce19" office:value-type="float" office:value="1.16" calcext:value-type="float">
            <text:p>1.16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1.15" calcext:value-type="float">
            <text:p>1.15</text:p>
          </table:table-cell>
          <table:table-cell table:number-columns-repeated="102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MEF ÜNİVERSİTESİ</text:p>
          </table:table-cell>
          <table:table-cell table:style-name="ce10" office:value-type="float" office:value="4" calcext:value-type="float">
            <text:p>4</text:p>
          </table:table-cell>
          <table:table-cell table:style-name="ce19" office:value-type="float" office:value="0.94" calcext:value-type="float">
            <text:p>0.94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.56" calcext:value-type="float">
            <text:p>0.56</text:p>
          </table:table-cell>
          <table:table-cell table:number-columns-repeated="1020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0.55" calcext:value-type="float">
            <text:p>0.55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.52" calcext:value-type="float">
            <text:p>0.5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0.51" calcext:value-type="float">
            <text:p>0.51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.48" calcext:value-type="float">
            <text:p>0.48</text:p>
          </table:table-cell>
          <table:table-cell table:number-columns-repeated="102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10" office:value-type="float" office:value="2" calcext:value-type="float">
            <text:p>2</text:p>
          </table:table-cell>
          <table:table-cell table:style-name="ce19" office:value-type="float" office:value="0.46" calcext:value-type="float">
            <text:p>0.46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.44" calcext:value-type="float">
            <text:p>0.44</text:p>
          </table:table-cell>
          <table:table-cell table:number-columns-repeated="1020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.42" calcext:value-type="float">
            <text:p>0.42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10" office:value-type="float" office:value="2" calcext:value-type="float">
            <text:p>2</text:p>
          </table:table-cell>
          <table:table-cell table:style-name="ce19" office:value-type="float" office:value="0.39" calcext:value-type="float">
            <text:p>0.39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0.36" calcext:value-type="float">
            <text:p>0.36</text:p>
          </table:table-cell>
          <table:table-cell table:number-columns-repeated="1020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0.35" calcext:value-type="float">
            <text:p>0.35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10" office:value-type="float" office:value="8" calcext:value-type="float">
            <text:p>8</text:p>
          </table:table-cell>
          <table:table-cell table:style-name="ce19" office:value-type="float" office:value="0.26" calcext:value-type="float">
            <text:p>0.26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.23" calcext:value-type="float">
            <text:p>0.23</text:p>
          </table:table-cell>
          <table:table-cell table:number-columns-repeated="1020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.21" calcext:value-type="float">
            <text:p>0.21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20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.07" calcext:value-type="float">
            <text:p>0.07</text:p>
          </table:table-cell>
          <table:table-cell table:number-columns-repeated="1020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.03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ANKARA MEDİPOL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BİLİM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FENERBAHÇE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İBN HALDUN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İSTANBUL AYVANSARAY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OSTİM TEKNİK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SANKO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UFUK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ğitim-Öğretim Hizmet Geliri ve Öğrencilere Verilen Burs ve Yardım Vakıf Yükseköğretim Kurumları" table:style-name="ta1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6" office:value-type="string" calcext:value-type="string">
            <text:p>ÜNİVERSİTE / MYO</text:p>
          </table:table-cell>
          <table:table-cell table:style-name="ce20" office:value-type="string" calcext:value-type="string">
            <text:p>EĞİTİM-ÖĞRETİM HİZMET GELİRLERİ** (TL)</text:p>
          </table:table-cell>
          <table:table-cell table:style-name="ce20" office:value-type="string" calcext:value-type="string">
            <text:p>ÖĞRENCİLERE VERİLEN BURS, YARDIM VB. HARCAMALAR TOPLAMI*** (TL)</text:p>
          </table:table-cell>
          <table:table-cell table:style-name="ce20" office:value-type="string" calcext:value-type="string">
            <text:p>ÖĞRENCİLERE VERİLEN BURS YARDIM VB. HARCAMALARIN EĞİTİM ÖĞRETİM GELİRİNE ORAN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BN HALDUN ÜNİVERSİTESİ</text:p>
          </table:table-cell>
          <table:table-cell table:style-name="ce40" office:value-type="float" office:value="4193209.29" calcext:value-type="float">
            <text:p>4,193,209.29</text:p>
          </table:table-cell>
          <table:table-cell table:style-name="ce46" office:value-type="float" office:value="72626765.5" calcext:value-type="float">
            <text:p>72,626,765.50</text:p>
          </table:table-cell>
          <table:table-cell table:style-name="ce7" office:value-type="float" office:value="17.32" calcext:value-type="float">
            <text:p>17.32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41" office:value-type="float" office:value="2310030.44" calcext:value-type="float">
            <text:p>2,310,030.44</text:p>
          </table:table-cell>
          <table:table-cell table:style-name="ce47" office:value-type="float" office:value="25089438.4" calcext:value-type="float">
            <text:p>25,089,438.40</text:p>
          </table:table-cell>
          <table:table-cell table:style-name="ce8" office:value-type="float" office:value="10.86" calcext:value-type="float">
            <text:p>10.8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İSTANBUL 29 MAYIS ÜNİVERSİTESİ</text:p>
          </table:table-cell>
          <table:table-cell table:style-name="ce40" office:value-type="float" office:value="8314061.93" calcext:value-type="float">
            <text:p>8,314,061.93</text:p>
          </table:table-cell>
          <table:table-cell table:style-name="ce46" office:value-type="float" office:value="35085486" calcext:value-type="float">
            <text:p>35,085,486.00</text:p>
          </table:table-cell>
          <table:table-cell table:style-name="ce7" office:value-type="float" office:value="4.22" calcext:value-type="float">
            <text:p>4.22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SABAHATTİN ZAİM ÜNİVERSİTESİ</text:p>
          </table:table-cell>
          <table:table-cell table:style-name="ce41" office:value-type="float" office:value="20669518.96" calcext:value-type="float">
            <text:p>20,669,518.96</text:p>
          </table:table-cell>
          <table:table-cell table:style-name="ce47" office:value-type="float" office:value="66910611.69" calcext:value-type="float">
            <text:p>66,910,611.69</text:p>
          </table:table-cell>
          <table:table-cell table:style-name="ce8" office:value-type="float" office:value="3.24" calcext:value-type="float">
            <text:p>3.24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NTALYA AKEV ÜNİVERSİTESİ</text:p>
          </table:table-cell>
          <table:table-cell table:style-name="ce40" office:value-type="float" office:value="2688824.72" calcext:value-type="float">
            <text:p>2,688,824.72</text:p>
          </table:table-cell>
          <table:table-cell table:style-name="ce46" office:value-type="float" office:value="4554400.54" calcext:value-type="float">
            <text:p>4,554,400.54</text:p>
          </table:table-cell>
          <table:table-cell table:style-name="ce7" office:value-type="float" office:value="1.69" calcext:value-type="float">
            <text:p>1.6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ZMİR KAVRAM MYO</text:p>
          </table:table-cell>
          <table:table-cell table:style-name="ce41" office:value-type="float" office:value="12476348.42" calcext:value-type="float">
            <text:p>12,476,348.42</text:p>
          </table:table-cell>
          <table:table-cell table:style-name="ce47" office:value-type="float" office:value="14360951.14" calcext:value-type="float">
            <text:p>14,360,951.14</text:p>
          </table:table-cell>
          <table:table-cell table:style-name="ce8" office:value-type="float" office:value="1.15" calcext:value-type="float">
            <text:p>1.1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BEZM-İ ALEM VAKIF ÜNİVERSİTESİ</text:p>
          </table:table-cell>
          <table:table-cell table:style-name="ce40" office:value-type="float" office:value="109313280.4" calcext:value-type="float">
            <text:p>109,313,280.40</text:p>
          </table:table-cell>
          <table:table-cell table:style-name="ce46" office:value-type="float" office:value="123347237.52" calcext:value-type="float">
            <text:p>123,347,237.52</text:p>
          </table:table-cell>
          <table:table-cell table:style-name="ce7"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BEYKOZ ÜNİVERSİTESİ</text:p>
          </table:table-cell>
          <table:table-cell table:style-name="ce41" office:value-type="float" office:value="16125316.54" calcext:value-type="float">
            <text:p>16,125,316.54</text:p>
          </table:table-cell>
          <table:table-cell table:style-name="ce47" office:value-type="float" office:value="16379364.38" calcext:value-type="float">
            <text:p>16,379,364.38</text:p>
          </table:table-cell>
          <table:table-cell table:style-name="ce8" office:value-type="float" office:value="1.02" calcext:value-type="float">
            <text:p>1.02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KOÇ ÜNİVERSİTESİ</text:p>
          </table:table-cell>
          <table:table-cell table:style-name="ce40" office:value-type="float" office:value="312746825.25" calcext:value-type="float">
            <text:p>312,746,825.25</text:p>
          </table:table-cell>
          <table:table-cell table:style-name="ce46" office:value-type="float" office:value="304860000" calcext:value-type="float">
            <text:p>304,860,000.00</text:p>
          </table:table-cell>
          <table:table-cell table:style-name="ce7" office:value-type="float" office:value="0.97" calcext:value-type="float">
            <text:p>0.97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41" office:value-type="float" office:value="258563208.19" calcext:value-type="float">
            <text:p>258,563,208.19</text:p>
          </table:table-cell>
          <table:table-cell table:style-name="ce47" office:value-type="float" office:value="245994471.36" calcext:value-type="float">
            <text:p>245,994,471.36</text:p>
          </table:table-cell>
          <table:table-cell table:style-name="ce8" office:value-type="float" office:value="0.95" calcext:value-type="float">
            <text:p>0.95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42" office:value-type="float" office:value="58903670.48" calcext:value-type="float">
            <text:p>58,903,670.48</text:p>
          </table:table-cell>
          <table:table-cell table:style-name="ce45" office:value-type="float" office:value="55871888.44" calcext:value-type="float">
            <text:p>55,871,888.44</text:p>
          </table:table-cell>
          <table:table-cell table:style-name="ce9" office:value-type="float" office:value="0.95" calcext:value-type="float">
            <text:p>0.95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43" office:value-type="float" office:value="7027063.88" calcext:value-type="float">
            <text:p>7,027,063.88</text:p>
          </table:table-cell>
          <table:table-cell table:style-name="ce44" office:value-type="float" office:value="6608545.57" calcext:value-type="float">
            <text:p>6,608,545.57</text:p>
          </table:table-cell>
          <table:table-cell table:style-name="ce10" office:value-type="float" office:value="0.94" calcext:value-type="float">
            <text:p>0.94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2" office:value-type="float" office:value="109063086.58" calcext:value-type="float">
            <text:p>109,063,086.58</text:p>
          </table:table-cell>
          <table:table-cell table:style-name="ce45" office:value-type="float" office:value="98877933.88" calcext:value-type="float">
            <text:p>98,877,933.88</text:p>
          </table:table-cell>
          <table:table-cell table:style-name="ce9" office:value-type="float" office:value="0.91" calcext:value-type="float">
            <text:p>0.91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43" office:value-type="float" office:value="139532635.22" calcext:value-type="float">
            <text:p>139,532,635.22</text:p>
          </table:table-cell>
          <table:table-cell table:style-name="ce44" office:value-type="float" office:value="118291039.94" calcext:value-type="float">
            <text:p>118,291,039.94</text:p>
          </table:table-cell>
          <table:table-cell table:style-name="ce10" office:value-type="float" office:value="0.85" calcext:value-type="float">
            <text:p>0.85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ATAŞEHİR ADIGÜZEL MYO</text:p>
          </table:table-cell>
          <table:table-cell table:style-name="ce42" office:value-type="float" office:value="6387536.89" calcext:value-type="float">
            <text:p>6,387,536.89</text:p>
          </table:table-cell>
          <table:table-cell table:style-name="ce45" office:value-type="float" office:value="4759910.41" calcext:value-type="float">
            <text:p>4,759,910.41</text:p>
          </table:table-cell>
          <table:table-cell table:style-name="ce9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43" office:value-type="float" office:value="17639168.27" calcext:value-type="float">
            <text:p>17,639,168.27</text:p>
          </table:table-cell>
          <table:table-cell table:style-name="ce44" office:value-type="float" office:value="13060834.72" calcext:value-type="float">
            <text:p>13,060,834.72</text:p>
          </table:table-cell>
          <table:table-cell table:style-name="ce10" office:value-type="float" office:value="0.74" calcext:value-type="float">
            <text:p>0.74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FARUK SARAÇ TASARIM MYO</text:p>
          </table:table-cell>
          <table:table-cell table:style-name="ce42" office:value-type="float" office:value="4022701.97" calcext:value-type="float">
            <text:p>4,022,701.97</text:p>
          </table:table-cell>
          <table:table-cell table:style-name="ce45" office:value-type="float" office:value="2810010.52" calcext:value-type="float">
            <text:p>2,810,010.52</text:p>
          </table:table-cell>
          <table:table-cell table:style-name="ce9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43" office:value-type="float" office:value="4967662.02" calcext:value-type="float">
            <text:p>4,967,662.02</text:p>
          </table:table-cell>
          <table:table-cell table:style-name="ce44" office:value-type="float" office:value="3350673.45" calcext:value-type="float">
            <text:p>3,350,673.45</text:p>
          </table:table-cell>
          <table:table-cell table:style-name="ce10" office:value-type="float" office:value="0.67" calcext:value-type="float">
            <text:p>0.67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2" office:value-type="float" office:value="231856292.94" calcext:value-type="float">
            <text:p>231,856,292.94</text:p>
          </table:table-cell>
          <table:table-cell table:style-name="ce45" office:value-type="float" office:value="155621832.01" calcext:value-type="float">
            <text:p>155,621,832.01</text:p>
          </table:table-cell>
          <table:table-cell table:style-name="ce9" office:value-type="float" office:value="0.67" calcext:value-type="float">
            <text:p>0.67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43" office:value-type="float" office:value="93766830.06" calcext:value-type="float">
            <text:p>93,766,830.06</text:p>
          </table:table-cell>
          <table:table-cell table:style-name="ce44" office:value-type="float" office:value="59400812.65" calcext:value-type="float">
            <text:p>59,400,812.65</text:p>
          </table:table-cell>
          <table:table-cell table:style-name="ce10" office:value-type="float" office:value="0.63" calcext:value-type="float">
            <text:p>0.63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42" office:value-type="float" office:value="353194441.97" calcext:value-type="float">
            <text:p>353,194,441.97</text:p>
          </table:table-cell>
          <table:table-cell table:style-name="ce45" office:value-type="float" office:value="218156811.17" calcext:value-type="float">
            <text:p>218,156,811.17</text:p>
          </table:table-cell>
          <table:table-cell table:style-name="ce9" office:value-type="float" office:value="0.62" calcext:value-type="float">
            <text:p>0.62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MEF ÜNİVERSİTESİ</text:p>
          </table:table-cell>
          <table:table-cell table:style-name="ce43" office:value-type="float" office:value="58965962.3" calcext:value-type="float">
            <text:p>58,965,962.30</text:p>
          </table:table-cell>
          <table:table-cell table:style-name="ce44" office:value-type="float" office:value="35997155.62" calcext:value-type="float">
            <text:p>35,997,155.62</text:p>
          </table:table-cell>
          <table:table-cell table:style-name="ce10" office:value-type="float" office:value="0.61" calcext:value-type="float">
            <text:p>0.61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42" office:value-type="float" office:value="183124639.51" calcext:value-type="float">
            <text:p>183,124,639.51</text:p>
          </table:table-cell>
          <table:table-cell table:style-name="ce45" office:value-type="float" office:value="111632378" calcext:value-type="float">
            <text:p>111,632,378.00</text:p>
          </table:table-cell>
          <table:table-cell table:style-name="ce9" office:value-type="float" office:value="0.61" calcext:value-type="float">
            <text:p>0.61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43" office:value-type="float" office:value="44470110.59" calcext:value-type="float">
            <text:p>44,470,110.59</text:p>
          </table:table-cell>
          <table:table-cell table:style-name="ce44" office:value-type="float" office:value="26992307.34" calcext:value-type="float">
            <text:p>26,992,307.34</text:p>
          </table:table-cell>
          <table:table-cell table:style-name="ce10" office:value-type="float" office:value="0.61" calcext:value-type="float">
            <text:p>0.61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42" office:value-type="float" office:value="110114804.26" calcext:value-type="float">
            <text:p>110,114,804.26</text:p>
          </table:table-cell>
          <table:table-cell table:style-name="ce45" office:value-type="float" office:value="65542302.04" calcext:value-type="float">
            <text:p>65,542,302.04</text:p>
          </table:table-cell>
          <table:table-cell table:style-name="ce9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43" office:value-type="float" office:value="56964157.67" calcext:value-type="float">
            <text:p>56,964,157.67</text:p>
          </table:table-cell>
          <table:table-cell table:style-name="ce44" office:value-type="float" office:value="33534337.69" calcext:value-type="float">
            <text:p>33,534,337.69</text:p>
          </table:table-cell>
          <table:table-cell table:style-name="ce10" office:value-type="float" office:value="0.59" calcext:value-type="float">
            <text:p>0.59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TED ÜNİVERSİTESİ</text:p>
          </table:table-cell>
          <table:table-cell table:style-name="ce42" office:value-type="float" office:value="58532229.17" calcext:value-type="float">
            <text:p>58,532,229.17</text:p>
          </table:table-cell>
          <table:table-cell table:style-name="ce45" office:value-type="float" office:value="31928920.6" calcext:value-type="float">
            <text:p>31,928,920.60</text:p>
          </table:table-cell>
          <table:table-cell table:style-name="ce9" office:value-type="float" office:value="0.55" calcext:value-type="float">
            <text:p>0.55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43" office:value-type="float" office:value="44338580.82" calcext:value-type="float">
            <text:p>44,338,580.82</text:p>
          </table:table-cell>
          <table:table-cell table:style-name="ce44" office:value-type="float" office:value="24081721.12" calcext:value-type="float">
            <text:p>24,081,721.12</text:p>
          </table:table-cell>
          <table:table-cell table:style-name="ce10" office:value-type="float" office:value="0.54" calcext:value-type="float">
            <text:p>0.54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42" office:value-type="float" office:value="46754974.7" calcext:value-type="float">
            <text:p>46,754,974.70</text:p>
          </table:table-cell>
          <table:table-cell table:style-name="ce45" office:value-type="float" office:value="24878732.73" calcext:value-type="float">
            <text:p>24,878,732.73</text:p>
          </table:table-cell>
          <table:table-cell table:style-name="ce9" office:value-type="float" office:value="0.53" calcext:value-type="float">
            <text:p>0.53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43" office:value-type="float" office:value="68250720.36" calcext:value-type="float">
            <text:p>68,250,720.36</text:p>
          </table:table-cell>
          <table:table-cell table:style-name="ce44" office:value-type="float" office:value="35513342.34" calcext:value-type="float">
            <text:p>35,513,342.34</text:p>
          </table:table-cell>
          <table:table-cell table:style-name="ce10" office:value-type="float" office:value="0.52" calcext:value-type="float">
            <text:p>0.52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42" office:value-type="float" office:value="21844399.14" calcext:value-type="float">
            <text:p>21,844,399.14</text:p>
          </table:table-cell>
          <table:table-cell table:style-name="ce45" office:value-type="float" office:value="11342182.75" calcext:value-type="float">
            <text:p>11,342,182.75</text:p>
          </table:table-cell>
          <table:table-cell table:style-name="ce9" office:value-type="float" office:value="0.52" calcext:value-type="float">
            <text:p>0.52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43" office:value-type="float" office:value="53910056.94" calcext:value-type="float">
            <text:p>53,910,056.94</text:p>
          </table:table-cell>
          <table:table-cell table:style-name="ce44" office:value-type="float" office:value="26840734.79" calcext:value-type="float">
            <text:p>26,840,734.79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42" office:value-type="float" office:value="70559234.09" calcext:value-type="float">
            <text:p>70,559,234.09</text:p>
          </table:table-cell>
          <table:table-cell table:style-name="ce45" office:value-type="float" office:value="34715907.96" calcext:value-type="float">
            <text:p>34,715,907.96</text:p>
          </table:table-cell>
          <table:table-cell table:style-name="ce9" office:value-type="float" office:value="0.49" calcext:value-type="float">
            <text:p>0.49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43" office:value-type="float" office:value="116616434.26" calcext:value-type="float">
            <text:p>116,616,434.26</text:p>
          </table:table-cell>
          <table:table-cell table:style-name="ce44" office:value-type="float" office:value="56191483.05" calcext:value-type="float">
            <text:p>56,191,483.05</text:p>
          </table:table-cell>
          <table:table-cell table:style-name="ce10" office:value-type="float" office:value="0.48" calcext:value-type="float">
            <text:p>0.48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2" office:value-type="float" office:value="95003696.75" calcext:value-type="float">
            <text:p>95,003,696.75</text:p>
          </table:table-cell>
          <table:table-cell table:style-name="ce45" office:value-type="float" office:value="44725925.81" calcext:value-type="float">
            <text:p>44,725,925.81</text:p>
          </table:table-cell>
          <table:table-cell table:style-name="ce9" office:value-type="float" office:value="0.47" calcext:value-type="float">
            <text:p>0.47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43" office:value-type="float" office:value="178422778.02" calcext:value-type="float">
            <text:p>178,422,778.02</text:p>
          </table:table-cell>
          <table:table-cell table:style-name="ce44" office:value-type="float" office:value="82995608.27" calcext:value-type="float">
            <text:p>82,995,608.27</text:p>
          </table:table-cell>
          <table:table-cell table:style-name="ce10" office:value-type="float" office:value="0.47" calcext:value-type="float">
            <text:p>0.47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2" office:value-type="float" office:value="116131514" calcext:value-type="float">
            <text:p>116,131,514.00</text:p>
          </table:table-cell>
          <table:table-cell table:style-name="ce45" office:value-type="float" office:value="50918426.49" calcext:value-type="float">
            <text:p>50,918,426.49</text:p>
          </table:table-cell>
          <table:table-cell table:style-name="ce9" office:value-type="float" office:value="0.44" calcext:value-type="float">
            <text:p>0.44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43" office:value-type="float" office:value="430691320.61" calcext:value-type="float">
            <text:p>430,691,320.61</text:p>
          </table:table-cell>
          <table:table-cell table:style-name="ce44" office:value-type="float" office:value="181035222.83" calcext:value-type="float">
            <text:p>181,035,222.83</text:p>
          </table:table-cell>
          <table:table-cell table:style-name="ce10"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42" office:value-type="float" office:value="271396337.62" calcext:value-type="float">
            <text:p>271,396,337.62</text:p>
          </table:table-cell>
          <table:table-cell table:style-name="ce45" office:value-type="float" office:value="113455852.67" calcext:value-type="float">
            <text:p>113,455,852.67</text:p>
          </table:table-cell>
          <table:table-cell table:style-name="ce9"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43" office:value-type="float" office:value="92245320.23" calcext:value-type="float">
            <text:p>92,245,320.23</text:p>
          </table:table-cell>
          <table:table-cell table:style-name="ce44" office:value-type="float" office:value="38173844.45" calcext:value-type="float">
            <text:p>38,173,844.45</text:p>
          </table:table-cell>
          <table:table-cell table:style-name="ce10"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42" office:value-type="float" office:value="31842653.81" calcext:value-type="float">
            <text:p>31,842,653.81</text:p>
          </table:table-cell>
          <table:table-cell table:style-name="ce45" office:value-type="float" office:value="13001624.08" calcext:value-type="float">
            <text:p>13,001,624.08</text:p>
          </table:table-cell>
          <table:table-cell table:style-name="ce9"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43" office:value-type="float" office:value="89033081.68" calcext:value-type="float">
            <text:p>89,033,081.68</text:p>
          </table:table-cell>
          <table:table-cell table:style-name="ce44" office:value-type="float" office:value="36244886.44" calcext:value-type="float">
            <text:p>36,244,886.44</text:p>
          </table:table-cell>
          <table:table-cell table:style-name="ce10"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2" office:value-type="float" office:value="103910777.21" calcext:value-type="float">
            <text:p>103,910,777.21</text:p>
          </table:table-cell>
          <table:table-cell table:style-name="ce45" office:value-type="float" office:value="40711166.52" calcext:value-type="float">
            <text:p>40,711,166.52</text:p>
          </table:table-cell>
          <table:table-cell table:style-name="ce9" office:value-type="float" office:value="0.39" calcext:value-type="float">
            <text:p>0.39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43" office:value-type="float" office:value="113092835.23" calcext:value-type="float">
            <text:p>113,092,835.23</text:p>
          </table:table-cell>
          <table:table-cell table:style-name="ce44" office:value-type="float" office:value="41825669.83" calcext:value-type="float">
            <text:p>41,825,669.83</text:p>
          </table:table-cell>
          <table:table-cell table:style-name="ce10" office:value-type="float" office:value="0.37" calcext:value-type="float">
            <text:p>0.37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42" office:value-type="float" office:value="407395679.45" calcext:value-type="float">
            <text:p>407,395,679.45</text:p>
          </table:table-cell>
          <table:table-cell table:style-name="ce45" office:value-type="float" office:value="145754312.07" calcext:value-type="float">
            <text:p>145,754,312.07</text:p>
          </table:table-cell>
          <table:table-cell table:style-name="ce9" office:value-type="float" office:value="0.36" calcext:value-type="float">
            <text:p>0.36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43" office:value-type="float" office:value="253476747.93" calcext:value-type="float">
            <text:p>253,476,747.93</text:p>
          </table:table-cell>
          <table:table-cell table:style-name="ce44" office:value-type="float" office:value="89464896.02" calcext:value-type="float">
            <text:p>89,464,896.02</text:p>
          </table:table-cell>
          <table:table-cell table:style-name="ce10" office:value-type="float" office:value="0.35" calcext:value-type="float">
            <text:p>0.35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42" office:value-type="float" office:value="384211086.81" calcext:value-type="float">
            <text:p>384,211,086.81</text:p>
          </table:table-cell>
          <table:table-cell table:style-name="ce45" office:value-type="float" office:value="129729432.57" calcext:value-type="float">
            <text:p>129,729,432.57</text:p>
          </table:table-cell>
          <table:table-cell table:style-name="ce9" office:value-type="float" office:value="0.34" calcext:value-type="float">
            <text:p>0.34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43" office:value-type="float" office:value="42889229.9" calcext:value-type="float">
            <text:p>42,889,229.90</text:p>
          </table:table-cell>
          <table:table-cell table:style-name="ce44" office:value-type="float" office:value="14163203.38" calcext:value-type="float">
            <text:p>14,163,203.38</text:p>
          </table:table-cell>
          <table:table-cell table:style-name="ce10" office:value-type="float" office:value="0.33" calcext:value-type="float">
            <text:p>0.33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42" office:value-type="float" office:value="37732009.05" calcext:value-type="float">
            <text:p>37,732,009.05</text:p>
          </table:table-cell>
          <table:table-cell table:style-name="ce45" office:value-type="float" office:value="11468796.49" calcext:value-type="float">
            <text:p>11,468,796.49</text:p>
          </table:table-cell>
          <table:table-cell table:style-name="ce9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43" office:value-type="float" office:value="164393373.51" calcext:value-type="float">
            <text:p>164,393,373.51</text:p>
          </table:table-cell>
          <table:table-cell table:style-name="ce44" office:value-type="float" office:value="49725101.55" calcext:value-type="float">
            <text:p>49,725,101.55</text:p>
          </table:table-cell>
          <table:table-cell table:style-name="ce10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42" office:value-type="float" office:value="253439376.33" calcext:value-type="float">
            <text:p>253,439,376.33</text:p>
          </table:table-cell>
          <table:table-cell table:style-name="ce45" office:value-type="float" office:value="73459994.49" calcext:value-type="float">
            <text:p>73,459,994.49</text:p>
          </table:table-cell>
          <table:table-cell table:style-name="ce9" office:value-type="float" office:value="0.29" calcext:value-type="float">
            <text:p>0.29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43" office:value-type="float" office:value="351838364.01" calcext:value-type="float">
            <text:p>351,838,364.01</text:p>
          </table:table-cell>
          <table:table-cell table:style-name="ce44" office:value-type="float" office:value="99248641.36" calcext:value-type="float">
            <text:p>99,248,641.36</text:p>
          </table:table-cell>
          <table:table-cell table:style-name="ce10"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STANBUL ŞİŞLİ MYO</text:p>
          </table:table-cell>
          <table:table-cell table:style-name="ce42" office:value-type="float" office:value="21682765.62" calcext:value-type="float">
            <text:p>21,682,765.62</text:p>
          </table:table-cell>
          <table:table-cell table:style-name="ce45" office:value-type="float" office:value="5817021.97" calcext:value-type="float">
            <text:p>5,817,021.97</text:p>
          </table:table-cell>
          <table:table-cell table:style-name="ce9" office:value-type="float" office:value="0.27" calcext:value-type="float">
            <text:p>0.27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AYDIN ÜNİVERSİTESİ</text:p>
          </table:table-cell>
          <table:table-cell table:style-name="ce43" office:value-type="float" office:value="395181600.57" calcext:value-type="float">
            <text:p>395,181,600.57</text:p>
          </table:table-cell>
          <table:table-cell table:style-name="ce44" office:value-type="float" office:value="105006753.25" calcext:value-type="float">
            <text:p>105,006,753.25</text:p>
          </table:table-cell>
          <table:table-cell table:style-name="ce10" office:value-type="float" office:value="0.27" calcext:value-type="float">
            <text:p>0.27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42" office:value-type="float" office:value="173752772.18" calcext:value-type="float">
            <text:p>173,752,772.18</text:p>
          </table:table-cell>
          <table:table-cell table:style-name="ce45" office:value-type="float" office:value="41401755.63" calcext:value-type="float">
            <text:p>41,401,755.63</text:p>
          </table:table-cell>
          <table:table-cell table:style-name="ce9" office:value-type="float" office:value="0.24" calcext:value-type="float">
            <text:p>0.24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43" office:value-type="float" office:value="154688560.67" calcext:value-type="float">
            <text:p>154,688,560.67</text:p>
          </table:table-cell>
          <table:table-cell table:style-name="ce44" office:value-type="float" office:value="36831763.56" calcext:value-type="float">
            <text:p>36,831,763.56</text:p>
          </table:table-cell>
          <table:table-cell table:style-name="ce10" office:value-type="float" office:value="0.24" calcext:value-type="float">
            <text:p>0.24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2" office:value-type="float" office:value="18714385.6" calcext:value-type="float">
            <text:p>18,714,385.60</text:p>
          </table:table-cell>
          <table:table-cell table:style-name="ce45" office:value-type="float" office:value="4417032.06" calcext:value-type="float">
            <text:p>4,417,032.06</text:p>
          </table:table-cell>
          <table:table-cell table:style-name="ce9" office:value-type="float" office:value="0.24" calcext:value-type="float">
            <text:p>0.24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43" office:value-type="float" office:value="157673622.91" calcext:value-type="float">
            <text:p>157,673,622.91</text:p>
          </table:table-cell>
          <table:table-cell table:style-name="ce44" office:value-type="float" office:value="35108025" calcext:value-type="float">
            <text:p>35,108,025.00</text:p>
          </table:table-cell>
          <table:table-cell table:style-name="ce10"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2" office:value-type="float" office:value="38194856.47" calcext:value-type="float">
            <text:p>38,194,856.47</text:p>
          </table:table-cell>
          <table:table-cell table:style-name="ce45" office:value-type="float" office:value="8503273" calcext:value-type="float">
            <text:p>8,503,273.00</text:p>
          </table:table-cell>
          <table:table-cell table:style-name="ce9"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İSTANBUL AREL ÜNİVERSİTESİ</text:p>
          </table:table-cell>
          <table:table-cell table:style-name="ce41" office:value-type="float" office:value="130789836.1" calcext:value-type="float">
            <text:p>130,789,836.10</text:p>
          </table:table-cell>
          <table:table-cell table:style-name="ce47" office:value-type="float" office:value="28180390.92" calcext:value-type="float">
            <text:p>28,180,390.92</text:p>
          </table:table-cell>
          <table:table-cell table:style-name="ce8"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UFUK ÜNİVERSİTESİ</text:p>
          </table:table-cell>
          <table:table-cell table:style-name="ce40" office:value-type="float" office:value="91964120.32" calcext:value-type="float">
            <text:p>91,964,120.32</text:p>
          </table:table-cell>
          <table:table-cell table:style-name="ce46" office:value-type="float" office:value="15186553.21" calcext:value-type="float">
            <text:p>15,186,553.21</text:p>
          </table:table-cell>
          <table:table-cell table:style-name="ce7" office:value-type="float" office:value="0.17" calcext:value-type="float">
            <text:p>0.17</text:p>
          </table:table-cell>
          <table:table-cell table:number-columns-repeated="101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İSTANBUL OKAN ÜNİVERSİTESİ</text:p>
          </table:table-cell>
          <table:table-cell table:style-name="ce41" office:value-type="float" office:value="307261692.26" calcext:value-type="float">
            <text:p>307,261,692.26</text:p>
          </table:table-cell>
          <table:table-cell table:style-name="ce47" office:value-type="float" office:value="48673691" calcext:value-type="float">
            <text:p>48,673,691.00</text:p>
          </table:table-cell>
          <table:table-cell table:style-name="ce8" office:value-type="float" office:value="0.16" calcext:value-type="float">
            <text:p>0.16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AVRUPA MYO****</text:p>
          </table:table-cell>
          <table:table-cell table:style-name="ce40" office:value-type="float" office:value="14749959.22" calcext:value-type="float">
            <text:p>14,749,959.22</text:p>
          </table:table-cell>
          <table:table-cell table:style-name="ce46" office:value-type="float" office:value="2278197.28" calcext:value-type="float">
            <text:p>2,278,197.28</text:p>
          </table:table-cell>
          <table:table-cell table:style-name="ce7"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41" office:value-type="float" office:value="62509331.77" calcext:value-type="float">
            <text:p>62,509,331.77</text:p>
          </table:table-cell>
          <table:table-cell table:style-name="ce47" office:value-type="float" office:value="9422921.43" calcext:value-type="float">
            <text:p>9,422,921.43</text:p>
          </table:table-cell>
          <table:table-cell table:style-name="ce8"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SANKO ÜNİVERSİTESİ</text:p>
          </table:table-cell>
          <table:table-cell table:style-name="ce40" office:value-type="float" office:value="32147103.14" calcext:value-type="float">
            <text:p>32,147,103.14</text:p>
          </table:table-cell>
          <table:table-cell table:style-name="ce46" office:value-type="float" office:value="3668542.9" calcext:value-type="float">
            <text:p>3,668,542.90</text:p>
          </table:table-cell>
          <table:table-cell table:style-name="ce7"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MALTEPE ÜNİVERSİTESİ</text:p>
          </table:table-cell>
          <table:table-cell table:style-name="ce41" office:value-type="float" office:value="183430625.54" calcext:value-type="float">
            <text:p>183,430,625.54</text:p>
          </table:table-cell>
          <table:table-cell table:style-name="ce47" office:value-type="float" office:value="3262345.62" calcext:value-type="float">
            <text:p>3,262,345.62</text:p>
          </table:table-cell>
          <table:table-cell table:style-name="ce8" office:value-type="float" office:value="0.02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IŞIK ÜNİVERSİTESİ</text:p>
          </table:table-cell>
          <table:table-cell table:style-name="ce40" office:value-type="float" office:value="99126341.29" calcext:value-type="float">
            <text:p>99,126,341.29</text:p>
          </table:table-cell>
          <table:table-cell table:style-name="ce46" office:value-type="float" office:value="1373673.78" calcext:value-type="float">
            <text:p>1,373,673.78</text:p>
          </table:table-cell>
          <table:table-cell table:style-name="ce7"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HASAN KALYONCU ÜNİVERSİTESİ</text:p>
          </table:table-cell>
          <table:table-cell table:style-name="ce41" office:value-type="float" office:value="118617069.8" calcext:value-type="float">
            <text:p>118,617,069.80</text:p>
          </table:table-cell>
          <table:table-cell table:style-name="ce35" office:value-type="float" office:value="558559.08" calcext:value-type="float">
            <text:p>558,559.0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7" office:value-type="string" calcext:value-type="string">
            <text:p>ATILIM ÜNİVERSİTESİ</text:p>
          </table:table-cell>
          <table:table-cell table:style-name="ce40" office:value-type="float" office:value="174161435.74" calcext:value-type="float">
            <text:p>174,161,435.74</text:p>
          </table:table-cell>
          <table:table-cell table:style-name="ce34" office:value-type="float" office:value="156400" calcext:value-type="float">
            <text:p>156,400.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930">
          <table:table-cell table:number-columns-repeated="2"/>
          <table:table-cell table:style-name="ce39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lir, Gider" table:style-name="ta18">
        <table:table-column table:style-name="co1" table:number-columns-repeated="1024" table:default-cell-style-name="Default"/>
        <table:table-row table:style-name="ro1">
          <table:table-cell table:style-name="ce11" office:value-type="string" calcext:value-type="string">
            <text:p>SIRA</text:p>
          </table:table-cell>
          <table:table-cell table:style-name="ce11" office:value-type="string" calcext:value-type="string">
            <text:p>ÜNİVERSİTE / MYO</text:p>
          </table:table-cell>
          <table:table-cell table:style-name="ce57" office:value-type="string" calcext:value-type="string">
            <text:p>TOPLAM GELİR (SUAM DAHİL, TL)</text:p>
          </table:table-cell>
          <table:table-cell table:style-name="ce57" office:value-type="string" calcext:value-type="string">
            <text:p>TOPLAM GİDER (SUAM DAHİL, TL)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AŞKENT ÜNİVERSİTESİ</text:p>
          </table:table-cell>
          <table:table-cell table:style-name="ce34" office:value-type="float" office:value="1515506561.72" calcext:value-type="float">
            <text:p>1,515,506,561.72</text:p>
          </table:table-cell>
          <table:table-cell table:style-name="ce40" office:value-type="float" office:value="1432484797.36" calcext:value-type="float">
            <text:p>1,432,484,797.36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KOÇ ÜNİVERSİTESİ</text:p>
          </table:table-cell>
          <table:table-cell table:style-name="ce35" office:value-type="float" office:value="1296157687.94" calcext:value-type="float">
            <text:p>1,296,157,687.94</text:p>
          </table:table-cell>
          <table:table-cell table:style-name="ce41" office:value-type="float" office:value="1296157687.94" calcext:value-type="float">
            <text:p>1,296,157,687.94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YEDİTEPE ÜNİVERSİTESİ</text:p>
          </table:table-cell>
          <table:table-cell table:style-name="ce34" office:value-type="float" office:value="666366453.51" calcext:value-type="float">
            <text:p>666,366,453.51</text:p>
          </table:table-cell>
          <table:table-cell table:style-name="ce40" office:value-type="float" office:value="728767928.39" calcext:value-type="float">
            <text:p>728,767,928.39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35" office:value-type="float" office:value="653256216.4" calcext:value-type="float">
            <text:p>653,256,216.40</text:p>
          </table:table-cell>
          <table:table-cell table:style-name="ce41" office:value-type="float" office:value="636452639.98" calcext:value-type="float">
            <text:p>636,452,639.98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34" office:value-type="float" office:value="632521434.04" calcext:value-type="float">
            <text:p>632,521,434.04</text:p>
          </table:table-cell>
          <table:table-cell table:style-name="ce40" office:value-type="float" office:value="701141046.52" calcext:value-type="float">
            <text:p>701,141,046.52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35" office:value-type="float" office:value="625024719.5" calcext:value-type="float">
            <text:p>625,024,719.50</text:p>
          </table:table-cell>
          <table:table-cell table:style-name="ce41" office:value-type="float" office:value="725894957.96" calcext:value-type="float">
            <text:p>725,894,957.96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BEZM-İ ALEM VAKIF ÜNİVERSİTESİ</text:p>
          </table:table-cell>
          <table:table-cell table:style-name="ce34" office:value-type="float" office:value="624465995.34" calcext:value-type="float">
            <text:p>624,465,995.34</text:p>
          </table:table-cell>
          <table:table-cell table:style-name="ce40" office:value-type="float" office:value="663674057.79" calcext:value-type="float">
            <text:p>663,674,057.79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BİLGİ ÜNİVERSİTESİ</text:p>
          </table:table-cell>
          <table:table-cell table:style-name="ce35" office:value-type="float" office:value="510336808.44" calcext:value-type="float">
            <text:p>510,336,808.44</text:p>
          </table:table-cell>
          <table:table-cell table:style-name="ce41" office:value-type="float" office:value="319100484.63" calcext:value-type="float">
            <text:p>319,100,484.63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İSTANBUL OKAN ÜNİVERSİTESİ</text:p>
          </table:table-cell>
          <table:table-cell table:style-name="ce34" office:value-type="float" office:value="477171127.65" calcext:value-type="float">
            <text:p>477,171,127.65</text:p>
          </table:table-cell>
          <table:table-cell table:style-name="ce40" office:value-type="float" office:value="473175463.99" calcext:value-type="float">
            <text:p>473,175,463.99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STİNYE ÜNİVERSİTESİ</text:p>
          </table:table-cell>
          <table:table-cell table:style-name="ce35" office:value-type="float" office:value="455211210.1" calcext:value-type="float">
            <text:p>455,211,210.10</text:p>
          </table:table-cell>
          <table:table-cell table:style-name="ce41" office:value-type="float" office:value="466453610.8" calcext:value-type="float">
            <text:p>466,453,610.80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36" office:value-type="float" office:value="441110888.14" calcext:value-type="float">
            <text:p>441,110,888.14</text:p>
          </table:table-cell>
          <table:table-cell table:style-name="ce42" office:value-type="float" office:value="451612452.85" calcext:value-type="float">
            <text:p>451,612,452.85</text:p>
          </table:table-cell>
          <table:table-cell table:number-columns-repeated="102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37" office:value-type="float" office:value="434410621.13" calcext:value-type="float">
            <text:p>434,410,621.13</text:p>
          </table:table-cell>
          <table:table-cell table:style-name="ce43" office:value-type="float" office:value="439986295.03" calcext:value-type="float">
            <text:p>439,986,295.03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36" office:value-type="float" office:value="324853586.84" calcext:value-type="float">
            <text:p>324,853,586.84</text:p>
          </table:table-cell>
          <table:table-cell table:style-name="ce42" office:value-type="float" office:value="418696951.89" calcext:value-type="float">
            <text:p>418,696,951.89</text:p>
          </table:table-cell>
          <table:table-cell table:number-columns-repeated="102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37" office:value-type="float" office:value="320417744.36" calcext:value-type="float">
            <text:p>320,417,744.36</text:p>
          </table:table-cell>
          <table:table-cell table:style-name="ce43" office:value-type="float" office:value="263780226.71" calcext:value-type="float">
            <text:p>263,780,226.71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36" office:value-type="float" office:value="312374216.74" calcext:value-type="float">
            <text:p>312,374,216.74</text:p>
          </table:table-cell>
          <table:table-cell table:style-name="ce42" office:value-type="float" office:value="298781605.97" calcext:value-type="float">
            <text:p>298,781,605.97</text:p>
          </table:table-cell>
          <table:table-cell table:number-columns-repeated="102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37" office:value-type="float" office:value="272045336.89" calcext:value-type="float">
            <text:p>272,045,336.89</text:p>
          </table:table-cell>
          <table:table-cell table:style-name="ce43" office:value-type="float" office:value="278294214.47" calcext:value-type="float">
            <text:p>278,294,214.47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36" office:value-type="float" office:value="264477978.58" calcext:value-type="float">
            <text:p>264,477,978.58</text:p>
          </table:table-cell>
          <table:table-cell table:style-name="ce42" office:value-type="float" office:value="223806645.58" calcext:value-type="float">
            <text:p>223,806,645.58</text:p>
          </table:table-cell>
          <table:table-cell table:number-columns-repeated="1020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37" office:value-type="float" office:value="247737806.74" calcext:value-type="float">
            <text:p>247,737,806.74</text:p>
          </table:table-cell>
          <table:table-cell table:style-name="ce43" office:value-type="float" office:value="266944257.83" calcext:value-type="float">
            <text:p>266,944,257.83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36" office:value-type="float" office:value="236638382.88" calcext:value-type="float">
            <text:p>236,638,382.88</text:p>
          </table:table-cell>
          <table:table-cell table:style-name="ce42" office:value-type="float" office:value="195794434.85" calcext:value-type="float">
            <text:p>195,794,434.85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37" office:value-type="float" office:value="233020922.72" calcext:value-type="float">
            <text:p>233,020,922.72</text:p>
          </table:table-cell>
          <table:table-cell table:style-name="ce43" office:value-type="float" office:value="133436040.58" calcext:value-type="float">
            <text:p>133,436,040.58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36" office:value-type="float" office:value="219974444.28" calcext:value-type="float">
            <text:p>219,974,444.28</text:p>
          </table:table-cell>
          <table:table-cell table:style-name="ce42" office:value-type="float" office:value="175846348.13" calcext:value-type="float">
            <text:p>175,846,348.13</text:p>
          </table:table-cell>
          <table:table-cell table:number-columns-repeated="102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37" office:value-type="float" office:value="210005747.78" calcext:value-type="float">
            <text:p>210,005,747.78</text:p>
          </table:table-cell>
          <table:table-cell table:style-name="ce43" office:value-type="float" office:value="193545653.06" calcext:value-type="float">
            <text:p>193,545,653.06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36" office:value-type="float" office:value="200046509.55" calcext:value-type="float">
            <text:p>200,046,509.55</text:p>
          </table:table-cell>
          <table:table-cell table:style-name="ce42" office:value-type="float" office:value="172849652.22" calcext:value-type="float">
            <text:p>172,849,652.22</text:p>
          </table:table-cell>
          <table:table-cell table:number-columns-repeated="1020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37" office:value-type="float" office:value="195544368.98" calcext:value-type="float">
            <text:p>195,544,368.98</text:p>
          </table:table-cell>
          <table:table-cell table:style-name="ce43" office:value-type="float" office:value="126626624.03" calcext:value-type="float">
            <text:p>126,626,624.03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36" office:value-type="float" office:value="193092232.9" calcext:value-type="float">
            <text:p>193,092,232.90</text:p>
          </table:table-cell>
          <table:table-cell table:style-name="ce42" office:value-type="float" office:value="203318786.3" calcext:value-type="float">
            <text:p>203,318,786.30</text:p>
          </table:table-cell>
          <table:table-cell table:number-columns-repeated="1020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37" office:value-type="float" office:value="179203708.86" calcext:value-type="float">
            <text:p>179,203,708.86</text:p>
          </table:table-cell>
          <table:table-cell table:style-name="ce43" office:value-type="float" office:value="163879328.69" calcext:value-type="float">
            <text:p>163,879,328.69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36" office:value-type="float" office:value="177920259.72" calcext:value-type="float">
            <text:p>177,920,259.72</text:p>
          </table:table-cell>
          <table:table-cell table:style-name="ce42" office:value-type="float" office:value="175116676.04" calcext:value-type="float">
            <text:p>175,116,676.04</text:p>
          </table:table-cell>
          <table:table-cell table:number-columns-repeated="1020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37" office:value-type="float" office:value="177115830.95" calcext:value-type="float">
            <text:p>177,115,830.95</text:p>
          </table:table-cell>
          <table:table-cell table:style-name="ce43" office:value-type="float" office:value="190208456.53" calcext:value-type="float">
            <text:p>190,208,456.53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36" office:value-type="float" office:value="141673141.31" calcext:value-type="float">
            <text:p>141,673,141.31</text:p>
          </table:table-cell>
          <table:table-cell table:style-name="ce42" office:value-type="float" office:value="164521884.84" calcext:value-type="float">
            <text:p>164,521,884.84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37" office:value-type="float" office:value="138068413.3" calcext:value-type="float">
            <text:p>138,068,413.30</text:p>
          </table:table-cell>
          <table:table-cell table:style-name="ce43" office:value-type="float" office:value="137168059.89" calcext:value-type="float">
            <text:p>137,168,059.89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36" office:value-type="float" office:value="129301656.63" calcext:value-type="float">
            <text:p>129,301,656.63</text:p>
          </table:table-cell>
          <table:table-cell table:style-name="ce42" office:value-type="float" office:value="139540963.33" calcext:value-type="float">
            <text:p>139,540,963.33</text:p>
          </table:table-cell>
          <table:table-cell table:number-columns-repeated="1020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37" office:value-type="float" office:value="127639199.03" calcext:value-type="float">
            <text:p>127,639,199.03</text:p>
          </table:table-cell>
          <table:table-cell table:style-name="ce15" office:value-type="float" office:value="132090688" calcext:value-type="float">
            <text:p>132,090,688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36" office:value-type="float" office:value="127034931.5" calcext:value-type="float">
            <text:p>127,034,931.50</text:p>
          </table:table-cell>
          <table:table-cell table:style-name="ce42" office:value-type="float" office:value="220221789.97" calcext:value-type="float">
            <text:p>220,221,789.97</text:p>
          </table:table-cell>
          <table:table-cell table:number-columns-repeated="1020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BN HALDUN ÜNİVERSİTESİ</text:p>
          </table:table-cell>
          <table:table-cell table:style-name="ce37" office:value-type="float" office:value="126998818.93" calcext:value-type="float">
            <text:p>126,998,818.93</text:p>
          </table:table-cell>
          <table:table-cell table:style-name="ce43" office:value-type="float" office:value="93166033.21" calcext:value-type="float">
            <text:p>93,166,033.21</text:p>
          </table:table-cell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42" office:value-type="float" office:value="116028566.86" calcext:value-type="float">
            <text:p>116,028,566.86</text:p>
          </table:table-cell>
          <table:table-cell table:style-name="ce36" office:value-type="float" office:value="127489245.44" calcext:value-type="float">
            <text:p>127,489,245.44</text:p>
          </table:table-cell>
          <table:table-cell table:number-columns-repeated="1020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43" office:value-type="float" office:value="111778944.42" calcext:value-type="float">
            <text:p>111,778,944.42</text:p>
          </table:table-cell>
          <table:table-cell table:style-name="ce37" office:value-type="float" office:value="111581397.69" calcext:value-type="float">
            <text:p>111,581,397.69</text:p>
          </table:table-cell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2" office:value-type="float" office:value="111504557.94" calcext:value-type="float">
            <text:p>111,504,557.94</text:p>
          </table:table-cell>
          <table:table-cell table:style-name="ce36" office:value-type="float" office:value="93983861.94" calcext:value-type="float">
            <text:p>93,983,861.94</text:p>
          </table:table-cell>
          <table:table-cell table:number-columns-repeated="1020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43" office:value-type="float" office:value="108414827.34" calcext:value-type="float">
            <text:p>108,414,827.34</text:p>
          </table:table-cell>
          <table:table-cell table:style-name="ce37" office:value-type="float" office:value="126699124.39" calcext:value-type="float">
            <text:p>126,699,124.39</text:p>
          </table:table-cell>
          <table:table-cell table:number-columns-repeated="10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2" office:value-type="float" office:value="106216172.12" calcext:value-type="float">
            <text:p>106,216,172.12</text:p>
          </table:table-cell>
          <table:table-cell table:style-name="ce36" office:value-type="float" office:value="87814300.63" calcext:value-type="float">
            <text:p>87,814,300.63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43" office:value-type="float" office:value="105439318.04" calcext:value-type="float">
            <text:p>105,439,318.04</text:p>
          </table:table-cell>
          <table:table-cell table:style-name="ce37" office:value-type="float" office:value="78661824.24" calcext:value-type="float">
            <text:p>78,661,824.24</text:p>
          </table:table-cell>
          <table:table-cell table:number-columns-repeated="10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14" office:value-type="float" office:value="101040334" calcext:value-type="float">
            <text:p>101,040,334</text:p>
          </table:table-cell>
          <table:table-cell table:style-name="ce36" office:value-type="float" office:value="90049442.36" calcext:value-type="float">
            <text:p>90,049,442.36</text:p>
          </table:table-cell>
          <table:table-cell table:number-columns-repeated="1020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43" office:value-type="float" office:value="97336528.64" calcext:value-type="float">
            <text:p>97,336,528.64</text:p>
          </table:table-cell>
          <table:table-cell table:style-name="ce37" office:value-type="float" office:value="58723387.34" calcext:value-type="float">
            <text:p>58,723,387.34</text:p>
          </table:table-cell>
          <table:table-cell table:number-columns-repeated="10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42" office:value-type="float" office:value="85114939.93" calcext:value-type="float">
            <text:p>85,114,939.93</text:p>
          </table:table-cell>
          <table:table-cell table:style-name="ce36" office:value-type="float" office:value="90422471.66" calcext:value-type="float">
            <text:p>90,422,471.66</text:p>
          </table:table-cell>
          <table:table-cell table:number-columns-repeated="1020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43" office:value-type="float" office:value="83546499.88" calcext:value-type="float">
            <text:p>83,546,499.88</text:p>
          </table:table-cell>
          <table:table-cell table:style-name="ce37" office:value-type="float" office:value="83332146.6" calcext:value-type="float">
            <text:p>83,332,146.60</text:p>
          </table:table-cell>
          <table:table-cell table:number-columns-repeated="10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42" office:value-type="float" office:value="78444163.81" calcext:value-type="float">
            <text:p>78,444,163.81</text:p>
          </table:table-cell>
          <table:table-cell table:style-name="ce36" office:value-type="float" office:value="65993432.34" calcext:value-type="float">
            <text:p>65,993,432.34</text:p>
          </table:table-cell>
          <table:table-cell table:number-columns-repeated="1020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TED ÜNİVERSİTESİ</text:p>
          </table:table-cell>
          <table:table-cell table:style-name="ce43" office:value-type="float" office:value="70164726.25" calcext:value-type="float">
            <text:p>70,164,726.25</text:p>
          </table:table-cell>
          <table:table-cell table:style-name="ce37" office:value-type="float" office:value="66700849.47" calcext:value-type="float">
            <text:p>66,700,849.47</text:p>
          </table:table-cell>
          <table:table-cell table:number-columns-repeated="10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2" office:value-type="float" office:value="68129195.1" calcext:value-type="float">
            <text:p>68,129,195.10</text:p>
          </table:table-cell>
          <table:table-cell table:style-name="ce36" office:value-type="float" office:value="69743417.97" calcext:value-type="float">
            <text:p>69,743,417.97</text:p>
          </table:table-cell>
          <table:table-cell table:number-columns-repeated="1020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MEF ÜNİVERSİTESİ</text:p>
          </table:table-cell>
          <table:table-cell table:style-name="ce43" office:value-type="float" office:value="65685689.88" calcext:value-type="float">
            <text:p>65,685,689.88</text:p>
          </table:table-cell>
          <table:table-cell table:style-name="ce37" office:value-type="float" office:value="65708683.6" calcext:value-type="float">
            <text:p>65,708,683.60</text:p>
          </table:table-cell>
          <table:table-cell table:number-columns-repeated="1020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42" office:value-type="float" office:value="58541695.76" calcext:value-type="float">
            <text:p>58,541,695.76</text:p>
          </table:table-cell>
          <table:table-cell table:style-name="ce36" office:value-type="float" office:value="60627462.92" calcext:value-type="float">
            <text:p>60,627,462.92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43" office:value-type="float" office:value="56276077.53" calcext:value-type="float">
            <text:p>56,276,077.53</text:p>
          </table:table-cell>
          <table:table-cell table:style-name="ce37" office:value-type="float" office:value="48511012.49" calcext:value-type="float">
            <text:p>48,511,012.49</text:p>
          </table:table-cell>
          <table:table-cell table:number-columns-repeated="10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42" office:value-type="float" office:value="55657125.81" calcext:value-type="float">
            <text:p>55,657,125.81</text:p>
          </table:table-cell>
          <table:table-cell table:style-name="ce36" office:value-type="float" office:value="56740617.81" calcext:value-type="float">
            <text:p>56,740,617.81</text:p>
          </table:table-cell>
          <table:table-cell table:number-columns-repeated="1020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İSTANBUL AYVANSARAY ÜNİVERSİTESİ</text:p>
          </table:table-cell>
          <table:table-cell table:style-name="ce43" office:value-type="float" office:value="52188450.52" calcext:value-type="float">
            <text:p>52,188,450.52</text:p>
          </table:table-cell>
          <table:table-cell table:style-name="ce37" office:value-type="float" office:value="56928044.42" calcext:value-type="float">
            <text:p>56,928,044.42</text:p>
          </table:table-cell>
          <table:table-cell table:number-columns-repeated="1020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2" office:value-type="float" office:value="47594065.94" calcext:value-type="float">
            <text:p>47,594,065.94</text:p>
          </table:table-cell>
          <table:table-cell table:style-name="ce36" office:value-type="float" office:value="29278565.38" calcext:value-type="float">
            <text:p>29,278,565.38</text:p>
          </table:table-cell>
          <table:table-cell table:number-columns-repeated="1020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43" office:value-type="float" office:value="45745328.19" calcext:value-type="float">
            <text:p>45,745,328.19</text:p>
          </table:table-cell>
          <table:table-cell table:style-name="ce37" office:value-type="float" office:value="52333371.97" calcext:value-type="float">
            <text:p>52,333,371.97</text:p>
          </table:table-cell>
          <table:table-cell table:number-columns-repeated="10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42" office:value-type="float" office:value="45507259.15" calcext:value-type="float">
            <text:p>45,507,259.15</text:p>
          </table:table-cell>
          <table:table-cell table:style-name="ce36" office:value-type="float" office:value="74634212.67" calcext:value-type="float">
            <text:p>74,634,212.67</text:p>
          </table:table-cell>
          <table:table-cell table:number-columns-repeated="1020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43" office:value-type="float" office:value="44520654.1" calcext:value-type="float">
            <text:p>44,520,654.10</text:p>
          </table:table-cell>
          <table:table-cell table:style-name="ce37" office:value-type="float" office:value="41673989.64" calcext:value-type="float">
            <text:p>41,673,989.64</text:p>
          </table:table-cell>
          <table:table-cell table:number-columns-repeated="10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2" office:value-type="float" office:value="38123485.02" calcext:value-type="float">
            <text:p>38,123,485.02</text:p>
          </table:table-cell>
          <table:table-cell table:style-name="ce36" office:value-type="float" office:value="30635027.01" calcext:value-type="float">
            <text:p>30,635,027.01</text:p>
          </table:table-cell>
          <table:table-cell table:number-columns-repeated="1020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43" office:value-type="float" office:value="34226576.95" calcext:value-type="float">
            <text:p>34,226,576.95</text:p>
          </table:table-cell>
          <table:table-cell table:style-name="ce37" office:value-type="float" office:value="32954384.33" calcext:value-type="float">
            <text:p>32,954,384.33</text:p>
          </table:table-cell>
          <table:table-cell table:number-columns-repeated="10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2" office:value-type="float" office:value="27269576.16" calcext:value-type="float">
            <text:p>27,269,576.16</text:p>
          </table:table-cell>
          <table:table-cell table:style-name="ce36" office:value-type="float" office:value="20353204.21" calcext:value-type="float">
            <text:p>20,353,204.21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43" office:value-type="float" office:value="26621518.55" calcext:value-type="float">
            <text:p>26,621,518.55</text:p>
          </table:table-cell>
          <table:table-cell table:style-name="ce37" office:value-type="float" office:value="18940163.48" calcext:value-type="float">
            <text:p>18,940,163.48</text:p>
          </table:table-cell>
          <table:table-cell table:number-columns-repeated="10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42" office:value-type="float" office:value="24835279.11" calcext:value-type="float">
            <text:p>24,835,279.11</text:p>
          </table:table-cell>
          <table:table-cell table:style-name="ce36" office:value-type="float" office:value="27385183.98" calcext:value-type="float">
            <text:p>27,385,183.98</text:p>
          </table:table-cell>
          <table:table-cell table:number-columns-repeated="1020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43" office:value-type="float" office:value="22993604.82" calcext:value-type="float">
            <text:p>22,993,604.82</text:p>
          </table:table-cell>
          <table:table-cell table:style-name="ce37" office:value-type="float" office:value="33009330.72" calcext:value-type="float">
            <text:p>33,009,330.72</text:p>
          </table:table-cell>
          <table:table-cell table:number-columns-repeated="10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BEYKOZ ÜNİVERSİTESİ</text:p>
          </table:table-cell>
          <table:table-cell table:style-name="ce42" office:value-type="float" office:value="20397836.59" calcext:value-type="float">
            <text:p>20,397,836.59</text:p>
          </table:table-cell>
          <table:table-cell table:style-name="ce36" office:value-type="float" office:value="26245585.88" calcext:value-type="float">
            <text:p>26,245,585.88</text:p>
          </table:table-cell>
          <table:table-cell table:number-columns-repeated="1020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43" office:value-type="float" office:value="19648338.31" calcext:value-type="float">
            <text:p>19,648,338.31</text:p>
          </table:table-cell>
          <table:table-cell table:style-name="ce37" office:value-type="float" office:value="32654839.71" calcext:value-type="float">
            <text:p>32,654,839.71</text:p>
          </table:table-cell>
          <table:table-cell table:number-columns-repeated="10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AVRUPA MYO**</text:p>
          </table:table-cell>
          <table:table-cell table:style-name="ce42" office:value-type="float" office:value="16040804.47" calcext:value-type="float">
            <text:p>16,040,804.47</text:p>
          </table:table-cell>
          <table:table-cell table:style-name="ce36" office:value-type="float" office:value="7690597.97" calcext:value-type="float">
            <text:p>7,690,597.97</text:p>
          </table:table-cell>
          <table:table-cell table:number-columns-repeated="1020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İZMİR KAVRAM MYO</text:p>
          </table:table-cell>
          <table:table-cell table:style-name="ce43" office:value-type="float" office:value="14403488.39" calcext:value-type="float">
            <text:p>14,403,488.39</text:p>
          </table:table-cell>
          <table:table-cell table:style-name="ce37" office:value-type="float" office:value="27295472.86" calcext:value-type="float">
            <text:p>27,295,472.86</text:p>
          </table:table-cell>
          <table:table-cell table:number-columns-repeated="10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42" office:value-type="float" office:value="9594189.16" calcext:value-type="float">
            <text:p>9,594,189.16</text:p>
          </table:table-cell>
          <table:table-cell table:style-name="ce36" office:value-type="float" office:value="6472540.94" calcext:value-type="float">
            <text:p>6,472,540.94</text:p>
          </table:table-cell>
          <table:table-cell table:number-columns-repeated="1020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ATAŞEHİR ADIGÜZEL MYO</text:p>
          </table:table-cell>
          <table:table-cell table:style-name="ce43" office:value-type="float" office:value="8400562.98" calcext:value-type="float">
            <text:p>8,400,562.98</text:p>
          </table:table-cell>
          <table:table-cell table:style-name="ce37" office:value-type="float" office:value="7842497.97" calcext:value-type="float">
            <text:p>7,842,497.97</text:p>
          </table:table-cell>
          <table:table-cell table:number-columns-repeated="1020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FARUK SARAÇ TASARIM MYO</text:p>
          </table:table-cell>
          <table:table-cell table:style-name="ce42" office:value-type="float" office:value="4465833.05" calcext:value-type="float">
            <text:p>4,465,833.05</text:p>
          </table:table-cell>
          <table:table-cell table:style-name="ce36" office:value-type="float" office:value="4042196.46" calcext:value-type="float">
            <text:p>4,042,196.46</text:p>
          </table:table-cell>
          <table:table-cell table:number-columns-repeated="1020"/>
        </table:table-row>
        <table:table-row table:style-name="ro1" table:number-rows-repeated="930">
          <table:table-cell table:number-columns-repeated="2"/>
          <table:table-cell table:style-name="ce39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tim Elemanlarına Ödenen Ücret Toplamına Göre Vakıf Yükseköğretim Kurumları" table:style-name="ta19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9" table:default-cell-style-name="Default"/>
        <table:table-row table:style-name="ro1">
          <table:table-cell table:style-name="ce11" office:value-type="string" calcext:value-type="string">
            <text:p>SIRA</text:p>
          </table:table-cell>
          <table:table-cell table:style-name="ce17" office:value-type="string" calcext:value-type="string">
            <text:p>ÜNİVERSİTE / MYO</text:p>
          </table:table-cell>
          <table:table-cell table:style-name="ce20" office:value-type="string" calcext:value-type="string">
            <text:p>TOPLAM ÖĞRETİM ELEMANI SAYISI</text:p>
          </table:table-cell>
          <table:table-cell table:style-name="ce20" office:value-type="string" calcext:value-type="string">
            <text:p>ÖĞRETİM ELEMANLARINA ÖDENEN ÜCRETLER TOPLAMI (TL)</text:p>
          </table:table-cell>
          <table:table-cell table:style-name="ce11" office:value-type="string" calcext:value-type="string">
            <text:p>ÖĞRETİM ELEMANINA ÖDENEN ÜCRETİN TOPLAM GİDERE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EMİROĞLU BİLİM ÜNİVERSİTESİ</text:p>
          </table:table-cell>
          <table:table-cell table:style-name="ce2" office:value-type="float" office:value="310" calcext:value-type="float">
            <text:p>310</text:p>
          </table:table-cell>
          <table:table-cell table:style-name="ce40" office:value-type="float" office:value="69122803.47" calcext:value-type="float">
            <text:p>69,122,803.47</text:p>
          </table:table-cell>
          <table:table-cell table:style-name="ce22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SANKO ÜNİVERSİTESİ</text:p>
          </table:table-cell>
          <table:table-cell table:style-name="ce3" office:value-type="float" office:value="185" calcext:value-type="float">
            <text:p>185</text:p>
          </table:table-cell>
          <table:table-cell table:style-name="ce41" office:value-type="float" office:value="21718157.17" calcext:value-type="float">
            <text:p>21,718,157.17</text:p>
          </table:table-cell>
          <table:table-cell table:style-name="ce23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ALANYA HAMDULLAH EMİN PAŞA ÜNİVERSİTESİ</text:p>
          </table:table-cell>
          <table:table-cell table:style-name="ce2" office:value-type="float" office:value="46" calcext:value-type="float">
            <text:p>46</text:p>
          </table:table-cell>
          <table:table-cell table:style-name="ce40" office:value-type="float" office:value="3925879.23" calcext:value-type="float">
            <text:p>3,925,879.23</text:p>
          </table:table-cell>
          <table:table-cell table:style-name="ce22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NTALYA BİLİM ÜNİVERSİTESİ</text:p>
          </table:table-cell>
          <table:table-cell table:style-name="ce3" office:value-type="float" office:value="291" calcext:value-type="float">
            <text:p>291</text:p>
          </table:table-cell>
          <table:table-cell table:style-name="ce41" office:value-type="float" office:value="34533938.55" calcext:value-type="float">
            <text:p>34,533,938.5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YÜKSEK İHTİSAS ÜNİVERSİTESİ</text:p>
          </table:table-cell>
          <table:table-cell table:style-name="ce2" office:value-type="float" office:value="197" calcext:value-type="float">
            <text:p>197</text:p>
          </table:table-cell>
          <table:table-cell table:style-name="ce40" office:value-type="float" office:value="11709559.18" calcext:value-type="float">
            <text:p>11,709,559.18</text:p>
          </table:table-cell>
          <table:table-cell table:style-name="ce22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TED ÜNİVERSİTESİ</text:p>
          </table:table-cell>
          <table:table-cell table:style-name="ce3" office:value-type="float" office:value="405" calcext:value-type="float">
            <text:p>405</text:p>
          </table:table-cell>
          <table:table-cell table:style-name="ce41" office:value-type="float" office:value="36934197.71" calcext:value-type="float">
            <text:p>36,934,197.71</text:p>
          </table:table-cell>
          <table:table-cell table:style-name="ce23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AVRUPA MYO**</text:p>
          </table:table-cell>
          <table:table-cell table:style-name="ce2" office:value-type="float" office:value="54" calcext:value-type="float">
            <text:p>54</text:p>
          </table:table-cell>
          <table:table-cell table:style-name="ce40" office:value-type="float" office:value="4230063.13" calcext:value-type="float">
            <text:p>4,230,063.13</text:p>
          </table:table-cell>
          <table:table-cell table:style-name="ce22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YAŞAR ÜNİVERSİTESİ</text:p>
          </table:table-cell>
          <table:table-cell table:style-name="ce3" office:value-type="float" office:value="702" calcext:value-type="float">
            <text:p>702</text:p>
          </table:table-cell>
          <table:table-cell table:style-name="ce41" office:value-type="float" office:value="68038323.11" calcext:value-type="float">
            <text:p>68,038,323.11</text:p>
          </table:table-cell>
          <table:table-cell table:style-name="ce23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MEF ÜNİVERSİTESİ</text:p>
          </table:table-cell>
          <table:table-cell table:style-name="ce2" office:value-type="float" office:value="385" calcext:value-type="float">
            <text:p>385</text:p>
          </table:table-cell>
          <table:table-cell table:style-name="ce40" office:value-type="float" office:value="34049901.73" calcext:value-type="float">
            <text:p>34,049,901.73</text:p>
          </table:table-cell>
          <table:table-cell table:style-name="ce22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ZMİR EKONOMİ ÜNİVERSİTESİ</text:p>
          </table:table-cell>
          <table:table-cell table:style-name="ce3" office:value-type="float" office:value="757" calcext:value-type="float">
            <text:p>757</text:p>
          </table:table-cell>
          <table:table-cell table:style-name="ce41" office:value-type="float" office:value="84567005" calcext:value-type="float">
            <text:p>84,567,005.00</text:p>
          </table:table-cell>
          <table:table-cell table:style-name="ce23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4" office:value-type="float" office:value="680" calcext:value-type="float">
            <text:p>680</text:p>
          </table:table-cell>
          <table:table-cell table:style-name="ce42" office:value-type="float" office:value="38032246.76" calcext:value-type="float">
            <text:p>38,032,246.7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TOROS ÜNİVERSİTESİ</text:p>
          </table:table-cell>
          <table:table-cell table:style-name="ce5" office:value-type="float" office:value="252" calcext:value-type="float">
            <text:p>252</text:p>
          </table:table-cell>
          <table:table-cell table:style-name="ce43" office:value-type="float" office:value="13808164.49" calcext:value-type="float">
            <text:p>13,808,164.49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FARUK SARAÇ TASARIM MYO</text:p>
          </table:table-cell>
          <table:table-cell table:style-name="ce4" office:value-type="float" office:value="44" calcext:value-type="float">
            <text:p>44</text:p>
          </table:table-cell>
          <table:table-cell table:style-name="ce42" office:value-type="float" office:value="1839934.72" calcext:value-type="float">
            <text:p>1,839,934.72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5" office:value-type="float" office:value="257" calcext:value-type="float">
            <text:p>257</text:p>
          </table:table-cell>
          <table:table-cell table:style-name="ce43" office:value-type="float" office:value="11866014.12" calcext:value-type="float">
            <text:p>11,866,014.12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" office:value-type="float" office:value="434" calcext:value-type="float">
            <text:p>434</text:p>
          </table:table-cell>
          <table:table-cell table:style-name="ce42" office:value-type="float" office:value="58846551.12" calcext:value-type="float">
            <text:p>58,846,551.12</text:p>
          </table:table-cell>
          <table:table-cell table:style-name="ce18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ATAŞEHİR ADIGÜZEL MYO</text:p>
          </table:table-cell>
          <table:table-cell table:style-name="ce5" office:value-type="float" office:value="55" calcext:value-type="float">
            <text:p>55</text:p>
          </table:table-cell>
          <table:table-cell table:style-name="ce43" office:value-type="float" office:value="3385548.94" calcext:value-type="float">
            <text:p>3,385,548.94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4" office:value-type="float" office:value="584" calcext:value-type="float">
            <text:p>584</text:p>
          </table:table-cell>
          <table:table-cell table:style-name="ce42" office:value-type="float" office:value="47606034.57" calcext:value-type="float">
            <text:p>47,606,034.57</text:p>
          </table:table-cell>
          <table:table-cell table:style-name="ce18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5" office:value-type="float" office:value="511" calcext:value-type="float">
            <text:p>511</text:p>
          </table:table-cell>
          <table:table-cell table:style-name="ce43" office:value-type="float" office:value="58815610.33" calcext:value-type="float">
            <text:p>58,815,610.33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" office:value-type="float" office:value="514" calcext:value-type="float">
            <text:p>514</text:p>
          </table:table-cell>
          <table:table-cell table:style-name="ce42" office:value-type="float" office:value="37420855.6" calcext:value-type="float">
            <text:p>37,420,855.60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5" office:value-type="float" office:value="505" calcext:value-type="float">
            <text:p>505</text:p>
          </table:table-cell>
          <table:table-cell table:style-name="ce43" office:value-type="float" office:value="50817919.34" calcext:value-type="float">
            <text:p>50,817,919.34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İZMİR KAVRAM MYO</text:p>
          </table:table-cell>
          <table:table-cell table:style-name="ce4" office:value-type="float" office:value="257" calcext:value-type="float">
            <text:p>257</text:p>
          </table:table-cell>
          <table:table-cell table:style-name="ce42" office:value-type="float" office:value="10561408.69" calcext:value-type="float">
            <text:p>10,561,408.69</text:p>
          </table:table-cell>
          <table:table-cell table:style-name="ce18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float" office:value="532" calcext:value-type="float">
            <text:p>532</text:p>
          </table:table-cell>
          <table:table-cell table:style-name="ce43" office:value-type="float" office:value="28379026.65" calcext:value-type="float">
            <text:p>28,379,026.65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543" calcext:value-type="float">
            <text:p>543</text:p>
          </table:table-cell>
          <table:table-cell table:style-name="ce42" office:value-type="float" office:value="35735308.8" calcext:value-type="float">
            <text:p>35,735,308.80</text:p>
          </table:table-cell>
          <table:table-cell table:style-name="ce18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float" office:value="397" calcext:value-type="float">
            <text:p>397</text:p>
          </table:table-cell>
          <table:table-cell table:style-name="ce43" office:value-type="float" office:value="48362227.42" calcext:value-type="float">
            <text:p>48,362,227.42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14" office:value-type="float" office:value="1504" calcext:value-type="float">
            <text:p>1,504</text:p>
          </table:table-cell>
          <table:table-cell table:style-name="ce42" office:value-type="float" office:value="119925788.8" calcext:value-type="float">
            <text:p>119,925,788.80</text:p>
          </table:table-cell>
          <table:table-cell table:style-name="ce18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5" office:value-type="float" office:value="416" calcext:value-type="float">
            <text:p>416</text:p>
          </table:table-cell>
          <table:table-cell table:style-name="ce43" office:value-type="float" office:value="22394546.96" calcext:value-type="float">
            <text:p>22,394,546.96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4" office:value-type="float" office:value="277" calcext:value-type="float">
            <text:p>277</text:p>
          </table:table-cell>
          <table:table-cell table:style-name="ce42" office:value-type="float" office:value="19324552.3" calcext:value-type="float">
            <text:p>19,324,552.30</text:p>
          </table:table-cell>
          <table:table-cell table:style-name="ce18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5" office:value-type="float" office:value="747" calcext:value-type="float">
            <text:p>747</text:p>
          </table:table-cell>
          <table:table-cell table:style-name="ce43" office:value-type="float" office:value="63251203.86" calcext:value-type="float">
            <text:p>63,251,203.86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4" office:value-type="float" office:value="770" calcext:value-type="float">
            <text:p>770</text:p>
          </table:table-cell>
          <table:table-cell table:style-name="ce42" office:value-type="float" office:value="63685757.96" calcext:value-type="float">
            <text:p>63,685,757.96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5" office:value-type="float" office:value="809" calcext:value-type="float">
            <text:p>809</text:p>
          </table:table-cell>
          <table:table-cell table:style-name="ce43" office:value-type="float" office:value="58012587.67" calcext:value-type="float">
            <text:p>58,012,587.67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4" office:value-type="float" office:value="602" calcext:value-type="float">
            <text:p>602</text:p>
          </table:table-cell>
          <table:table-cell table:style-name="ce42" office:value-type="float" office:value="46559095.16" calcext:value-type="float">
            <text:p>46,559,095.16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5" office:value-type="float" office:value="252" calcext:value-type="float">
            <text:p>252</text:p>
          </table:table-cell>
          <table:table-cell table:style-name="ce43" office:value-type="float" office:value="14499890.24" calcext:value-type="float">
            <text:p>14,499,890.24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" office:value-type="float" office:value="402" calcext:value-type="float">
            <text:p>402</text:p>
          </table:table-cell>
          <table:table-cell table:style-name="ce42" office:value-type="float" office:value="28987994.89" calcext:value-type="float">
            <text:p>28,987,994.89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5" office:value-type="float" office:value="233" calcext:value-type="float">
            <text:p>233</text:p>
          </table:table-cell>
          <table:table-cell table:style-name="ce43" office:value-type="float" office:value="9020886.9" calcext:value-type="float">
            <text:p>9,020,886.90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ŞİŞLİ MYO</text:p>
          </table:table-cell>
          <table:table-cell table:style-name="ce4" office:value-type="float" office:value="137" calcext:value-type="float">
            <text:p>137</text:p>
          </table:table-cell>
          <table:table-cell table:style-name="ce42" office:value-type="float" office:value="6236205.5" calcext:value-type="float">
            <text:p>6,236,205.50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5" office:value-type="float" office:value="99" calcext:value-type="float">
            <text:p>99</text:p>
          </table:table-cell>
          <table:table-cell table:style-name="ce43" office:value-type="float" office:value="10670701.94" calcext:value-type="float">
            <text:p>10,670,701.9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float" office:value="861" calcext:value-type="float">
            <text:p>861</text:p>
          </table:table-cell>
          <table:table-cell table:style-name="ce42" office:value-type="float" office:value="56221451.15" calcext:value-type="float">
            <text:p>56,221,451.15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5" office:value-type="float" office:value="431" calcext:value-type="float">
            <text:p>431</text:p>
          </table:table-cell>
          <table:table-cell table:style-name="ce43" office:value-type="float" office:value="42746988.02" calcext:value-type="float">
            <text:p>42,746,988.02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173" calcext:value-type="float">
            <text:p>173</text:p>
          </table:table-cell>
          <table:table-cell table:style-name="ce42" office:value-type="float" office:value="28685597.87" calcext:value-type="float">
            <text:p>28,685,597.87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5" office:value-type="float" office:value="226" calcext:value-type="float">
            <text:p>226</text:p>
          </table:table-cell>
          <table:table-cell table:style-name="ce43" office:value-type="float" office:value="14659515.35" calcext:value-type="float">
            <text:p>14,659,515.3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BEZM-İ ALEM VAKIF ÜNİVERSİTESİ</text:p>
          </table:table-cell>
          <table:table-cell table:style-name="ce4" office:value-type="float" office:value="454" calcext:value-type="float">
            <text:p>454</text:p>
          </table:table-cell>
          <table:table-cell table:style-name="ce42" office:value-type="float" office:value="195388144.41" calcext:value-type="float">
            <text:p>195,388,144.41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15" office:value-type="float" office:value="1061" calcext:value-type="float">
            <text:p>1,061</text:p>
          </table:table-cell>
          <table:table-cell table:style-name="ce43" office:value-type="float" office:value="205218794.32" calcext:value-type="float">
            <text:p>205,218,794.32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4" office:value-type="float" office:value="748" calcext:value-type="float">
            <text:p>748</text:p>
          </table:table-cell>
          <table:table-cell table:style-name="ce42" office:value-type="float" office:value="59345733.79" calcext:value-type="float">
            <text:p>59,345,733.79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632" calcext:value-type="float">
            <text:p>632</text:p>
          </table:table-cell>
          <table:table-cell table:style-name="ce43" office:value-type="float" office:value="76918129.73" calcext:value-type="float">
            <text:p>76,918,129.73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4" office:value-type="float" office:value="178" calcext:value-type="float">
            <text:p>178</text:p>
          </table:table-cell>
          <table:table-cell table:style-name="ce42" office:value-type="float" office:value="9305349.36" calcext:value-type="float">
            <text:p>9,305,349.36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15" office:value-type="float" office:value="1106" calcext:value-type="float">
            <text:p>1,106</text:p>
          </table:table-cell>
          <table:table-cell table:style-name="ce43" office:value-type="float" office:value="130337685.69" calcext:value-type="float">
            <text:p>130,337,685.69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4" office:value-type="float" office:value="237" calcext:value-type="float">
            <text:p>237</text:p>
          </table:table-cell>
          <table:table-cell table:style-name="ce42" office:value-type="float" office:value="15423393.75" calcext:value-type="float">
            <text:p>15,423,393.75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5" office:value-type="float" office:value="703" calcext:value-type="float">
            <text:p>703</text:p>
          </table:table-cell>
          <table:table-cell table:style-name="ce43" office:value-type="float" office:value="56845041.13" calcext:value-type="float">
            <text:p>56,845,041.13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float" office:value="515" calcext:value-type="float">
            <text:p>515</text:p>
          </table:table-cell>
          <table:table-cell table:style-name="ce42" office:value-type="float" office:value="108098007.91" calcext:value-type="float">
            <text:p>108,098,007.91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15" office:value-type="float" office:value="1422" calcext:value-type="float">
            <text:p>1,422</text:p>
          </table:table-cell>
          <table:table-cell table:style-name="ce43" office:value-type="float" office:value="104466873.67" calcext:value-type="float">
            <text:p>104,466,873.67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" office:value-type="float" office:value="803" calcext:value-type="float">
            <text:p>803</text:p>
          </table:table-cell>
          <table:table-cell table:style-name="ce42" office:value-type="float" office:value="64858706.25" calcext:value-type="float">
            <text:p>64,858,706.2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5" office:value-type="float" office:value="844" calcext:value-type="float">
            <text:p>844</text:p>
          </table:table-cell>
          <table:table-cell table:style-name="ce43" office:value-type="float" office:value="43875894.78" calcext:value-type="float">
            <text:p>43,875,894.78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14" office:value-type="float" office:value="1890" calcext:value-type="float">
            <text:p>1,890</text:p>
          </table:table-cell>
          <table:table-cell table:style-name="ce42" office:value-type="float" office:value="166736417.29" calcext:value-type="float">
            <text:p>166,736,417.29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5" office:value-type="float" office:value="249" calcext:value-type="float">
            <text:p>249</text:p>
          </table:table-cell>
          <table:table-cell table:style-name="ce43" office:value-type="float" office:value="14701009.08" calcext:value-type="float">
            <text:p>14,701,009.08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190" calcext:value-type="float">
            <text:p>190</text:p>
          </table:table-cell>
          <table:table-cell table:style-name="ce42" office:value-type="float" office:value="15442227.09" calcext:value-type="float">
            <text:p>15,442,227.09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5" office:value-type="float" office:value="909" calcext:value-type="float">
            <text:p>909</text:p>
          </table:table-cell>
          <table:table-cell table:style-name="ce43" office:value-type="float" office:value="64722633.9" calcext:value-type="float">
            <text:p>64,722,633.90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4" office:value-type="float" office:value="638" calcext:value-type="float">
            <text:p>638</text:p>
          </table:table-cell>
          <table:table-cell table:style-name="ce42" office:value-type="float" office:value="40788803.31" calcext:value-type="float">
            <text:p>40,788,803.3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5" office:value-type="float" office:value="453" calcext:value-type="float">
            <text:p>453</text:p>
          </table:table-cell>
          <table:table-cell table:style-name="ce43" office:value-type="float" office:value="45811181.51" calcext:value-type="float">
            <text:p>45,811,181.5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14" office:value-type="float" office:value="1479" calcext:value-type="float">
            <text:p>1,479</text:p>
          </table:table-cell>
          <table:table-cell table:style-name="ce42" office:value-type="float" office:value="132922396.53" calcext:value-type="float">
            <text:p>132,922,396.53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float" office:value="140" calcext:value-type="float">
            <text:p>140</text:p>
          </table:table-cell>
          <table:table-cell table:style-name="ce43" office:value-type="float" office:value="5855224.33" calcext:value-type="float">
            <text:p>5,855,224.33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4" office:value-type="float" office:value="317" calcext:value-type="float">
            <text:p>317</text:p>
          </table:table-cell>
          <table:table-cell table:style-name="ce42" office:value-type="float" office:value="14222475.89" calcext:value-type="float">
            <text:p>14,222,475.89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İSTANBUL AYDIN ÜNİVERSİTESİ</text:p>
          </table:table-cell>
          <table:table-cell table:style-name="ce15" office:value-type="float" office:value="1460" calcext:value-type="float">
            <text:p>1,460</text:p>
          </table:table-cell>
          <table:table-cell table:style-name="ce43" office:value-type="float" office:value="107883233.04" calcext:value-type="float">
            <text:p>107,883,233.0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" office:value-type="float" office:value="913" calcext:value-type="float">
            <text:p>913</text:p>
          </table:table-cell>
          <table:table-cell table:style-name="ce42" office:value-type="float" office:value="70555019.13" calcext:value-type="float">
            <text:p>70,555,019.13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float" office:value="311" calcext:value-type="float">
            <text:p>311</text:p>
          </table:table-cell>
          <table:table-cell table:style-name="ce43" office:value-type="float" office:value="30104160.29" calcext:value-type="float">
            <text:p>30,104,160.29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4" office:value-type="float" office:value="520" calcext:value-type="float">
            <text:p>520</text:p>
          </table:table-cell>
          <table:table-cell table:style-name="ce42" office:value-type="float" office:value="33255768.55" calcext:value-type="float">
            <text:p>33,255,768.55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15" office:value-type="float" office:value="1852" calcext:value-type="float">
            <text:p>1,852</text:p>
          </table:table-cell>
          <table:table-cell table:style-name="ce43" office:value-type="float" office:value="153342186.65" calcext:value-type="float">
            <text:p>153,342,186.65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KOÇ ÜNİVERSİTESİ</text:p>
          </table:table-cell>
          <table:table-cell table:style-name="ce4" office:value-type="float" office:value="587" calcext:value-type="float">
            <text:p>587</text:p>
          </table:table-cell>
          <table:table-cell table:style-name="ce42" office:value-type="float" office:value="134751575.51" calcext:value-type="float">
            <text:p>134,751,575.5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5" office:value-type="float" office:value="737" calcext:value-type="float">
            <text:p>737</text:p>
          </table:table-cell>
          <table:table-cell table:style-name="ce43" office:value-type="float" office:value="35210301.35" calcext:value-type="float">
            <text:p>35,210,301.3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4" office:value-type="float" office:value="70" calcext:value-type="float">
            <text:p>70</text:p>
          </table:table-cell>
          <table:table-cell table:style-name="ce42" office:value-type="float" office:value="2410950.25" calcext:value-type="float">
            <text:p>2,410,950.2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930">
          <table:table-cell table:number-columns-repeated="2"/>
          <table:table-cell table:style-name="ce39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ütüphane Harcamalarına Göre Vakıf Yükseköğretim Kurumları" table:style-name="ta20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21" table:default-cell-style-name="Default"/>
        <table:table-row table:style-name="ro1">
          <table:table-cell table:style-name="ce11" office:value-type="string" calcext:value-type="string">
            <text:p>SIRA</text:p>
          </table:table-cell>
          <table:table-cell table:style-name="ce11" office:value-type="string" calcext:value-type="string">
            <text:p>ÜNİVERSİTE / MYO</text:p>
          </table:table-cell>
          <table:table-cell table:style-name="ce57" office:value-type="string" calcext:value-type="string">
            <text:p>KÜTÜPHANEYE YAPILAN HARCAMA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46" office:value-type="float" office:value="15823446.1" calcext:value-type="float">
            <text:p>15,823,446.1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47" office:value-type="float" office:value="9577010.1" calcext:value-type="float">
            <text:p>9,577,010.10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46" office:value-type="float" office:value="4533059.4" calcext:value-type="float">
            <text:p>4,533,059.4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ÖZYEĞİN ÜNİVERSİTESİ</text:p>
          </table:table-cell>
          <table:table-cell table:style-name="ce47" office:value-type="float" office:value="4123046" calcext:value-type="float">
            <text:p>4,123,046.00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EYKENT ÜNİVERSİTESİ</text:p>
          </table:table-cell>
          <table:table-cell table:style-name="ce46" office:value-type="float" office:value="3804946.1" calcext:value-type="float">
            <text:p>3,804,946.1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BAHÇEŞEHİR ÜNİVERSİTESİ</text:p>
          </table:table-cell>
          <table:table-cell table:style-name="ce47" office:value-type="float" office:value="3524132.6" calcext:value-type="float">
            <text:p>3,524,132.60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KOÇ ÜNİVERSİTESİ</text:p>
          </table:table-cell>
          <table:table-cell table:style-name="ce46" office:value-type="float" office:value="3524050.7" calcext:value-type="float">
            <text:p>3,524,050.7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TOBB EKONOMİ VE TEKNOLOJİ ÜNİVERSİTESİ</text:p>
          </table:table-cell>
          <table:table-cell table:style-name="ce47" office:value-type="float" office:value="3356936.5" calcext:value-type="float">
            <text:p>3,356,936.50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MALTEPE ÜNİVERSİTESİ</text:p>
          </table:table-cell>
          <table:table-cell table:style-name="ce46" office:value-type="float" office:value="2525416.8" calcext:value-type="float">
            <text:p>2,525,416.80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47" office:value-type="float" office:value="2398474" calcext:value-type="float">
            <text:p>2,398,474.00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45" office:value-type="float" office:value="2291817.4" calcext:value-type="float">
            <text:p>2,291,817.40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44" office:value-type="float" office:value="1964101.5" calcext:value-type="float">
            <text:p>1,964,101.50</text:p>
          </table:table-cell>
          <table:table-cell table:number-columns-repeated="102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45" office:value-type="float" office:value="1940745" calcext:value-type="float">
            <text:p>1,940,745.00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44" office:value-type="float" office:value="1846271.4" calcext:value-type="float">
            <text:p>1,846,271.40</text:p>
          </table:table-cell>
          <table:table-cell table:number-columns-repeated="102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45" office:value-type="float" office:value="1610571.8" calcext:value-type="float">
            <text:p>1,610,571.80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44" office:value-type="float" office:value="1590904.2" calcext:value-type="float">
            <text:p>1,590,904.20</text:p>
          </table:table-cell>
          <table:table-cell table:number-columns-repeated="102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5" office:value-type="float" office:value="1301250.2" calcext:value-type="float">
            <text:p>1,301,250.20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44" office:value-type="float" office:value="1223784.8" calcext:value-type="float">
            <text:p>1,223,784.80</text:p>
          </table:table-cell>
          <table:table-cell table:number-columns-repeated="102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5" office:value-type="float" office:value="1092960" calcext:value-type="float">
            <text:p>1,092,960.00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44" office:value-type="float" office:value="1020827.9" calcext:value-type="float">
            <text:p>1,020,827.90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45" office:value-type="float" office:value="972079" calcext:value-type="float">
            <text:p>972,079.00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MEF ÜNİVERSİTESİ</text:p>
          </table:table-cell>
          <table:table-cell table:style-name="ce44" office:value-type="float" office:value="969733.1" calcext:value-type="float">
            <text:p>969,733.10</text:p>
          </table:table-cell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ED ÜNİVERSİTESİ</text:p>
          </table:table-cell>
          <table:table-cell table:style-name="ce45" office:value-type="float" office:value="923327.7" calcext:value-type="float">
            <text:p>923,327.70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44" office:value-type="float" office:value="915801.1" calcext:value-type="float">
            <text:p>915,801.10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45" office:value-type="float" office:value="912491.9" calcext:value-type="float">
            <text:p>912,491.90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44" office:value-type="float" office:value="908656.1" calcext:value-type="float">
            <text:p>908,656.10</text:p>
          </table:table-cell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KONYA GIDA VE TARIM ÜNİVERSİTESİ</text:p>
          </table:table-cell>
          <table:table-cell table:style-name="ce45" office:value-type="float" office:value="700983.4" calcext:value-type="float">
            <text:p>700,983.40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44" office:value-type="float" office:value="690408.4" calcext:value-type="float">
            <text:p>690,408.40</text:p>
          </table:table-cell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45" office:value-type="float" office:value="648707.5" calcext:value-type="float">
            <text:p>648,707.50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44" office:value-type="float" office:value="600780.9" calcext:value-type="float">
            <text:p>600,780.90</text:p>
          </table:table-cell>
          <table:table-cell table:number-columns-repeated="102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5" office:value-type="float" office:value="554437.4" calcext:value-type="float">
            <text:p>554,437.40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44" office:value-type="float" office:value="549222.7" calcext:value-type="float">
            <text:p>549,222.70</text:p>
          </table:table-cell>
          <table:table-cell table:number-columns-repeated="102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5" office:value-type="float" office:value="541263.3" calcext:value-type="float">
            <text:p>541,263.30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29 MAYIS ÜNİVERSİTESİ</text:p>
          </table:table-cell>
          <table:table-cell table:style-name="ce44" office:value-type="float" office:value="535673.6" calcext:value-type="float">
            <text:p>535,673.60</text:p>
          </table:table-cell>
          <table:table-cell table:number-columns-repeated="102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5" office:value-type="float" office:value="468035.9" calcext:value-type="float">
            <text:p>468,035.90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44" office:value-type="float" office:value="438377.4" calcext:value-type="float">
            <text:p>438,377.40</text:p>
          </table:table-cell>
          <table:table-cell table:number-columns-repeated="102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5" office:value-type="float" office:value="435108.8" calcext:value-type="float">
            <text:p>435,108.80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44" office:value-type="float" office:value="381889" calcext:value-type="float">
            <text:p>381,889.00</text:p>
          </table:table-cell>
          <table:table-cell table:number-columns-repeated="102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45" office:value-type="float" office:value="360249.2" calcext:value-type="float">
            <text:p>360,249.20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44" office:value-type="float" office:value="357131.2" calcext:value-type="float">
            <text:p>357,131.20</text:p>
          </table:table-cell>
          <table:table-cell table:number-columns-repeated="102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45" office:value-type="float" office:value="349841.5" calcext:value-type="float">
            <text:p>349,841.50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44" office:value-type="float" office:value="339721" calcext:value-type="float">
            <text:p>339,721.00</text:p>
          </table:table-cell>
          <table:table-cell table:number-columns-repeated="102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5" office:value-type="float" office:value="296712.4" calcext:value-type="float">
            <text:p>296,712.40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SANKO ÜNİVERSİTESİ</text:p>
          </table:table-cell>
          <table:table-cell table:style-name="ce44" office:value-type="float" office:value="268944.4" calcext:value-type="float">
            <text:p>268,944.40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45" office:value-type="float" office:value="246258.9" calcext:value-type="float">
            <text:p>246,258.90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44" office:value-type="float" office:value="242529.9" calcext:value-type="float">
            <text:p>242,529.90</text:p>
          </table:table-cell>
          <table:table-cell table:number-columns-repeated="102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45" office:value-type="float" office:value="226696.3" calcext:value-type="float">
            <text:p>226,696.30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44" office:value-type="float" office:value="204876.9" calcext:value-type="float">
            <text:p>204,876.90</text:p>
          </table:table-cell>
          <table:table-cell table:number-columns-repeated="102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5" office:value-type="float" office:value="186306.8" calcext:value-type="float">
            <text:p>186,306.80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44" office:value-type="float" office:value="181444.7" calcext:value-type="float">
            <text:p>181,444.70</text:p>
          </table:table-cell>
          <table:table-cell table:number-columns-repeated="102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45" office:value-type="float" office:value="176000" calcext:value-type="float">
            <text:p>176,000.00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44" office:value-type="float" office:value="150000" calcext:value-type="float">
            <text:p>150,000.00</text:p>
          </table:table-cell>
          <table:table-cell table:number-columns-repeated="102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45" office:value-type="float" office:value="108060.9" calcext:value-type="float">
            <text:p>108,060.90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44" office:value-type="float" office:value="101806" calcext:value-type="float">
            <text:p>101,806.00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UFUK ÜNİVERSİTESİ</text:p>
          </table:table-cell>
          <table:table-cell table:style-name="ce46" office:value-type="float" office:value="99962.7" calcext:value-type="float">
            <text:p>99,962.70</text:p>
          </table:table-cell>
          <table:table-cell table:number-columns-repeated="1021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47" office:value-type="float" office:value="99577.9" calcext:value-type="float">
            <text:p>99,577.90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İSTANBUL KENT ÜNİVERSİTESİ</text:p>
          </table:table-cell>
          <table:table-cell table:style-name="ce46" office:value-type="float" office:value="79063.4" calcext:value-type="float">
            <text:p>79,063.40</text:p>
          </table:table-cell>
          <table:table-cell table:number-columns-repeated="102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İSTANBUL ESENYURT ÜNİVERSİTESİ</text:p>
          </table:table-cell>
          <table:table-cell table:style-name="ce47" office:value-type="float" office:value="54801.7" calcext:value-type="float">
            <text:p>54,801.70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ANTALYA AKEV ÜNİVERSİTESİ</text:p>
          </table:table-cell>
          <table:table-cell table:style-name="ce46" office:value-type="float" office:value="33609.9" calcext:value-type="float">
            <text:p>33,609.90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İSTANBUL GEDİK ÜNİVERSİTESİ</text:p>
          </table:table-cell>
          <table:table-cell table:style-name="ce47" office:value-type="float" office:value="32935" calcext:value-type="float">
            <text:p>32,935.00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BEYKOZ ÜNİVERSİTESİ</text:p>
          </table:table-cell>
          <table:table-cell table:style-name="ce46" office:value-type="float" office:value="31182.3" calcext:value-type="float">
            <text:p>31,182.30</text:p>
          </table:table-cell>
          <table:table-cell table:number-columns-repeated="1021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HALİÇ ÜNİVERSİTESİ</text:p>
          </table:table-cell>
          <table:table-cell table:style-name="ce47" office:value-type="float" office:value="26624.3" calcext:value-type="float">
            <text:p>26,624.30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ANTALYA BİLİM ÜNİVERSİTESİ</text:p>
          </table:table-cell>
          <table:table-cell table:style-name="ce46" office:value-type="float" office:value="23219.9" calcext:value-type="float">
            <text:p>23,219.90</text:p>
          </table:table-cell>
          <table:table-cell table:number-columns-repeated="102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47" office:value-type="float" office:value="1106.5" calcext:value-type="float">
            <text:p>1,106.50</text:p>
          </table:table-cell>
          <table:table-cell table:number-columns-repeated="1021"/>
        </table:table-row>
        <table:table-row table:style-name="ro1" table:number-rows-repeated="934">
          <table:table-cell table:number-columns-repeated="2"/>
          <table:table-cell table:style-name="ce39"/>
          <table:table-cell table:number-columns-repeated="1021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klam-Tanıtım Harcamalarına Göre Vakıf Yükseköğretim Kurumları" table:style-name="ta21"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21" table:default-cell-style-name="Default"/>
        <table:table-row table:style-name="ro1">
          <table:table-cell table:style-name="ce11" office:value-type="string" calcext:value-type="string">
            <text:p>SIRA</text:p>
          </table:table-cell>
          <table:table-cell table:style-name="ce11" office:value-type="string" calcext:value-type="string">
            <text:p>ÜNİVERSİTE / MYO</text:p>
          </table:table-cell>
          <table:table-cell table:style-name="ce20" office:value-type="string" calcext:value-type="string">
            <text:p>REKLAM-TANITIM HARCAMASI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AHÇEŞEHİR ÜNİVERSİTESİ</text:p>
          </table:table-cell>
          <table:table-cell table:style-name="ce46" office:value-type="float" office:value="13679874.5" calcext:value-type="float">
            <text:p>13,679,874.5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47" office:value-type="float" office:value="12949253.8" calcext:value-type="float">
            <text:p>12,949,253.80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İSTANBUL GELİŞİM ÜNİVERSİTESİ</text:p>
          </table:table-cell>
          <table:table-cell table:style-name="ce46" office:value-type="float" office:value="9916896.5" calcext:value-type="float">
            <text:p>9,916,896.5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ALTEPE ÜNİVERSİTESİ</text:p>
          </table:table-cell>
          <table:table-cell table:style-name="ce47" office:value-type="float" office:value="9878110.7" calcext:value-type="float">
            <text:p>9,878,110.70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STANBUL MEDİPOL ÜNİVERSİTESİ</text:p>
          </table:table-cell>
          <table:table-cell table:style-name="ce46" office:value-type="float" office:value="9674689.4" calcext:value-type="float">
            <text:p>9,674,689.4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STANBUL ESENYURT ÜNİVERSİTESİ</text:p>
          </table:table-cell>
          <table:table-cell table:style-name="ce47" office:value-type="float" office:value="8057140.1" calcext:value-type="float">
            <text:p>8,057,140.10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İSTANBUL AREL ÜNİVERSİTESİ</text:p>
          </table:table-cell>
          <table:table-cell table:style-name="ce46" office:value-type="float" office:value="7867772.3" calcext:value-type="float">
            <text:p>7,867,772.3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47" office:value-type="float" office:value="7135144.4" calcext:value-type="float">
            <text:p>7,135,144.40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İSTANBUL BİLGİ ÜNİVERSİTESİ</text:p>
          </table:table-cell>
          <table:table-cell table:style-name="ce46" office:value-type="float" office:value="6752910.5" calcext:value-type="float">
            <text:p>6,752,910.50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YEDİTEPE ÜNİVERSİTESİ</text:p>
          </table:table-cell>
          <table:table-cell table:style-name="ce47" office:value-type="float" office:value="6671122.3" calcext:value-type="float">
            <text:p>6,671,122.30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45" office:value-type="float" office:value="6414714" calcext:value-type="float">
            <text:p>6,414,714.00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44" office:value-type="float" office:value="6357154.1" calcext:value-type="float">
            <text:p>6,357,154.10</text:p>
          </table:table-cell>
          <table:table-cell table:number-columns-repeated="102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45" office:value-type="float" office:value="6223576.6" calcext:value-type="float">
            <text:p>6,223,576.60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İSTANBUL AYVANSARAY ÜNİVERSİTESİ</text:p>
          </table:table-cell>
          <table:table-cell table:style-name="ce44" office:value-type="float" office:value="5574896.8" calcext:value-type="float">
            <text:p>5,574,896.80</text:p>
          </table:table-cell>
          <table:table-cell table:number-columns-repeated="102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45" office:value-type="float" office:value="5513153" calcext:value-type="float">
            <text:p>5,513,153.00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44" office:value-type="float" office:value="5043446.5" calcext:value-type="float">
            <text:p>5,043,446.50</text:p>
          </table:table-cell>
          <table:table-cell table:number-columns-repeated="102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45" office:value-type="float" office:value="4488120.6" calcext:value-type="float">
            <text:p>4,488,120.60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44" office:value-type="float" office:value="4294168.5" calcext:value-type="float">
            <text:p>4,294,168.50</text:p>
          </table:table-cell>
          <table:table-cell table:number-columns-repeated="102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5" office:value-type="float" office:value="4264601" calcext:value-type="float">
            <text:p>4,264,601.00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44" office:value-type="float" office:value="3774661.1" calcext:value-type="float">
            <text:p>3,774,661.10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5" office:value-type="float" office:value="3713698.1" calcext:value-type="float">
            <text:p>3,713,698.10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SABANCI ÜNİVERSİTESİ</text:p>
          </table:table-cell>
          <table:table-cell table:style-name="ce44" office:value-type="float" office:value="3634458.7" calcext:value-type="float">
            <text:p>3,634,458.70</text:p>
          </table:table-cell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45" office:value-type="float" office:value="3596593.1" calcext:value-type="float">
            <text:p>3,596,593.10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44" office:value-type="float" office:value="3538810" calcext:value-type="float">
            <text:p>3,538,810.00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45" office:value-type="float" office:value="3537043.1" calcext:value-type="float">
            <text:p>3,537,043.10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44" office:value-type="float" office:value="3269510.8" calcext:value-type="float">
            <text:p>3,269,510.80</text:p>
          </table:table-cell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45" office:value-type="float" office:value="3121701.8" calcext:value-type="float">
            <text:p>3,121,701.80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44" office:value-type="float" office:value="3107671.6" calcext:value-type="float">
            <text:p>3,107,671.60</text:p>
          </table:table-cell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45" office:value-type="float" office:value="3000616.3" calcext:value-type="float">
            <text:p>3,000,616.30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44" office:value-type="float" office:value="2583080.9" calcext:value-type="float">
            <text:p>2,583,080.90</text:p>
          </table:table-cell>
          <table:table-cell table:number-columns-repeated="102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45" office:value-type="float" office:value="2544500.4" calcext:value-type="float">
            <text:p>2,544,500.40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44" office:value-type="float" office:value="2425111.4" calcext:value-type="float">
            <text:p>2,425,111.40</text:p>
          </table:table-cell>
          <table:table-cell table:number-columns-repeated="102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5" office:value-type="float" office:value="2406362.1" calcext:value-type="float">
            <text:p>2,406,362.10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44" office:value-type="float" office:value="2257883.9" calcext:value-type="float">
            <text:p>2,257,883.90</text:p>
          </table:table-cell>
          <table:table-cell table:number-columns-repeated="102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45" office:value-type="float" office:value="2173178" calcext:value-type="float">
            <text:p>2,173,178.00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44" office:value-type="float" office:value="1951704" calcext:value-type="float">
            <text:p>1,951,704.00</text:p>
          </table:table-cell>
          <table:table-cell table:number-columns-repeated="102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HSAN DOĞRAMACI BİLKENT ÜNİVERSİTESİ</text:p>
          </table:table-cell>
          <table:table-cell table:style-name="ce45" office:value-type="float" office:value="1948322.2" calcext:value-type="float">
            <text:p>1,948,322.20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44" office:value-type="float" office:value="1760427.9" calcext:value-type="float">
            <text:p>1,760,427.90</text:p>
          </table:table-cell>
          <table:table-cell table:number-columns-repeated="102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45" office:value-type="float" office:value="1652763.3" calcext:value-type="float">
            <text:p>1,652,763.30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44" office:value-type="float" office:value="1581659.7" calcext:value-type="float">
            <text:p>1,581,659.70</text:p>
          </table:table-cell>
          <table:table-cell table:number-columns-repeated="102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MEF ÜNİVERSİTESİ</text:p>
          </table:table-cell>
          <table:table-cell table:style-name="ce45" office:value-type="float" office:value="1548561" calcext:value-type="float">
            <text:p>1,548,561.00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ZMİR KAVRAM MYO</text:p>
          </table:table-cell>
          <table:table-cell table:style-name="ce44" office:value-type="float" office:value="1291967.3" calcext:value-type="float">
            <text:p>1,291,967.30</text:p>
          </table:table-cell>
          <table:table-cell table:number-columns-repeated="102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TED ÜNİVERSİTESİ</text:p>
          </table:table-cell>
          <table:table-cell table:style-name="ce45" office:value-type="float" office:value="1287466.4" calcext:value-type="float">
            <text:p>1,287,466.40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44" office:value-type="float" office:value="1230011.2" calcext:value-type="float">
            <text:p>1,230,011.20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45" office:value-type="float" office:value="1218361.5" calcext:value-type="float">
            <text:p>1,218,361.50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44" office:value-type="float" office:value="846866.2" calcext:value-type="float">
            <text:p>846,866.20</text:p>
          </table:table-cell>
          <table:table-cell table:number-columns-repeated="102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5" office:value-type="float" office:value="784957.3" calcext:value-type="float">
            <text:p>784,957.30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44" office:value-type="float" office:value="765175.9" calcext:value-type="float">
            <text:p>765,175.90</text:p>
          </table:table-cell>
          <table:table-cell table:number-columns-repeated="102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BEYKOZ ÜNİVERSİTESİ</text:p>
          </table:table-cell>
          <table:table-cell table:style-name="ce45" office:value-type="float" office:value="762757.4" calcext:value-type="float">
            <text:p>762,757.40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44" office:value-type="float" office:value="700904.9" calcext:value-type="float">
            <text:p>700,904.90</text:p>
          </table:table-cell>
          <table:table-cell table:number-columns-repeated="102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5" office:value-type="float" office:value="675061" calcext:value-type="float">
            <text:p>675,061.00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44" office:value-type="float" office:value="673217.3" calcext:value-type="float">
            <text:p>673,217.30</text:p>
          </table:table-cell>
          <table:table-cell table:number-columns-repeated="102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5" office:value-type="float" office:value="650368.2" calcext:value-type="float">
            <text:p>650,368.20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44" office:value-type="float" office:value="618020.1" calcext:value-type="float">
            <text:p>618,020.10</text:p>
          </table:table-cell>
          <table:table-cell table:number-columns-repeated="102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45" office:value-type="float" office:value="605250.7" calcext:value-type="float">
            <text:p>605,250.70</text:p>
          </table:table-cell>
          <table:table-cell table:number-columns-repeated="102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44" office:value-type="float" office:value="583261.5" calcext:value-type="float">
            <text:p>583,261.50</text:p>
          </table:table-cell>
          <table:table-cell table:number-columns-repeated="102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5" office:value-type="float" office:value="554523.6" calcext:value-type="float">
            <text:p>554,523.60</text:p>
          </table:table-cell>
          <table:table-cell table:number-columns-repeated="102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44" office:value-type="float" office:value="508173.9" calcext:value-type="float">
            <text:p>508,173.90</text:p>
          </table:table-cell>
          <table:table-cell table:number-columns-repeated="102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KOÇ ÜNİVERSİTESİ</text:p>
          </table:table-cell>
          <table:table-cell table:style-name="ce45" office:value-type="float" office:value="477350.8" calcext:value-type="float">
            <text:p>477,350.80</text:p>
          </table:table-cell>
          <table:table-cell table:number-columns-repeated="102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İSTANBUL 29 MAYIS ÜNİVERSİTESİ</text:p>
          </table:table-cell>
          <table:table-cell table:style-name="ce44" office:value-type="float" office:value="466363.8" calcext:value-type="float">
            <text:p>466,363.80</text:p>
          </table:table-cell>
          <table:table-cell table:number-columns-repeated="102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45" office:value-type="float" office:value="410530.9" calcext:value-type="float">
            <text:p>410,530.90</text:p>
          </table:table-cell>
          <table:table-cell table:number-columns-repeated="102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44" office:value-type="float" office:value="387399.2" calcext:value-type="float">
            <text:p>387,399.20</text:p>
          </table:table-cell>
          <table:table-cell table:number-columns-repeated="102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45" office:value-type="float" office:value="366236.4" calcext:value-type="float">
            <text:p>366,236.40</text:p>
          </table:table-cell>
          <table:table-cell table:number-columns-repeated="102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ATAŞEHİR ADIGÜZEL MYO</text:p>
          </table:table-cell>
          <table:table-cell table:style-name="ce44" office:value-type="float" office:value="265367.2" calcext:value-type="float">
            <text:p>265,367.20</text:p>
          </table:table-cell>
          <table:table-cell table:number-columns-repeated="102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AVRUPA MYO**</text:p>
          </table:table-cell>
          <table:table-cell table:style-name="ce45" office:value-type="float" office:value="243477.7" calcext:value-type="float">
            <text:p>243,477.70</text:p>
          </table:table-cell>
          <table:table-cell table:number-columns-repeated="1021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44" office:value-type="float" office:value="160697.3" calcext:value-type="float">
            <text:p>160,697.30</text:p>
          </table:table-cell>
          <table:table-cell table:number-columns-repeated="102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5" office:value-type="float" office:value="159015.7" calcext:value-type="float">
            <text:p>159,015.70</text:p>
          </table:table-cell>
          <table:table-cell table:number-columns-repeated="102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44" office:value-type="float" office:value="144325.9" calcext:value-type="float">
            <text:p>144,325.90</text:p>
          </table:table-cell>
          <table:table-cell table:number-columns-repeated="1021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FARUK SARAÇ TASARIM MYO</text:p>
          </table:table-cell>
          <table:table-cell table:style-name="ce45" office:value-type="float" office:value="74270" calcext:value-type="float">
            <text:p>74,270.00</text:p>
          </table:table-cell>
          <table:table-cell table:number-columns-repeated="1021"/>
        </table:table-row>
        <table:table-row table:style-name="ro1" table:number-rows-repeated="928">
          <table:table-cell table:number-columns-repeated="2"/>
          <table:table-cell table:style-name="ce39"/>
          <table:table-cell table:number-columns-repeated="1021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O 52 2019 ALES 3. Dönem Eşit Ağırlık Başarı Sıralamasına Göre Vakıf Üniversiteleri" table:style-name="ta22">
        <table:table-column table:style-name="co1" table:number-columns-repeated="1024" table:default-cell-style-name="Default"/>
        <table:table-row table:style-name="ro1">
          <table:table-cell table:style-name="ce17" office:value-type="string" calcext:value-type="string">
            <text:p>SIRA (1)</text:p>
          </table:table-cell>
          <table:table-cell table:style-name="ce17" office:value-type="string" calcext:value-type="string">
            <text:p>SIRA (2)</text:p>
          </table:table-cell>
          <table:table-cell table:style-name="ce1" office:value-type="string" calcext:value-type="string">
            <text:p>ÜNİVERSİTE</text:p>
          </table:table-cell>
          <table:table-cell table:style-name="ce11" office:value-type="string" calcext:value-type="string">
            <text:p>TOPLAM ADAY SAYISI</text:p>
          </table:table-cell>
          <table:table-cell table:style-name="ce11" office:value-type="string" calcext:value-type="string">
            <text:p>PUANI 70 ÜZERİNDE OLAN ADAY SAYISI</text:p>
          </table:table-cell>
          <table:table-cell table:style-name="ce16" office:value-type="string" calcext:value-type="string">
            <text:p>ADAY ORANI</text:p>
            <text:p>(%)</text:p>
          </table:table-cell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KOÇ ÜNİVERSİTESİ</text:p>
          </table:table-cell>
          <table:table-cell table:style-name="ce7" office:value-type="float" office:value="169" calcext:value-type="float">
            <text:p>169</text:p>
          </table:table-cell>
          <table:table-cell table:style-name="ce2" office:value-type="float" office:value="124" calcext:value-type="float">
            <text:p>124</text:p>
          </table:table-cell>
          <table:table-cell table:style-name="ce7"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TOBB EKONOMİ VE TEKNOLOJİ ÜNİVERSİTESİ</text:p>
          </table:table-cell>
          <table:table-cell table:style-name="ce8" office:value-type="float" office:value="430" calcext:value-type="float">
            <text:p>430</text:p>
          </table:table-cell>
          <table:table-cell table:style-name="ce3" office:value-type="float" office:value="315" calcext:value-type="float">
            <text:p>315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BEZM-İ ALEM VAKIF ÜNİVERSİTESİ</text:p>
          </table:table-cell>
          <table:table-cell table:style-name="ce7" office:value-type="float" office:value="132" calcext:value-type="float">
            <text:p>132</text:p>
          </table:table-cell>
          <table:table-cell table:style-name="ce2" office:value-type="float" office:value="93" calcext:value-type="float">
            <text:p>93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SABANCI ÜNİVERSİTESİ</text:p>
          </table:table-cell>
          <table:table-cell table:style-name="ce8" office:value-type="float" office:value="166" calcext:value-type="float">
            <text:p>166</text:p>
          </table:table-cell>
          <table:table-cell table:style-name="ce3" office:value-type="float" office:value="108" calcext:value-type="float">
            <text:p>108</text:p>
          </table:table-cell>
          <table:table-cell table:style-name="ce8"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MEF ÜNİVERSİTESİ</text:p>
          </table:table-cell>
          <table:table-cell table:style-name="ce7" office:value-type="float" office:value="93" calcext:value-type="float">
            <text:p>93</text:p>
          </table:table-cell>
          <table:table-cell table:style-name="ce2" office:value-type="float" office:value="59" calcext:value-type="float">
            <text:p>59</text:p>
          </table:table-cell>
          <table:table-cell table:style-name="ce7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8" office:value-type="float" office:value="721" calcext:value-type="float">
            <text:p>721</text:p>
          </table:table-cell>
          <table:table-cell table:style-name="ce3" office:value-type="float" office:value="445" calcext:value-type="float">
            <text:p>445</text:p>
          </table:table-cell>
          <table:table-cell table:style-name="ce8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TED ÜNİVERSİTESİ</text:p>
          </table:table-cell>
          <table:table-cell table:style-name="ce7" office:value-type="float" office:value="175" calcext:value-type="float">
            <text:p>175</text:p>
          </table:table-cell>
          <table:table-cell table:style-name="ce2" office:value-type="float" office:value="105" calcext:value-type="float">
            <text:p>105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TÜRK HAVA KURUMU ÜNİVERSİTESİ</text:p>
          </table:table-cell>
          <table:table-cell table:style-name="ce8" office:value-type="float" office:value="141" calcext:value-type="float">
            <text:p>141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" office:value-type="float" office:value="23" calcext:value-type="float">
            <text:p>23</text:p>
          </table:table-cell>
          <table:table-cell table:style-name="ce7" office:value-type="string" calcext:value-type="string">
            <text:p>ÖZYEĞİN ÜNİVERSİTESİ</text:p>
          </table:table-cell>
          <table:table-cell table:style-name="ce7" office:value-type="float" office:value="225" calcext:value-type="float">
            <text:p>225</text:p>
          </table:table-cell>
          <table:table-cell table:style-name="ce2" office:value-type="float" office:value="117" calcext:value-type="float">
            <text:p>117</text:p>
          </table:table-cell>
          <table:table-cell table:style-name="ce7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8" office:value-type="float" office:value="615" calcext:value-type="float">
            <text:p>615</text:p>
          </table:table-cell>
          <table:table-cell table:style-name="ce3" office:value-type="float" office:value="312" calcext:value-type="float">
            <text:p>312</text:p>
          </table:table-cell>
          <table:table-cell table:style-name="ce8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9" office:value-type="float" office:value="678" calcext:value-type="float">
            <text:p>678</text:p>
          </table:table-cell>
          <table:table-cell table:style-name="ce4" office:value-type="float" office:value="334" calcext:value-type="float">
            <text:p>334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29 MAYIS ÜNİVERSİTESİ</text:p>
          </table:table-cell>
          <table:table-cell table:style-name="ce10" office:value-type="float" office:value="79" calcext:value-type="float">
            <text:p>79</text:p>
          </table:table-cell>
          <table:table-cell table:style-name="ce5" office:value-type="float" office:value="38" calcext:value-type="float">
            <text:p>38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9" office:value-type="float" office:value="415" calcext:value-type="float">
            <text:p>415</text:p>
          </table:table-cell>
          <table:table-cell table:style-name="ce4" office:value-type="float" office:value="186" calcext:value-type="float">
            <text:p>186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SANKO ÜNİVERSİTESİ</text:p>
          </table:table-cell>
          <table:table-cell table:style-name="ce10" office:value-type="float" office:value="65" calcext:value-type="float">
            <text:p>65</text:p>
          </table:table-cell>
          <table:table-cell table:style-name="ce5" office:value-type="float" office:value="29" calcext:value-type="float">
            <text:p>29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4" office:value-type="float" office:value="42" calcext:value-type="float">
            <text:p>42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9" office:value-type="float" office:value="60" calcext:value-type="float">
            <text:p>60</text:p>
          </table:table-cell>
          <table:table-cell table:style-name="ce4" office:value-type="float" office:value="24" calcext:value-type="float">
            <text:p>24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5" office:value-type="float" office:value="43" calcext:value-type="float">
            <text:p>43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10" office:value-type="float" office:value="688" calcext:value-type="float">
            <text:p>688</text:p>
          </table:table-cell>
          <table:table-cell table:style-name="ce5" office:value-type="float" office:value="273" calcext:value-type="float">
            <text:p>273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9" office:value-type="float" office:value="532" calcext:value-type="float">
            <text:p>532</text:p>
          </table:table-cell>
          <table:table-cell table:style-name="ce4" office:value-type="float" office:value="208" calcext:value-type="float">
            <text:p>208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10" office:value-type="float" office:value="239" calcext:value-type="float">
            <text:p>239</text:p>
          </table:table-cell>
          <table:table-cell table:style-name="ce5" office:value-type="float" office:value="93" calcext:value-type="float">
            <text:p>93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9" office:value-type="float" office:value="162" calcext:value-type="float">
            <text:p>162</text:p>
          </table:table-cell>
          <table:table-cell table:style-name="ce4" office:value-type="float" office:value="62" calcext:value-type="float">
            <text:p>62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10" office:value-type="float" office:value="223" calcext:value-type="float">
            <text:p>223</text:p>
          </table:table-cell>
          <table:table-cell table:style-name="ce5" office:value-type="float" office:value="85" calcext:value-type="float">
            <text:p>85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9" office:value-type="float" office:value="355" calcext:value-type="float">
            <text:p>355</text:p>
          </table:table-cell>
          <table:table-cell table:style-name="ce4" office:value-type="float" office:value="133" calcext:value-type="float">
            <text:p>133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5" office:value-type="float" office:value="53" calcext:value-type="float">
            <text:p>53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10" office:value-type="float" office:value="254" calcext:value-type="float">
            <text:p>254</text:p>
          </table:table-cell>
          <table:table-cell table:style-name="ce5" office:value-type="float" office:value="95" calcext:value-type="float">
            <text:p>95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9" office:value-type="float" office:value="532" calcext:value-type="float">
            <text:p>532</text:p>
          </table:table-cell>
          <table:table-cell table:style-name="ce4" office:value-type="float" office:value="196" calcext:value-type="float">
            <text:p>196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5" office:value-type="float" office:value="55" calcext:value-type="float">
            <text:p>55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10" office:value-type="float" office:value="256" calcext:value-type="float">
            <text:p>256</text:p>
          </table:table-cell>
          <table:table-cell table:style-name="ce5" office:value-type="float" office:value="94" calcext:value-type="float">
            <text:p>94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9" office:value-type="float" office:value="334" calcext:value-type="float">
            <text:p>334</text:p>
          </table:table-cell>
          <table:table-cell table:style-name="ce4" office:value-type="float" office:value="121" calcext:value-type="float">
            <text:p>121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5" office:value-type="float" office:value="61" calcext:value-type="float">
            <text:p>61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10" office:value-type="float" office:value="168" calcext:value-type="float">
            <text:p>168</text:p>
          </table:table-cell>
          <table:table-cell table:style-name="ce5" office:value-type="float" office:value="58" calcext:value-type="float">
            <text:p>58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9" office:value-type="float" office:value="129" calcext:value-type="float">
            <text:p>129</text:p>
          </table:table-cell>
          <table:table-cell table:style-name="ce4" office:value-type="float" office:value="43" calcext:value-type="float">
            <text:p>43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5" office:value-type="float" office:value="67" calcext:value-type="float">
            <text:p>67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10" office:value-type="float" office:value="173" calcext:value-type="float">
            <text:p>173</text:p>
          </table:table-cell>
          <table:table-cell table:style-name="ce5" office:value-type="float" office:value="57" calcext:value-type="float">
            <text:p>57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9" office:value-type="float" office:value="348" calcext:value-type="float">
            <text:p>348</text:p>
          </table:table-cell>
          <table:table-cell table:style-name="ce4" office:value-type="float" office:value="107" calcext:value-type="float">
            <text:p>107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10" office:value-type="float" office:value="347" calcext:value-type="float">
            <text:p>347</text:p>
          </table:table-cell>
          <table:table-cell table:style-name="ce5" office:value-type="float" office:value="106" calcext:value-type="float">
            <text:p>106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9" office:value-type="float" office:value="337" calcext:value-type="float">
            <text:p>337</text:p>
          </table:table-cell>
          <table:table-cell table:style-name="ce4" office:value-type="float" office:value="102" calcext:value-type="float">
            <text:p>102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5" office:value-type="float" office:value="75" calcext:value-type="float">
            <text:p>75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10" office:value-type="float" office:value="446" calcext:value-type="float">
            <text:p>446</text:p>
          </table:table-cell>
          <table:table-cell table:style-name="ce5" office:value-type="float" office:value="132" calcext:value-type="float">
            <text:p>132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4" office:value-type="float" office:value="76" calcext:value-type="float">
            <text:p>76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9" office:value-type="float" office:value="173" calcext:value-type="float">
            <text:p>173</text:p>
          </table:table-cell>
          <table:table-cell table:style-name="ce4" office:value-type="float" office:value="51" calcext:value-type="float">
            <text:p>51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5" office:value-type="float" office:value="78" calcext:value-type="float">
            <text:p>78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10" office:value-type="float" office:value="325" calcext:value-type="float">
            <text:p>325</text:p>
          </table:table-cell>
          <table:table-cell table:style-name="ce5" office:value-type="float" office:value="94" calcext:value-type="float">
            <text:p>94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9" office:value-type="float" office:value="108" calcext:value-type="float">
            <text:p>108</text:p>
          </table:table-cell>
          <table:table-cell table:style-name="ce4" office:value-type="float" office:value="31" calcext:value-type="float">
            <text:p>31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5" office:value-type="float" office:value="83" calcext:value-type="float">
            <text:p>83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10" office:value-type="float" office:value="67" calcext:value-type="float">
            <text:p>67</text:p>
          </table:table-cell>
          <table:table-cell table:style-name="ce5" office:value-type="float" office:value="19" calcext:value-type="float">
            <text:p>19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9" office:value-type="float" office:value="199" calcext:value-type="float">
            <text:p>199</text:p>
          </table:table-cell>
          <table:table-cell table:style-name="ce4" office:value-type="float" office:value="53" calcext:value-type="float">
            <text:p>53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TOROS ÜNİVERSİTESİ</text:p>
          </table:table-cell>
          <table:table-cell table:style-name="ce10" office:value-type="float" office:value="80" calcext:value-type="float">
            <text:p>80</text:p>
          </table:table-cell>
          <table:table-cell table:style-name="ce5" office:value-type="float" office:value="21" calcext:value-type="float">
            <text:p>21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9" office:value-type="float" office:value="96" calcext:value-type="float">
            <text:p>96</text:p>
          </table:table-cell>
          <table:table-cell table:style-name="ce4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5" office:value-type="float" office:value="95" calcext:value-type="float">
            <text:p>95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10" office:value-type="float" office:value="318" calcext:value-type="float">
            <text:p>318</text:p>
          </table:table-cell>
          <table:table-cell table:style-name="ce5" office:value-type="float" office:value="79" calcext:value-type="float">
            <text:p>79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9" office:value-type="float" office:value="41" calcext:value-type="float">
            <text:p>41</text:p>
          </table:table-cell>
          <table:table-cell table:style-name="ce4" office:value-type="float" office:value="100" calcext:value-type="float">
            <text:p>100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9" office:value-type="float" office:value="223" calcext:value-type="float">
            <text:p>223</text:p>
          </table:table-cell>
          <table:table-cell table:style-name="ce4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5" office:value-type="float" office:value="102" calcext:value-type="float">
            <text:p>102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10" office:value-type="float" office:value="145" calcext:value-type="float">
            <text:p>145</text:p>
          </table:table-cell>
          <table:table-cell table:style-name="ce5" office:value-type="float" office:value="34" calcext:value-type="float">
            <text:p>34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9" office:value-type="float" office:value="43" calcext:value-type="float">
            <text:p>43</text:p>
          </table:table-cell>
          <table:table-cell table:style-name="ce4" office:value-type="float" office:value="110" calcext:value-type="float">
            <text:p>110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9" office:value-type="float" office:value="400" calcext:value-type="float">
            <text:p>400</text:p>
          </table:table-cell>
          <table:table-cell table:style-name="ce4" office:value-type="float" office:value="86" calcext:value-type="float">
            <text:p>86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5" office:value-type="float" office:value="112" calcext:value-type="float">
            <text:p>112</text:p>
          </table:table-cell>
          <table:table-cell table:style-name="ce10" office:value-type="string" calcext:value-type="string">
            <text:p>İSTANBUL AYDIN ÜNİVERSİTESİ</text:p>
          </table:table-cell>
          <table:table-cell table:style-name="ce10" office:value-type="float" office:value="499" calcext:value-type="float">
            <text:p>499</text:p>
          </table:table-cell>
          <table:table-cell table:style-name="ce5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9" office:value-type="float" office:value="45" calcext:value-type="float">
            <text:p>45</text:p>
          </table:table-cell>
          <table:table-cell table:style-name="ce4" office:value-type="float" office:value="113" calcext:value-type="float">
            <text:p>113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9" office:value-type="float" office:value="311" calcext:value-type="float">
            <text:p>311</text:p>
          </table:table-cell>
          <table:table-cell table:style-name="ce4" office:value-type="float" office:value="65" calcext:value-type="float">
            <text:p>65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5" office:value-type="float" office:value="116" calcext:value-type="float">
            <text:p>116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10" office:value-type="float" office:value="95" calcext:value-type="float">
            <text:p>95</text:p>
          </table:table-cell>
          <table:table-cell table:style-name="ce5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9" office:value-type="float" office:value="47" calcext:value-type="float">
            <text:p>47</text:p>
          </table:table-cell>
          <table:table-cell table:style-name="ce4" office:value-type="float" office:value="123" calcext:value-type="float">
            <text:p>123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9" office:value-type="float" office:value="151" calcext:value-type="float">
            <text:p>151</text:p>
          </table:table-cell>
          <table:table-cell table:style-name="ce4" office:value-type="float" office:value="28" calcext:value-type="float">
            <text:p>28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5" office:value-type="float" office:value="125" calcext:value-type="float">
            <text:p>125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10" office:value-type="float" office:value="466" calcext:value-type="float">
            <text:p>466</text:p>
          </table:table-cell>
          <table:table-cell table:style-name="ce5" office:value-type="float" office:value="85" calcext:value-type="float">
            <text:p>85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4" office:value-type="float" office:value="126" calcext:value-type="float">
            <text:p>126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9" office:value-type="float" office:value="271" calcext:value-type="float">
            <text:p>271</text:p>
          </table:table-cell>
          <table:table-cell table:style-name="ce4" office:value-type="float" office:value="49" calcext:value-type="float">
            <text:p>49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5" office:value-type="float" office:value="138" calcext:value-type="float">
            <text:p>138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10" office:value-type="float" office:value="374" calcext:value-type="float">
            <text:p>374</text:p>
          </table:table-cell>
          <table:table-cell table:style-name="ce5" office:value-type="float" office:value="56" calcext:value-type="float">
            <text:p>56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4" office:value-type="float" office:value="160" calcext:value-type="float">
            <text:p>160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9" office:value-type="float" office:value="173" calcext:value-type="float">
            <text:p>173</text:p>
          </table:table-cell>
          <table:table-cell table:style-name="ce4" office:value-type="float" office:value="17" calcext:value-type="float">
            <text:p>17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8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O 53 2019 ALES 3. Dönem Sayısal Başarı Sıralamasına Göre Vakıf Üniversiteleri" table:style-name="ta23">
        <table:table-column table:style-name="co1" table:number-columns-repeated="1024" table:default-cell-style-name="Default"/>
        <table:table-row table:style-name="ro1">
          <table:table-cell table:style-name="ce17" office:value-type="string" calcext:value-type="string">
            <text:p>SIRA (1)</text:p>
          </table:table-cell>
          <table:table-cell table:style-name="ce17" office:value-type="string" calcext:value-type="string">
            <text:p>SIRA (2)</text:p>
          </table:table-cell>
          <table:table-cell table:style-name="ce1" office:value-type="string" calcext:value-type="string">
            <text:p>ÜNİVERSİTE</text:p>
          </table:table-cell>
          <table:table-cell table:style-name="ce11" office:value-type="string" calcext:value-type="string">
            <text:p>TOPLAM ADAY SAYISI</text:p>
          </table:table-cell>
          <table:table-cell table:style-name="ce17" office:value-type="string" calcext:value-type="string">
            <text:p>PUANI 70 ÜZERİNDE OLAN ADAY SAYISI</text:p>
          </table:table-cell>
          <table:table-cell table:style-name="ce16" office:value-type="string" calcext:value-type="string">
            <text:p>ADAY ORANI</text:p>
            <text:p>(%)</text:p>
          </table:table-cell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BEZM-İ ALEM VAKIF ÜNİVERSİTESİ</text:p>
          </table:table-cell>
          <table:table-cell table:style-name="ce7" office:value-type="float" office:value="132" calcext:value-type="float">
            <text:p>13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TOBB EKONOMİ VE TEKNOLOJİ ÜNİVERSİTESİ</text:p>
          </table:table-cell>
          <table:table-cell table:style-name="ce8" office:value-type="float" office:value="430" calcext:value-type="float">
            <text:p>43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KOÇ ÜNİVERSİTESİ</text:p>
          </table:table-cell>
          <table:table-cell table:style-name="ce7" office:value-type="float" office:value="169" calcext:value-type="float">
            <text:p>169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ABANCI ÜNİVERSİTESİ</text:p>
          </table:table-cell>
          <table:table-cell table:style-name="ce8" office:value-type="float" office:value="166" calcext:value-type="float">
            <text:p>16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MEF ÜNİVERSİTESİ</text:p>
          </table:table-cell>
          <table:table-cell table:style-name="ce7" office:value-type="float" office:value="93" calcext:value-type="float">
            <text:p>9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ÜRK HAVA KURUMU ÜNİVERSİTESİ</text:p>
          </table:table-cell>
          <table:table-cell table:style-name="ce8" office:value-type="float" office:value="141" calcext:value-type="float">
            <text:p>14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TED ÜNİVERSİTESİ</text:p>
          </table:table-cell>
          <table:table-cell table:style-name="ce7" office:value-type="float" office:value="175" calcext:value-type="float">
            <text:p>17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8" office:value-type="float" office:value="721" calcext:value-type="float">
            <text:p>72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ÖZYEĞİN ÜNİVERSİTESİ</text:p>
          </table:table-cell>
          <table:table-cell table:style-name="ce7" office:value-type="float" office:value="225" calcext:value-type="float">
            <text:p>2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8" office:value-type="float" office:value="615" calcext:value-type="float">
            <text:p>61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9" office:value-type="float" office:value="65" calcext:value-type="float">
            <text:p>6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10" office:value-type="float" office:value="678" calcext:value-type="float">
            <text:p>678</text:p>
          </table:table-cell>
          <table:table-cell table:style-name="ce5" office:value-type="float" office:value="327" calcext:value-type="float">
            <text:p>32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9" office:value-type="float" office:value="415" calcext:value-type="float">
            <text:p>41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5" office:value-type="float" office:value="41" calcext:value-type="float">
            <text:p>41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10" office:value-type="float" office:value="355" calcext:value-type="float">
            <text:p>355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9" office:value-type="float" office:value="60" calcext:value-type="float">
            <text:p>6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10" office:value-type="float" office:value="532" calcext:value-type="float">
            <text:p>532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9" office:value-type="float" office:value="162" calcext:value-type="float">
            <text:p>16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5" office:value-type="float" office:value="49" calcext:value-type="float">
            <text:p>49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10" office:value-type="float" office:value="239" calcext:value-type="float">
            <text:p>239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9" office:value-type="float" office:value="688" calcext:value-type="float">
            <text:p>688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5" office:value-type="float" office:value="53" calcext:value-type="float">
            <text:p>53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10" office:value-type="float" office:value="168" calcext:value-type="float">
            <text:p>168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9" office:value-type="float" office:value="334" calcext:value-type="float">
            <text:p>334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10" office:value-type="float" office:value="129" calcext:value-type="float">
            <text:p>12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9" office:value-type="float" office:value="337" calcext:value-type="float">
            <text:p>33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5" office:value-type="float" office:value="63" calcext:value-type="float">
            <text:p>63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10" office:value-type="float" office:value="256" calcext:value-type="float">
            <text:p>256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9" office:value-type="float" office:value="532" calcext:value-type="float">
            <text:p>532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10" office:value-type="float" office:value="348" calcext:value-type="float">
            <text:p>348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9" office:value-type="float" office:value="173" calcext:value-type="float">
            <text:p>17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10" office:value-type="float" office:value="223" calcext:value-type="float">
            <text:p>22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9" office:value-type="float" office:value="446" calcext:value-type="float">
            <text:p>446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5" office:value-type="float" office:value="73" calcext:value-type="float">
            <text:p>73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10" office:value-type="float" office:value="254" calcext:value-type="float">
            <text:p>254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9" office:value-type="float" office:value="173" calcext:value-type="float">
            <text:p>17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5" office:value-type="float" office:value="75" calcext:value-type="float">
            <text:p>75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10" office:value-type="float" office:value="67" calcext:value-type="float">
            <text:p>6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9" office:value-type="float" office:value="223" calcext:value-type="float">
            <text:p>22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5" office:value-type="float" office:value="79" calcext:value-type="float">
            <text:p>79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10" office:value-type="float" office:value="347" calcext:value-type="float">
            <text:p>347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4" office:value-type="float" office:value="82" calcext:value-type="float">
            <text:p>82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9" office:value-type="float" office:value="325" calcext:value-type="float">
            <text:p>325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5" office:value-type="float" office:value="90" calcext:value-type="float">
            <text:p>90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10" office:value-type="float" office:value="108" calcext:value-type="float">
            <text:p>10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4" office:value-type="float" office:value="96" calcext:value-type="float">
            <text:p>96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9" office:value-type="float" office:value="80" calcext:value-type="float">
            <text:p>8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5" office:value-type="float" office:value="103" calcext:value-type="float">
            <text:p>103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10" office:value-type="float" office:value="318" calcext:value-type="float">
            <text:p>318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ce4" office:value-type="float" office:value="106" calcext:value-type="float">
            <text:p>106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9" office:value-type="float" office:value="96" calcext:value-type="float">
            <text:p>9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5" office:value-type="float" office:value="108" calcext:value-type="float">
            <text:p>108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10" office:value-type="float" office:value="311" calcext:value-type="float">
            <text:p>311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9" office:value-type="float" office:value="41" calcext:value-type="float">
            <text:p>41</text:p>
          </table:table-cell>
          <table:table-cell table:style-name="ce4" office:value-type="float" office:value="109" calcext:value-type="float">
            <text:p>109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9" office:value-type="float" office:value="79" calcext:value-type="float">
            <text:p>7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5" office:value-type="float" office:value="111" calcext:value-type="float">
            <text:p>111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10" office:value-type="float" office:value="199" calcext:value-type="float">
            <text:p>19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9" office:value-type="float" office:value="43" calcext:value-type="float">
            <text:p>43</text:p>
          </table:table-cell>
          <table:table-cell table:style-name="ce4" office:value-type="float" office:value="120" calcext:value-type="float">
            <text:p>120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9" office:value-type="float" office:value="499" calcext:value-type="float">
            <text:p>499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5" office:value-type="float" office:value="123" calcext:value-type="float">
            <text:p>123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10" office:value-type="float" office:value="151" calcext:value-type="float">
            <text:p>15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9" office:value-type="float" office:value="45" calcext:value-type="float">
            <text:p>45</text:p>
          </table:table-cell>
          <table:table-cell table:style-name="ce4" office:value-type="float" office:value="125" calcext:value-type="float">
            <text:p>125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9" office:value-type="float" office:value="466" calcext:value-type="float">
            <text:p>466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5" office:value-type="float" office:value="126" calcext:value-type="float">
            <text:p>126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10" office:value-type="float" office:value="271" calcext:value-type="float">
            <text:p>27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9" office:value-type="float" office:value="47" calcext:value-type="float">
            <text:p>47</text:p>
          </table:table-cell>
          <table:table-cell table:style-name="ce4" office:value-type="float" office:value="127" calcext:value-type="float">
            <text:p>127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9" office:value-type="float" office:value="400" calcext:value-type="float">
            <text:p>40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5" office:value-type="float" office:value="132" calcext:value-type="float">
            <text:p>132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10" office:value-type="float" office:value="374" calcext:value-type="float">
            <text:p>3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4" office:value-type="float" office:value="133" calcext:value-type="float">
            <text:p>133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9" office:value-type="float" office:value="145" calcext:value-type="float">
            <text:p>14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5" office:value-type="float" office:value="161" calcext:value-type="float">
            <text:p>161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10" office:value-type="float" office:value="95" calcext:value-type="float">
            <text:p>9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4" office:value-type="float" office:value="165" calcext:value-type="float">
            <text:p>165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9" office:value-type="float" office:value="173" calcext:value-type="float">
            <text:p>17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8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O 54 2019 ALES 3. Dönem Sözel Başarı Sıralamasına Göre Vakıf Üniversiteleri" table:style-name="ta24">
        <table:table-column table:style-name="co1" table:number-columns-repeated="1024" table:default-cell-style-name="Default"/>
        <table:table-row table:style-name="ro1">
          <table:table-cell table:style-name="ce17" office:value-type="string" calcext:value-type="string">
            <text:p>SIRA (1)</text:p>
          </table:table-cell>
          <table:table-cell table:style-name="ce17" office:value-type="string" calcext:value-type="string">
            <text:p>SIRA (2)</text:p>
          </table:table-cell>
          <table:table-cell table:style-name="ce1" office:value-type="string" calcext:value-type="string">
            <text:p>ÜNİVERSİTE</text:p>
          </table:table-cell>
          <table:table-cell table:style-name="ce17" office:value-type="string" calcext:value-type="string">
            <text:p>TOPLAM ADAY SAYISI</text:p>
          </table:table-cell>
          <table:table-cell table:style-name="ce11" office:value-type="string" calcext:value-type="string">
            <text:p>PUANI 70 ÜZERİNDE OLAN ADAY SAYISI</text:p>
          </table:table-cell>
          <table:table-cell table:style-name="ce16" office:value-type="string" calcext:value-type="string">
            <text:p>ADAY ORANI</text:p>
            <text:p>(%)</text:p>
          </table:table-cell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KOÇ ÜNİVERSİTESİ</text:p>
          </table:table-cell>
          <table:table-cell table:style-name="ce7" office:value-type="float" office:value="169" calcext:value-type="float">
            <text:p>169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TOBB EKONOMİ VE TEKNOLOJİ ÜNİVERSİTESİ</text:p>
          </table:table-cell>
          <table:table-cell table:style-name="ce8" office:value-type="float" office:value="430" calcext:value-type="float">
            <text:p>43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7" office:value-type="float" office:value="166" calcext:value-type="float">
            <text:p>16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MEF ÜNİVERSİTESİ</text:p>
          </table:table-cell>
          <table:table-cell table:style-name="ce8" office:value-type="float" office:value="93" calcext:value-type="float">
            <text:p>9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7" office:value-type="float" office:value="721" calcext:value-type="float">
            <text:p>721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İSTANBUL 29 MAYIS ÜNİVERSİTESİ</text:p>
          </table:table-cell>
          <table:table-cell table:style-name="ce8" office:value-type="float" office:value="79" calcext:value-type="float">
            <text:p>7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TED ÜNİVERSİTESİ</text:p>
          </table:table-cell>
          <table:table-cell table:style-name="ce7" office:value-type="float" office:value="175" calcext:value-type="float">
            <text:p>17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BEZM-İ ALEM VAKIF ÜNİVERSİTESİ</text:p>
          </table:table-cell>
          <table:table-cell table:style-name="ce8" office:value-type="float" office:value="132" calcext:value-type="float">
            <text:p>13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ÖZYEĞİN ÜNİVERSİTESİ</text:p>
          </table:table-cell>
          <table:table-cell table:style-name="ce7" office:value-type="float" office:value="225" calcext:value-type="float">
            <text:p>225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YEDİTEPE ÜNİVERSİTESİ</text:p>
          </table:table-cell>
          <table:table-cell table:style-name="ce8" office:value-type="float" office:value="678" calcext:value-type="float">
            <text:p>67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9" office:value-type="float" office:value="254" calcext:value-type="float">
            <text:p>254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İSTANBUL MEDİPOL ÜNİVERSİTESİ</text:p>
          </table:table-cell>
          <table:table-cell table:style-name="ce10" office:value-type="float" office:value="615" calcext:value-type="float">
            <text:p>61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9" office:value-type="float" office:value="141" calcext:value-type="float">
            <text:p>14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10" office:value-type="float" office:value="415" calcext:value-type="float">
            <text:p>415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9" office:value-type="float" office:value="532" calcext:value-type="float">
            <text:p>532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10" office:value-type="float" office:value="688" calcext:value-type="float">
            <text:p>6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9" office:value-type="float" office:value="256" calcext:value-type="float">
            <text:p>256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10" office:value-type="float" office:value="532" calcext:value-type="float">
            <text:p>532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9" office:value-type="float" office:value="223" calcext:value-type="float">
            <text:p>22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10" office:value-type="float" office:value="173" calcext:value-type="float">
            <text:p>173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9" office:value-type="float" office:value="145" calcext:value-type="float">
            <text:p>14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10" office:value-type="float" office:value="334" calcext:value-type="float">
            <text:p>334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9" office:value-type="float" office:value="239" calcext:value-type="float">
            <text:p>239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10" office:value-type="float" office:value="337" calcext:value-type="float">
            <text:p>337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9" office:value-type="float" office:value="355" calcext:value-type="float">
            <text:p>355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string" calcext:value-type="string">
            <text:p>ACIBADEM MEHMET ALİ AYDINLAR ÜNİVERSİTESİ</text:p>
          </table:table-cell>
          <table:table-cell table:style-name="ce10" office:value-type="float" office:value="162" calcext:value-type="float">
            <text:p>16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9" office:value-type="float" office:value="65" calcext:value-type="float">
            <text:p>6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10" office:value-type="float" office:value="348" calcext:value-type="float">
            <text:p>348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9" office:value-type="float" office:value="347" calcext:value-type="float">
            <text:p>347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10" office:value-type="float" office:value="60" calcext:value-type="float">
            <text:p>6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UFUK ÜNİVERSİTESİ</text:p>
          </table:table-cell>
          <table:table-cell table:style-name="ce9" office:value-type="float" office:value="95" calcext:value-type="float">
            <text:p>9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10" office:value-type="float" office:value="446" calcext:value-type="float">
            <text:p>446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9" office:value-type="float" office:value="199" calcext:value-type="float">
            <text:p>199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10" office:value-type="float" office:value="325" calcext:value-type="float">
            <text:p>325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9" office:value-type="float" office:value="168" calcext:value-type="float">
            <text:p>16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10" office:value-type="float" office:value="129" calcext:value-type="float">
            <text:p>12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9" office:value-type="float" office:value="96" calcext:value-type="float">
            <text:p>9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string" calcext:value-type="string">
            <text:p>TOROS ÜNİVERSİTESİ</text:p>
          </table:table-cell>
          <table:table-cell table:style-name="ce10" office:value-type="float" office:value="80" calcext:value-type="float">
            <text:p>8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9" office:value-type="float" office:value="400" calcext:value-type="float">
            <text:p>40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10" office:value-type="float" office:value="173" calcext:value-type="float">
            <text:p>17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9" office:value-type="float" office:value="41" calcext:value-type="float">
            <text:p>41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9" office:value-type="float" office:value="223" calcext:value-type="float">
            <text:p>22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10" office:value-type="float" office:value="318" calcext:value-type="float">
            <text:p>31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9" office:value-type="float" office:value="43" calcext:value-type="float">
            <text:p>43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9" office:value-type="float" office:value="67" calcext:value-type="float">
            <text:p>6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10" office:value-type="float" office:value="108" calcext:value-type="float">
            <text:p>10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9" office:value-type="float" office:value="45" calcext:value-type="float">
            <text:p>45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9" office:value-type="float" office:value="499" calcext:value-type="float">
            <text:p>499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10" office:value-type="float" office:value="466" calcext:value-type="float">
            <text:p>46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9" office:value-type="float" office:value="47" calcext:value-type="float">
            <text:p>47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9" office:value-type="float" office:value="311" calcext:value-type="float">
            <text:p>31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10" office:value-type="float" office:value="151" calcext:value-type="float">
            <text:p>15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9" office:value-type="float" office:value="271" calcext:value-type="float">
            <text:p>27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10" office:value-type="float" office:value="374" calcext:value-type="float">
            <text:p>37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9" office:value-type="float" office:value="173" calcext:value-type="float">
            <text:p>17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8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Liberation Sans Narrow" svg:font-family="'Liberation San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abancı_20_Uyruklu_20_Öğrenci_20__20__20_Sayısına_20_Göre_20_Vakıf_20_Yükseköğretim_20_Kurumları" style:display-name="PageStyle_Yabancı Uyruklu Öğrenci   Sayıs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-2020_20_Eğitim_20_Öğretim_20_Döneminde_20_Yatay_20_Geçiş_20_ile_20_Gelen_20_Öğrenci_20_Sayısına_20_Göre_20_Vakıf_20_Üniversiteleri." style:display-name="PageStyle_2019-2020 Eğitim Öğretim Döneminde Yatay Geçiş ile Gelen Öğrenci Sayısına Göre Vakıf Üniversiteleri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-2020_20_Eğitim_20_Öğretim_20_Döneminde_20_Yatay_20_Geçiş_20_ile_20_Giden_20_Öğrenci_20_Sayısına_20_Göre_20_Vakıf_20_Üniversiteleri" style:display-name="PageStyle_2019-2020 Eğitim Öğretim Döneminde Yatay Geçiş ile Giden Öğrenci Sayı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-2020_20_Döneminde_20_Yatay_20_Geçiş_20_ile_20_Yurt_20_Dışından_20_Gelen_20_Öğrenci_20_Sayısına_20_Göre_20_Vakıf_20_Üniversiteler" style:display-name="PageStyle_2019-2020 Döneminde Yatay Geçiş ile Yurt Dışından Gelen Öğrenci Sayısına Göre Vakıf Üniversitel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_20_YKS_20_Kontenjanları_20_Doluluk_20_Oranlarına_20_Göre_20_Vakıf_20_Yükseköğretim_20_Kurumları" style:display-name="PageStyle_2019 YKS Kontenjanları Doluluk Oran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Cari_20_Gider_20_Miktarına_20_Göre_20_Vakıf_20_Üniversiteleri" style:display-name="PageStyle_Öğrenci Başına Cari Gider Mikt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KS_20_Kontenjanları_20_Tam_20_Bursluluk_20_Oranlarına_20_Göre_20_Vakıf_20_Yükseköğretim_20_Kurumları" style:display-name="PageStyle_YKS Kontenjanları Tam Bursluluk Oran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lam_20_Araştırma_20_Proje_20_Bütçelerine_20_Göre_20_Vakıf_20_Üniversiteleri" style:display-name="PageStyle_Toplam Araştırma Proje Bütçelerine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-2020_20_URAP_20_Genel_20_Puan_20_Tablosuna_20_Göre_20_Vakıf_20_Üniversiteleri" style:display-name="PageStyle_2019-2020 URAP Genel Puan Tablosu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ktora_20_Programı_20_Başına_20_Düşen_20_Öğrenci_20_Sayısına_20_Göre_20_Vakıf_20_Üniversiteleri" style:display-name="PageStyle_Doktora Programı Başına Düşen Öğrenci Sayı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drolu_20_Öğretim_20_Üyesi_20_Başına_20_Düşen_20_Öğrenci_20_Sayısı" style:display-name="PageStyle_Kadrolu Öğretim Üyesi Başına Düşen Öğrenci Sayıs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Düşen_20_Açık_20_Alana_20_Göre_20_Vakıf_20_Yükseköğretim_20_Kurumları" style:display-name="PageStyle_Öğrenci Başına Düşen Açık Ala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Düşen_20_Kapalı_20_Alana_20_Göre_20_Vakıf_20_Yükseköğretim_20_Kurumları" style:display-name="PageStyle_Öğrenci Başına Düşen Kapalı Ala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Sayılarına_20_Göre_20_Vakıf_20_Üniversiteleri" style:display-name="PageStyle_Öğrenci Sayı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ÜBİTAK-ARDEB_20_Proje_20_Bütçelerine_20_Göre_20_Vakıf_20_Yükseköğretim_20_Kurumları" style:display-name="PageStyle_TÜBİTAK-ARDEB Proje Bütçelerine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ğitim-Öğretim_20_Hizmet_20_Geliri_20_ve_20_Öğrencilere_20_Verilen_20_Burs_20_ve_20_Yardım_20_Vakıf_20_Yükseköğretim_20_Kurumları" style:display-name="PageStyle_Eğitim-Öğretim Hizmet Geliri ve Öğrencilere Verilen Burs ve Yardım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lir_2c__20_Gider" style:display-name="PageStyle_Gelir, Gi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tim_20_Elemanlarına_20_Ödenen_20_Ücret_20_Toplamına_20_Göre_20_Vakıf_20_Yükseköğretim_20_Kurumları" style:display-name="PageStyle_Öğretim Elemanlarına Ödenen Ücret Toplam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ütüphane_20_Harcamalarına_20_Göre_20_Vakıf_20_Yükseköğretim_20_Kurumları" style:display-name="PageStyle_Kütüphane Harcama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klam-Tanıtım_20_Harcamalarına_20_Göre_20_Vakıf_20_Yükseköğretim_20_Kurumları" style:display-name="PageStyle_Reklam-Tanıtım Harcama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O_20_52_20_2019_20_ALES_20_3._20_Dönem_20_Eşit_20_Ağırlık_20_Başarı_20_Sıralamasına_20_Göre_20_Vakıf_20_Üniversiteleri" style:display-name="PageStyle_TABLO 52 2019 ALES 3. Dönem Eşit Ağırlık Başarı Sıralama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O_20_53_20_2019_20_ALES_20_3._20_Dönem_20_Sayısal_20_Başarı_20_Sıralamasına_20_Göre_20_Vakıf_20_Üniversiteleri" style:display-name="PageStyle_TABLO 53 2019 ALES 3. Dönem Sayısal Başarı Sıralama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O_20_54_20_2019_20_ALES_20_3._20_Dönem_20_Sözel_20_Başarı_20_Sıralamasına_20_Göre_20_Vakıf_20_Üniversiteleri" style:display-name="PageStyle_TABLO 54 2019 ALES 3. Dönem Sözel Başarı Sıralama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4" meta:cell-count="7571" meta:object-count="0"/>
    <meta:generator>LibreOfficeDev/6.0.5.2$Linux_X86_64 LibreOffice_project/</meta:generator>
  </office:meta>
</office:document-meta>
</file>